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1.1693in"/>
    </style:style>
    <style:style style:name="co3" style:family="table-column">
      <style:table-column-properties fo:break-before="auto" style:column-width="1.0917in"/>
    </style:style>
    <style:style style:name="co4" style:family="table-column">
      <style:table-column-properties fo:break-before="auto" style:column-width="1.3217in"/>
    </style:style>
    <style:style style:name="co5" style:family="table-column">
      <style:table-column-properties fo:break-before="auto" style:column-width="8.4508in"/>
    </style:style>
    <style:style style:name="co6" style:family="table-column">
      <style:table-column-properties fo:break-before="auto" style:column-width="2.0661in"/>
    </style:style>
    <style:style style:name="co7" style:family="table-column">
      <style:table-column-properties fo:break-before="auto" style:column-width="1.3154in"/>
    </style:style>
    <style:style style:name="co8" style:family="table-column">
      <style:table-column-properties fo:break-before="auto" style:column-width="0.9453in"/>
    </style:style>
    <style:style style:name="co9" style:family="table-column">
      <style:table-column-properties fo:break-before="auto" style:column-width="0.7646in"/>
    </style:style>
    <style:style style:name="co10" style:family="table-column">
      <style:table-column-properties fo:break-before="auto" style:column-width="0.6898in"/>
    </style:style>
    <style:style style:name="co11" style:family="table-column">
      <style:table-column-properties fo:break-before="auto" style:column-width="0.6571in"/>
    </style:style>
    <style:style style:name="co1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2.3173in" fo:break-before="auto" style:use-optimal-row-height="false"/>
    </style:style>
    <style:style style:name="ro3" style:family="table-row">
      <style:table-row-properties style:row-height="1.5264in" fo:break-before="auto" style:use-optimal-row-height="false"/>
    </style:style>
    <style:style style:name="ro4" style:family="table-row">
      <style:table-row-properties style:row-height="3.3827in" fo:break-before="auto" style:use-optimal-row-height="false"/>
    </style:style>
    <style:style style:name="ro5" style:family="table-row">
      <style:table-row-properties style:row-height="2.2984in" fo:break-before="auto" style:use-optimal-row-height="false"/>
    </style:style>
    <style:style style:name="ro6" style:family="table-row">
      <style:table-row-properties style:row-height="1.2035in" fo:break-before="auto" style:use-optimal-row-height="false"/>
    </style:style>
    <style:style style:name="ro7" style:family="table-row">
      <style:table-row-properties style:row-height="3.428in" fo:break-before="auto" style:use-optimal-row-height="false"/>
    </style:style>
    <style:style style:name="ro8" style:family="table-row">
      <style:table-row-properties style:row-height="2.8063in" fo:break-before="auto" style:use-optimal-row-height="false"/>
    </style:style>
    <style:style style:name="ro9" style:family="table-row">
      <style:table-row-properties style:row-height="4.9189in" fo:break-before="auto" style:use-optimal-row-height="false"/>
    </style:style>
    <style:style style:name="ro10" style:family="table-row">
      <style:table-row-properties style:row-height="3.1016in" fo:break-before="auto" style:use-optimal-row-height="false"/>
    </style:style>
    <style:style style:name="ro11" style:family="table-row">
      <style:table-row-properties style:row-height="7.7165in" fo:break-before="auto" style:use-optimal-row-height="false"/>
    </style:style>
    <style:style style:name="ro12" style:family="table-row">
      <style:table-row-properties style:row-height="7.4528in" fo:break-before="auto" style:use-optimal-row-height="false"/>
    </style:style>
    <style:style style:name="ro13" style:family="table-row">
      <style:table-row-properties style:row-height="7.4339in" fo:break-before="auto" style:use-optimal-row-height="false"/>
    </style:style>
    <style:style style:name="ro14" style:family="table-row">
      <style:table-row-properties style:row-height="5.4272in" fo:break-before="auto" style:use-optimal-row-height="false"/>
    </style:style>
    <style:style style:name="ro15" style:family="table-row">
      <style:table-row-properties style:row-height="1.8937in" fo:break-before="auto" style:use-optimal-row-height="false"/>
    </style:style>
    <style:style style:name="ro16" style:family="table-row">
      <style:table-row-properties style:row-height="1.3661in" fo:break-before="auto" style:use-optimal-row-height="false"/>
    </style:style>
    <style:style style:name="ro17" style:family="table-row">
      <style:table-row-properties style:row-height="2.1291in" fo:break-before="auto" style:use-optimal-row-height="false"/>
    </style:style>
    <style:style style:name="ro18" style:family="table-row">
      <style:table-row-properties style:row-height="3.1846in" fo:break-before="auto" style:use-optimal-row-height="false"/>
    </style:style>
    <style:style style:name="ro19" style:family="table-row">
      <style:table-row-properties style:row-height="3.1374in" fo:break-before="auto" style:use-optimal-row-height="false"/>
    </style:style>
    <style:style style:name="ro20" style:family="table-row">
      <style:table-row-properties style:row-height="2.2516in" fo:break-before="auto" style:use-optimal-row-height="false"/>
    </style:style>
    <style:style style:name="ro21" style:family="table-row">
      <style:table-row-properties style:row-height="1.9783in" fo:break-before="auto" style:use-optimal-row-height="false"/>
    </style:style>
    <style:style style:name="ro22" style:family="table-row">
      <style:table-row-properties style:row-height="2.0728in" fo:break-before="auto" style:use-optimal-row-height="false"/>
    </style:style>
    <style:style style:name="ro23" style:family="table-row">
      <style:table-row-properties style:row-height="1.9311in" fo:break-before="auto" style:use-optimal-row-height="false"/>
    </style:style>
    <style:style style:name="ro24" style:family="table-row">
      <style:table-row-properties style:row-height="2.4217in" fo:break-before="auto" style:use-optimal-row-height="false"/>
    </style:style>
    <style:style style:name="ro25" style:family="table-row">
      <style:table-row-properties style:row-height="6.9252in" fo:break-before="auto" style:use-optimal-row-height="false"/>
    </style:style>
    <style:style style:name="ro26" style:family="table-row">
      <style:table-row-properties style:row-height="6.55in" fo:break-before="auto" style:use-optimal-row-height="true"/>
    </style:style>
    <style:style style:name="ro27" style:family="table-row">
      <style:table-row-properties style:row-height="5.9283in" fo:break-before="auto" style:use-optimal-row-height="true"/>
    </style:style>
    <style:style style:name="ro28" style:family="table-row">
      <style:table-row-properties style:row-height="1.4193in" fo:break-before="auto" style:use-optimal-row-height="true"/>
    </style:style>
    <style:style style:name="ro29" style:family="table-row">
      <style:table-row-properties style:row-height="5.1508in" fo:break-before="auto" style:use-optimal-row-height="true"/>
    </style:style>
    <style:style style:name="ro30" style:family="table-row">
      <style:table-row-properties style:row-height="4.2181in" fo:break-before="auto" style:use-optimal-row-height="true"/>
    </style:style>
    <style:style style:name="ro31" style:family="table-row">
      <style:table-row-properties style:row-height="2.8189in" fo:break-before="auto" style:use-optimal-row-height="true"/>
    </style:style>
    <style:style style:name="ro32" style:family="table-row">
      <style:table-row-properties style:row-height="4.6846in" fo:break-before="auto" style:use-optimal-row-height="true"/>
    </style:style>
    <style:style style:name="ro33" style:family="table-row">
      <style:table-row-properties style:row-height="6.861in" fo:break-before="auto" style:use-optimal-row-height="true"/>
    </style:style>
    <style:style style:name="ro34" style:family="table-row">
      <style:table-row-properties style:row-height="7.9492in" fo:break-before="auto" style:use-optimal-row-height="true"/>
    </style:style>
    <style:style style:name="ro35" style:family="table-row">
      <style:table-row-properties style:row-height="4.8402in" fo:break-before="auto" style:use-optimal-row-height="true"/>
    </style:style>
    <style:style style:name="ro36" style:family="table-row">
      <style:table-row-properties style:row-height="5.3063in" fo:break-before="auto" style:use-optimal-row-height="true"/>
    </style:style>
    <style:style style:name="ro37" style:family="table-row">
      <style:table-row-properties style:row-height="6.3945in" fo:break-before="auto" style:use-optimal-row-height="true"/>
    </style:style>
    <style:style style:name="ro38" style:family="table-row">
      <style:table-row-properties style:row-height="4.0626in" fo:break-before="auto" style:use-optimal-row-height="true"/>
    </style:style>
    <style:style style:name="ro39" style:family="table-row">
      <style:table-row-properties style:row-height="9.5043in" fo:break-before="auto" style:use-optimal-row-height="true"/>
    </style:style>
    <style:style style:name="ro40" style:family="table-row">
      <style:table-row-properties style:row-height="3.5965in" fo:break-before="auto" style:use-optimal-row-height="true"/>
    </style:style>
    <style:style style:name="ro41" style:family="table-row">
      <style:table-row-properties style:row-height="3.1299in" fo:break-before="auto" style:use-optimal-row-height="true"/>
    </style:style>
    <style:style style:name="ro42" style:family="table-row">
      <style:table-row-properties style:row-height="2.0417in" fo:break-before="auto" style:use-optimal-row-height="true"/>
    </style:style>
    <style:style style:name="ro43" style:family="table-row">
      <style:table-row-properties style:row-height="5.4618in" fo:break-before="auto" style:use-optimal-row-height="true"/>
    </style:style>
    <style:style style:name="ro44" style:family="table-row">
      <style:table-row-properties style:row-height="6.7055in" fo:break-before="auto" style:use-optimal-row-height="true"/>
    </style:style>
    <style:style style:name="ro45" style:family="table-row">
      <style:table-row-properties style:row-height="6.0839in" fo:break-before="auto" style:use-optimal-row-height="true"/>
    </style:style>
    <style:style style:name="ro46" style:family="table-row">
      <style:table-row-properties style:row-height="8.4161in" fo:break-before="auto" style:use-optimal-row-height="true"/>
    </style:style>
    <style:style style:name="ro47" style:family="table-row">
      <style:table-row-properties style:row-height="8.2602in" fo:break-before="auto" style:use-optimal-row-height="true"/>
    </style:style>
    <style:style style:name="ro48" style:family="table-row">
      <style:table-row-properties style:row-height="9.9709in" fo:break-before="auto" style:use-optimal-row-height="true"/>
    </style:style>
    <style:style style:name="ro49" style:family="table-row">
      <style:table-row-properties style:row-height="9.0374in" fo:break-before="auto" style:use-optimal-row-height="true"/>
    </style:style>
    <style:style style:name="ro50" style:family="table-row">
      <style:table-row-properties style:row-height="8.5717in" fo:break-before="auto" style:use-optimal-row-height="true"/>
    </style:style>
    <style:style style:name="ro51" style:family="table-row">
      <style:table-row-properties style:row-height="4.9957in" fo:break-before="auto" style:use-optimal-row-height="true"/>
    </style:style>
    <style:style style:name="ro52" style:family="table-row">
      <style:table-row-properties style:row-height="3.2854in" fo:break-before="auto" style:use-optimal-row-height="true"/>
    </style:style>
    <style:style style:name="ro53" style:family="table-row">
      <style:table-row-properties style:row-height="7.0165in" fo:break-before="auto" style:use-optimal-row-height="true"/>
    </style:style>
    <style:style style:name="ro54" style:family="table-row">
      <style:table-row-properties style:row-height="5.7728in" fo:break-before="auto" style:use-optimal-row-height="true"/>
    </style:style>
    <style:style style:name="ro55" style:family="table-row">
      <style:table-row-properties style:row-height="4.5291in" fo:break-before="auto" style:use-optimal-row-height="true"/>
    </style:style>
    <style:style style:name="ro56" style:family="table-row">
      <style:table-row-properties style:row-height="3.9071in" fo:break-before="auto" style:use-optimal-row-height="true"/>
    </style:style>
    <style:style style:name="ro57" style:family="table-row">
      <style:table-row-properties style:row-height="4.3736in" fo:break-before="auto" style:use-optimal-row-height="true"/>
    </style:style>
    <style:style style:name="ro58" style:family="table-row">
      <style:table-row-properties style:row-height="3.7516in" fo:break-before="auto" style:use-optimal-row-height="true"/>
    </style:style>
    <style:style style:name="ro59" style:family="table-row">
      <style:table-row-properties style:row-height="6.2398in" fo:break-before="auto" style:use-optimal-row-height="true"/>
    </style:style>
    <style:style style:name="ro60" style:family="table-row">
      <style:table-row-properties style:row-height="7.328in" fo:break-before="auto" style:use-optimal-row-height="true"/>
    </style:style>
    <style:style style:name="ro61" style:family="table-row">
      <style:table-row-properties style:row-height="9.1929in" fo:break-before="auto" style:use-optimal-row-height="true"/>
    </style:style>
    <style:style style:name="ro62" style:family="table-row">
      <style:table-row-properties style:row-height="2.9744in" fo:break-before="auto" style:use-optimal-row-height="true"/>
    </style:style>
    <style:style style:name="ro63" style:family="table-row">
      <style:table-row-properties style:row-height="9.8154in" fo:break-before="auto" style:use-optimal-row-height="true"/>
    </style:style>
    <style:style style:name="ro64" style:family="table-row">
      <style:table-row-properties style:row-height="3.4409in" fo:break-before="auto" style:use-optimal-row-height="true"/>
    </style:style>
    <style:style style:name="ro65" style:family="table-row">
      <style:table-row-properties style:row-height="2.1972in" fo:break-before="auto" style:use-optimal-row-height="true"/>
    </style:style>
    <style:style style:name="ro66" style:family="table-row">
      <style:table-row-properties style:row-height="8.1047in" fo:break-before="auto" style:use-optimal-row-height="true"/>
    </style:style>
    <style:style style:name="ro67" style:family="table-row">
      <style:table-row-properties style:row-height="1.7307in" fo:break-before="auto" style:use-optimal-row-height="true"/>
    </style:style>
    <style:style style:name="ro68" style:family="table-row">
      <style:table-row-properties style:row-height="2.6634in" fo:break-before="auto" style:use-optimal-row-height="true"/>
    </style:style>
    <style:style style:name="ro69" style:family="table-row">
      <style:table-row-properties style:row-height="5.6173in" fo:break-before="auto" style:use-optimal-row-height="true"/>
    </style:style>
    <style:style style:name="ro70" style:family="table-row">
      <style:table-row-properties style:row-height="7.172in" fo:break-before="auto" style:use-optimal-row-height="true"/>
    </style:style>
    <style:style style:name="ro71" style:family="table-row">
      <style:table-row-properties style:row-height="7.639in" fo:break-before="auto" style:use-optimal-row-height="true"/>
    </style:style>
    <style:style style:name="ro72" style:family="table-row">
      <style:table-row-properties style:row-height="1.2638in" fo:break-before="auto" style:use-optimal-row-height="true"/>
    </style:style>
    <style:style style:name="ro73" style:family="table-row">
      <style:table-row-properties style:row-height="2.3528in" fo:break-before="auto" style:use-optimal-row-height="true"/>
    </style:style>
    <style:style style:name="ro74" style:family="table-row">
      <style:table-row-properties style:row-height="1.8862in" fo:break-before="auto" style:use-optimal-row-height="true"/>
    </style:style>
    <style:style style:name="ro75" style:family="table-row">
      <style:table-row-properties style:row-height="11.5256in" fo:break-before="auto" style:use-optimal-row-height="true"/>
    </style:style>
    <style:style style:name="ro76" style:family="table-row">
      <style:table-row-properties style:row-height="2.5075in" fo:break-before="auto" style:use-optimal-row-height="true"/>
    </style:style>
    <style:style style:name="ro77" style:family="table-row">
      <style:table-row-properties style:row-height="8.7272in" fo:break-before="auto" style:use-optimal-row-height="true"/>
    </style:style>
    <style:style style:name="ro78" style:family="table-row">
      <style:table-row-properties style:row-height="7.4835in" fo:break-before="auto" style:use-optimal-row-height="true"/>
    </style:style>
    <style:style style:name="ro79" style:family="table-row">
      <style:table-row-properties style:row-height="7.79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table-cell-properties fo:background-color="#ffffd7"/>
    </style:style>
    <style:style style:name="ce3" style:family="table-cell" style:parent-style-name="Default">
      <style:table-cell-properties fo:background-color="#81d41a"/>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fo:wrap-option="wrap"/>
      <style:paragraph-properties fo:text-align="start" fo:margin-left="0in"/>
    </style:style>
    <style:style style:name="ce6" style:family="table-cell" style:parent-style-name="Default">
      <style:table-cell-properties fo:background-color="#ffffd7" fo:wrap-option="wrap"/>
    </style:style>
    <style:style style:name="ce7" style:family="table-cell" style:parent-style-name="Default">
      <style:table-cell-properties fo:background-color="#81d41a" fo:wrap-option="wrap"/>
    </style:style>
  </office:automatic-styles>
  <office:body>
    <office:spreadsheet>
      <table:calculation-settings table:automatic-find-labels="false" table:use-regular-expressions="false" table:use-wildcards="true"/>
      <table:table table:name="result_deep_sorted" table:style-name="ta1">
        <table:table-column table:style-name="co1" table:default-cell-style-name="Default"/>
        <table:table-column table:style-name="co2" table:default-cell-style-name="ce4"/>
        <table:table-column table:style-name="co3" table:default-cell-style-name="ce4"/>
        <table:table-column table:style-name="co4" table:default-cell-style-name="Default"/>
        <table:table-column table:style-name="co5" table:default-cell-style-name="ce4"/>
        <table:table-column table:style-name="co6" table:default-cell-style-name="ce4"/>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area</text:p>
          </table:table-cell>
          <table:table-cell office:value-type="string" calcext:value-type="string">
            <text:p>experience</text:p>
          </table:table-cell>
          <table:table-cell office:value-type="string" calcext:value-type="string">
            <text:p>description</text:p>
          </table:table-cell>
          <table:table-cell office:value-type="string" calcext:value-type="string">
            <text:p>key_skills</text:p>
          </table:table-cell>
          <table:table-cell office:value-type="string" calcext:value-type="string">
            <text:p>employer</text:p>
          </table:table-cell>
          <table:table-cell office:value-type="string" calcext:value-type="string">
            <text:p>alternate_url</text:p>
          </table:table-cell>
          <table:table-cell office:value-type="string" calcext:value-type="string">
            <text:p>from</text:p>
          </table:table-cell>
          <table:table-cell office:value-type="string" calcext:value-type="string">
            <text:p>to</text:p>
          </table:table-cell>
          <table:table-cell office:value-type="string" calcext:value-type="string">
            <text:p>currency</text:p>
          </table:table-cell>
          <table:table-cell table:number-columns-repeated="1013"/>
        </table:table-row>
        <table:table-row table:style-name="ro2">
          <table:table-cell table:style-name="ce1" office:value-type="float" office:value="70472405" calcext:value-type="float">
            <text:p>70472405</text:p>
          </table:table-cell>
          <table:table-cell table:style-name="ce5" office:value-type="string" calcext:value-type="string">
            <text:p>Python Developer</text:p>
          </table:table-cell>
          <table:table-cell table:style-name="ce5" office:value-type="string" calcext:value-type="string">
            <text:p>Петропавловка (Республика Бурятия)</text:p>
          </table:table-cell>
          <table:table-cell table:style-name="ce1" office:value-type="string" calcext:value-type="string">
            <text:p>От 3 до 6 лет</text:p>
          </table:table-cell>
          <table:table-cell table:style-name="ce5" office:value-type="string" calcext:value-type="string">
            <text:p>2people IT ― компания, предоставляющая технологические услуги и создающая инновационные сервисы в области мобильной и веб разработки. Одно из направлений нашей работы ― аутстаффинг. Мы предлагаем широкий спектр проектов и задач, где вы сможете себя попробовать и реализовать. За разработку таких проектов юридически отвечают наши компании-партнеры. Сейчас активно ищем разработчиков именно под такой формат. Наши преимущества: <text:s/>Берём на себя всю организационную работу. Заботимся, чтобы проект, на который выходит наш специалист, был ему понятен и комфортен <text:s/>Работа на различных проектах для внешних заказчиков. Подбираем проект под каждого специалиста в зависимости от его стека и опыта <text:s text:c="2"/>Следим за профессиональным развитием сотрудников. Пересматриваем грейд каждые полгода работы <text:s text:c="2"/>Оплачиваем стыковочные дни между проектами. Заранее согласовываем новый проект, если текущий подходит к концу <text:s/>Полностью удалённая работа. Никаких утренних пробок по пути, сэкономь лишний час для вкусного завтрака :) <text:s/>Основные требования: <text:s text:c="2"/>Опыт с Python от 3-х лет <text:s text:c="2"/>Apache superset; <text:s text:c="2"/>Celery (rabbitmq), redis; <text:s text:c="2"/>Docker, kubernetes. <text:s text:c="2"/>Английски от уровня B1 будет плюсом <text:s text:c="2"/>Условия: <text:s text:c="2"/>Оформление по ТК/ИП. Налоги и фиксированные платежи берем на себя <text:s text:c="2"/>Выплачиваем зарплату два раза в месяц 15 и 30/31 числа <text:s text:c="2"/>Работаем по производственному календарю РФ. В праздники мы не работаем, но они оплачиваются <text:s text:c="2"/>Оплачиваемый отпуск и больничный <text:s text:c="2"/>Предоставляем групповые курсы английского языка <text:s/></text:p>
          </table:table-cell>
          <table:table-cell table:style-name="ce5" office:value-type="string" calcext:value-type="string">
            <text:p>['Python', 'Django Framework', 'PostgreSQL', 'Linux', 'Flask', 'Django', 'Удаленная работа']</text:p>
          </table:table-cell>
          <table:table-cell table:style-name="ce1" office:value-type="string" calcext:value-type="string">
            <text:p>2people IT</text:p>
          </table:table-cell>
          <table:table-cell table:style-name="ce1" office:value-type="string" calcext:value-type="string">
            <text:p>https://hh.ru/vacancy/70472405</text:p>
          </table:table-cell>
          <table:table-cell table:style-name="ce1" table:number-columns-repeated="1016"/>
        </table:table-row>
        <table:table-row table:style-name="ro3">
          <table:table-cell office:value-type="float" office:value="69695405" calcext:value-type="float">
            <text:p>69695405</text:p>
          </table:table-cell>
          <table:table-cell office:value-type="string" calcext:value-type="string">
            <text:p>ETL-разработчик (уровень не ниже среднего)</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Удалённая работа Обязанности: <text:s/>Дизайн и разработка витрин данных; Проектирование, разработка и поддержка ETL-процессов для загрузки данных в/из Data Lake; Контроль качества загружаемых данных (ручные и автоматические тесты DQ); Интегрировать новые источники в DataLake; Писать документацию; Работать с экспертами по данным и аналитике, чтобы добиться большей функциональности в наших продуктах данных. <text:s/>Требования: Обязательно: <text:s/>Опыт в языках программирования и технологий: SQL, Python; Опыт работы с базами данных: Greenplum, Hadoop, PostgreSQL, Azure SQL, MS SQL Server; Опыт использования ETL инструментов: Apache Nifi, Apache Kafka, Apache Airflow; Хороший письменный и разговорный английский язык. <text:s/>Желательно: <text:s/>Опыт работы с BI - платформами (Visiology, MS Power BI, Qlik Sence); Разработка и оптимизация OLAP кубов, XML\MDX. <text:s/>Условия: <text:s/>Трудоустройство в штат на основании ТК; Удаленная работа по времени Мск, любой город; Уровень дохода в соответствии с навыками, по результатам встреч. <text:s/>Ключевые навыки: BI платформы SQL Python Apache Airflow Apache Nifi OLAP кубы</text:p>
          </table:table-cell>
          <table:table-cell office:value-type="string" calcext:value-type="string">
            <text:p>['Python', 'PostgreSQL', 'SQL', 'MS SQL Server', 'ETL']</text:p>
          </table:table-cell>
          <table:table-cell office:value-type="string" calcext:value-type="string">
            <text:p>7RedLines</text:p>
          </table:table-cell>
          <table:table-cell office:value-type="string" calcext:value-type="string">
            <text:p>https://hh.ru/vacancy/69695405</text:p>
          </table:table-cell>
          <table:table-cell office:value-type="string" calcext:value-type="string">
            <text:p>140000.0</text:p>
          </table:table-cell>
          <table:table-cell office:value-type="string" calcext:value-type="string">
            <text:p>180000.0</text:p>
          </table:table-cell>
          <table:table-cell office:value-type="string" calcext:value-type="string">
            <text:p>RUR</text:p>
          </table:table-cell>
          <table:table-cell table:number-columns-repeated="1013"/>
        </table:table-row>
        <table:table-row table:style-name="ro4">
          <table:table-cell office:value-type="float" office:value="70348684" calcext:value-type="float">
            <text:p>70348684</text:p>
          </table:table-cell>
          <table:table-cell office:value-type="string" calcext:value-type="string">
            <text:p>Ведущий разработчик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ADV/web-engineering co. — разработка и развитие интернет-решений. Входим в TOP-3 digital production по версии Tagline и #1 в рейтинге веб-интеграторов. Любим сложные задачи, уделяем внимание мелочам, даем каждому проекту пожизненную гарантию.Мы аккредитованная компания и предоставляем сотрудникам необходимую "защиту" и стабильность. В нашей команде открыта позиция Ведущего Python-разработчика на масштабный высоконагруженный международный проект всемирно известной сети питания.Команда сейчас более 70 человек. В скрам-командах - до 8-10 специалистов. Полностью укомплектованный штат - дизайнеры, аналитики, разработчики, ТЛ, РМ, девопсы и тд.Скрам/Канбан. В команде питонистов - 19 человек. Очень сильная командаСтек: python 3.10, asyncio, aiohttp, sanic, fastapi, grpc, asyncpg, aioredis, aio_pika, grpclib, pytest <text:s text:c="2"/>Что мы ожидаем от кандидата: <text:s/>Опыт работы с Python (от 2х лет) и наличие реализованных проектов; Знание классических алгоритмов и структур данных; Опыт работы с асинхронным питоном; Умение работать с raw SQL (писать и оптимизировать запросы без использования CRM); - понимание конкурентности Опыт работы с Docker/Kubernetes <text:s/>Плюсом будет: <text:s text:c="2"/>опыт разработки с использованием grpc, protobuf, микросервисов. <text:s text:c="2"/>Что предстоит делать: <text:s/>развивать и поддерживать микросервисный бэкенд-платформу с высокими нагрузками Работать в тесной связке с дата аналитиками; Писать качественный, понятный коллегам код и придерживаться высоких стандартов разработки; <text:s/>Мы предлагаем: <text:s/>У нас все официально, 100% белая зп.ДМС, Соцпакет, нет переработок. По развитию – мы за повышения квалификации и оплачиваем курсы ( в том году 26 ребят отучили). У нас более 180 сотрудников в штате. Большая экспертиза - больше 20 лет на рынке. Плавающее начало рабочего дня с 8 до 11 утра. Обучение за счет компании ДМС со стоматологией Удаленку/гибрид/офис - рассматриваем все варианты. Офис на м. Дмитровской – очень комфортный бизнес центр с панорамным видом и завтраками, свежевыжатым фрешем, салатами и прочими плюшками. И еще адекватное, понимающее и высококлассное руководство (из разработчиков в прошлом). И да, у нас очень современная атмосфера без нудной бюрократии, ненужных отчетов и контроля времени работы сотрудников. Мы за внутреннюю честность и порядочность. <text:s/>Ждем ваши резюме!</text:p>
          </table:table-cell>
          <table:table-cell office:value-type="string" calcext:value-type="string">
            <text:p>['Python', 'ООП', 'Git', 'Docker', 'Elasticsearch', 'RabbitMQ', 'asyncio', 'aiohttp', 'sanic', 'fastapi', 'grpc', 'pytest', 'Kubernetes']</text:p>
          </table:table-cell>
          <table:table-cell office:value-type="string" calcext:value-type="string">
            <text:p>ADV/web-engineering</text:p>
          </table:table-cell>
          <table:table-cell office:value-type="string" calcext:value-type="string">
            <text:p>https://hh.ru/vacancy/70348684</text:p>
          </table:table-cell>
          <table:table-cell table:number-columns-repeated="1016"/>
        </table:table-row>
        <table:table-row table:style-name="ro5">
          <table:table-cell office:value-type="float" office:value="69988089" calcext:value-type="float">
            <text:p>69988089</text:p>
          </table:table-cell>
          <table:table-cell office:value-type="string" calcext:value-type="string">
            <text:p>Python 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В ведущей международной табачной компании открыта вакансия Python(DataOps / Backend) разработчика. Основные направления работы: <text:s text:c="2"/>Поддержка и развитие приложения бизнес-отчетности (Django + Superset) для внутренних потребителей. Поддержка и развитие ряда приложений по интеграции со сторонними системами данных. <text:s/>Технологический стек: <text:s text:c="2"/>Backend – Django (приложения с UI), DRF, Flask / FastAPI (для микросервисов, последнее предпочтительнее, но есть много Legacy на Flask); DBMS – Postgres, Clickhouse, MS SQL (в связке с SA / SA ORM); Integrations – Apache Kafka, RabbitMQ, Celery; Misc – Jupyter / Pandas / PySpark. <text:s/>Задачи: <text:s/>Проработка и изменение архитектуры приложений; Совместное планирование развития; Поддержка работы приложений (обеспечение стабильности / мониторинга работоспособности компонентов инфраструктуры); Поддержание и обновление стандартов разработки и поставки изменений. <text:s/>От кандидатов мы ждем: <text:s/>Опыт работы с Python – не менее 3 лет; SQL – продвинутый уровень владения; Английский не ниже Pre-Intermediate; Уверенное владение UML; Опыт в MLOps будет преимуществом; Опыт работы с Apache Airflow будет преимуществом; Умение настройки и работы с K8s будет преимуществом. <text:s/>Мы предлагаем: <text:s/>Возможность полностью удаленной работы или гибрид; Работу в крупной мнждународной компании; ДМС со стоматологией, скидки на ближайших родственников; Скидки на английский язык SkyEng, курсы Skillbox; Оформление в соответствии с ТК, полностью белая заработная плата. </text:p>
          </table:table-cell>
          <table:table-cell office:value-type="string" calcext:value-type="string">
            <text:p>['Python', 'Django Framework', 'MS SQL', 'MLOps']</text:p>
          </table:table-cell>
          <table:table-cell office:value-type="string" calcext:value-type="string">
            <text:p>ANCOR</text:p>
          </table:table-cell>
          <table:table-cell office:value-type="string" calcext:value-type="string">
            <text:p>https://hh.ru/vacancy/69988089</text:p>
          </table:table-cell>
          <table:table-cell table:number-columns-repeated="1016"/>
        </table:table-row>
        <table:table-row table:style-name="ro6">
          <table:table-cell table:style-name="ce2" office:value-type="float" office:value="70727177" calcext:value-type="float">
            <text:p>70727177</text:p>
          </table:table-cell>
          <table:table-cell table:style-name="ce6" office:value-type="string" calcext:value-type="string">
            <text:p>Преподаватель по Data Science на Python</text:p>
          </table:table-cell>
          <table:table-cell table:style-name="ce6" office:value-type="string" calcext:value-type="string">
            <text:p>Алматы</text:p>
          </table:table-cell>
          <table:table-cell table:style-name="ce2" office:value-type="string" calcext:value-type="string">
            <text:p>От 3 до 6 лет</text:p>
          </table:table-cell>
          <table:table-cell table:style-name="ce6" office:value-type="string" calcext:value-type="string">
            <text:p>Мы активно развивающаяся онлайн-школа Academica Courses по анализу данных в Казахстане. Если вы опытный специалист в сфере аналитики данных, дата сайнс и умеете грамотно преподносить обучающий материал, то you're welcome. Можно совмещать с основной работой. Обязанности: <text:s/>Записывать видео-уроки по Data Science на Python Подготовить домашние задания/раздаточный материал <text:s/>Требования: <text:s/>Опыт работы от 3х лет в сфере аналитики данных, дата сайнс Желательно иметь опыт в преподавании курсов <text:s/>Условия: <text:s/>Удаленная работа ЗП обговаривается лично с каждым кандидатом </text:p>
          </table:table-cell>
          <table:table-cell table:style-name="ce6" office:value-type="string" calcext:value-type="string">
            <text:p>['Python', 'Грамотная речь', 'Работа с людьми', 'Английский язык', 'Data Analysis', 'Data Science', 'Machine Learning']</text:p>
          </table:table-cell>
          <table:table-cell table:style-name="ce2" office:value-type="string" calcext:value-type="string">
            <text:p>Academica</text:p>
          </table:table-cell>
          <table:table-cell table:style-name="ce2" office:value-type="string" calcext:value-type="string">
            <text:p>https://hh.ru/vacancy/70727177</text:p>
          </table:table-cell>
          <table:table-cell table:style-name="ce2" office:value-type="string" calcext:value-type="string">
            <text:p>1000000.0</text:p>
          </table:table-cell>
          <table:table-cell table:style-name="ce2"/>
          <table:table-cell table:style-name="ce2" office:value-type="string" calcext:value-type="string">
            <text:p>KZT</text:p>
          </table:table-cell>
          <table:table-cell table:style-name="ce2" table:number-columns-repeated="1013"/>
        </table:table-row>
        <table:table-row table:style-name="ro7">
          <table:table-cell office:value-type="float" office:value="69612685" calcext:value-type="float">
            <text:p>69612685</text:p>
          </table:table-cell>
          <table:table-cell office:value-type="string" calcext:value-type="string">
            <text:p>Разработчик Python/Django (Middl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AlfaBit.Group - это современная компания по разработке собственных IT-продуктов в сфере блокчейн технологий и цифровой экономики. Аккредитованная IT-компания В данный момент мы расширяем команду разработки в нашей экосистеме и ищем опытного разработчика Python/Django. Сейчас идет набор в команды по 3 направлениям: <text:s/>Exchange Pay Wallet <text:s/>Основные задачи: <text:s/>Участие в разработке проектов в сфере блокчейн технологий; Разработка backend (REST API ) для сервисов, как в рамках новых проектов, так и для уже существующих; Участие в планировании и декомпозиции задач, своевременное их выполнение; Понимать продукт, вникать в бизнес-процессы; Предлагать архитектурные решения, участвовать в проектировании архитектуры продукта; Мониторить производительность, оптимизировать где нужно; Ведение технической документации; <text:s/>Требования к кандидату: <text:s/>Отличное знание Python, Django, Celery, PostgreSQL, Redis, ClickHouse (желателен опыт работы от 3-х лет); Опыт написания unit-тестов; Знание SQL (в частности, PostgreSQL) умение оптимизировать запросы, умение писать запросы без ORM; Опыт работы с микросервисной архитектурой; <text:s text:c="2"/>Понимание принципов взаимодействия между различными сервисами (где можно обойтись API, а где лучше применять очереди, etc); <text:s text:c="2"/>Понимание принципов работы с распределёнными брокерами сообщений (Kafka / RabbitMQ); <text:s text:c="2"/>Владение ООП, SOLID; Понимание основных паттернов проектирования и умение их применять; Знание технологий и принципов сетевого взаимодействия (HTTP(s), RPC, gRPC, REST API); Владение основными инструментами разработки (Git, Docker, Linux, etc.); <text:s/>Мы предлагаем: <text:s/>Гибкий график, возможна удаленная работа; Возможность посещать конференции, митапы и другие мероприятия за счет компании; Варианты оформления трудовых отношений подбираются индивидуально, исходя из пожеланий кандидата; </text:p>
          </table:table-cell>
          <table:table-cell office:value-type="string" calcext:value-type="string">
            <text:p>['Python', 'Linux', 'Django Framework', 'PostgreSQL', 'Redis', 'ООП', 'Celery', 'Django', 'ClickHouse', 'Docker-compose', 'Git']</text:p>
          </table:table-cell>
          <table:table-cell office:value-type="string" calcext:value-type="string">
            <text:p>AlfaBit.Group</text:p>
          </table:table-cell>
          <table:table-cell office:value-type="string" calcext:value-type="string">
            <text:p>https://hh.ru/vacancy/69612685</text:p>
          </table:table-cell>
          <table:table-cell office:value-type="string" calcext:value-type="string">
            <text:p>180000.0</text:p>
          </table:table-cell>
          <table:table-cell office:value-type="string" calcext:value-type="string">
            <text:p>250000.0</text:p>
          </table:table-cell>
          <table:table-cell office:value-type="string" calcext:value-type="string">
            <text:p>RUR</text:p>
          </table:table-cell>
          <table:table-cell table:number-columns-repeated="1013"/>
        </table:table-row>
        <table:table-row table:style-name="ro8">
          <table:table-cell office:value-type="float" office:value="70167801" calcext:value-type="float">
            <text:p>70167801</text:p>
          </table:table-cell>
          <table:table-cell office:value-type="string" calcext:value-type="string">
            <text:p>Python Middle разработчик</text:p>
          </table:table-cell>
          <table:table-cell office:value-type="string" calcext:value-type="string">
            <text:p>Ростов-на-Дону</text:p>
          </table:table-cell>
          <table:table-cell office:value-type="string" calcext:value-type="string">
            <text:p>От 1 года до 3 лет</text:p>
          </table:table-cell>
          <table:table-cell office:value-type="string" calcext:value-type="string">
            <text:p>AppEvent — модульная платформа автоматизации учёта и онлайн записи. Мы помогаем обрабатывать больше заказов, сокращать цикл сделки, повышать конверсию в продажу и средний чек в компаниях спортивной сферы, фотостудий/лофтов, онлайн образования и других. AppEvent уже пользуются компании из 8 стран СНГ и Европы. Если вы – амбициозны, готовы развиваться и любите создавать продукт на весь мир, то эта вакансия для вас! Чем предстоит заниматься: <text:s/>Проектировать и разрабатывать компоненты систем Решать нестандартные задачи Помогать менее опытным коллегам Непрерывно обучаться, совершенствовать свои знания и навыки. <text:s/>Чего мы ждем от тебя: <text:s/>Отличное знание Python 3 Опыт промышленной разработки на Python от 2-х лет Опыт работы и отличное знание фреймворка Django 3, DRF Опыт работы с Celery Опыт работы с реляционными СУБД (MySQL) Опыт работы с MongoDB, Redis Опыт работы с Docker Желания разрабатывать большие проекты Умения работать в команде и ориентации на результат Стремления к развитию. <text:s/>Что мы предлагаем: <text:s/>Интересные задачи, простую и прозрачную систему организации работы Перспективы профессионального и карьерного роста Достойную твоего профессионального уровня зарплату, размер обсудим на собеседовании О стандартном: соблюдаем ТК РФ, дресс кода нет, зато есть печеньки, ну и все остальное. <text:s/>Можно смотреть любые вакансии, проходить собеседования и ждать хорошего предложения, но с нами ты точно получишь интересные задачи. Узнал здесь себя? Тогда ждем твой отклик)</text:p>
          </table:table-cell>
          <table:table-cell office:value-type="string" calcext:value-type="string">
            <text:p>['Python', 'MongoDB', 'MySQL', 'Django Framework', 'Redis', 'Unix', 'Docker', 'Celery']</text:p>
          </table:table-cell>
          <table:table-cell office:value-type="string" calcext:value-type="string">
            <text:p>AppEvent</text:p>
          </table:table-cell>
          <table:table-cell office:value-type="string" calcext:value-type="string">
            <text:p>https://hh.ru/vacancy/70167801</text:p>
          </table:table-cell>
          <table:table-cell office:value-type="string" calcext:value-type="string">
            <text:p>100000.0</text:p>
          </table:table-cell>
          <table:table-cell office:value-type="string" calcext:value-type="string">
            <text:p>130000.0</text:p>
          </table:table-cell>
          <table:table-cell office:value-type="string" calcext:value-type="string">
            <text:p>RUR</text:p>
          </table:table-cell>
          <table:table-cell table:number-columns-repeated="1013"/>
        </table:table-row>
        <table:table-row table:style-name="ro9">
          <table:table-cell office:value-type="float" office:value="70913862" calcext:value-type="float">
            <text:p>70913862</text:p>
          </table:table-cell>
          <table:table-cell office:value-type="string" calcext:value-type="string">
            <text:p>Spark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Команда Axenix (ex-Accenture) продолжает работу на российском рынке и аккумулирует 30-ти летний консалтинговый опыт внедрения инновационных решений. Практика Software Engineering в Axenix сегодня – это более 500 исключительных людей, которые работают в области кастомной разработки и проектного управления. Мы создаем цифровые решения на микросервисной архитектуре для банков, ритейлеров и металлургических компаний. В России мы работаем в офисах в Москве, Твери и Ростове-на-Дону, а также удаленно. Постоянно обмениваемся опытом и экспертизой. И сейчас мы в поиске талантливых разработчиков Spark в нашу команду для работы на внутреннем проекте. Какие задачи предстоят: • Участие в амбициозном проекте по разработке отечественного решения по анализу и обработке большого объема данных • Разработка и оптимизация алгоритмов процессинга данных на Spark + Postgres/Greenplum • Работа по SCRUM в дружном молодом коллективе Здорово, если ты: • Имеешь опыт от 4+ лет опыта коммерческой разработки, а также опыт менторства разработчиков и постановки задач • Обладаешь опытом разработки на Spark (RDD, Dataframe, Spark SQL) с использованием Java (предпочтительно) или Python от 3-х лет • Глубоко понимаешь принципы работы Spark, связки с AirFlow и имеешь опыт написания DAG’ов • Работал с Redis, Hadoop, Kafka, PostgreSQL, Greenplum • Имеешь опыт написания высоконагруженных алгоритмов на Spark, а также опыт их оптимизации • Имеешь математическое/инженерное образование - как преимущество Мы предлагаем: • Динамичную работу без рутины в ведущей IT компании • Возможность использовать передовые технологии и стратегии и менять бизнес наших клиентов к лучшему • Проекты в разных индустриальных направлениях с передовыми технологическими решениями и современной архитектурой приложений • Конкурентоспособный уровень дохода, годовые бонусы и регулярное повышение по результатам Performance Review • Культуру непрерывного обучения: сертификация, online и offline обучение в России, менторство в профессиональном развитии • ДМС с первого дня работы, включая стоматологию, в лучших клиниках для cотрудника и его семьи (жена/муж, дети до 18 лет) • Страхование жизни в размере годового оклада сотрудника • Программу поддержки сотрудника и его родственников по психологическим, юридическим, финансовым вопросам • Дополнительные дни оплачиваемого отпуска в год • Ежемесячную денежную компенсацию на питание/содержание автомобиля • Программу корпоративных привилегий PrimeZone (более 1000 ведущих поставщиков продуктов и услуг) • Спортивные и развлекательные мероприятия за счет компании</text:p>
          </table:table-cell>
          <table:table-cell office:value-type="string" calcext:value-type="string">
            <text:p>['Java', 'Spark', 'PostgreSQL', 'Greenplum', 'AirFlow', 'Redis', 'Kafka']</text:p>
          </table:table-cell>
          <table:table-cell office:value-type="string" calcext:value-type="string">
            <text:p>Axenix (ранее Accenture)</text:p>
          </table:table-cell>
          <table:table-cell office:value-type="string" calcext:value-type="string">
            <text:p>https://hh.ru/vacancy/70913862</text:p>
          </table:table-cell>
          <table:table-cell table:number-columns-repeated="1016"/>
        </table:table-row>
        <table:table-row table:style-name="ro10">
          <table:table-cell table:style-name="ce2" office:value-type="float" office:value="69065805" calcext:value-type="float">
            <text:p>69065805</text:p>
          </table:table-cell>
          <table:table-cell table:style-name="ce6" office:value-type="string" calcext:value-type="string">
            <text:p>Разработчик RPA</text:p>
          </table:table-cell>
          <table:table-cell table:style-name="ce6" office:value-type="string" calcext:value-type="string">
            <text:p>Алматы</text:p>
          </table:table-cell>
          <table:table-cell table:style-name="ce2" office:value-type="string" calcext:value-type="string">
            <text:p>От 1 года до 3 лет</text:p>
          </table:table-cell>
          <table:table-cell table:style-name="ce6" office:value-type="string" calcext:value-type="string">
            <text:p>Обязанности: <text:s text:c="2"/>Разработка RPA-роботов для внутренних и внешних заказчиков; <text:s text:c="2"/>Анализ бизнес процессов; <text:s text:c="2"/>Разработка дополнительного ПО для RPA; <text:s text:c="2"/>Поддержка разработанных роботов; <text:s text:c="2"/>Внесение изменения и обновление роботов; <text:s text:c="2"/>Обеспечение бесперебойности работы RPA-роботов. <text:s text:c="2"/>Требования: <text:s text:c="2"/>Опыт программирования C#/Visual Basic .NET/Python уровня middle; <text:s text:c="2"/>Умение работать с офисными программами; <text:s text:c="2"/>Знание основных IDE и баз данных; <text:s text:c="2"/>Наличие действующего сертификата UiPath Certified Advanced RPA Developer (UiARD) - будет плюсом; <text:s/>Высшее образование в ИТ - будет плюсом. <text:s/>Мы можем дать: <text:s/>Профессию будущего уже сегодня: роботизация будет нужна всем, везде и всегда. Работу в узкой сфере, где мало конкурентов по ремеслу. Стать ценным специалистом и построить интересную карьеру в совершенно новом направлении. <text:s/>Мы предлагаем: <text:s/>Befree - гибкий рабочий график и возможность работать удаленно – планируй свое время сам!* Конструктор льгот - Мед.страховка, билеты, курсы, фитнес или садик — решай после испытательного срока Обучение - Бесплатные книги и курсы от Coursera, LinkedIn Learning, WebTutor Связь от Beeline - Будь на связи, а расходы мы берем на себя Штатные психологи - Заботимся о твоем душевном здоровье. Время на развитие - Трать 10% рабочего времени на курсы, книги или Pet Project Хорошая зарплата - Регулярно сверяемся с рынком, платим бонус за выполнение KPI Коворкинги и офис - Технологичные оупенспейсы без начальников и кабинетов Корп.культура - Строим её на культе здравого смысла и духа предпринимательства </text:p>
          </table:table-cell>
          <table:table-cell table:style-name="ce6" office:value-type="string" calcext:value-type="string">
            <text:p>['VBA', 'SQL', 'C#', 'MS SQL', 'MS Visual Studio']</text:p>
          </table:table-cell>
          <table:table-cell table:style-name="ce2" office:value-type="string" calcext:value-type="string">
            <text:p>Beeline, ТМ</text:p>
          </table:table-cell>
          <table:table-cell table:style-name="ce2" office:value-type="string" calcext:value-type="string">
            <text:p>https://hh.ru/vacancy/69065805</text:p>
          </table:table-cell>
          <table:table-cell table:style-name="ce2" table:number-columns-repeated="1016"/>
        </table:table-row>
        <table:table-row table:style-name="ro11">
          <table:table-cell office:value-type="float" office:value="69859275" calcext:value-type="float">
            <text:p>69859275</text:p>
          </table:table-cell>
          <table:table-cell office:value-type="string" calcext:value-type="string">
            <text:p>Lead Python Develop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Кто мы: BestDoctor — экосистема медицинских и страховых сервисов, созданная экспертами для удобного управления здоровьем. Мы меняем рынок медицинского страхования и отношение людей к своему здоровью с помощью качественного сервиса и принципиально нового клиентского опыта. Благодаря глубокой экспертизе в создании медицинских решений и любви к своему делу, нам удалось создать ту самую экосистему полезных, эффективных и, главное, простых медицинских сервисов для управления здоровьем компаний и людей. Чего мы достигли: ⚡️ За семь лет мы вышли на второе место по числу клиентов среди insurtech компаний в Европе. Сегодня с нами уже 100 000+ застрахованных пользователей (40 000 из них мы подключили в 2021 году), а в списке клиентов — Мегафон, Aviasales, МТС Банк, Нетология, InDriver, Эвотор, Ivi., Ostrovok., VC. и еще 140 компаний. ⚡️ Создали экосистему медицинских сервисов, которая включает: сервис онлайн-поддержки 24/7, сервис онлайн записи в оффлайн клинику, своя виртуальная клиника, сервис второго мнения специалиста, чекапы, сервис поддержки психологов и др. Наша следующая цель — сделать все продукты, входящие в экосистему BestDoctor, мультисервисными, разработать подбор индивидуальных программ, создать возможность управлять бюджетом, улучшить HR-кабинет и умную маршрутизацию каждого сотрудника для B2B сегмента. И для этого ищем лучших экспертов, чтобы вместе захватить рынок. О процессе разработки в BestDoctor У нас есть несколько направлений разработки: <text:s/>Ядро: ключевая архитектура и API нашей айти-инфраструктуры; Пользовательская разработка: мобильное приложение, веб-кабинеты, API для внешних интеграций; Рост и развитие: новые медицинские продукты как для B2B и B2C клиентов; Масштабирование: подготовка к запускам крупных клиентов и выстраивание нестандартных процессов под них; Внутренние процессы: управление финансами и отчетностью, новые инструменты для наших операционщиков <text:s/>Стек: python 3.10, django / DRF, fastapi, kafka, rabbitmq, postgresql, docker, flake8 + mypy А еще: <text:s/>Работаем по Agile, адаптируя его под потребности команд; День в неделю мы занимаемся техдолгом и улучшением инструментов разработки; Мы любим в опенсорс; Проводим внутренние митапы для разработчиков, шарим экспертизу внутри команды и вовне; Релизим код несколько раз в день, используем последние стабильные версии языков, библиотек и фреймворков. Пишем много тестов и никогда не перерабатываем. <text:s/>Что для нас важно: <text:s/>Опыт коммерческой разработки на Python от 3 лет, хорошее знание самого языка, умение работать с Django или аналогичным веб-фреймворком, с PostgreSQL Опыт работы в команде, умение делать ревью, а также поддерживать процессы и воспринимать фидбэк Умение брать на себя сложные задачи: долгоиграющий рефакторинг, новый сервис или новый модуль существующего, исследование и решение сложных проблем Опыт менторства/управления командой будет большим плюсом. <text:s/>Как мы нанимаем? Мы готовы оперативно выходить с оффером, если понимаем, что подходим друг другу. Наши этапы: <text:s/>звонок-знакомство с HR; техническое интервью, которое проводит один из опытных разработчиков нашей команды. Будьте готовы писать код онлайн; встреча с Руководителем разработки и HR (лично или в Zoom). <text:s/>Почему с нами круто? <text:s/>Удаленный формат работы; У нас гибкий график работы, который подойдет как жаворонку, так и сове; Тебя будет окружать команда талантливых и мотивированных людей; Мы предоставим тебе ноутбук и всю необходимую технику, которая позволит эффективно и комфортно работать; Медицинское обслуживание через систему BestDoctor. <text:s/>❤️ Ты будешь частью большого социально значимого дела. Мы реализуем амбициозную задачу — меняем рынок здравоохранения, действительно помогаем людям, и у нас это отлично получается. И у тебя получится.</text:p>
          </table:table-cell>
          <table:table-cell office:value-type="string" calcext:value-type="string">
            <text:p>['Python', 'PostgreSQL', 'Docker', 'Django Framework', 'RabbitMQ']</text:p>
          </table:table-cell>
          <table:table-cell office:value-type="string" calcext:value-type="string">
            <text:p>BestDoctor</text:p>
          </table:table-cell>
          <table:table-cell office:value-type="string" calcext:value-type="string">
            <text:p>https://hh.ru/vacancy/69859275</text:p>
          </table:table-cell>
          <table:table-cell office:value-type="string" calcext:value-type="string">
            <text:p>300000.0</text:p>
          </table:table-cell>
          <table:table-cell/>
          <table:table-cell office:value-type="string" calcext:value-type="string">
            <text:p>RUR</text:p>
          </table:table-cell>
          <table:table-cell table:number-columns-repeated="1013"/>
        </table:table-row>
        <table:table-row table:style-name="ro12">
          <table:table-cell office:value-type="float" office:value="69859260" calcext:value-type="float">
            <text:p>69859260</text:p>
          </table:table-cell>
          <table:table-cell office:value-type="string" calcext:value-type="string">
            <text:p>Team Lead/Senior Python Developer (remote)</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Кто мы: BestDoctor — экосистема медицинских и страховых сервисов, созданная экспертами для удобного управления здоровьем. Мы меняем рынок медицинского страхования и отношение людей к своему здоровью с помощью качественного сервиса и принципиально нового клиентского опыта. Благодаря глубокой экспертизе в создании медицинских решений и любви к своему делу, нам удалось создать ту самую экосистему полезных, эффективных и, главное, простых медицинских сервисов для управления здоровьем компаний и людей. Чего мы достигли: ⚡️ За семь лет мы вышли на второе место по числу клиентов среди insurtech компаний в Европе. Сегодня с нами уже 100 000+ застрахованных пользователей (40 000 из них мы подключили в 2021 году), а в списке клиентов — Мегафон, Aviasales, МТС Банк, Нетология, InDriver, Эвотор, Ivi., Ostrovok., VC. и еще 140 компаний. ⚡️ Создали экосистему медицинских сервисов, которая включает: сервис онлайн-поддержки 24/7, сервис онлайн записи в оффлайн клинику, своя виртуальная клиника, сервис второго мнения специалиста, чекапы, сервис поддержки психологов и др. Наша следующая цель — сделать все продукты, входящие в экосистему BestDoctor, мультисервисными, разработать подбор индивидуальных программ, создать возможность управлять бюджетом, улучшить HR-кабинет и умную маршрутизацию каждого сотрудника для B2B сегмента. И для этого ищем лучших экспертов, чтобы вместе захватить рынок. О процессе разработки в BestDoctor У нас есть несколько направлений разработки: <text:s/>Ядро: ключевая архитектура и API нашей айти-инфраструктуры; Пользовательская разработка: мобильное приложение, веб-кабинеты, API для внешних интеграций; Рост и развитие: новые медицинские продукты как для B2B и B2C клиентов; Масштабирование: подготовка к запускам крупных клиентов и выстраивание нестандартных процессов под них; Внутренние процессы: управление финансами и отчетностью, новые инструменты для наших операционщиков <text:s/>Стек: python 3.10, django / DRF, fastapi, kafka, rabbitmq, postgresql, docker, flake8 + mypy А еще: <text:s/>Работаем по Agile, адаптируя его под потребности команд; День в неделю мы занимаемся техдолгом и улучшением инструментов разработки; Мы любим в опенсорс; Проводим внутренние митапы для разработчиков, шарим экспертизу внутри команды и вовне; Релизим код несколько раз в день, используем последние стабильные версии языков, библиотек и фреймворков. Пишем много тестов и никогда не перерабатываем. <text:s/>Что для нас важно: <text:s/>Опыт коммерческой разработки на Python от 3 лет, хорошее знание самого языка, умение работать с Django или аналогичным веб-фреймворком, с PostgreSQL Опыт работы в команде, умение делать ревью, а также поддерживать процессы и воспринимать фидбэк Умение брать на себя сложные задачи: долгоиграющий рефакторинг, новый сервис или новый модуль существующего, исследование и решение сложных проблем Опыт менторства/управления командой будет большим плюсом. <text:s/>Как мы нанимаем? Мы готовы оперативно выходить с оффером, если понимаем, что подходим друг другу. Наши этапы: <text:s/>звонок-знакомство с HR; техническое интервью, которое проводит один из опытных разработчиков нашей команды. Будьте готовы писать код онлайн; встреча с Руководителем разработки и HR (лично или в Zoom). <text:s/>Почему с нами круто? <text:s/>Удаленный формат работы; У нас гибкий график работы, который подойдет как жаворонку, так и сове; Тебя будет окружать команда талантливых и мотивированных людей; Мы предоставим тебе ноутбук и всю необходимую технику, которая позволит эффективно и комфортно работать; Медицинское обслуживание через систему BestDoctor. <text:s/>❤️ Ты будешь частью большого социально значимого дела. Мы реализуем амбициозную задачу — меняем рынок здравоохранения, действительно помогаем людям, и у нас это отлично получается. И у тебя получится.</text:p>
          </table:table-cell>
          <table:table-cell office:value-type="string" calcext:value-type="string">
            <text:p>['Python', 'PostgreSQL', 'Docker', 'Django Framework', 'RabbitMQ']</text:p>
          </table:table-cell>
          <table:table-cell office:value-type="string" calcext:value-type="string">
            <text:p>BestDoctor</text:p>
          </table:table-cell>
          <table:table-cell office:value-type="string" calcext:value-type="string">
            <text:p>https://hh.ru/vacancy/69859260</text:p>
          </table:table-cell>
          <table:table-cell office:value-type="string" calcext:value-type="string">
            <text:p>300000.0</text:p>
          </table:table-cell>
          <table:table-cell/>
          <table:table-cell office:value-type="string" calcext:value-type="string">
            <text:p>RUR</text:p>
          </table:table-cell>
          <table:table-cell table:number-columns-repeated="1013"/>
        </table:table-row>
        <table:table-row table:style-name="ro13">
          <table:table-cell office:value-type="float" office:value="68829981" calcext:value-type="float">
            <text:p>68829981</text:p>
          </table:table-cell>
          <table:table-cell office:value-type="string" calcext:value-type="string">
            <text:p>Team Lead/Senior Python Developer (remot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Кто мы: BestDoctor — экосистема медицинских и страховых сервисов, созданная экспертами для удобного управления здоровьем. Мы меняем рынок медицинского страхования и отношение людей к своему здоровью с помощью качественного сервиса и принципиально нового клиентского опыта. Благодаря глубокой экспертизе в создании медицинских решений и любви к своему делу, нам удалось создать ту самую экосистему полезных, эффективных и, главное, простых медицинских сервисов для управления здоровьем компаний и людей. Чего мы достигли: ⚡️ За семь лет мы вышли на второе место по числу клиентов среди insurtech компаний в Европе. Сегодня с нами уже 100 000+ застрахованных пользователей (40 000 из них мы подключили в 2021 году), а в списке клиентов — Мегафон, Aviasales, МТС Банк, Нетология, InDriver, Эвотор, Ivi., Ostrovok., VC. и еще 140 компаний. ⚡️ Создали экосистему медицинских сервисов, которая включает: сервис онлайн-поддержки 24/7, сервис онлайн записи в оффлайн клинику, своя виртуальная клиника, сервис второго мнения специалиста, чекапы, сервис поддержки психологов и др. Наша следующая цель — сделать все продукты, входящие в экосистему BestDoctor, мультисервисными, разработать подбор индивидуальных программ, создать возможность управлять бюджетом, улучшить HR-кабинет и умную маршрутизацию каждого сотрудника для B2B сегмента. И для этого ищем лучших экспертов, чтобы вместе захватить рынок. О процессе разработки в BestDoctor У нас есть несколько направлений разработки: <text:s/>Ядро: ключевая архитектура и API нашей айти-инфраструктуры; Пользовательская разработка: мобильное приложение, веб-кабинеты, API для внешних интеграций; Рост и развитие: новые медицинские продукты как для B2B и B2C клиентов; Масштабирование: подготовка к запускам крупных клиентов и выстраивание нестандартных процессов под них; Внутренние процессы: управление финансами и отчетностью, новые инструменты для наших операционщиков <text:s/>Стек: python 3.10, django / DRF, fastapi, kafka, rabbitmq, postgresql, docker, flake8 + mypy А еще: <text:s/>Работаем по Agile, адаптируя его под потребности команд; День в неделю мы занимаемся техдолгом и улучшением инструментов разработки; Мы любим в опенсорс; Проводим внутренние митапы для разработчиков, шарим экспертизу внутри команды и вовне; Релизим код несколько раз в день, используем последние стабильные версии языков, библиотек и фреймворков. Пишем много тестов и никогда не перерабатываем. <text:s/>Что для нас важно: <text:s/>Опыт коммерческой разработки на Python от 3 лет, хорошее знание самого языка, умение работать с Django или аналогичным веб-фреймворком, с PostgreSQL Опыт работы в команде, умение делать ревью, а также поддерживать процессы и воспринимать фидбэк Умение брать на себя сложные задачи: долгоиграющий рефакторинг, новый сервис или новый модуль существующего, исследование и решение сложных проблем Опыт менторства/управления командой будет большим плюсом. <text:s/>Как мы нанимаем? Мы готовы оперативно выходить с оффером, если понимаем, что подходим друг другу. Наши этапы: <text:s/>звонок-знакомство с HR; техническое интервью, которое проводит один из опытных разработчиков нашей команды. Будьте готовы писать код онлайн; встреча с Руководителем разработки и HR (лично или в Zoom). <text:s/>Почему с нами круто? <text:s/>Удаленный формат работы; У нас гибкий график работы, который подойдет как жаворонку, так и сове; Тебя будет окружать команда талантливых и мотивированных людей; Мы предоставим тебе ноутбук и всю необходимую технику, которая позволит эффективно и комфортно работать; Медицинское обслуживание через систему BestDoctor. <text:s/>❤️ Ты будешь частью большого социально значимого дела. Мы реализуем амбициозную задачу — меняем рынок здравоохранения, действительно помогаем людям, и у нас это отлично получается. И у тебя получится.</text:p>
          </table:table-cell>
          <table:table-cell office:value-type="string" calcext:value-type="string">
            <text:p>['Python', 'PostgreSQL', 'Docker', 'Django Framework', 'RabbitMQ']</text:p>
          </table:table-cell>
          <table:table-cell office:value-type="string" calcext:value-type="string">
            <text:p>BestDoctor</text:p>
          </table:table-cell>
          <table:table-cell office:value-type="string" calcext:value-type="string">
            <text:p>https://hh.ru/vacancy/68829981</text:p>
          </table:table-cell>
          <table:table-cell office:value-type="string" calcext:value-type="string">
            <text:p>300000.0</text:p>
          </table:table-cell>
          <table:table-cell/>
          <table:table-cell office:value-type="string" calcext:value-type="string">
            <text:p>RUR</text:p>
          </table:table-cell>
          <table:table-cell table:number-columns-repeated="1013"/>
        </table:table-row>
        <table:table-row table:style-name="ro14">
          <table:table-cell office:value-type="float" office:value="69651789" calcext:value-type="float">
            <text:p>69651789</text:p>
          </table:table-cell>
          <table:table-cell office:value-type="string" calcext:value-type="string">
            <text:p>Data Scientist</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ривет! Мы - команда Click, мы разрабатываем высоконагруженную рекламную платформу, которая является одним из лидеров в своей области. Это уникальная передовая технология сбора и обработки информации о портретах и предпочтениях посетителей интернет ресурсов, которая позволяет рекламодателям увеличивать охваты и эффективность рекламных предложений. У нас гео-распределенные высоконагруженные бекенды, принимающие каждую секунду десятки тысяч запросов на подбор рекламного предложения, терабайты данных в DWH и сервисы их эффективно обрабатывающие. Мы постоянно растем, и сейчас ищем Data Scientist, который усилит нашу команду! Мы предлагаем: <text:s/>Удаленная работа или офисы в Санкт-Петербурге, Армении и Кипре, помогаем с релокацией; 100% белая заработная плата в соответствии с вашими ожиданиями и опытом; Трудоустройство по ТК РФ или в другом комфортном формате; Гибкое начало рабочего дня (начало с 10.00 до 12.00, окончание с 19.00 до 21.00); Премии по результатам работы; Корпоративная техника; Полный соц. пакет (доплата до 100% оклада при отпускных и больничных); Зона отдыха (кикер, playstation 5, настольный теннис, массажное кресло); Завтраки, салаты на обед, холодильник с разными вкусняшками и напитками в офисе; Ежемесячная компенсация питания; ДМС после испытательного срока; Корпоративный спорт (зарядка в офисе, волейбол, йога, бокс); Корпоративные мероприятия; Широкий спектр задач с использованием supervised, unsupervised и reinforcement learning алгоритмов; Актуальный стек и гибкость в выборе технологий; CI/CD и низкий time to market; <text:s/>Наши пожелания к кандидату: <text:s/>Python для анализа и визуализации данных и машинного обучения от 2-х лет; Знание SQL (написание запросов, понимание принципов организации БД); Знание как работают традиционные алгоритмы, использующиеся для машинного обучения и опыт их практического внедрения и поддержки в производственной среде; Навыки работы с количественной информацией, знания теории вероятностей и математической статистики; Умение самостоятельно конвертировать бизнес задачу в алгоритмическую, предложить метрики для оптимизации и различные методы решения. <text:s/>Основные задачи будущего коллеги: <text:s/>Работать над рекомендательными системами, используя современные теоретические наработки - Multi-Armed Bandits, Counterfactual Learning, Factorization Machines, etc.; Планировать, проводить и оценивать результаты A/B-тестов, выдвигать гипотезы; Совершенствовать существующие и добавлять новые метрики о состоянии рекламной сети, настраивать и улучшать автоматизированный мониторинг. <text:s/>Оставляйте свои отклики, будем рады ответить на ваши вопросы и рассказать подробнее о проекте и вакансии!)Для быстрой обратной связи можно писать сразу в телеграм @daryaclick!</text:p>
          </table:table-cell>
          <table:table-cell office:value-type="string" calcext:value-type="string">
            <text:p>['Python', 'SQL', 'Математическая статистика', 'Pandas', 'Machine Learning', 'Data Science', 'Big Data']</text:p>
          </table:table-cell>
          <table:table-cell office:value-type="string" calcext:value-type="string">
            <text:p>Click</text:p>
          </table:table-cell>
          <table:table-cell office:value-type="string" calcext:value-type="string">
            <text:p>https://hh.ru/vacancy/69651789</text:p>
          </table:table-cell>
          <table:table-cell table:number-columns-repeated="1016"/>
        </table:table-row>
        <table:table-row table:style-name="ro15">
          <table:table-cell office:value-type="float" office:value="69189355" calcext:value-type="float">
            <text:p>69189355</text:p>
          </table:table-cell>
          <table:table-cell office:value-type="string" calcext:value-type="string">
            <text:p>Senior BigData Engineer, Financial Software Solutions</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POSITION OVERVIEW Our client is a New York City-based FinTech startup that is building a trading and risk software platform for the investment banking industry to use in-house as an investment banking company and to sell the platform as a service. DataArt has become the client’s main technology partner. We have constant work for the client and we plan to increase DataArt’s team during the year. The processes in the project are built based on Agile. The BigData specialist will work on building a system for creating complex queries in a structured data warehouse system for the operations of quantum traders. Core technologies: Spark, Python, Java, AWS, Cloud Architecture, Apache AirFlow, Hadoop, Drill. Requirements <text:s/>Strong knowledge of Big Data general concepts Strong Knowledge of Spark (Core, SQL, Streaming) Strong Knowledge of Java, Scala or Python Strong Knowledge of Kafka Strong Knowledge of Hadoop Ecosystem (HDFS, Map-Reduce, Yarn, Hive) Strong Knowledge of NoSQL DB (any popular) Experience with AWS Spoken English </text:p>
          </table:table-cell>
          <table:table-cell office:value-type="string" calcext:value-type="string">
            <text:p>['Hadoop', 'Java', 'Python', 'Hive', 'SQL']</text:p>
          </table:table-cell>
          <table:table-cell office:value-type="string" calcext:value-type="string">
            <text:p>DataArt</text:p>
          </table:table-cell>
          <table:table-cell office:value-type="string" calcext:value-type="string">
            <text:p>https://hh.ru/vacancy/69189355</text:p>
          </table:table-cell>
          <table:table-cell table:number-columns-repeated="1016"/>
        </table:table-row>
        <table:table-row table:style-name="ro16">
          <table:table-cell table:style-name="ce2" office:value-type="float" office:value="66954469" calcext:value-type="float">
            <text:p>66954469</text:p>
          </table:table-cell>
          <table:table-cell table:style-name="ce6" office:value-type="string" calcext:value-type="string">
            <text:p>Senior Python Developer</text:p>
          </table:table-cell>
          <table:table-cell table:style-name="ce6" office:value-type="string" calcext:value-type="string">
            <text:p>Астана</text:p>
          </table:table-cell>
          <table:table-cell table:style-name="ce2" office:value-type="string" calcext:value-type="string">
            <text:p>От 3 до 6 лет</text:p>
          </table:table-cell>
          <table:table-cell table:style-name="ce6" office:value-type="string" calcext:value-type="string">
            <text:p>ОСОБЕННОСТИ ПРОЕКТА Teams that need Python developers are upgrading investment management systems, educational services, and communication platforms. Создаем среду, свободную от ограничений Даем сосредоточиться на работе Requirements <text:s/>3+ years of Python programming experience Knowledge of Python web frameworks, specifically Django and Flask Knowledge of JavaScript, HTML5, and CSS3 Experience in using object-relational mapping (ORM) technologies Skills in building RESTful APIs in Python Experience with relational DBMS (PostgresSQL, MySQL, etc.) Skills with version control tools (Git, SVN, etc.) Good spoken English <text:s/>Be plus <text:s/>Experience with AWS </text:p>
          </table:table-cell>
          <table:table-cell table:style-name="ce6" office:value-type="string" calcext:value-type="string">
            <text:p>['Python', 'Django Framework', 'Flask', 'HTML5', 'Английский язык']</text:p>
          </table:table-cell>
          <table:table-cell table:style-name="ce2" office:value-type="string" calcext:value-type="string">
            <text:p>DataArt</text:p>
          </table:table-cell>
          <table:table-cell table:style-name="ce2" office:value-type="string" calcext:value-type="string">
            <text:p>https://hh.ru/vacancy/66954469</text:p>
          </table:table-cell>
          <table:table-cell table:style-name="ce2" table:number-columns-repeated="1016"/>
        </table:table-row>
        <table:table-row table:style-name="ro17">
          <table:table-cell office:value-type="float" office:value="69189354" calcext:value-type="float">
            <text:p>69189354</text:p>
          </table:table-cell>
          <table:table-cell office:value-type="string" calcext:value-type="string">
            <text:p>Senior BigData Engineer, Financial Software Solutions</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POSITION OVERVIEW Our client is a New York City-based FinTech startup that is building a trading and risk software platform for the investment banking industry to use in-house as an investment banking company and to sell the platform as a service. DataArt has become the client’s main technology partner. We have constant work for the client and we plan to increase DataArt’s team during the year. The processes in the project are built based on Agile. The BigData specialist will work on building a system for creating complex queries in a structured data warehouse system for the operations of quantum traders. Core technologies: Spark, Python, Java, AWS, Cloud Architecture, Apache AirFlow, Hadoop, Drill. Requirements <text:s/>Strong knowledge of Big Data general concepts Strong Knowledge of Spark (Core, SQL, Streaming) Strong Knowledge of Java, Scala or Python Strong Knowledge of Kafka Strong Knowledge of Hadoop Ecosystem (HDFS, Map-Reduce, Yarn, Hive) Strong Knowledge of NoSQL DB (any popular) Experience with AWS Spoken English </text:p>
          </table:table-cell>
          <table:table-cell office:value-type="string" calcext:value-type="string">
            <text:p>['Hadoop', 'Java', 'Python', 'Hive', 'SQL']</text:p>
          </table:table-cell>
          <table:table-cell office:value-type="string" calcext:value-type="string">
            <text:p>DataArt</text:p>
          </table:table-cell>
          <table:table-cell office:value-type="string" calcext:value-type="string">
            <text:p>https://hh.ru/vacancy/69189354</text:p>
          </table:table-cell>
          <table:table-cell table:number-columns-repeated="1016"/>
        </table:table-row>
        <table:table-row table:style-name="ro18">
          <table:table-cell office:value-type="float" office:value="69045366" calcext:value-type="float">
            <text:p>69045366</text:p>
          </table:table-cell>
          <table:table-cell office:value-type="string" calcext:value-type="string">
            <text:p>DevOps Engineer (AWS, Kubernetes, Financial Analytics System)</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text:s text:c="2"/>PROJECT OVERVIEW The DataArt team is modernizing the IT structure of one of the world's market leaders in financial analytics. This corporation is ranked as one of the top three largest agencies which specialize in quality management assessment, debt obligations, and paying capacity. The company is based in New York. For over 100 years its most popular product has been its credit ratings. Their publications affect the global economy. The company's annual revenue is estimated at billions of USD. Thanks to the system's improvement our client will get the ability to automate the work process of the company's employees and gain new competitive advantages. We developed concepts as well as business software solutions for the corporation using a modern technological stack. Our team is creating a new multifaceted multi-level service. Using that service, the company's analysts will receive diverse information processing instruments. We create a restriction-free environment We let you concentrate on your job Requirements <text:s/>Experience with OS (understanding the principles of building fault-tolerant systems) Experience with AWS services (EC2, VPC, CloudWatch, CloudFront, Lambda). Experience in Python scripting for automation and administration tools Experience with Bash scripting. Experience with SQL databases (MSSQL, MySQL) Experience with Jenkins Hands-on experience with Kubernetes Experience with container networking on Docker. Experience with application deployment by using CI/CD. Experience with monitoring tools like Prometheus, Grafana, Datadog, etc. Experience with alerting tools like OpsGenie, PagerDuty, etc. Good spoken English </text:p>
          </table:table-cell>
          <table:table-cell office:value-type="string" calcext:value-type="string">
            <text:p>['Английский язык', 'Docker', 'Prometheus', 'Time management', 'Kubernetes']</text:p>
          </table:table-cell>
          <table:table-cell office:value-type="string" calcext:value-type="string">
            <text:p>DataArt</text:p>
          </table:table-cell>
          <table:table-cell office:value-type="string" calcext:value-type="string">
            <text:p>https://hh.ru/vacancy/69045366</text:p>
          </table:table-cell>
          <table:table-cell table:number-columns-repeated="1016"/>
        </table:table-row>
        <table:table-row table:style-name="ro19">
          <table:table-cell office:value-type="float" office:value="69045365" calcext:value-type="float">
            <text:p>69045365</text:p>
          </table:table-cell>
          <table:table-cell office:value-type="string" calcext:value-type="string">
            <text:p>DevOps Engineer (AWS, Kubernetes, Financial Analytics System)</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text:s text:c="2"/>PROJECT OVERVIEW The DataArt team is modernizing the IT structure of one of the world's market leaders in financial analytics. This corporation is ranked as one of the top three largest agencies which specialize in quality management assessment, debt obligations, and paying capacity. The company is based in New York. For over 100 years its most popular product has been its credit ratings. Their publications affect the global economy. The company's annual revenue is estimated at billions of USD. Thanks to the system's improvement our client will get the ability to automate the work process of the company's employees and gain new competitive advantages. We developed concepts as well as business software solutions for the corporation using a modern technological stack. Our team is creating a new multifaceted multi-level service. Using that service, the company's analysts will receive diverse information processing instruments. We create a restriction-free environment We let you concentrate on your job Requirements <text:s/>Experience with OS (understanding the principles of building fault-tolerant systems) Experience with AWS services (EC2, VPC, CloudWatch, CloudFront, Lambda). Experience in Python scripting for automation and administration tools Experience with Bash scripting. Experience with SQL databases (MSSQL, MySQL) Experience with Jenkins Hands-on experience with Kubernetes Experience with container networking on Docker. Experience with application deployment by using CI/CD. Experience with monitoring tools like Prometheus, Grafana, Datadog, etc. Experience with alerting tools like OpsGenie, PagerDuty, etc. Good spoken English </text:p>
          </table:table-cell>
          <table:table-cell office:value-type="string" calcext:value-type="string">
            <text:p>['Английский язык', 'Docker', 'Prometheus', 'Time management', 'Kubernetes']</text:p>
          </table:table-cell>
          <table:table-cell office:value-type="string" calcext:value-type="string">
            <text:p>DataArt</text:p>
          </table:table-cell>
          <table:table-cell office:value-type="string" calcext:value-type="string">
            <text:p>https://hh.ru/vacancy/69045365</text:p>
          </table:table-cell>
          <table:table-cell table:number-columns-repeated="1016"/>
        </table:table-row>
        <table:table-row table:style-name="ro20">
          <table:table-cell office:value-type="float" office:value="70743371" calcext:value-type="float">
            <text:p>70743371</text:p>
          </table:table-cell>
          <table:table-cell office:value-type="string" calcext:value-type="string">
            <text:p>Senior Server Developer</text:p>
          </table:table-cell>
          <table:table-cell office:value-type="string" calcext:value-type="string">
            <text:p>Краснодар</text:p>
          </table:table-cell>
          <table:table-cell office:value-type="string" calcext:value-type="string">
            <text:p>Более 6 лет</text:p>
          </table:table-cell>
          <table:table-cell office:value-type="string" calcext:value-type="string">
            <text:p>Задачи: <text:s text:c="2"/>разработка серверной части многопользовательской игры - стратегии реального времени, а также сетевой части игрового клиента; <text:s text:c="2"/>участие в планировании итераций разработки проекта, проведение оценки трудоемкости работ по своим задачам; <text:s text:c="2"/>участие в разработке и поддержке архитектуры программного кода проекта, участие в ревью результатов работы других разработчиков на проекте. <text:s text:c="2"/>Требования: <text:s text:c="2"/>C++ или C# как базовый язык программирования; <text:s text:c="2"/>Python 3.5+; <text:s text:c="2"/>понимание работы протоколов передачи данных; <text:s text:c="2"/>работа с docker, docker-compose; <text:s text:c="2"/>опыт работы с pubsub сервисами, такими как Redis, Nats, RabbitMQ и т.д.; <text:s text:c="2"/>опыт работы с PostgresQL 9.5+ (json, jsonb данные); <text:s text:c="2"/>ответственность и инициативность. <text:s text:c="2"/>Знания, которые будут плюсом: <text:s text:c="2"/>опыт сетевой разработки игр с синхронным мультиплеером; <text:s text:c="2"/>опыт асинхронного программирования (использование Python библиотеки asyncio, короутин в Lua и т.д.); <text:s text:c="2"/>знание kubernetes. <text:s text:c="2"/>Условия: <text:s text:c="2"/>возможность работать как в офисе, так и из любой точки мира в удаленном формате; <text:s text:c="2"/>помощь с релокацией в Краснодар, при желании работать в офисе; <text:s text:c="2"/>гибкий старт рабочего дня - до 11:00 (по Мск). <text:s/></text:p>
          </table:table-cell>
          <table:table-cell office:value-type="string" calcext:value-type="string">
            <text:p>['Python', 'PostgreSQL', 'Docker', 'Lua', 'Linux', 'Разработка компьютерных Игр', 'Gamedev', 'С#', 'Удаленная работа', 'С++']</text:p>
          </table:table-cell>
          <table:table-cell office:value-type="string" calcext:value-type="string">
            <text:p>Delta Vision Games</text:p>
          </table:table-cell>
          <table:table-cell office:value-type="string" calcext:value-type="string">
            <text:p>https://hh.ru/vacancy/70743371</text:p>
          </table:table-cell>
          <table:table-cell table:number-columns-repeated="1016"/>
        </table:table-row>
        <table:table-row table:style-name="ro21">
          <table:table-cell office:value-type="float" office:value="70208765" calcext:value-type="float">
            <text:p>70208765</text:p>
          </table:table-cell>
          <table:table-cell office:value-type="string" calcext:value-type="string">
            <text:p>Data-аналитик (ML)</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Описание проекта: Система финансового мониторинга использования виртуальных ресурсов. Позволяет ИТ-подразделениям крупных компаний отслеживать затраты на сервисы и приложения в облачных и гетерогенных средах.Задачи: <text:s/>Проектирование витрин, дэшбордов и отчетов, помощь фронтенд разработчикам в их реализации; Обеспечение качества данных; Разработка моделей прогнозирования с использованием различных алгоритмов; Помощь бекенд разработчика в продуктивном применении разработанных моделей. <text:s/>Требования: <text:s/>Уверенно владеть SQL (сложные запросы, создание таблиц и представлений, индексы); Знание Python (Pandas, NumPy, SciPy); Опыт разработки моделей машинного обучения; Знание математической статистики, теории вероятности и линейной алгебры; Знание clickhouse как плюс. <text:s/>Условия: <text:s text:c="2"/>График работы: с 10.00 до 19.00; <text:s text:c="2"/>Формат работы: удаленная работа; <text:s text:c="2"/>Оформление по ТК РФ(опционально: штат, ИП, самозанятый). <text:s/></text:p>
          </table:table-cell>
          <table:table-cell office:value-type="string" calcext:value-type="string">
            <text:p>['Python', 'SQL', 'Pandas', 'Numpy', 'Математическая статистика']</text:p>
          </table:table-cell>
          <table:table-cell office:value-type="string" calcext:value-type="string">
            <text:p>Dinord</text:p>
          </table:table-cell>
          <table:table-cell office:value-type="string" calcext:value-type="string">
            <text:p>https://hh.ru/vacancy/70208765</text:p>
          </table:table-cell>
          <table:table-cell table:number-columns-repeated="1016"/>
        </table:table-row>
        <table:table-row table:style-name="ro22">
          <table:table-cell office:value-type="float" office:value="70207955" calcext:value-type="float">
            <text:p>70207955</text:p>
          </table:table-cell>
          <table:table-cell office:value-type="string" calcext:value-type="string">
            <text:p>Python (Django) разработчик</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Описание проекта: Система финансового мониторинга использования виртуальных ресурсов. Позволяет ИТ-подразделениям крупных компаний отслеживать затраты на сервисы и приложения в облачных и гетерогенных средах.Задачи: <text:s/>Разработка и редактирование backend части для работы web-приложения; Разработка интеграции с другими компонентами системы; Взаимодействие с frontend разработчиком для согласования схем API; Участие в обсуждении задач. <text:s/>Требования: <text:s/>Опыт разработки на Python 3+ от 2 лет; Хорошее знание Django, PostgresSQL; Знание основных шаблонов проектирование и архитектур построения приложений; Опыт разработки RestAPI (желательно DRF); Опыт работы с docker; Опыт написания и оптимизации SQL запросов; Общий опыт разработки бекенд приложений от 3 лет; Знание и опыт работы с git. <text:s/>Условия: <text:s text:c="2"/>График работы: с 10.00 до 19.00; <text:s text:c="2"/>Формат работы: удаленная работа; <text:s text:c="2"/>Оформление по ТК РФ(опционально: штат, ИП, самозанятый). <text:s/></text:p>
          </table:table-cell>
          <table:table-cell office:value-type="string" calcext:value-type="string">
            <text:p>['Python', 'Git', 'PostgreSQL', 'Django Framework', 'SQL', 'REST API']</text:p>
          </table:table-cell>
          <table:table-cell office:value-type="string" calcext:value-type="string">
            <text:p>Dinord</text:p>
          </table:table-cell>
          <table:table-cell office:value-type="string" calcext:value-type="string">
            <text:p>https://hh.ru/vacancy/70207955</text:p>
          </table:table-cell>
          <table:table-cell table:number-columns-repeated="1016"/>
        </table:table-row>
        <table:table-row table:style-name="ro23">
          <table:table-cell table:style-name="ce3" office:value-type="float" office:value="69774571" calcext:value-type="float">
            <text:p>69774571</text:p>
          </table:table-cell>
          <table:table-cell table:style-name="ce7" office:value-type="string" calcext:value-type="string">
            <text:p>Python developer</text:p>
          </table:table-cell>
          <table:table-cell table:style-name="ce7" office:value-type="string" calcext:value-type="string">
            <text:p>Санкт-Петербург</text:p>
          </table:table-cell>
          <table:table-cell table:style-name="ce3" office:value-type="string" calcext:value-type="string">
            <text:p>От 3 до 6 лет</text:p>
          </table:table-cell>
          <table:table-cell table:style-name="ce7" office:value-type="string" calcext:value-type="string">
            <text:p>EX CORP. — это экосистема сервисов для соревновательных игр. В нее входят продукты CS.MONEY, SCOPE.GG, XPLAY.GG, BLIX.GG. Сейчас мы ищем Python developer в команду core backend в CS.MONEY – площадка для обмена виртуальными предметами в CS:GO и Dota 2. Проект существует больше 5 лет и занимает лидирующую позицию в своей сфере. Команда core backend занимается архитектурой, построением бизнес-логики и оптимизацией всего проекта. Наш стек: Python 3, Flask, FastAPI, MySQL, PostgreSQL, NoSQL, Kafka. Смотрим логи в grafana cloud, производим мониторинг через Zabbix, Prometheus, Grafana. Используем Kubernetes и сервисы AWS.Для нас важно: <text:s/>Опыт разработки на Python от 2-х лет; Опыт работы с микросервисами; Понимание принципов ООП и использование их на практике; Опыт написания тестов на pytest; Готовность писать на Flask/FastAPI. <text:s text:c="2"/></text:p>
          </table:table-cell>
          <table:table-cell table:style-name="ce7" office:value-type="string" calcext:value-type="string">
            <text:p>['Python', 'FastAPI', 'Flask']</text:p>
          </table:table-cell>
          <table:table-cell table:style-name="ce3" office:value-type="string" calcext:value-type="string">
            <text:p>EX CORP.</text:p>
          </table:table-cell>
          <table:table-cell table:style-name="ce3" office:value-type="string" calcext:value-type="string">
            <text:p>https://hh.ru/vacancy/69774571</text:p>
          </table:table-cell>
          <table:table-cell table:style-name="ce3" table:number-columns-repeated="1016"/>
        </table:table-row>
        <table:table-row table:style-name="ro24">
          <table:table-cell table:style-name="ce2" office:value-type="float" office:value="69887711" calcext:value-type="float">
            <text:p>69887711</text:p>
          </table:table-cell>
          <table:table-cell table:style-name="ce6" office:value-type="string" calcext:value-type="string">
            <text:p>Python developer</text:p>
          </table:table-cell>
          <table:table-cell table:style-name="ce6" office:value-type="string" calcext:value-type="string">
            <text:p>Кипр</text:p>
          </table:table-cell>
          <table:table-cell table:style-name="ce2" office:value-type="string" calcext:value-type="string">
            <text:p>От 3 до 6 лет</text:p>
          </table:table-cell>
          <table:table-cell table:style-name="ce6" office:value-type="string" calcext:value-type="string">
            <text:p>EXANTE — международный бренд, основанный в 2011 году.Через регулируемые организации мы оказываем финансовые инвестиционные услуги, включая прямой доступ (DMA) к ведущим мировым финансовым рынкам США, ЕС и стран Азиатско-Тихоокеанского региона. У нашего кандидата есть: <text:s/>Практический опыт применения Python 3 не менее 2-х лет Хорошее знание PostgreSQL Внимание к мелочам, интерес к технологиям Понимание основ и опыт работы async/await, а также multithreading Понимание архитектуры современного бэкенда Английский на уровне чтения документации и выше <text:s/>Плюсом будут: <text:s/>Опыт работы с Django Понимание процессов devops и развертывания приложений Интересные проекты в резюме, над которыми вы работали (в идеале в области финансовых технологий) <text:s/>Чем предстоит заниматься: <text:s/>разработка сервисов для обслуживания и автоматизации работы, связанной с клиентскими счетами и контрагентами <text:s/>Мы предлагаем: <text:s/>Удаленная работа из любой точки мира Гибкое начало рабочего дня Дружная профессиональная команда ДМС Понимание процессов devops и развертывания приложений </text:p>
          </table:table-cell>
          <table:table-cell table:style-name="ce6" office:value-type="string" calcext:value-type="string">
            <text:p>['Python', 'PostgreSQL', 'Django Framework', 'Английский язык', 'Django']</text:p>
          </table:table-cell>
          <table:table-cell table:style-name="ce2" office:value-type="string" calcext:value-type="string">
            <text:p>EXANTE</text:p>
          </table:table-cell>
          <table:table-cell table:style-name="ce2" office:value-type="string" calcext:value-type="string">
            <text:p>https://hh.ru/vacancy/69887711</text:p>
          </table:table-cell>
          <table:table-cell table:style-name="ce2" table:number-columns-repeated="1016"/>
        </table:table-row>
        <table:table-row table:style-name="ro25">
          <table:table-cell office:value-type="float" office:value="70767884" calcext:value-type="float">
            <text:p>70767884</text:p>
          </table:table-cell>
          <table:table-cell office:value-type="string" calcext:value-type="string">
            <text:p>Senior Python Developer (Hotel Box)</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Emerging Travel Group — travel-tech компания, в состав которой входят шесть брендов: российские Ostrovok.ru, B2B.Ostrovok, Ostrovok.ru Командировки и международные ZenHotels, RateHawk и Roundtrip. Мы ищем Senior Python Developer в команду Hotel Box отвечает за поиск и бронирование рейтов, прайсинг, бизнес-логику таких процессов, как репрайс, ребук и рейтмиксинг, а также за настройки всего, связанного с процессом менеджмента бронирований - от создания брони до хранения и обработки. Ключевые задачи: <text:s/>разрабатывать и внедрять новую функциональность сервиса отельных заказов; рефакторить и оптимизировать существующий код; декомпозировать продуктовые хотелки в задачи и проекты разработки; участвовать в кодревью; участвовать в работе с техническим долгом; заниматься релизами; проектировать внутрисервисную и межсервисную архитектуру приложения/системы <text:s/>Мы ожидаем, что ты: <text:s text:c="2"/>умеешь писать рабочий и читаемый код, покрывать его тестами; <text:s text:c="2"/>владеешь инструментарием для дебага и профилирования; <text:s text:c="2"/>умеешь разворачивать приложения под разные версии python как с помощью docker, так и локально; <text:s text:c="2"/>знаешь, как устроены и умеешь использовать админку, ORM, миграции, api-фреймворки (DRF), middleware; <text:s text:c="2"/>знаешь, что такое ACID, MVCC и умеешь применять эти знания на практике как с целью написания отказоустойчивого кода, так и с целью оптимизации ресурсов БД; <text:s text:c="2"/>умеешь проектировать схему БД, а также знаешь, как ее при необходимости изменять минимизируя даунтайм; <text:s text:c="2"/>владеешь навыками написания сырых SQL запросов, а также их оптимизации; <text:s text:c="2"/>умеешь использовать Redis или что-то аналогичное в качестве кэша; <text:s text:c="2"/>умеешь использовать Beanstalk, Redis, Celery или что-то аналогичное в качестве; <text:s text:c="2"/>умеешь организовать observability приложения с помощью sentry/kibana/grafana etc; <text:s text:c="2"/>умеешь проектировать и документировать api <text:s text:c="2"/>Взамен мы предлагаем: <text:s/>100% белая заработная плата; <text:s/>комфортный офис в центре Москвы с бесплатным фитнес-залом, зонами отдыха, безлимитным чаем/кофе и питанием; <text:s text:c="2"/>гибридный формат работы: удалённо, из офиса или оба варианта; <text:s text:c="2"/>гибкий график — мы не требуем в 9:00 быть в сети или в офисе. Можешь начинать работать в комфортное для тебя время; <text:s text:c="2"/>интересные амбициозные задачи, которые выведут тебя на новый профессиональный уровень; <text:s text:c="2"/>обучение: семинары, тренинги, конференции. Если ты сам хочешь выступать на конференциях — поможем всё организовать; <text:s text:c="2"/>ДМС; <text:s text:c="2"/>корпоративный английский, а также скидки на SkyEng; <text:s text:c="2"/>крутые активности с коллегами: киновечера, викторины, тематические вечеринки, ежегодные выезды на природу, игры в футбол/волейбол; <text:s text:c="2"/>корпоративные скидки на отели и другие услуги; <text:s text:c="2"/>молодая активная команда классных специалистов. <text:s text:c="2"/>Тебе у нас понравится потому что: Самый технологичный тревел-сервис на планете сам себя не создаст, так что этим занимаемся мы — команда Engineering. Наша власть практически безгранична: мы взаимодействуем со всеми департаментами, развиваем все направления — отели, авиабилеты и трансферы; B2B и В2С; российские и международные; разрабатываем внутренние продукты — CRM, Intranet, Blog, Infrastructure. При этом находиться в офисе совершенно необязательно — мы нацелены на результат, а не на высиживание определённого количества часов. Ты можешь работать дома, из офиса или выбрать гибридный формат. Мы увлечены своей работой — проводим хакатоны и открытые демо-встречи, вместе смотрим в офисе важные конференции. В нашей команде нет правил, табу или ограничений: учись, развивайся, экспериментируй, придумывай новые способы добиться цели — пробуй! Мы всегда поможем и поддержим. <text:s/></text:p>
          </table:table-cell>
          <table:table-cell office:value-type="string" calcext:value-type="string">
            <text:p>['Python', 'Redis', 'Django', 'Docker', 'SQL', 'Celery']</text:p>
          </table:table-cell>
          <table:table-cell office:value-type="string" calcext:value-type="string">
            <text:p>Emerging Travel Group (Ostrovok.ru, B2B.Ostrovok, RateHawk, ZenHotels)</text:p>
          </table:table-cell>
          <table:table-cell office:value-type="string" calcext:value-type="string">
            <text:p>https://hh.ru/vacancy/70767884</text:p>
          </table:table-cell>
          <table:table-cell table:number-columns-repeated="1016"/>
        </table:table-row>
        <table:table-row table:style-name="ro26">
          <table:table-cell office:value-type="float" office:value="70460727" calcext:value-type="float">
            <text:p>70460727</text:p>
          </table:table-cell>
          <table:table-cell office:value-type="string" calcext:value-type="string">
            <text:p>Middle/Middle+ Python Developer</text:p>
          </table:table-cell>
          <table:table-cell office:value-type="string" calcext:value-type="string">
            <text:p>Ростов-на-Дону</text:p>
          </table:table-cell>
          <table:table-cell office:value-type="string" calcext:value-type="string">
            <text:p>От 1 года до 3 лет</text:p>
          </table:table-cell>
          <table:table-cell office:value-type="string" calcext:value-type="string">
            <text:p>Мы специализируемся на разработке веб-сервисов, отказоустойчивых бэк-ендов и мобильных приложениях, помогая компаниям идти в ногу с техническим прогрессом. Наша компания входит в реестр аккредитованных IT-компаний. В расширение команды ищем Python разработчика. Работая у нас, ты сможешь вырасти как специалист. Погрузишься в серьёзную бизнес-разработку, используя актуальные технологии. Качество продукта для нас - определяющий фактор. Поэтому каждый разработчик имеет чёткую специализацию в рамках своего стэка. Также есть возможность развития в других направлениях разработки. О работе внутри команды: В основе работы стоит продуктовый подход - разработчики долгосрочно задействованы на одном проекте (средняя продолжительность от 6 месяцев). Ты сможешь влиять на процесс разработки и архитектуру приложений. В зависимости от стека и навыков разработчика команда может состоять от 3 до 8 человек. Ряд проектов, сочетают в себе несколько подобных команд, задачи которых пересекаются. Типовой состав команды: team-lead, 1-3 senior разработчика, 1-3 middle разработчика и 1-2 junior. Разработка ведётся по Agile-методологии, регулярное общение, обмен опытом и идеями. Мы будем рады рассмотреть твою кандидатуру, если у тебя есть: <text:s/>Уверенное знание Python Опыт работы с Django/Django REST framework Понимание принципов ООП, SOLID; Знание и понимание принципов построения REST/RPC интерфейсов; <text:s/>Дополнительно приветствуется: <text:s/>Знаешь, что такое Flask, Tornado, Celery, Django Rest Framework, и умеешь с ними работать Опыт участия в высоконагруженных проектах Опыт работы c трекерами задач (JIRA, Redmine и прочее) Знание Jenkins и/или Docker Работал в команде более 7 человек Знаком с технологиями: RabbitMQ, Redis, Ansible, unittest, doctest, mock <text:s/>Почему с нами здорово: <text:s/>Гибкое начало рабочего дня; Удаленная работа, гибрид или офис на твое усмотрение; Большой, современный, светлый офис 400 м2 в центре города; Мы заинтересованы в твоем развитии, поэтому предлагаем роадмап для каждого сотрудника; Пересмотр и индексация зарплаты каждые полгода; Современное оборудование для работы; Корпоративный английский язык; Сертификация, оплата обучения, посещения конференций и т.п.; Менторство более опытных коллег; Возможность взять 3-5 дней больничного в год без справки; Мы заботимся не только о наших сотрудниках, но и об их семьях, поэтому даем выходные в Дни Рождения детей; Тихая набережная в 5 минутах ходьбы, для прогулок; Компенсация занятий спортом; Увлекательная корпоративная жизнь, тимбилдинги, совместный просмотр фильмов, квизы и много всего интересного; Игровая зона с консолью и настолками, которую можно посетить в любой момент рабочего дня </text:p>
          </table:table-cell>
          <table:table-cell office:value-type="string" calcext:value-type="string">
            <text:p>['Python', 'Django Framework', 'Django Rest Framework']</text:p>
          </table:table-cell>
          <table:table-cell office:value-type="string" calcext:value-type="string">
            <text:p>FIRECODE</text:p>
          </table:table-cell>
          <table:table-cell office:value-type="string" calcext:value-type="string">
            <text:p>https://hh.ru/vacancy/70460727</text:p>
          </table:table-cell>
          <table:table-cell table:number-columns-repeated="1016"/>
        </table:table-row>
        <table:table-row table:style-name="ro27">
          <table:table-cell office:value-type="float" office:value="68579036" calcext:value-type="float">
            <text:p>68579036</text:p>
          </table:table-cell>
          <table:table-cell office:value-type="string" calcext:value-type="string">
            <text:p>ML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Gameram – социальная сеть для тех, кто любит игры. Наша цель – объединить игроков по всему миру. Более 3 миллиардов уже играют в игры на телефонах, приставках или PC. Наш продукт переведен на 7 языков, мы создаем площадку, где пользователи делятся эмоциями, ищут новых друзей и интересный контент. И это не просто соцсеть, а целая экосистема. Gameram – это международный стартап. Сейчас в команде уже больше 20 человек и мы растем. Работаем в ульяновском, московском офисах и на удалёнке в 7 городах мира. Сегодня мы в поиске ML-инженера, которому предстоит развитием инфраструктуры для хранения и обработки данных в соответствии с потребностями бизнеса. Обеспечивать стабильность работы системы и предоставлять данные для продуктовой аналитики и ML платформы. Предлагаем присоединиться к нашей команде и работать над продуктом совместно с командой ML.Для продуктивной и интересной работы у нас есть: данные, аналитика, знание специфики рынка и опытная в продвижении проектов команда. Мы практикуем прозрачность процессов, вовлеченность и открытый диалог. Gameram – data driven компания, где все сотрудники видят изменения продуктовых метрик после каждого релиза. <text:s text:c="3"/>Что нужно будет делать: <text:s text:c="3"/>развивать платформу хранения и обработки данных; <text:s text:c="2"/>внедрять новые инструменты для продуктовой аналитики и машинного обучения; <text:s text:c="2"/>решать задачи производительности и отказоустойчивости платформы; <text:s text:c="2"/>создавать новые и поддерживать существующие ETL процессы; <text:s text:c="2"/>развивать систему анализа А/B экспериментов. <text:s text:c="2"/>Что мы ждем от тебя: <text:s text:c="2"/>хорошее знание Scala/Java, Python; <text:s text:c="2"/>знание принципов работы баз данных, распределенных систем хранения и обработки данных; <text:s text:c="2"/>опыт работы и понимание внутреннего устройства: Spark, Airflow, Hadoop, Hdfs, Kafka, Zookeeper, Clickhouse, Superset, Redis, PostgreSQL; <text:s text:c="2"/>разработка сервисов в высоконагруженных проектах; <text:s text:c="2"/>опыт разработки и внедрения ML компонент в продукт. <text:s text:c="2"/>Будет плюсом: <text:s text:c="2"/>опыт развертки инфраструктуры на AWS; <text:s text:c="2"/>опыт администрирования Linux. <text:s text:c="2"/>Что предлагаем: <text:s text:c="2"/>работать со сложными данными соц. сети; <text:s text:c="2"/>заниматься не только построением бордов, но и развивать ML инфраструктуру; <text:s text:c="2"/>отсутствие legacy, бюрократии и прозрачность процессов; <text:s text:c="2"/>оплачиваемое обучение, поддержка профессионального развития; <text:s text:c="2"/>официальное трудоустройство, социальные гарантии; <text:s text:c="2"/>гибкий подход к рабочему графику (удаленная работа, коворкинг или офис). <text:s/></text:p>
          </table:table-cell>
          <table:table-cell office:value-type="string" calcext:value-type="string">
            <text:p>['Python', 'Hadoop', 'Linux', 'Spark', 'PostgreSQL', 'Java', 'ML', 'Big Data', 'ClickHouse', 'Kafka', 'ETL', 'A/B тесты', 'airflow', 'hdfs', 'Redis', 'AWS', 'SCALA']</text:p>
          </table:table-cell>
          <table:table-cell office:value-type="string" calcext:value-type="string">
            <text:p>Gameram</text:p>
          </table:table-cell>
          <table:table-cell office:value-type="string" calcext:value-type="string">
            <text:p>https://hh.ru/vacancy/68579036</text:p>
          </table:table-cell>
          <table:table-cell office:value-type="string" calcext:value-type="string">
            <text:p>250000.0</text:p>
          </table:table-cell>
          <table:table-cell/>
          <table:table-cell office:value-type="string" calcext:value-type="string">
            <text:p>RUR</text:p>
          </table:table-cell>
          <table:table-cell table:number-columns-repeated="1013"/>
        </table:table-row>
        <table:table-row table:style-name="ro28">
          <table:table-cell office:value-type="float" office:value="69894489" calcext:value-type="float">
            <text:p>69894489</text:p>
          </table:table-cell>
          <table:table-cell office:value-type="string" calcext:value-type="string">
            <text:p>Python-программист (отдел автоматизированного тестирования)</text:p>
          </table:table-cell>
          <table:table-cell office:value-type="string" calcext:value-type="string">
            <text:p>Москва</text:p>
          </table:table-cell>
          <table:table-cell office:value-type="string" calcext:value-type="string">
            <text:p>Нет опыта</text:p>
          </table:table-cell>
          <table:table-cell office:value-type="string" calcext:value-type="string">
            <text:p>Чем предстоит заниматься: <text:s text:c="2"/>первое время нужно будет изучить проект и заниматься ручным тестированием, далее постепенно переходить к написанию кода для автоматизированного тестирования веб-сайтов и мобильных приложений <text:s text:c="2"/>Ожидания <text:s/>Опыт написания кода на языке Python <text:s/>Знания веб-технологий (html, css, js) <text:s text:c="2"/>Желание развиваться в области написания кода для автоматизации тестирования <text:s text:c="2"/>Будет плюсом знание Selenium Webdriver, Postman и основ работы с базой данных <text:s text:c="2"/>Условия: <text:s/>интересные тест-кейсы 100% удаленная работа без необходимости посещать офис </text:p>
          </table:table-cell>
          <table:table-cell office:value-type="string" calcext:value-type="string">
            <text:p>['Python', 'HTML', 'CSS', 'Selenium', 'Postman']</text:p>
          </table:table-cell>
          <table:table-cell office:value-type="string" calcext:value-type="string">
            <text:p>GetCoreTeam.com</text:p>
          </table:table-cell>
          <table:table-cell office:value-type="string" calcext:value-type="string">
            <text:p>https://hh.ru/vacancy/69894489</text:p>
          </table:table-cell>
          <table:table-cell office:value-type="string" calcext:value-type="string">
            <text:p>30000.0</text:p>
          </table:table-cell>
          <table:table-cell office:value-type="string" calcext:value-type="string">
            <text:p>50000.0</text:p>
          </table:table-cell>
          <table:table-cell office:value-type="string" calcext:value-type="string">
            <text:p>RUR</text:p>
          </table:table-cell>
          <table:table-cell table:number-columns-repeated="1013"/>
        </table:table-row>
        <table:table-row table:style-name="ro29">
          <table:table-cell office:value-type="float" office:value="70871029" calcext:value-type="float">
            <text:p>70871029</text:p>
          </table:table-cell>
          <table:table-cell office:value-type="string" calcext:value-type="string">
            <text:p>Стажер-разработчик Python</text:p>
          </table:table-cell>
          <table:table-cell office:value-type="string" calcext:value-type="string">
            <text:p>Москва</text:p>
          </table:table-cell>
          <table:table-cell office:value-type="string" calcext:value-type="string">
            <text:p>Нет опыта</text:p>
          </table:table-cell>
          <table:table-cell office:value-type="string" calcext:value-type="string">
            <text:p>Волонтерское движение (общественное объединение) «Технократы России» – это группа единомышленников, развивающих и создающих цифровые коммерческие продукты для самых крупных заказчиков в стране – как для государства, так и для коммерческих корпораций, а также осуществляющая просветительскую деятельность в среде ИТ. Участники движения – это технологические лидеры и архитекторы, которые в своей повседневной деятельности реально разрабатывают на множестве языков и платформ, а именно Java(Scala), GoLang, Rust, Python, JavaScript, Kotlin, C++. На данный момент движение создает собственную автоматизированную систему координации экспертных решений под рабочим названием «Оракул» с целью автоматизации повседневной активности экспертов при построении архитектурных решений, которые они осуществляют на волонтерских началах. Продукт Оракул представляет собой компонентное приложение с применением технологий React, Rust, Python и конечно с обязательным применением ценностей DevOps с несколькими глобальными функциями: <text:s/>Мульти-мастер координация изменений календарей экспертов в режиме распределенной системы; Поддержка LowCode скриптинга для изменения логики работы с вопросами сообщества; Автоматизированное распознавание текста, видео и поддержка нечеткого поиска по смыслу средствами имитации интеллекта; Непрерывная сборка и развертывание релизов, а также множество других функций. <text:s/>С целью передачи своего опыта эксперты ищут стажеров-разработчиков, которые одновременно смогут научится реальной продуктовой разработке, перенимая знания от экспертов, а также наращивая свое портфолио. Требования: <text:s/>Базовые знания Python и дата инженерии; Высшее образование по профильным специальностям, либо в процессе его получения, фундамент в математике/алгоритмике, а также преимуществом может быть участие в олимпиадах и соревнованиях; Желание и готовность развиваться и обучаться. <text:s/>Условия: <text:s/>Удаленный формат работы; Частичная занятость и гибкий график; Обучение в процессе работы; Возможность совмещать с учебой. <text:s text:c="2"/></text:p>
          </table:table-cell>
          <table:table-cell office:value-type="string" calcext:value-type="string">
            <text:p>['Python']</text:p>
          </table:table-cell>
          <table:table-cell office:value-type="string" calcext:value-type="string">
            <text:p>GetMeTeam (ИП Калараш Александр Федорович)</text:p>
          </table:table-cell>
          <table:table-cell office:value-type="string" calcext:value-type="string">
            <text:p>https://hh.ru/vacancy/70871029</text:p>
          </table:table-cell>
          <table:table-cell/>
          <table:table-cell office:value-type="string" calcext:value-type="string">
            <text:p>35000.0</text:p>
          </table:table-cell>
          <table:table-cell office:value-type="string" calcext:value-type="string">
            <text:p>RUR</text:p>
          </table:table-cell>
          <table:table-cell table:number-columns-repeated="1013"/>
        </table:table-row>
        <table:table-row table:style-name="ro30">
          <table:table-cell office:value-type="float" office:value="67864415" calcext:value-type="float">
            <text:p>67864415</text:p>
          </table:table-cell>
          <table:table-cell office:value-type="string" calcext:value-type="string">
            <text:p>Python программист (Наставник онлайн-курса по Python)</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Хекслет - онлайн-школа программирования. 9 лет мы обучаем web-разработке новичков и повышаем квалификацию практикующих разработчиков. Наставник может работать со студентами как в группе так и индивидуально. В среднем работа занимает около 7-10 часов в неделю. Вам не нужно придумывать учебный материал, все уже реализовано на платформе. Что делает наставник: <text:s/>Отвечает на вопросы студентов в учебном чате или мессенджере Делает код-ревью проектов и практик Проводит дополнительные активности (вебинары, слаконары, сессии вопросов и ответов) <text:s/>Что мы предлагаем? <text:s/>Обучение и методическую поддержку на всех этапах: вам будут помогать методист и кураторы Готовый материал (программа, задания, проекты) Networking: 120+ наставников уже в нашей команде из разных стран и компаний Продвижение личного бренда в профессиональной среде: наставничество ценится в любой компании, при релокации в Европу и США Совмещение с основной работой: вы сами выбираете удобное время работы с учениками Доступ к материалам Хекслета и 50% скидки на интенсивы для опытных разработчиков Доступ к базе студентов: вы можете нанимать тех, кого обучаете <text:s/>Что мы ожидаем? <text:s/>У вас есть опыт коммерческой разработки на Python и его фреймворках (в частности, Django) У вас есть базовые знания алгоритмов и структур данных Вы используете в работе автоматизированное тестирование собственного кода Разбираетесь в веб-технологиях: http, dns Был опыт профилирования и оптимизации кода <text:s/>Особо ценится (но не обязательно): <text:s/>Опыт наставничества в любом виде: онлайн или оффлайн школы, внутренние центры обучения, опыт team lead Выступления на конференциях и митапах Понимание функциональных языков </text:p>
          </table:table-cell>
          <table:table-cell office:value-type="string" calcext:value-type="string">
            <text:p>['Python', 'Django Framework', 'Django', 'Flask']</text:p>
          </table:table-cell>
          <table:table-cell office:value-type="string" calcext:value-type="string">
            <text:p>Hexlet</text:p>
          </table:table-cell>
          <table:table-cell office:value-type="string" calcext:value-type="string">
            <text:p>https://hh.ru/vacancy/67864415</text:p>
          </table:table-cell>
          <table:table-cell/>
          <table:table-cell office:value-type="string" calcext:value-type="string">
            <text:p>80000.0</text:p>
          </table:table-cell>
          <table:table-cell office:value-type="string" calcext:value-type="string">
            <text:p>RUR</text:p>
          </table:table-cell>
          <table:table-cell table:number-columns-repeated="1013"/>
        </table:table-row>
        <table:table-row table:style-name="ro31">
          <table:table-cell office:value-type="float" office:value="69867626" calcext:value-type="float">
            <text:p>69867626</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Ищем опытного Backend разработчика на Python. У компании несколько больших долгосрочных проектов для крупных клиентов.Примеры проектов: частное облако для телеком-оператора и крупных банков, HR tech решение для крупного ритейлера, банковская CRM система. Конкретный проект обсуждается на этапе технического интервью, в зависимости от вашего опыта и интереса. Если проект надоест, можно перейти на другой.Обязанности: <text:s/>Backend разработка на Python в проектной команде до 15 человек Разработка нового функционала и поддержка текущих проектов (соотношение зависит от конкретного проекта) Конкретный фреймворк и стек технологий также зависит от проекта <text:s/>Стек: Python3, FastAPI, Celery/RabbitMQ, PostgreSQL/MongoDB/Redis, AsyncIO, unit tests Требования: <text:s/>Опыт Backend разработки сложных коммерческих проектов на Python от 4-х лет Высшее инженерное образование Плюсом будет опыт разработки на Golang <text:s/>Условия: <text:s/>Оформление по ИП со 100% оплатой отпусков и больничных Можно работать полностью удаленно или в офисе/коворкирге Нет жесткой бюрократии, тайм-трекинга и работы по выходным </text:p>
          </table:table-cell>
          <table:table-cell office:value-type="string" calcext:value-type="string">
            <text:p>['Python', 'PostgreSQL', 'Redis', 'MongoDB', 'RabbitMQ', 'Unit Testing']</text:p>
          </table:table-cell>
          <table:table-cell office:value-type="string" calcext:value-type="string">
            <text:p>Hi, Rockits!</text:p>
          </table:table-cell>
          <table:table-cell office:value-type="string" calcext:value-type="string">
            <text:p>https://hh.ru/vacancy/69867626</text:p>
          </table:table-cell>
          <table:table-cell/>
          <table:table-cell office:value-type="string" calcext:value-type="string">
            <text:p>300000.0</text:p>
          </table:table-cell>
          <table:table-cell office:value-type="string" calcext:value-type="string">
            <text:p>RUR</text:p>
          </table:table-cell>
          <table:table-cell table:number-columns-repeated="1013"/>
        </table:table-row>
        <table:table-row table:style-name="ro32">
          <table:table-cell office:value-type="float" office:value="66750706" calcext:value-type="float">
            <text:p>66750706</text:p>
          </table:table-cell>
          <table:table-cell office:value-type="string" calcext:value-type="string">
            <text:p>DWH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Компания Hoff - специализированный маркетплейс, мы активно развиваемся в ИТ, планируем использовать Data driven и Data Quality подходы.Сейчас мы решаем глобальную задачу рефакторинга DWH – есть возможность реализовать идеи новой структуры архитектуры хранения данных, новых витрин, и принять участие в построении real-time отчетности. С чем предстоит работать: MSSQL (OLAP, T-SQL), Airflow, Python, BigQuery, YandexCloud. Задачи: <text:s/>Реализация новой модели DWH (Data Vault); Участие в миграции данных (BigQuery - Yandex.Cloud - ClickHouse); Формирование пользовательских витрин данных; Написание Python скриптов / DAG-ов для интеграции с внешними источниками; Интеграция данных в OLAP (табулярные модели, многомерные кубы); Реализация задач Департамента электронной коммерции (Airflow, Python); Участие в переводе DWH на MPP-систему (Vertica/Greenplum). <text:s text:c="3"/>Для сотрудничества с нами вам понадобятся: <text:s/>Опыт промышленной разработки DWH (сбор требований, конструирование DWH, работа с таблицами, сбор сложных витрин); Опыт разработки на ANSI-SQL (опыт разработки именно в MS SQL Server будет плюсом); Практический опыт разработки ETL с помощью Airflow (Python) или T-SQL/ ANSI-SQL. <text:s/>Плюсом будет: <text:s/>Опыт работы с OLAP кубами SSAS; Опыт работы с BigQuery, ClickHouse; Опыт работы с высоконагруженными системами DWH, DataLake. <text:s/>Работа в Hoff – это: <text:s text:c="2"/>Конкурентная заработная плата: оклад + квартальный бонус; <text:s text:c="2"/>Обучение, способствующее профессиональному и личностному росту; <text:s text:c="2"/>График работы : 5/2 с 9 до 18/ с 10 до 19; <text:s text:c="2"/>Формат работы: гибрид или полная удаленка; <text:s text:c="2"/>Расширенный социальный пакет: ДМС со стоматологией, полис для выезжающих за рубеж; льготные условия оформления страховки для членов семьи; <text:s text:c="2"/>Корпоративные скидки на товары Hoff; <text:s text:c="2"/>Скидки от компаний партнеров; <text:s text:c="2"/>Насыщенная корпоративная жизнь. <text:s text:c="2"/>Присоединяйся к нашей дружной команде Hoff, с нами интересно!</text:p>
          </table:table-cell>
          <table:table-cell office:value-type="string" calcext:value-type="string">
            <text:p>['SQL', 'MS SQL Server', 'DWH', 'airflow', 'Python', 'Olap (online analytical processing)', 'SSAS', 'ETL']</text:p>
          </table:table-cell>
          <table:table-cell office:value-type="string" calcext:value-type="string">
            <text:p>Hoff</text:p>
          </table:table-cell>
          <table:table-cell office:value-type="string" calcext:value-type="string">
            <text:p>https://hh.ru/vacancy/66750706</text:p>
          </table:table-cell>
          <table:table-cell table:number-columns-repeated="1016"/>
        </table:table-row>
        <table:table-row table:style-name="ro32">
          <table:table-cell office:value-type="float" office:value="66750707" calcext:value-type="float">
            <text:p>66750707</text:p>
          </table:table-cell>
          <table:table-cell office:value-type="string" calcext:value-type="string">
            <text:p>DWH Develop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Компания Hoff - специализированный маркетплейс, мы активно развиваемся в ИТ, планируем использовать Data driven и Data Quality подходы.Сейчас мы решаем глобальную задачу рефакторинга DWH – есть возможность реализовать идеи новой структуры архитектуры хранения данных, новых витрин, и принять участие в построении real-time отчетности. С чем предстоит работать: MSSQL (OLAP, T-SQL), Airflow, Python, BigQuery, YandexCloud. Задачи: <text:s/>Реализация новой модели DWH (Data Vault); Участие в миграции данных (BigQuery - Yandex.Cloud - ClickHouse); Формирование пользовательских витрин данных; Написание Python скриптов / DAG-ов для интеграции с внешними источниками; Интеграция данных в OLAP (табулярные модели, многомерные кубы); Реализация задач Департамента электронной коммерции (Airflow, Python); Участие в переводе DWH на MPP-систему (Vertica/Greenplum). <text:s text:c="3"/>Для сотрудничества с нами вам понадобятся: <text:s/>Опыт промышленной разработки DWH (сбор требований, конструирование DWH, работа с таблицами, сбор сложных витрин); Опыт разработки на ANSI-SQL (опыт разработки именно в MS SQL Server будет плюсом); Практический опыт разработки ETL с помощью Airflow (Python) или T-SQL/ ANSI-SQL. <text:s/>Плюсом будет: <text:s/>Опыт работы с OLAP кубами SSAS; Опыт работы с BigQuery, ClickHouse; Опыт работы с высоконагруженными системами DWH, DataLake. <text:s/>Работа в Hoff – это: <text:s text:c="2"/>Конкурентная заработная плата: оклад + квартальный бонус; <text:s text:c="2"/>Обучение, способствующее профессиональному и личностному росту; <text:s text:c="2"/>График работы : 5/2 с 9 до 18/ с 10 до 19; <text:s text:c="2"/>Формат работы: гибрид или полная удаленка; <text:s text:c="2"/>Расширенный социальный пакет: ДМС со стоматологией, полис для выезжающих за рубеж; льготные условия оформления страховки для членов семьи; <text:s text:c="2"/>Корпоративные скидки на товары Hoff; <text:s text:c="2"/>Скидки от компаний партнеров; <text:s text:c="2"/>Насыщенная корпоративная жизнь. <text:s text:c="2"/>Присоединяйся к нашей дружной команде Hoff, с нами интересно!</text:p>
          </table:table-cell>
          <table:table-cell office:value-type="string" calcext:value-type="string">
            <text:p>['SQL', 'MS SQL Server', 'DWH', 'airflow', 'Python', 'Olap (online analytical processing)', 'SSAS', 'ETL']</text:p>
          </table:table-cell>
          <table:table-cell office:value-type="string" calcext:value-type="string">
            <text:p>Hoff</text:p>
          </table:table-cell>
          <table:table-cell office:value-type="string" calcext:value-type="string">
            <text:p>https://hh.ru/vacancy/66750707</text:p>
          </table:table-cell>
          <table:table-cell table:number-columns-repeated="1016"/>
        </table:table-row>
        <table:table-row table:style-name="ro33">
          <table:table-cell office:value-type="float" office:value="69135132" calcext:value-type="float">
            <text:p>69135132</text:p>
          </table:table-cell>
          <table:table-cell office:value-type="string" calcext:value-type="string">
            <text:p>DevOps/SRE Engineer (Remote)</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JetLend - инвестиционная платформа в индустрии краудлендинга, созданная выходцами из Сбербанка, Sberbank CIB и Oliver Wyman. №1 на российском рынке (по объёму кредитного портфеля). Мы развиваем интернет-платформу по кредитованию малого и среднего бизнеса напрямую физическими, юридическими лицами и институциональными инвесторами. Малому и среднему бизнесу сложно получить кредит в банке, а доходность для инвесторов по депозитам, акциям и облигациям падает. Мы решаем обе проблемы. В ноябре 2020 г. мы закрыли инвестиционный раунд серии А и начали масштабироваться. За 2021 год выросли более чем в 5 раз. В 2022 году планируем вырасти в 4 раза, а также подготовиться к выходу на Европейский рынок. Наши ценности: — Мы стремимся создать глобальную и прибыльную финтех-компанию, способную в будущем потеснить классические банки. — Мы воспринимаем каждого члена команды как партнера, поэтому предоставляем лучшим сотрудникам опцион на долю в компании. — Мы считаем, что каждый партнер является самостоятельным и ответственным за результат: у нас нет микроменеджмента, можно работать из любого удобного места. — Мы крайне заинтересованы в росте и развитии сотрудников. — Мы инвестируем в образование команды, считая обучение приоритетной ценностью. Технологии: <text:s/>Основной стек: Linux, Nginx, Python 3.8 + Django, MySQL. CI/CD на базе GitLab. ELK для логов, Prometheus/Grafana для мониторинга, Docker для вспомогательных сервисов. <text:s/>Чем предстоит заниматься: <text:s/>Доработка и поддержка инструментов и процессов разработки (GitLab, CI/CD). Построение и поддержка системы мониторинга и оповещений. Развитие и поддержка инфраструктуры в условиях постоянно растущей нагрузки (load balancing, репликация БД и т.д.). Внедрение инструментов для безопасности среды. <text:s/>Требования: Обязательные: <text:s/>Опыт работы DevOps c Linux инфраструктурой от 1 года. Опыт настройки Nginx и MySQL. Опыт работы с Docker. Понимание процессов и опыт настройки CI/CD. <text:s/>Желательные: <text:s text:c="2"/>Практический опыт работы с инструментами/технологиями из нашего технологического стека: ELK, Prometheus, Grafana, Django/Gunicorn, Wordpress, Monday, Confluence. <text:s text:c="2"/>Умение писать скрипты на Bash и программировать на Python. <text:s text:c="2"/>Знание Ansible, следование принципу IaaC при разработке новых решений. <text:s text:c="2"/>Условия: <text:s text:c="2"/>Возможность релокации в ЕС после 6 мес работы в компании. <text:s text:c="2"/>Оклад определяется по итогам финального интервью с руководителем команды. <text:s text:c="2"/>Полностью удаленная работа. <text:s/>Официальное трудоустройство и 100% белая зарплата. Оплачиваемые корпоративные выезды всей команды за рубеж 2 раза в год. Пересмотр оклада каждые 3 месяца с возможностью индексации. Опционная программа для лучших сотрудников - возможность получить долю в компании. </text:p>
          </table:table-cell>
          <table:table-cell office:value-type="string" calcext:value-type="string">
            <text:p>['Linux', 'Docker', 'MySQL', 'Python', 'CI/CD']</text:p>
          </table:table-cell>
          <table:table-cell office:value-type="string" calcext:value-type="string">
            <text:p>JetLend</text:p>
          </table:table-cell>
          <table:table-cell office:value-type="string" calcext:value-type="string">
            <text:p>https://hh.ru/vacancy/69135132</text:p>
          </table:table-cell>
          <table:table-cell/>
          <table:table-cell office:value-type="string" calcext:value-type="string">
            <text:p>150000.0</text:p>
          </table:table-cell>
          <table:table-cell office:value-type="string" calcext:value-type="string">
            <text:p>RUR</text:p>
          </table:table-cell>
          <table:table-cell table:number-columns-repeated="1013"/>
        </table:table-row>
        <table:table-row table:style-name="ro34">
          <table:table-cell office:value-type="float" office:value="69700725" calcext:value-type="float">
            <text:p>69700725</text:p>
          </table:table-cell>
          <table:table-cell office:value-type="string" calcext:value-type="string">
            <text:p>Python Backend Developer (Team Lead/Remot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JetLend - инвестиционная платформа в индустрии краудлендинга, созданная выходцами из Сбербанка, Sberbank CIB и Oliver Wyman. №1 на российском рынке (по объему кредитного портфеля). Мы развиваем интернет-платформу по кредитованию малого и среднего бизнеса напрямую физическими, юридическими лицами и институциональными инвесторами. Малому и среднему бизнесу сложно получить кредит в банке, а доходность для инвесторов по депозитам, акциям и облигациям падает. Мы решаем обе проблемы. В ноябре 2020 г. мы закрыли инвестиционный раунд серии А и начали масштабироваться. За 2021 год выросли более чем в 5 раз. В 2022 году планируем вырасти в 4 раза, а также подготовиться к выходу на Европейский рынок. Наши ценности: — Мы стремимся создать глобальную и прибыльную финтех-компанию, способную в будущем потеснить классические банки. — Мы воспринимаем каждого члена команды как партнера, поэтому предоставляем лучшим сотрудникам опцион на долю в компании. — Мы считаем, что каждый партнер является самостоятельным и ответственным за результат: у нас нет микроменеджмента, можно работать из любого удобного места. — Мы крайне заинтересованы в росте и развитии сотрудников. — Мы инвестируем в образование команды, считая обучение приоритетной ценностью. Технологии: — Основной стек: Python 3.8, Django + DRF, MySQL, React. — Покрытие тестами основной части кода (&gt;75%), обязательное использование типизации, отсутствие legacy-кода. — Continuous Integration для автоматического запуска тестов, линтеров и mypy. Чем предстоит заниматься:: <text:s text:c="2"/>Доработка ключевых компонентов системы: личные кабинеты, админка, мобильное приложение, интеграции с внешними источниками, уведомления и т.д. <text:s text:c="2"/>Проектирование и разработка отдельных модулей и функциональных частей. <text:s/>Обеспечение масштабируемости и эффективности решений. <text:s/>Интеграция с разработчиками Frontend. <text:s text:c="2"/>Code Review и прием PR от других Backend разработчиков. <text:s text:c="2"/>Требования: Обязательные: <text:s text:c="2"/>Хорошее знание Python 3.8, Django&gt;=2.0, DRF. <text:s text:c="2"/>Опыт ведения проекта/руководства командой. <text:s text:c="2"/>Опыт коммерческой разработки на Python от 2 лет. <text:s text:c="2"/>Опыт работы с реляционными базами данных (MySQL), знакомство с NoSQL. <text:s text:c="2"/>Опыт работы с очередями задач (Celery). <text:s text:c="2"/>Умение писать юнит-тесты. <text:s text:c="2"/>Желательные, но необязательные: <text:s/>Опыт обработки больших объёмов данных. <text:s/>Умение производить декомпозицию и адекватную оценку поставленной задачи, соблюдать согласованные сроки. <text:s text:c="2"/>Знакомство с современными методологиями проектирования, разработки и тестирования. <text:s text:c="2"/>Способность работать самостоятельно и в команде, взаимодействовать с людьми. <text:s text:c="2"/>Условия: <text:s text:c="2"/>Возможность релокации в ЕС после 6 мес работы в компании. <text:s text:c="2"/>Оклад определяется по итогам финального интервью с руководителем команды. <text:s text:c="2"/>Полностью удаленная работа. <text:s/>Официальное трудоустройство и 100% белая зарплата. Гибкие условия работы, когда главное – результат, а не исполнение формальных требований. Оплачиваемые корпоративные выезды всей команды за рубеж 2 раза в год. При регулярном (более 3-х месяцев подряд) выполнении плана - пересмотр и повышение оклада. Опционная программа для лучших сотрудников - возможность получить долю в компании. </text:p>
          </table:table-cell>
          <table:table-cell office:value-type="string" calcext:value-type="string">
            <text:p>['Python', 'Django Framework', 'MySQL']</text:p>
          </table:table-cell>
          <table:table-cell office:value-type="string" calcext:value-type="string">
            <text:p>JetLend</text:p>
          </table:table-cell>
          <table:table-cell office:value-type="string" calcext:value-type="string">
            <text:p>https://hh.ru/vacancy/69700725</text:p>
          </table:table-cell>
          <table:table-cell/>
          <table:table-cell office:value-type="string" calcext:value-type="string">
            <text:p>250000.0</text:p>
          </table:table-cell>
          <table:table-cell office:value-type="string" calcext:value-type="string">
            <text:p>RUR</text:p>
          </table:table-cell>
          <table:table-cell table:number-columns-repeated="1013"/>
        </table:table-row>
        <table:table-row table:style-name="ro35">
          <table:table-cell office:value-type="float" office:value="69576307" calcext:value-type="float">
            <text:p>69576307</text:p>
          </table:table-cell>
          <table:table-cell office:value-type="string" calcext:value-type="string">
            <text:p>Python Developer (Middle+)</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В karta.io открыта вакансия Python Developer (Middle+). Мы команда профессионалов, разрабатываем высоконагруженный сервис. Мы стремимся использовать современные и проверенные технологии. Почти каждая строчка нашего бэкенда покрыта unit-тестами. У нас отлажен процесс деплоймента в k8s с мультистейджингами. Мы ищем кандидата, хорошо знакомого с нашим стеком и готового влиться в нашу дружную команду. Стек: Backend: Python, DjangoFrontend: JavaScript, TypeScript Что предстоит делать: <text:s/>разработка высоконагруженного проекта на django; написание юнит-тестов; коммуникация с менеджерами, командой FrontEnd и QA; интеграция партнёрских сервисов. <text:s text:c="3"/>Что для нас важно: <text:s/>отличные знания Python, Django, ORM, DRF; хорошее знание SQL (join, индексы, триггеры), мы используем Postgres; опыт работы с celery, docker, написания юнит-тестов(pytest). <text:s text:c="3"/>Будет плюсом: <text:s/>опыт работы с CickHouse; опыт работы с сервисами AWS, k8s; знание английского языка от В1. <text:s text:c="3"/>Что мы предлагаем: <text:s/>зарплата на уровне рынка в $; уютная удалёнка, fulltime загрузка; возможна помощь в релокации (Бали), после прохождения ИС; соблюдаем выходные дни по производственному календарю ТК РФ; оплачиваемый отпуск 28 календарных дней в году; больничный без больничного, и лучшие психологи / психотерапевты в распоряжении; курсы, обучение за счет компании и свои преподаватели английского (в том числе native speaker). <text:s text:c="3"/>Тебе интересно, что дальше: <text:s/>Твой отклик на вакансию и чуть-чуть ожидания. Если всё взаимно, рекрутер свяжется с тобой в ближайшее время ;) Обсуждение технических/организационных нюансов работы; Финальное интервью с HR. <text:s/>Мы стараемся не затягивать процесс найма и делать его максимально комфортным. Как только мы понимаем, что случился метч, то сразу же выходим с оффером. Общаясь с нами, тебе будет спокойнее, так как все процессы максимально прозрачные. <text:s/>Присоединяйся к нашей команде, чтобы вместе создать финтех, который перевернет рынок США. </text:p>
          </table:table-cell>
          <table:table-cell office:value-type="string" calcext:value-type="string">
            <text:p>['Python', 'Django Framework', 'Git', 'Английский язык', 'ORM', 'SQL', 'Docker', 'Celery', 'Pytest', 'AWS']</text:p>
          </table:table-cell>
          <table:table-cell office:value-type="string" calcext:value-type="string">
            <text:p>Karta.</text:p>
          </table:table-cell>
          <table:table-cell office:value-type="string" calcext:value-type="string">
            <text:p>https://hh.ru/vacancy/69576307</text:p>
          </table:table-cell>
          <table:table-cell/>
          <table:table-cell office:value-type="string" calcext:value-type="string">
            <text:p>4000.0</text:p>
          </table:table-cell>
          <table:table-cell office:value-type="string" calcext:value-type="string">
            <text:p>USD</text:p>
          </table:table-cell>
          <table:table-cell table:number-columns-repeated="1013"/>
        </table:table-row>
        <table:table-row table:style-name="ro36">
          <table:table-cell office:value-type="float" office:value="70365578" calcext:value-type="float">
            <text:p>70365578</text:p>
          </table:table-cell>
          <table:table-cell office:value-type="string" calcext:value-type="string">
            <text:p>Python developer (Django)</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ривет! Мы — Kokoc Group — группа компаний в сфере digital. Все наши процессы (даже автоматизированные) разработаны и поддерживаются людьми. Поэтому мы считаем высшей ценностью компании комфорт и человеческое взаимодействие, а только потом — технологии. В группе компаний более 40 продуктов: высоконагруженные рекламные сети, маркетинговые агентства и платформы, студия веб-разработки, внутренние сервисы. Вакансия открыта в IT-департаменте, наша команда насчитывает уже более 30 специалистов (backend, frontend, fullstack, support). Мы используем следующие технологии: <text:s/>Python 3.7, Django 2.2.2; PostgreSQL; Redis, Celery, Docker; Git. <text:s/>Ищем будущего коллегу, у которого есть: <text:s text:c="2"/>опыт разработки на Python/Django от 3-х лет; <text:s text:c="2"/>опыт работы с PostgreSQL/Redis; <text:s text:c="2"/>опыт коммерческой разработки REST API; <text:s/>опыт работы с высоконагруженными проектами. <text:s/>Что мы предлагаем: <text:s/>Работу в крупнейшей группе компаний: мы входим в топ-5 работодателей России в области маркетинга. В составе группы более 30 компаний и у нас уже более 800 сотрудников; <text:s/>Удаленный формат работы: не имеет значения в каком городе ты живешь, при этом у нас есть 4 офиса (Москва, Тула, Екатеринбург, Саранск), их можно посещать по желанию; <text:s text:c="2"/>Гибкое начало рабочего дня: мы работаем с понедельника по пятницу, есть возможность выбора времени начала рабочего дня, у нас нет жесткого контроля за графиком, главное, чтобы задачи выполнялись вовремя; <text:s text:c="2"/>Конкурентную заработную плату: обсуждаем по итогам собеседования и ориентируемся на твои ожидания; <text:s text:c="2"/>Сильную команду: будущие коллеги готовы делиться опытом, а у тебя будет возможность научиться у них новому; <text:s text:c="2"/>Здоровые взаимоотношения: для нас важны честность и открытость, каждому из наших сотрудников предоставляется всесторонняя поддержка, возможность получения карьерных консультаций и индивидуальный план развития внутри компании; <text:s/>Дополнительные бонусы: аккредитованная IT-компания, программа лояльности, скидки от партнеров, программа материальной помощи, сервис по отслеживанию физического и ментального здоровья, различные мероприятия для сотрудников. </text:p>
          </table:table-cell>
          <table:table-cell office:value-type="string" calcext:value-type="string">
            <text:p>['Python', 'Django Framework', 'PostgreSQL', 'Git', 'Celery']</text:p>
          </table:table-cell>
          <table:table-cell office:value-type="string" calcext:value-type="string">
            <text:p>Kokoc Group</text:p>
          </table:table-cell>
          <table:table-cell office:value-type="string" calcext:value-type="string">
            <text:p>https://hh.ru/vacancy/70365578</text:p>
          </table:table-cell>
          <table:table-cell table:number-columns-repeated="1016"/>
        </table:table-row>
        <table:table-row table:style-name="ro36">
          <table:table-cell office:value-type="float" office:value="70365652" calcext:value-type="float">
            <text:p>70365652</text:p>
          </table:table-cell>
          <table:table-cell office:value-type="string" calcext:value-type="string">
            <text:p>Python developer (Django)</text:p>
          </table:table-cell>
          <table:table-cell office:value-type="string" calcext:value-type="string">
            <text:p>Краснодар</text:p>
          </table:table-cell>
          <table:table-cell office:value-type="string" calcext:value-type="string">
            <text:p>От 3 до 6 лет</text:p>
          </table:table-cell>
          <table:table-cell office:value-type="string" calcext:value-type="string">
            <text:p>Привет! Мы — Kokoc Group — группа компаний в сфере digital. Все наши процессы (даже автоматизированные) разработаны и поддерживаются людьми. Поэтому мы считаем высшей ценностью компании комфорт и человеческое взаимодействие, а только потом — технологии. В группе компаний более 40 продуктов: высоконагруженные рекламные сети, маркетинговые агентства и платформы, студия веб-разработки, внутренние сервисы. Вакансия открыта в IT-департаменте, наша команда насчитывает уже более 30 специалистов (backend, frontend, fullstack, support). Мы используем следующие технологии: <text:s/>Python 3.7, Django 2.2.2; PostgreSQL; Redis, Celery, Docker; Git. <text:s/>Ищем будущего коллегу, у которого есть: <text:s text:c="2"/>опыт разработки на Python/Django от 3-х лет; <text:s text:c="2"/>опыт работы с PostgreSQL/Redis; <text:s text:c="2"/>опыт коммерческой разработки REST API; <text:s/>опыт работы с высоконагруженными проектами. <text:s/>Что мы предлагаем: <text:s/>Работу в крупнейшей группе компаний: мы входим в топ-5 работодателей России в области маркетинга. В составе группы более 30 компаний и у нас уже более 800 сотрудников; <text:s/>Удаленный формат работы: не имеет значения в каком городе ты живешь, при этом у нас есть 4 офиса (Москва, Тула, Екатеринбург, Саранск), их можно посещать по желанию; <text:s text:c="2"/>Гибкое начало рабочего дня: мы работаем с понедельника по пятницу, есть возможность выбора времени начала рабочего дня, у нас нет жесткого контроля за графиком, главное, чтобы задачи выполнялись вовремя; <text:s text:c="2"/>Конкурентную заработную плату: обсуждаем по итогам собеседования и ориентируемся на твои ожидания; <text:s text:c="2"/>Сильную команду: будущие коллеги готовы делиться опытом, а у тебя будет возможность научиться у них новому; <text:s text:c="2"/>Здоровые взаимоотношения: для нас важны честность и открытость, каждому из наших сотрудников предоставляется всесторонняя поддержка, возможность получения карьерных консультаций и индивидуальный план развития внутри компании; <text:s/>Дополнительные бонусы: аккредитованная IT-компания, программа лояльности, скидки от партнеров, программа материальной помощи, сервис по отслеживанию физического и ментального здоровья, различные мероприятия для сотрудников. </text:p>
          </table:table-cell>
          <table:table-cell office:value-type="string" calcext:value-type="string">
            <text:p>['Python', 'Django Framework', 'PostgreSQL', 'Git', 'Celery']</text:p>
          </table:table-cell>
          <table:table-cell office:value-type="string" calcext:value-type="string">
            <text:p>Kokoc Group</text:p>
          </table:table-cell>
          <table:table-cell office:value-type="string" calcext:value-type="string">
            <text:p>https://hh.ru/vacancy/70365652</text:p>
          </table:table-cell>
          <table:table-cell table:number-columns-repeated="1016"/>
        </table:table-row>
        <table:table-row table:style-name="ro36">
          <table:table-cell office:value-type="float" office:value="70365651" calcext:value-type="float">
            <text:p>70365651</text:p>
          </table:table-cell>
          <table:table-cell office:value-type="string" calcext:value-type="string">
            <text:p>Python developer (Django)</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ривет! Мы — Kokoc Group — группа компаний в сфере digital. Все наши процессы (даже автоматизированные) разработаны и поддерживаются людьми. Поэтому мы считаем высшей ценностью компании комфорт и человеческое взаимодействие, а только потом — технологии. В группе компаний более 40 продуктов: высоконагруженные рекламные сети, маркетинговые агентства и платформы, студия веб-разработки, внутренние сервисы. Вакансия открыта в IT-департаменте, наша команда насчитывает уже более 30 специалистов (backend, frontend, fullstack, support). Мы используем следующие технологии: <text:s/>Python 3.7, Django 2.2.2; PostgreSQL; Redis, Celery, Docker; Git. <text:s/>Ищем будущего коллегу, у которого есть: <text:s text:c="2"/>опыт разработки на Python/Django от 3-х лет; <text:s text:c="2"/>опыт работы с PostgreSQL/Redis; <text:s text:c="2"/>опыт коммерческой разработки REST API; <text:s/>опыт работы с высоконагруженными проектами. <text:s/>Что мы предлагаем: <text:s/>Работу в крупнейшей группе компаний: мы входим в топ-5 работодателей России в области маркетинга. В составе группы более 30 компаний и у нас уже более 800 сотрудников; <text:s/>Удаленный формат работы: не имеет значения в каком городе ты живешь, при этом у нас есть 4 офиса (Москва, Тула, Екатеринбург, Саранск), их можно посещать по желанию; <text:s text:c="2"/>Гибкое начало рабочего дня: мы работаем с понедельника по пятницу, есть возможность выбора времени начала рабочего дня, у нас нет жесткого контроля за графиком, главное, чтобы задачи выполнялись вовремя; <text:s text:c="2"/>Конкурентную заработную плату: обсуждаем по итогам собеседования и ориентируемся на твои ожидания; <text:s text:c="2"/>Сильную команду: будущие коллеги готовы делиться опытом, а у тебя будет возможность научиться у них новому; <text:s text:c="2"/>Здоровые взаимоотношения: для нас важны честность и открытость, каждому из наших сотрудников предоставляется всесторонняя поддержка, возможность получения карьерных консультаций и индивидуальный план развития внутри компании; <text:s/>Дополнительные бонусы: аккредитованная IT-компания, программа лояльности, скидки от партнеров, программа материальной помощи, сервис по отслеживанию физического и ментального здоровья, различные мероприятия для сотрудников. </text:p>
          </table:table-cell>
          <table:table-cell office:value-type="string" calcext:value-type="string">
            <text:p>['Python', 'Django Framework', 'PostgreSQL', 'Git', 'Celery']</text:p>
          </table:table-cell>
          <table:table-cell office:value-type="string" calcext:value-type="string">
            <text:p>Kokoc Group</text:p>
          </table:table-cell>
          <table:table-cell office:value-type="string" calcext:value-type="string">
            <text:p>https://hh.ru/vacancy/70365651</text:p>
          </table:table-cell>
          <table:table-cell table:number-columns-repeated="1016"/>
        </table:table-row>
        <table:table-row table:style-name="ro37">
          <table:table-cell office:value-type="float" office:value="70656389" calcext:value-type="float">
            <text:p>70656389</text:p>
          </table:table-cell>
          <table:table-cell office:value-type="string" calcext:value-type="string">
            <text:p>Data Scientist</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LС Group – продуктовая IT-компания, разработавшая уникальную платформу для автоматизации онлайн-кредитования. Наш продукт включает в себя решения для кредитного скоринга, решения для фрод-мониторинга, интеграции BI-систем и многое другое. Наши технические решения представлены партнерами на финансовом рынке Мексики, ЮАР, Испании, Вьетнама и России. Приглашаем в свою команду Data Scientist. Мы ищем человека, который готов работать и развиваться вместе с командой. <text:s text:c="2"/>Чем предстоит заниматься: <text:s text:c="2"/>Разрабатывать системы скоринга для различных стран <text:s text:c="2"/>Исследовать поведенческие паттерны и находить зависимости в данных используя статистические методы анализа <text:s text:c="2"/>Моделировать поведения клиентов для решения задач маркетинга <text:s text:c="2"/>Участвовать в разработке архитектуры ML сервисов <text:s text:c="2"/>Оптимизировать и развивать уже существующие пайплайны <text:s text:c="2"/>Что ждем от тебя: <text:s text:c="2"/>имеешь хорошую математическую подготовку <text:s text:c="2"/>знаешь основы статистического анализа <text:s text:c="2"/>понимаешь принципы постановки экспериментов, проверки гипотез <text:s text:c="2"/>имеешь опыт работы с Python, библиотеками scikit-learn, numpy, scipy, pandas, gbm фреймворками <text:s text:c="2"/>владеешь инструментами визуализации данных (seaborn, plotly, matplotlib) <text:s text:c="2"/>понимаешь микросервисную архитектуру и знаком с инструментами (Docker, Docker Compose) <text:s text:c="2"/>имеешь опыт использования и понимаешь основные алгоритмы машинного обучения <text:s text:c="2"/>понимаешь методологию разработки GitFlow <text:s text:c="2"/>обладаешь навыками общения и умеешь донести свою точку зрения <text:s text:c="2"/>Очень круто, если ты: <text:s text:c="2"/>имеешь профиль в GitHub или Kaggle, которым не стыдно поделиться <text:s text:c="2"/>имеешь опыт вывода моделей в прод и понимаешь их жизненный цикл <text:s text:c="2"/>применял практики MLOps в реальных проектах <text:s text:c="2"/>имеешь опыт участия в конкурсах по анализу данных <text:s text:c="2"/>знаешь pytorch <text:s text:c="2"/>закончил ШАД или CSC <text:s text:c="2"/>Мы гарантируем: <text:s text:c="2"/>Соблюдение всех обязательств по ТК РФ. «Белая» заработная плата; <text:s text:c="2"/>ДМС для всех сотрудников (амбулаторное лечение + стоматология); <text:s text:c="2"/>Чай, кофе и фрукты :) <text:s text:c="2"/>Регулярное ревью, ретроспективы на проектах, индивидуальный подход к твоему развитию; <text:s text:c="2"/>Возможность проявлять инициативу и стать реальным двигателем изменений в компании – мы всегда готовы обсуждать и реализовывать лучшие идеи; <text:s text:c="2"/>Насыщенная корпоративная жизнь и развитая инженерная культура: посещение конференций, регулярная организация внутренних мероприятий для обмена опытом и дискуссий, неформальные корпоративные мероприятия; <text:s text:c="2"/>Возможность учить английский язык и заниматься спортом с корпоративными скидками; <text:s text:c="2"/>Гибкий график, отсутствие дресс-кода, возможность работать удаленно; <text:s text:c="2"/>Комфортный офис в Технопарке Академгородка (Николаева 11) <text:s/></text:p>
          </table:table-cell>
          <table:table-cell office:value-type="string" calcext:value-type="string">
            <text:p>['Python', 'Docker', 'Machine Learning']</text:p>
          </table:table-cell>
          <table:table-cell office:value-type="string" calcext:value-type="string">
            <text:p>LC Group</text:p>
          </table:table-cell>
          <table:table-cell office:value-type="string" calcext:value-type="string">
            <text:p>https://hh.ru/vacancy/70656389</text:p>
          </table:table-cell>
          <table:table-cell table:number-columns-repeated="1016"/>
        </table:table-row>
        <table:table-row table:style-name="ro37">
          <table:table-cell office:value-type="float" office:value="70656388" calcext:value-type="float">
            <text:p>70656388</text:p>
          </table:table-cell>
          <table:table-cell office:value-type="string" calcext:value-type="string">
            <text:p>Data Scientist</text:p>
          </table:table-cell>
          <table:table-cell office:value-type="string" calcext:value-type="string">
            <text:p>Новосибирск</text:p>
          </table:table-cell>
          <table:table-cell office:value-type="string" calcext:value-type="string">
            <text:p>От 1 года до 3 лет</text:p>
          </table:table-cell>
          <table:table-cell office:value-type="string" calcext:value-type="string">
            <text:p>LС Group – продуктовая IT-компания, разработавшая уникальную платформу для автоматизации онлайн-кредитования. Наш продукт включает в себя решения для кредитного скоринга, решения для фрод-мониторинга, интеграции BI-систем и многое другое. Наши технические решения представлены партнерами на финансовом рынке Мексики, ЮАР, Испании, Вьетнама и России. Приглашаем в свою команду Data Scientist. Мы ищем человека, который готов работать и развиваться вместе с командой. <text:s text:c="2"/>Чем предстоит заниматься: <text:s text:c="2"/>Разрабатывать системы скоринга для различных стран <text:s text:c="2"/>Исследовать поведенческие паттерны и находить зависимости в данных используя статистические методы анализа <text:s text:c="2"/>Моделировать поведения клиентов для решения задач маркетинга <text:s text:c="2"/>Участвовать в разработке архитектуры ML сервисов <text:s text:c="2"/>Оптимизировать и развивать уже существующие пайплайны <text:s text:c="2"/>Что ждем от тебя: <text:s text:c="2"/>имеешь хорошую математическую подготовку <text:s text:c="2"/>знаешь основы статистического анализа <text:s text:c="2"/>понимаешь принципы постановки экспериментов, проверки гипотез <text:s text:c="2"/>имеешь опыт работы с Python, библиотеками scikit-learn, numpy, scipy, pandas, gbm фреймворками <text:s text:c="2"/>владеешь инструментами визуализации данных (seaborn, plotly, matplotlib) <text:s text:c="2"/>понимаешь микросервисную архитектуру и знаком с инструментами (Docker, Docker Compose) <text:s text:c="2"/>имеешь опыт использования и понимаешь основные алгоритмы машинного обучения <text:s text:c="2"/>понимаешь методологию разработки GitFlow <text:s text:c="2"/>обладаешь навыками общения и умеешь донести свою точку зрения <text:s text:c="2"/>Очень круто, если ты: <text:s text:c="2"/>имеешь профиль в GitHub или Kaggle, которым не стыдно поделиться <text:s text:c="2"/>имеешь опыт вывода моделей в прод и понимаешь их жизненный цикл <text:s text:c="2"/>применял практики MLOps в реальных проектах <text:s text:c="2"/>имеешь опыт участия в конкурсах по анализу данных <text:s text:c="2"/>знаешь pytorch <text:s text:c="2"/>закончил ШАД или CSC <text:s text:c="2"/>Мы гарантируем: <text:s text:c="2"/>Соблюдение всех обязательств по ТК РФ. «Белая» заработная плата; <text:s text:c="2"/>ДМС для всех сотрудников (амбулаторное лечение + стоматология); <text:s text:c="2"/>Чай, кофе и фрукты :) <text:s text:c="2"/>Регулярное ревью, ретроспективы на проектах, индивидуальный подход к твоему развитию; <text:s text:c="2"/>Возможность проявлять инициативу и стать реальным двигателем изменений в компании – мы всегда готовы обсуждать и реализовывать лучшие идеи; <text:s text:c="2"/>Насыщенная корпоративная жизнь и развитая инженерная культура: посещение конференций, регулярная организация внутренних мероприятий для обмена опытом и дискуссий, неформальные корпоративные мероприятия; <text:s text:c="2"/>Возможность учить английский язык и заниматься спортом с корпоративными скидками; <text:s text:c="2"/>Гибкий график, отсутствие дресс-кода, возможность работать удаленно; <text:s text:c="2"/>Комфортный офис в Технопарке Академгородка (Николаева 11) <text:s/></text:p>
          </table:table-cell>
          <table:table-cell office:value-type="string" calcext:value-type="string">
            <text:p>['Python', 'Docker', 'Machine Learning']</text:p>
          </table:table-cell>
          <table:table-cell office:value-type="string" calcext:value-type="string">
            <text:p>LC Group</text:p>
          </table:table-cell>
          <table:table-cell office:value-type="string" calcext:value-type="string">
            <text:p>https://hh.ru/vacancy/70656388</text:p>
          </table:table-cell>
          <table:table-cell table:number-columns-repeated="1016"/>
        </table:table-row>
        <table:table-row table:style-name="ro37">
          <table:table-cell office:value-type="float" office:value="70656387" calcext:value-type="float">
            <text:p>70656387</text:p>
          </table:table-cell>
          <table:table-cell office:value-type="string" calcext:value-type="string">
            <text:p>Data Scientist</text:p>
          </table:table-cell>
          <table:table-cell office:value-type="string" calcext:value-type="string">
            <text:p>Екатеринбург</text:p>
          </table:table-cell>
          <table:table-cell office:value-type="string" calcext:value-type="string">
            <text:p>От 1 года до 3 лет</text:p>
          </table:table-cell>
          <table:table-cell office:value-type="string" calcext:value-type="string">
            <text:p>LС Group – продуктовая IT-компания, разработавшая уникальную платформу для автоматизации онлайн-кредитования. Наш продукт включает в себя решения для кредитного скоринга, решения для фрод-мониторинга, интеграции BI-систем и многое другое. Наши технические решения представлены партнерами на финансовом рынке Мексики, ЮАР, Испании, Вьетнама и России. Приглашаем в свою команду Data Scientist. Мы ищем человека, который готов работать и развиваться вместе с командой. <text:s text:c="2"/>Чем предстоит заниматься: <text:s text:c="2"/>Разрабатывать системы скоринга для различных стран <text:s text:c="2"/>Исследовать поведенческие паттерны и находить зависимости в данных используя статистические методы анализа <text:s text:c="2"/>Моделировать поведения клиентов для решения задач маркетинга <text:s text:c="2"/>Участвовать в разработке архитектуры ML сервисов <text:s text:c="2"/>Оптимизировать и развивать уже существующие пайплайны <text:s text:c="2"/>Что ждем от тебя: <text:s text:c="2"/>имеешь хорошую математическую подготовку <text:s text:c="2"/>знаешь основы статистического анализа <text:s text:c="2"/>понимаешь принципы постановки экспериментов, проверки гипотез <text:s text:c="2"/>имеешь опыт работы с Python, библиотеками scikit-learn, numpy, scipy, pandas, gbm фреймворками <text:s text:c="2"/>владеешь инструментами визуализации данных (seaborn, plotly, matplotlib) <text:s text:c="2"/>понимаешь микросервисную архитектуру и знаком с инструментами (Docker, Docker Compose) <text:s text:c="2"/>имеешь опыт использования и понимаешь основные алгоритмы машинного обучения <text:s text:c="2"/>понимаешь методологию разработки GitFlow <text:s text:c="2"/>обладаешь навыками общения и умеешь донести свою точку зрения <text:s text:c="2"/>Очень круто, если ты: <text:s text:c="2"/>имеешь профиль в GitHub или Kaggle, которым не стыдно поделиться <text:s text:c="2"/>имеешь опыт вывода моделей в прод и понимаешь их жизненный цикл <text:s text:c="2"/>применял практики MLOps в реальных проектах <text:s text:c="2"/>имеешь опыт участия в конкурсах по анализу данных <text:s text:c="2"/>знаешь pytorch <text:s text:c="2"/>закончил ШАД или CSC <text:s text:c="2"/>Мы гарантируем: <text:s text:c="2"/>Соблюдение всех обязательств по ТК РФ. «Белая» заработная плата; <text:s text:c="2"/>ДМС для всех сотрудников (амбулаторное лечение + стоматология); <text:s text:c="2"/>Чай, кофе и фрукты :) <text:s text:c="2"/>Регулярное ревью, ретроспективы на проектах, индивидуальный подход к твоему развитию; <text:s text:c="2"/>Возможность проявлять инициативу и стать реальным двигателем изменений в компании – мы всегда готовы обсуждать и реализовывать лучшие идеи; <text:s text:c="2"/>Насыщенная корпоративная жизнь и развитая инженерная культура: посещение конференций, регулярная организация внутренних мероприятий для обмена опытом и дискуссий, неформальные корпоративные мероприятия; <text:s text:c="2"/>Возможность учить английский язык и заниматься спортом с корпоративными скидками; <text:s text:c="2"/>Гибкий график, отсутствие дресс-кода, возможность работать удаленно; <text:s text:c="2"/>Комфортный офис в Технопарке Академгородка (Николаева 11) <text:s/></text:p>
          </table:table-cell>
          <table:table-cell office:value-type="string" calcext:value-type="string">
            <text:p>['Python', 'Docker', 'Machine Learning']</text:p>
          </table:table-cell>
          <table:table-cell office:value-type="string" calcext:value-type="string">
            <text:p>LC Group</text:p>
          </table:table-cell>
          <table:table-cell office:value-type="string" calcext:value-type="string">
            <text:p>https://hh.ru/vacancy/70656387</text:p>
          </table:table-cell>
          <table:table-cell table:number-columns-repeated="1016"/>
        </table:table-row>
        <table:table-row table:style-name="ro38">
          <table:table-cell office:value-type="float" office:value="70413748" calcext:value-type="float">
            <text:p>70413748</text:p>
          </table:table-cell>
          <table:table-cell office:value-type="string" calcext:value-type="string">
            <text:p>Автор / Преподаватель курса "Автоматизация тестирования ПО на языке Python" (Онлайн)</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В настоящее время школа Level UP является одним из лидеров IT- Образования в России с СНГ. Начиная с 2012 года, мы провели множество курсов, семинаров, вебинаров, митапов в разных направлениях IT сферы и подготовили много талантливых выпускников, которые нашли себя и хорошую работу в IT. Кого мы ищем: <text:s/>Практиков, готовых делиться знаниями и опытом Руководителей команд разработки, неравнодушных к подготовке подрастающего поколения Специалистов, которые хотят преподавать <text:s/>От вас не требуется опыта преподавания, мы с радостью всему научим. Что мы предлагаем? <text:s/>Возможность структурировать свои знания и повысить профессиональный уровень Личный PR и, как следствие карьерный рост Обучаем, как преподавать (если у Вас нет опыта, бояться не стоит) Помощь методиста в составлении программы курса Возможность работать из любой точки Земли, где есть интернет Скидки на курсы для друзей / родственников Бесплатное прохождение наших курсов Достойная оплата <text:s/>Требования: <text:s/>Опыт в на позиции инженера по тестированию ПО (python) / QA Automation Engineer от 2-х лет Опыт менторства или обучения джунов (как преимущество) Искренняя любовь к людям приветствуется Стремление делиться опытом и знаниями с новичками Грамотная речь Интерес к постоянному саморазвитию Умение донести информацию по предмету до учеников Позитивный взгляд на жизнь! <text:s/>Задачи: <text:s/>Составление / Редактирование программы курса Проведение вебинаров (по 2,5 часа, 2 раза в неделю) Проверка и разборы домашних заданий Поддержка студентов во время курса, ответы на вопросы в общем чате Продолжительность курса 2 мес. <text:s text:c="2"/></text:p>
          </table:table-cell>
          <table:table-cell office:value-type="string" calcext:value-type="string">
            <text:p>['Python']</text:p>
          </table:table-cell>
          <table:table-cell office:value-type="string" calcext:value-type="string">
            <text:p>Level UP</text:p>
          </table:table-cell>
          <table:table-cell office:value-type="string" calcext:value-type="string">
            <text:p>https://hh.ru/vacancy/70413748</text:p>
          </table:table-cell>
          <table:table-cell table:number-columns-repeated="1016"/>
        </table:table-row>
        <table:table-row table:style-name="ro39">
          <table:table-cell office:value-type="float" office:value="69694383" calcext:value-type="float">
            <text:p>69694383</text:p>
          </table:table-cell>
          <table:table-cell office:value-type="string" calcext:value-type="string">
            <text:p>Python-разработчик</text:p>
          </table:table-cell>
          <table:table-cell office:value-type="string" calcext:value-type="string">
            <text:p>Казань</text:p>
          </table:table-cell>
          <table:table-cell office:value-type="string" calcext:value-type="string">
            <text:p>От 3 до 6 лет</text:p>
          </table:table-cell>
          <table:table-cell office:value-type="string" calcext:value-type="string">
            <text:p>MST — агентство-интегратор для технологических компаний. Мы с 2004 года разрабатываем и ускоряем запуск масштабных цифровых продуктов, наши технологии и проектный опыт позволяют решать задачи финтех-, IT- и телеком-компаний. Наши направления: стратегия, мобильная, веб-разработка, дизайн, performance маркетинг, SMM. Нам доверяют: ЦБ РФ, Сбер, Уралсиб, Росбанк, Теле2, Мегафон, Ростелеком, MTC, Дом ру, Роснефть, Газпромнефть, Panasonic, Yandex, Mail Ru Group, Сколково, Кинопоиск. Доказательством нашей экспертизы являются высокие позиции в отраслевых рейтингах, а также 100+ наград на российских и зарубежных конкурсах: Awwwards, CSS Awards, Tagline Awards, Golden Site, Golden App, Премия Рунета. Ищем в свою команду python-разработчика (middle+/senior) для работы над нашим собственным продуктом и менторства коллег. <text:s/>LMS платформа GrowHeads, позволяющая легко создавать отдельные курсы и уроки, а также целые онлайн школы. На платформе имеется все необходимое для создания информативных блоков, блоков медиа, тестов, а также библиотека созданных уроков и возможность гибкой настройки доступа к материалам. Сейчас ведется работа над расширением функционала для новых потребителей, чтобы сделать продукт еще более удобным и ценным для образовательной индустрии. Наш стек: python 3.9, Django, FastAPI, SQLAlcim, Strawberry Graphql, Kafka, PostgreSQL Если совсем подробно, нам нужен сотрудник, который будет: <text:s text:c="2"/>Разрабатывать новый сложный функционал, поддерживать и оптимизировать старый; <text:s text:c="2"/>Управлять командой разработки и самостоятельно распределять задачи внутри команды; <text:s text:c="2"/>Проводить CodeReview. <text:s text:c="2"/>Менторить и обучать ребят в команде, повышать их квалификационный уровень. <text:s text:c="2"/>Ваши профессиональные скиллы: <text:s text:c="2"/>Опыт работы с Python, Django + DRF или другим фреймворком от 4-х лет, WSGI, ASGI; <text:s text:c="2"/>Опыт работы в Linux, командной строке; <text:s text:c="2"/>Docker и Docker-compose; <text:s text:c="2"/>Опыт работы c ELK стэком; <text:s text:c="2"/>Навыки администрирования БД/ проектирования больших миграций; <text:s text:c="2"/>SQLAlchemy + Alembic Kubernetes, Kafka/Rabbit MQ, Redis, Firebase, CI/CD, Nginx, websocket <text:s text:c="2"/>Мы ценим в людях: <text:s/>Стремление к развитию. Смелость, честность и ответственность. <text:s/>Что получают наши сотрудники: <text:s/>Удаленную работу. Стабильную работу в крупной IT-компании: за последний год мы выросли в 2 раза и продолжаем расти. Карьерный рост и профессиональное развитие: раз в полгода проводим оценочную сессию и составляем индивидуальный план развития на следующий период. Работу с командой мастеров своего дела, которая всегда поддержит и поделится опытом. Работа на сложных и интересных проектах: наши клиенты - это мировые бренды и транснациональные компании. Все условия для эффективной работы: структурированный рабочий процесс, слаженная коммуникация с командой. Предоставляем оборудованное рабочее место, современную технику, используем новейшее программное обеспечение, постоянно экспериментируем и актуализируем технологический стек, следуем трендам, используем передовые технологии. Отсутствие корпоративной бюрократии. Обучение и конференции за счет компании: мы заботимся о профессиональном развитии команды в целом и каждого специалиста в частности, даем все возможности раскрыть свой потенциал. Проводим множество внутренних митапов и оплачиваем внешнее обучение, инициатором которого можешь стать ты сам. Доступ к корпоративной библиотеке. Развитую систему наставничества: у каждого нового сотрудника на период испытательного срока свой наставник. Официальное трудоустройство. Белую зарплату и её регулярный пересмотр по итогам performance review. <text:s/>Этапы подбора: <text:s/>Собеседование с HR (30 - 40 минут). Собеседование с team lead (60 - 80 минут) <text:s/>Хотите стать частью нашей команды? Жмите на "откликнуться"! Мы обязательно рассмотрим ваше резюме и дадим feedback в течение 7 рабочих дней. <text:s text:c="3"/></text:p>
          </table:table-cell>
          <table:table-cell office:value-type="string" calcext:value-type="string">
            <text:p>['Git', 'Python', 'Django', 'FastAPI', 'PostgreSQL', 'Graphql', 'Kafka']</text:p>
          </table:table-cell>
          <table:table-cell office:value-type="string" calcext:value-type="string">
            <text:p>MST</text:p>
          </table:table-cell>
          <table:table-cell office:value-type="string" calcext:value-type="string">
            <text:p>https://hh.ru/vacancy/69694383</text:p>
          </table:table-cell>
          <table:table-cell/>
          <table:table-cell office:value-type="string" calcext:value-type="string">
            <text:p>175000.0</text:p>
          </table:table-cell>
          <table:table-cell office:value-type="string" calcext:value-type="string">
            <text:p>RUR</text:p>
          </table:table-cell>
          <table:table-cell table:number-columns-repeated="1013"/>
        </table:table-row>
        <table:table-row table:style-name="ro40">
          <table:table-cell office:value-type="float" office:value="70395301" calcext:value-type="float">
            <text:p>70395301</text:p>
          </table:table-cell>
          <table:table-cell office:value-type="string" calcext:value-type="string">
            <text:p>Разработчик Python (по написанию парсеров)</text:p>
          </table:table-cell>
          <table:table-cell office:value-type="string" calcext:value-type="string">
            <text:p>Казань</text:p>
          </table:table-cell>
          <table:table-cell office:value-type="string" calcext:value-type="string">
            <text:p>От 3 до 6 лет</text:p>
          </table:table-cell>
          <table:table-cell office:value-type="string" calcext:value-type="string">
            <text:p>Мы ищем крутого специалиста по написанию парсеров на C# или Pythonс опытом работы от 2-х лет. Ждем тебя в нашу команду, если ты работал с написанием многопоточного асинхронного кода, системой очередей, работал с базами данных и занимался написанием Unit-тестов на свой код. У нас ты будешь выполнять данный функционал: <text:s text:c="6"/>Разработка парсеров различной сложности для новых источников данных (в том числе с региональными ограничениями/с защитой от ботов); <text:s text:c="2"/>Поддержка существующих парсеров (изменение формата данных, получение новых данных, оптимизация скорости сбора и обработки данных, поддержка изменений на стороне источника); <text:s text:c="2"/>Ревью кода; <text:s text:c="2"/>Работа в команде. <text:s text:c="2"/>Необходимые навыки: <text:s text:c="4"/>Понимание механизмов парсинга данных; <text:s text:c="2"/>Знание JavaScript; <text:s text:c="2"/>Знание протоколов HTTP и WebSocket; <text:s text:c="2"/>Знание основных алгоритмов/структур данных; <text:s text:c="2"/>Знание методов защиты веб-приложений от отладки и обратного инжиниринга и умение их обходить. <text:s text:c="2"/>Условия: <text:s/>Аккредитованная IT компания; Оформление по ТК РФ; Стабильная и достойная заработная плата, соответствующая твоим скиллам; График работы 5/2 с гибким началом рабочего дня с 08:00 до 10:00; Офис класса “А” в центре города с большой парковкой, спортзалом и кафе; Система обучения в нашей IT School и на внешних ресурсах за счет компании; Помощь карьерного консультанта, психолога; ДМС; Приятный релокационный пакет, если хочешь работать с нами из офиса в Казани; Курсы английского языка; Собственный спортзал. </text:p>
          </table:table-cell>
          <table:table-cell office:value-type="string" calcext:value-type="string">
            <text:p>['Python', 'JavaScript', 'Git', 'ООП', 'C#', 'WebSocket', 'Kubernetes']</text:p>
          </table:table-cell>
          <table:table-cell office:value-type="string" calcext:value-type="string">
            <text:p>Maxima</text:p>
          </table:table-cell>
          <table:table-cell office:value-type="string" calcext:value-type="string">
            <text:p>https://hh.ru/vacancy/70395301</text:p>
          </table:table-cell>
          <table:table-cell table:number-columns-repeated="1016"/>
        </table:table-row>
        <table:table-row table:style-name="ro41">
          <table:table-cell office:value-type="float" office:value="69278697" calcext:value-type="float">
            <text:p>69278697</text:p>
          </table:table-cell>
          <table:table-cell office:value-type="string" calcext:value-type="string">
            <text:p>Python backend Middle/Senior developer</text:p>
          </table:table-cell>
          <table:table-cell office:value-type="string" calcext:value-type="string">
            <text:p>Брянск</text:p>
          </table:table-cell>
          <table:table-cell office:value-type="string" calcext:value-type="string">
            <text:p>От 3 до 6 лет</text:p>
          </table:table-cell>
          <table:table-cell office:value-type="string" calcext:value-type="string">
            <text:p>Обязанности: <text:s text:c="2"/>Проектировать архитектуру и реализовывать c нуля проекты на Python <text:s text:c="2"/>Требования: <text:s/>Опыт разработки на Python от 3 лет Хорошее знание хотя бы одного популярного фреймворка (Django+DRF, Flask, aiohttp, FastAPI) Опыт с основными библиотеками экосистемы Python (Celery, SQLAlchemy и т. п.) Опыт работы с (не)реляционными системами управления базами данных (PostgreSQL, MySQL, MongoDB) Опыт работы с Docker и Docker Compose Опыт проектирования и разработки сервисов, работающих в облаке Знакомство с современными средствами логирования и мониторинга(Sentry, ELK, Prometheus) Знание принципов взаимодействия систем посредством разных протоколов (SOAP, REST, JSON-RPC и т.п.) Навыки работы с инструментами и библиотеками для Unit тестирования Знакомство с паттернами проектирования, принципами SOLID, KISS, DRY <text:s/>Условия: <text:s/>Удалённую работу в сильной состоявшейся команде; Открытый диалог с дирекцией компании; Официальную заработную плату, обсуждается на собеседовании; Оформление по ТК; Молодой, дружный, коллектив профессионалов; Обучение и развитие; Корпоративный английский; Возможность профессионального роста. <text:s/>Стало интересно и хочешь работать у нас? Откликайся на сайте или пиши на почту. Давай знакомиться ! <text:s/></text:p>
          </table:table-cell>
          <table:table-cell office:value-type="string" calcext:value-type="string">
            <text:p>['Python', 'Django Framework', 'PostgreSQL', 'Flask', 'Английский язык']</text:p>
          </table:table-cell>
          <table:table-cell office:value-type="string" calcext:value-type="string">
            <text:p>PENA</text:p>
          </table:table-cell>
          <table:table-cell office:value-type="string" calcext:value-type="string">
            <text:p>https://hh.ru/vacancy/69278697</text:p>
          </table:table-cell>
          <table:table-cell table:number-columns-repeated="1016"/>
        </table:table-row>
        <table:table-row table:style-name="ro42">
          <table:table-cell office:value-type="float" office:value="69982059" calcext:value-type="float">
            <text:p>69982059</text:p>
          </table:table-cell>
          <table:table-cell office:value-type="string" calcext:value-type="string">
            <text:p>Программист Python</text:p>
          </table:table-cell>
          <table:table-cell office:value-type="string" calcext:value-type="string">
            <text:p>Орел</text:p>
          </table:table-cell>
          <table:table-cell office:value-type="string" calcext:value-type="string">
            <text:p>От 1 года до 3 лет</text:p>
          </table:table-cell>
          <table:table-cell office:value-type="string" calcext:value-type="string">
            <text:p>Обязанности: <text:s/>поддержка и доработка и оптимизация работы существующих проектов: Django/Flask/прикладные модули участие в полном цикле разработки - написание кода, отладка, написание тех. документации <text:s/>Требования: <text:s/>обязательно: коммерческий опыт разработки на Python от 2-х лет обязательно: коммерческий опыт разработки на Django от 1.5 года опыт разработки с активным применением multithreading/multiprocessing опыт работы: с postgresql / memcache / jquery / bootstrap / js / css опыт написания SQL-запросов для PostgreSQL опыт разработки с применением Flask для HighLoad-проектов будет плюсом <text:s/>Условия: <text:s text:c="2"/>трудоустройство согласно ТК РФ, пятидневный рабочий день, соц. пакет <text:s/>возможность работать удаленно з/п обсуждается с кандидатом, успешно прошедшим собеседование. </text:p>
          </table:table-cell>
          <table:table-cell office:value-type="string" calcext:value-type="string">
            <text:p>['Python', 'Git', 'Linux', 'Django Framework', 'JavaScript', 'HTML/CSS', 'Bootstrap', 'jQuery', 'Memcached', 'Flask', 'PyCharm', 'Удаленная работа', 'JS']</text:p>
          </table:table-cell>
          <table:table-cell office:value-type="string" calcext:value-type="string">
            <text:p>Pentestit</text:p>
          </table:table-cell>
          <table:table-cell office:value-type="string" calcext:value-type="string">
            <text:p>https://hh.ru/vacancy/69982059</text:p>
          </table:table-cell>
          <table:table-cell table:number-columns-repeated="1016"/>
        </table:table-row>
        <table:table-row table:style-name="ro43">
          <table:table-cell office:value-type="float" office:value="49277995" calcext:value-type="float">
            <text:p>49277995</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Performance Lab — международная ИТ-компания. Мы специализируемся на услугах по обеспечению качества, занимаемся заказной разработкой, а также создаем и поддерживаем собственные продукты. В 2021 году мы попали в ТОП-5 компаний в международном рейтинге TechReviewer.co, как ведущая компания по обеспечению качества ИТ-систем и тестированию ПО. И это — только начало! Наша компания ищет единомышленников, разделяющих принципы философии DevOps, обладающих техническим кругозором в данной области и готовых развиваться в этом направлении. Что будет входить в твои обязанности: <text:s text:c="2"/>Внедрение DevOps решений, включающих такие области, как автоматизация процессов сборки и развертывания систем, автоматизированное тестирование, мониторинг и релиз продуктов <text:s text:c="2"/>Установка и настройка инструментов DevOps <text:s text:c="2"/>Взаимодействие с разработчиками и системными администраторами, сотрудничество с командами из смежных областей <text:s text:c="2"/>Подготовка документации по проектам и внедрению DevOps решений <text:s text:c="2"/>Устранение сбоев и инцидентов <text:s text:c="2"/>Ты подходишь нам, если у тебя есть: <text:s text:c="2"/>Опыт работы в роли DevOps-инженера от 2-3 лет <text:s text:c="2"/>Опыт системного администрирования Linux/Unix, Windows не менее 1 года <text:s text:c="2"/>Опыт работы с серверной виртуализацией (VMWare / KVM / Xen / etc.) <text:s text:c="2"/>Опыт работы с инструментами управления конфигурациями (Ansible / Puppet / Chef) <text:s text:c="2"/>Опыт настройки CI и CD (Jenkins / Gitlab CI / Teamcity), понимание плюсов и минусов данных инструментов <text:s text:c="2"/>Опыт работы с системами контейнерной виртуализации (Docker) <text:s text:c="2"/>Знакомство со средствами мониторинга инфраструктуры и сервисов (Prometheus, Zabbix, Grafana) <text:s text:c="2"/>Почему именно Performance Lab? <text:s text:c="2"/>Преимущества: оформление по ТК РФ, график работы 5/2, 31 день оплачиваемого отпуска в год (3 отгула к основному отпуску), ДМС, английский язык. <text:s text:c="2"/>Возможности: возможность принять участие в сложных проектах, вместе с лучшими специалистами индустрии; высокая степень свободы в принятии решений, удаленный формат работы. <text:s text:c="2"/>Культура: теплая дружеская атмосфера и политика открытых дверей. Нас больше 400 человек на двух континентах, но мы поддерживаем атмосферу стартапа, в котором каждый человек важен. <text:s text:c="2"/>Один клик, и ты в команде своей мечты!</text:p>
          </table:table-cell>
          <table:table-cell office:value-type="string" calcext:value-type="string">
            <text:p>['CI/CD', 'Kubernetes', 'Golang', 'Python', 'Linux', 'CentOS', 'SQL', 'Bash', 'Ansible']</text:p>
          </table:table-cell>
          <table:table-cell office:value-type="string" calcext:value-type="string">
            <text:p>Performance Lab (Перфоманс Лаб)</text:p>
          </table:table-cell>
          <table:table-cell office:value-type="string" calcext:value-type="string">
            <text:p>https://hh.ru/vacancy/49277995</text:p>
          </table:table-cell>
          <table:table-cell table:number-columns-repeated="1016"/>
        </table:table-row>
        <table:table-row table:style-name="ro44">
          <table:table-cell office:value-type="float" office:value="69610052" calcext:value-type="float">
            <text:p>69610052</text:p>
          </table:table-cell>
          <table:table-cell office:value-type="string" calcext:value-type="string">
            <text:p>Lead Data Engineer</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Playrix – является крупнейшей игровой компанией в Европе и входит в топ-3 самых успешных мобильных разработчиков в мире. Мы создали такие хиты, как Gardenscapes, Fishdom, Manor Matters, Homescapes, Wildscapes и Township, которые скачали более 2 миллиарда игроков. В игры Playrix каждый месяц играют более 120 миллионов человек. Наша команда занимается разработкой и поддержкой программных продуктов для извлечения, трансформации, выгрузки и анализа данных. Объем данных в нашем Data Lake больше 2.5 петабайт: маркетинговые метрики, игровые события, параметры операционной деятельности. Мы делаем всё возможное, чтобы не возникало ни малейших сомнений в полноте, актуальности и достоверности информации, которую мы предоставляем. Особое внимание уделяем скорости обработки и качеству данных. Это позволяет нам принимать верные решения относительно развития наших игр! Для нас Tech Lead — это сильный технический специалист, который совместно с Product Owner может обеспечить стабильную работу команды, создающей внутреннюю платформу по автоматизации бизнес-процессов компании. Наши задачи <text:s text:c="3"/>архитектурная проработка, проведение PoC, разработка и улучшение наших сервисов; <text:s text:c="2"/>контроль выполнения задач, работа с рисками; <text:s text:c="2"/>найм, развитие, оценка и мотивация сотрудников; <text:s text:c="2"/>участие в составление Roadmap продуктов совместно с Product Owner; <text:s text:c="2"/>внедрение показателей для команды, сбор и анализ статистики, выявление узких мест; <text:s text:c="2"/>развитие процессов и их прозрачности для команды и внешних стейкхолдеров. <text:s text:c="2"/>Наш стек Наш основной язык программирования - Python. Для доступа к данным используем SQL. Datalake построен на S3, Parquet и Glue. В качестве DWH используем Redshift/Postgresql. Работаем в облачной инфраструктуре AWS. Используем решения мейнстримовых вендоров (Databricks, MonteCarlo, DBT). Практикуем serverless подход работы с ресурсами и горизонтальное масштабирование, используем предиктивные модели. Уделяем внимание рефакторингу и кода, и архитектуры. CI/CD - TeamCity. . Мы ожидаем <text:s text:c="2"/>опыт управления командой от 2 лет (6+ человек); <text:s text:c="2"/>отличное знание Python, опыт разработки на нем, умение читать и анализировать чужой код; <text:s text:c="2"/>навыки написания и оптимизации SQL запросов, готовность прокачивать свои знания и писать более сложный код на SQL; <text:s text:c="2"/>широкие представления о средах и инструментариях разработки, технологиях, фреймворках; <text:s text:c="2"/>опыт разработки архитектуры. <text:s text:c="2"/>Будет плюсом <text:s text:c="2"/>опыт работы с большими данными или BI; <text:s text:c="2"/>знание предметной области маркетинга; <text:s text:c="2"/>опыт работы в любой облачной инфраструктуре (AWS, Google Cloud, Azure); <text:s text:c="2"/>опыт работы с системами управления ETL (Luigi, Airflow); <text:s text:c="2"/>знание Tableau, опыт работы с backend web-приложений (Django/Flask); <text:s text:c="2"/>аналитические навыки работы с данными. <text:s/></text:p>
          </table:table-cell>
          <table:table-cell office:value-type="string" calcext:value-type="string">
            <text:p>['Python', 'SQL', 'PostgreSQL', 'Анализ данных', 'Flask', 'AWS', 'TeamCity', 'Базы данных', 'Big Data', 'Spark']</text:p>
          </table:table-cell>
          <table:table-cell office:value-type="string" calcext:value-type="string">
            <text:p>Playrix</text:p>
          </table:table-cell>
          <table:table-cell office:value-type="string" calcext:value-type="string">
            <text:p>https://hh.ru/vacancy/69610052</text:p>
          </table:table-cell>
          <table:table-cell table:number-columns-repeated="1016"/>
        </table:table-row>
        <table:table-row table:style-name="ro44">
          <table:table-cell office:value-type="float" office:value="69610051" calcext:value-type="float">
            <text:p>69610051</text:p>
          </table:table-cell>
          <table:table-cell office:value-type="string" calcext:value-type="string">
            <text:p>Lead Data Engine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Playrix – является крупнейшей игровой компанией в Европе и входит в топ-3 самых успешных мобильных разработчиков в мире. Мы создали такие хиты, как Gardenscapes, Fishdom, Manor Matters, Homescapes, Wildscapes и Township, которые скачали более 2 миллиарда игроков. В игры Playrix каждый месяц играют более 120 миллионов человек. Наша команда занимается разработкой и поддержкой программных продуктов для извлечения, трансформации, выгрузки и анализа данных. Объем данных в нашем Data Lake больше 2.5 петабайт: маркетинговые метрики, игровые события, параметры операционной деятельности. Мы делаем всё возможное, чтобы не возникало ни малейших сомнений в полноте, актуальности и достоверности информации, которую мы предоставляем. Особое внимание уделяем скорости обработки и качеству данных. Это позволяет нам принимать верные решения относительно развития наших игр! Для нас Tech Lead — это сильный технический специалист, который совместно с Product Owner может обеспечить стабильную работу команды, создающей внутреннюю платформу по автоматизации бизнес-процессов компании. Наши задачи <text:s text:c="3"/>архитектурная проработка, проведение PoC, разработка и улучшение наших сервисов; <text:s text:c="2"/>контроль выполнения задач, работа с рисками; <text:s text:c="2"/>найм, развитие, оценка и мотивация сотрудников; <text:s text:c="2"/>участие в составление Roadmap продуктов совместно с Product Owner; <text:s text:c="2"/>внедрение показателей для команды, сбор и анализ статистики, выявление узких мест; <text:s text:c="2"/>развитие процессов и их прозрачности для команды и внешних стейкхолдеров. <text:s text:c="2"/>Наш стек Наш основной язык программирования - Python. Для доступа к данным используем SQL. Datalake построен на S3, Parquet и Glue. В качестве DWH используем Redshift/Postgresql. Работаем в облачной инфраструктуре AWS. Используем решения мейнстримовых вендоров (Databricks, MonteCarlo, DBT). Практикуем serverless подход работы с ресурсами и горизонтальное масштабирование, используем предиктивные модели. Уделяем внимание рефакторингу и кода, и архитектуры. CI/CD - TeamCity. . Мы ожидаем <text:s text:c="2"/>опыт управления командой от 2 лет (6+ человек); <text:s text:c="2"/>отличное знание Python, опыт разработки на нем, умение читать и анализировать чужой код; <text:s text:c="2"/>навыки написания и оптимизации SQL запросов, готовность прокачивать свои знания и писать более сложный код на SQL; <text:s text:c="2"/>широкие представления о средах и инструментариях разработки, технологиях, фреймворках; <text:s text:c="2"/>опыт разработки архитектуры. <text:s text:c="2"/>Будет плюсом <text:s text:c="2"/>опыт работы с большими данными или BI; <text:s text:c="2"/>знание предметной области маркетинга; <text:s text:c="2"/>опыт работы в любой облачной инфраструктуре (AWS, Google Cloud, Azure); <text:s text:c="2"/>опыт работы с системами управления ETL (Luigi, Airflow); <text:s text:c="2"/>знание Tableau, опыт работы с backend web-приложений (Django/Flask); <text:s text:c="2"/>аналитические навыки работы с данными. <text:s/></text:p>
          </table:table-cell>
          <table:table-cell office:value-type="string" calcext:value-type="string">
            <text:p>['Python', 'SQL', 'PostgreSQL', 'Анализ данных', 'Flask', 'AWS', 'TeamCity', 'Базы данных', 'Big Data', 'Spark']</text:p>
          </table:table-cell>
          <table:table-cell office:value-type="string" calcext:value-type="string">
            <text:p>Playrix</text:p>
          </table:table-cell>
          <table:table-cell office:value-type="string" calcext:value-type="string">
            <text:p>https://hh.ru/vacancy/69610051</text:p>
          </table:table-cell>
          <table:table-cell table:number-columns-repeated="1016"/>
        </table:table-row>
        <table:table-row table:style-name="ro29">
          <table:table-cell office:value-type="float" office:value="69074202" calcext:value-type="float">
            <text:p>69074202</text:p>
          </table:table-cell>
          <table:table-cell office:value-type="string" calcext:value-type="string">
            <text:p>Senior Data Scientist (WAF)</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Мы сейчас ищем Специалиста по машинному обучению в нашу команду Департамента разработки WAF (Web Application Firewall).WAF - это межсетевой экран, который обнаруживает и блокирует атаки, обеспечивает непрерывную защиту приложений, пользователей и инфраструктуры и помогает соответствовать стандартам безопасности. Чем предстоит заниматься: <text:s/>Проектирование математических моделей обнаружения атак на веб-приложения; Разработка и прототипирование статистических методов обнаружения аномалий в трафике; Поддержка и улучшение существующих алгоритмов машинного обучения в Application Firewall. <text:s/>Что ждём от кандидата: <text:s/>Уверенное знание Python, git; Знание основных алгоритмов/методов машинного обучения; Владение библиотеками Pytorch, sklearn. <text:s/>Будет плюсом: <text:s/>Знание основных веб-технологий и протоколов; Опыт работы с docker, k8s и микросервисной архитектурой. <text:s/>Условия: <text:s/>Работа в уютном офисе на м. Горьковская или удалённо. Гибкий график работы – можно выбрать начало рабочего дня. Шесть недель оплачиваемого отпуска в год. ДМС со стоматологией и вызовом врача на дом. Плюс страховка для путешествий. Минимум бюрократии и формализма. <text:s/>Частичная компенсация спорта; <text:s text:c="2"/>Настолки и книги в библиотеку покупаем два раза в год; <text:s text:c="2"/>Фрукты, печенье и орешки на кухнях;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web security', 'sklearn', 'pytorch', 'docker']</text:p>
          </table:table-cell>
          <table:table-cell office:value-type="string" calcext:value-type="string">
            <text:p>Positive Technologies</text:p>
          </table:table-cell>
          <table:table-cell office:value-type="string" calcext:value-type="string">
            <text:p>https://hh.ru/vacancy/69074202</text:p>
          </table:table-cell>
          <table:table-cell table:number-columns-repeated="1016"/>
        </table:table-row>
        <table:table-row table:style-name="ro45">
          <table:table-cell office:value-type="float" office:value="69073855" calcext:value-type="float">
            <text:p>69073855</text:p>
          </table:table-cell>
          <table:table-cell office:value-type="string" calcext:value-type="string">
            <text:p>Senior Data Scientist (WAF)</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Мы сейчас ищем Специалиста по машинному обучению в нашу команду Департамента разработки WAF (Web Application Firewall).WAF - это межсетевой экран, который обнаруживает и блокирует атаки, обеспечивает непрерывную защиту приложений, пользователей и инфраструктуры и помогает соответствовать стандартам безопасности. Чем предстоит заниматься: <text:s/>Проектирование математических моделей обнаружения атак на веб-приложения; Разработка и прототипирование статистических методов обнаружения аномалий в трафике; Поддержка и улучшение существующих алгоритмов машинного обучения в Application Firewall. <text:s/>Что ждём от кандидата: <text:s/>Уверенное знание Python, git; Знание основных алгоритмов/методов машинного обучения; Владение библиотеками Pytorch, sklearn. <text:s/>Будет плюсом: <text:s/>Знание основных веб-технологий и протоколов; Опыт работы с docker, k8s и микросервисной архитектурой. <text:s/>Что ещё, кроме работы? У нас дружелюбная и открытая команда, нет бюрократии и лишних уровней управления. Есть работающая схема профессионального развития сотрудников. А также: <text:s text:c="2"/>Можно работать удалённо или в офисе в минуте от метро Преображенская площадь (на 15 этаже с красивыми видами на Москву); <text:s text:c="2"/>Гибкое начало рабочего дня; <text:s text:c="2"/>ДМС со стоматологией, вызовом врача на дом, экстренной госпитализацией; <text:s text:c="2"/>Две недели дополнительного отпуска; <text:s text:c="2"/>Частичная компенсация спорта; <text:s text:c="2"/>В офисе есть спортивная зона с душевыми и массажное кресло; <text:s text:c="2"/>Можно присоединиться к футбольной, баскетбольной или волейбольной сборным, для которых мы арендуем спортивные площадки; <text:s text:c="2"/>Книги в библиотеку и настольные игры покупаем два раза в год; <text:s text:c="2"/>Фрукты и печенье, микромаркет “ВкусВилл” и кофепоинт;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web security', 'sklearn', 'pytorch', 'docker']</text:p>
          </table:table-cell>
          <table:table-cell office:value-type="string" calcext:value-type="string">
            <text:p>Positive Technologies</text:p>
          </table:table-cell>
          <table:table-cell office:value-type="string" calcext:value-type="string">
            <text:p>https://hh.ru/vacancy/69073855</text:p>
          </table:table-cell>
          <table:table-cell table:number-columns-repeated="1016"/>
        </table:table-row>
        <table:table-row table:style-name="ro46">
          <table:table-cell office:value-type="float" office:value="69075660" calcext:value-type="float">
            <text:p>69075660</text:p>
          </table:table-cell>
          <table:table-cell office:value-type="string" calcext:value-type="string">
            <text:p>Senior ML Engineer</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Примеры наших исследований: <text:s text:c="2"/>Про то как применяли Seq2Seq для детекта веб-атак <text:s text:c="2"/>Про безопасность ИИ <text:s text:c="2"/>Разбор конкурса, где надо было обходить сервисы с ИИ <text:s text:c="2"/>Один подход к обнаружению веб-ботов <text:s text:c="2"/>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Условия: <text:s/>Работа в уютном офисе на м. Горьковская или удалённо. Гибкий график работы – можно выбрать начало рабочего дня. Шесть недель оплачиваемого отпуска в год. ДМС со стоматологией и вызовом врача на дом. Плюс страховка для путешествий. Минимум бюрократии и формализма. <text:s/>Частичная компенсация спорта. <text:s text:c="2"/>Настолки и книги в библиотеку покупаем два раза в год. <text:s text:c="2"/>Фрукты, печенье и орешки на кухнях.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sklearn', 'pytorch', 'docker', 'network security']</text:p>
          </table:table-cell>
          <table:table-cell office:value-type="string" calcext:value-type="string">
            <text:p>Positive Technologies</text:p>
          </table:table-cell>
          <table:table-cell office:value-type="string" calcext:value-type="string">
            <text:p>https://hh.ru/vacancy/69075660</text:p>
          </table:table-cell>
          <table:table-cell table:number-columns-repeated="1016"/>
        </table:table-row>
        <table:table-row table:style-name="ro46">
          <table:table-cell office:value-type="float" office:value="69075880" calcext:value-type="float">
            <text:p>69075880</text:p>
          </table:table-cell>
          <table:table-cell office:value-type="string" calcext:value-type="string">
            <text:p>Senior ML Engineer</text:p>
          </table:table-cell>
          <table:table-cell office:value-type="string" calcext:value-type="string">
            <text:p>Самара</text:p>
          </table:table-cell>
          <table:table-cell office:value-type="string" calcext:value-type="string">
            <text:p>От 3 до 6 лет</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Примеры наших исследований: <text:s text:c="2"/>Про то как применяли Seq2Seq для детекта веб-атак <text:s text:c="2"/>Про безопасность ИИ <text:s text:c="2"/>Разбор конкурса, где надо было обходить сервисы с ИИ <text:s text:c="2"/>Один подход к обнаружению веб-ботов <text:s text:c="2"/>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Условия: <text:s text:c="2"/>Можно работать в офисе на м. Алабинская или удалённо. <text:s text:c="2"/>Минимум бюрократии и формализма. <text:s text:c="2"/>ДМС со стоматологией, вызовом врача на дом, экстренной госпитализацией и страховкой для путешествий. <text:s text:c="2"/>Две недели дополнительного отпуска. <text:s text:c="2"/>Гибкое начало рабочего дня. <text:s text:c="2"/>Частичная компенсация спорта. <text:s text:c="2"/>Настолки и книги в библиотеку покупаем два раза в год. <text:s text:c="2"/>Фрукты, печенье и орешки на кухнях.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sklearn', 'pytorch', 'docker', 'network security']</text:p>
          </table:table-cell>
          <table:table-cell office:value-type="string" calcext:value-type="string">
            <text:p>Positive Technologies</text:p>
          </table:table-cell>
          <table:table-cell office:value-type="string" calcext:value-type="string">
            <text:p>https://hh.ru/vacancy/69075880</text:p>
          </table:table-cell>
          <table:table-cell table:number-columns-repeated="1016"/>
        </table:table-row>
        <table:table-row table:style-name="ro47">
          <table:table-cell office:value-type="float" office:value="69075554" calcext:value-type="float">
            <text:p>69075554</text:p>
          </table:table-cell>
          <table:table-cell office:value-type="string" calcext:value-type="string">
            <text:p>Senior ML Engine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Что ещё, кроме работы? У нас дружелюбная и открытая команда, нет бюрократии и лишних уровней управления. Есть работающая схема профессионального развития сотрудников. А также: <text:s text:c="2"/>Можно работать удалённо или в двухэтажном офисе в 5 минутах от метро Чернышевская; <text:s text:c="2"/>Гибкое начало рабочего дня; <text:s text:c="2"/>ДМС со стоматологией, вызовом врача на дом, экстренной госпитализацией и страховкой для путешествий; <text:s text:c="2"/>Две недели дополнительного отпуска; <text:s text:c="2"/>В офисе есть спортивная и музыкальная зоны и массажное кресло; <text:s text:c="2"/>Книги в библиотеку, настолки и игры на приставку покупаем два раза в год; <text:s text:c="2"/>Частичная компенсация спорта; <text:s text:c="2"/>Есть клубы по интересам (клуб D&amp;D, клуб инвесторов, мафия по спортивным правилам и другие). <text:s/></text:p>
          </table:table-cell>
          <table:table-cell office:value-type="string" calcext:value-type="string">
            <text:p>['Python', 'machine learning', 'sklearn', 'pytorch', 'docker', 'network security']</text:p>
          </table:table-cell>
          <table:table-cell office:value-type="string" calcext:value-type="string">
            <text:p>Positive Technologies</text:p>
          </table:table-cell>
          <table:table-cell office:value-type="string" calcext:value-type="string">
            <text:p>https://hh.ru/vacancy/69075554</text:p>
          </table:table-cell>
          <table:table-cell table:number-columns-repeated="1016"/>
        </table:table-row>
        <table:table-row table:style-name="ro48">
          <table:table-cell office:value-type="float" office:value="69075399" calcext:value-type="float">
            <text:p>69075399</text:p>
          </table:table-cell>
          <table:table-cell office:value-type="string" calcext:value-type="string">
            <text:p>Senior ML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Примеры наших исследований: <text:s text:c="2"/>Про то как применяли Seq2Seq для детекта веб-атак https://habr.com/ru/company/pt/blog/439202/ <text:s text:c="2"/>Про безопасность ИИ https://habr.com/ru/company/pt/blog/416691/ <text:s text:c="2"/>Разбор конкурса, где надо было обходить сервисы с ИИ https://habr.com/ru/company/pt/blog/454206/ <text:s text:c="2"/>Один подход к обнаружению веб-ботовhttps://habr.com/ru/company/pt/blog/515842/ <text:s text:c="2"/>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Что ещё, кроме работы? У нас дружелюбная и открытая команда, нет бюрократии и лишних уровней управления. Есть работающая схема профессионального развития сотрудников. А также: <text:s text:c="2"/>Можно работать удалённо или в офисе в минуте от метро Преображенская площадь (на 15 этаже с красивыми видами на Москву); <text:s text:c="2"/>Гибкое начало рабочего дня; <text:s text:c="2"/>ДМС со стоматологией, вызовом врача на дом, экстренной госпитализацией; <text:s text:c="2"/>Две недели дополнительного отпуска; <text:s text:c="2"/>Частичная компенсация спорта; <text:s text:c="2"/>В офисе есть спортивная зона с душевыми и массажное кресло; <text:s text:c="2"/>Можно присоединиться к футбольной, баскетбольной или волейбольной сборным, для которых мы арендуем спортивные площадки; <text:s text:c="2"/>Книги в библиотеку и настольные игры покупаем два раза в год; <text:s text:c="2"/>Фрукты и печенье, микромаркет “ВкусВилл” и кофепоинт; <text:s text:c="2"/>Есть клубы по интересам (шахматы, клуб инвесторов, мафия по спортивным правилам, винный клуб и другие). <text:s/></text:p>
          </table:table-cell>
          <table:table-cell office:value-type="string" calcext:value-type="string">
            <text:p>['Python', 'machine learning', 'sklearn', 'pytorch', 'docker', 'network security']</text:p>
          </table:table-cell>
          <table:table-cell office:value-type="string" calcext:value-type="string">
            <text:p>Positive Technologies</text:p>
          </table:table-cell>
          <table:table-cell office:value-type="string" calcext:value-type="string">
            <text:p>https://hh.ru/vacancy/69075399</text:p>
          </table:table-cell>
          <table:table-cell table:number-columns-repeated="1016"/>
        </table:table-row>
        <table:table-row table:style-name="ro49">
          <table:table-cell office:value-type="float" office:value="69075232" calcext:value-type="float">
            <text:p>69075232</text:p>
          </table:table-cell>
          <table:table-cell office:value-type="string" calcext:value-type="string">
            <text:p>Senior ML Engineer</text:p>
          </table:table-cell>
          <table:table-cell office:value-type="string" calcext:value-type="string">
            <text:p>Томск</text:p>
          </table:table-cell>
          <table:table-cell office:value-type="string" calcext:value-type="string">
            <text:p>От 3 до 6 лет</text:p>
          </table:table-cell>
          <table:table-cell office:value-type="string" calcext:value-type="string">
            <text:p>Чем занимается Positive Technologies Мы создаем продукты для кибербезопасности. Это решения и технологии, которые защищают от хакеров и помогают проводить расследования инцидентов. Мы разрабатываем сложные высоконагруженные системы, используем алгоритмы машинного обучения, обработки и анализа данных, опенсорс-решения и адаптируем их к нашим задачам. Часть наработок мы публикуем на GitHub. Прежде чем отдавать продукты заказчикам, мы проверяем их на себе. У нас семь офисов в России (в Москве, Санкт-Петербурге, Самаре, Нижнем Новгороде, Томске и два в Новосибирске), поэтому продуктовые команды часто территориально распределены. Нас больше 1000 человек. О нас: Сейчас ищем специалиста по машинному обучению в межпродуктовый отдел. Много интересных задач, которые хотелось бы довести до прода совместно с командами разработки. Примеры наших исследований: <text:s text:c="2"/>Про то как применяли Seq2Seq для детекта веб-атак https://habr.com/ru/company/pt/blog/439202/ <text:s text:c="2"/>Про безопасность ИИ https://habr.com/ru/company/pt/blog/416691/ <text:s text:c="2"/>Разбор конкурса, где надо было обходить сервисы с ИИ https://habr.com/ru/company/pt/blog/454206/ <text:s text:c="2"/>Один подход к обнаружению веб-ботовhttps://habr.com/ru/company/pt/blog/515842/ <text:s text:c="2"/>Задачи: <text:s text:c="2"/>Предстоит применять техники машинного обучения/статистики/анализа данных или понимать, что можно решить проще и эффективнее традиционными способами для продуктов PT (детекция атак в реальном времени, пост анализ, классификация протоколов, детектирования аномалий, поиск похожих инцидентов и новых "знаний"). <text:s text:c="2"/>Предстоит внедрять решения в продукты, включая проектирование частей МЛ-компонент, использующих МЛ-модели, написания кода для частей, использующих МЛ-компоненты продукта, проходить код ревью и взаимодействовать с разработчиками продуктов, различных их частей. <text:s text:c="2"/>Также предстоит сталкиваться и думать над актуальными проблемами МЛ-безопасности (как offence так и defence) и способами их решения — это не совсем исследовательская позиция, но быть вовлеченным или желать вовлекаться в актуальные проблемы как МЛ так и ИБ очень важно. <text:s text:c="2"/>Что ждём от кандидата: <text:s text:c="2"/>Опыт работы на ML позиции &gt;3 лет. <text:s text:c="2"/>Понимание основ статистики, техник машинного обучения в частности глубокого обучения, а также опыт работы с какими-то конкретными задачами. Важна не супер-глубина, сколько умение решать задачу относительно целей и ограничений. <text:s text:c="2"/>Хорошие технические познания в Python, опыт с другими языками тоже приветствуются. <text:s text:c="2"/>Опыт работы с Linux-based ОС, Docker. <text:s text:c="2"/>Знания основ CS: алгоритмы и структуры данных (не на уровне олимпиадников, а на уровне опыта применения). <text:s text:c="2"/>Опыт работы в командах c agile/kanban процессами. <text:s text:c="2"/>Опыт доведения прототипов до прода. <text:s text:c="2"/>Будем рады: <text:s text:c="2"/>Опыту проектирования и разработки систем с большими потоками данных. <text:s text:c="2"/>Опыту собственных исследований и участие в конференциях/митапах. <text:s text:c="2"/>Супер-силе разобраться в чем-то новом (язык, фреймворк, инструмент) и быть открытым к современным решениям. <text:s text:c="2"/>Желание расти и предлагать новые решения, которые сделают нашу жизнь проще, а продукты круче. <text:s text:c="2"/>Условия: <text:s/>Можно работать в офисе на проспекте Фрунзе, 103 или удалённо. <text:s/>Удобное расположение офиса и большая бесплатная парковка от БЦ; <text:s text:c="2"/>Гибкое начало рабочего дня; <text:s text:c="2"/>ДМС со стоматологией, вызовом врача на дом, экстренной госпитализацией и страховкой для путешествий; <text:s text:c="2"/>Две недели дополнительного отпуска; <text:s text:c="2"/>В офисе есть спортивная зона и массажное кресло; <text:s text:c="2"/>Летом на крыше БЦ открывается лаунж-зона; <text:s text:c="2"/>Настолки и книги в библиотеку покупаем два раза в год; <text:s text:c="2"/>Есть клубы по интересам (настолки, шахматы, клуб инвесторов и другие). <text:s/></text:p>
          </table:table-cell>
          <table:table-cell office:value-type="string" calcext:value-type="string">
            <text:p>['Python', 'machine learning', 'sklearn', 'pytorch', 'docker', 'network security']</text:p>
          </table:table-cell>
          <table:table-cell office:value-type="string" calcext:value-type="string">
            <text:p>Positive Technologies</text:p>
          </table:table-cell>
          <table:table-cell office:value-type="string" calcext:value-type="string">
            <text:p>https://hh.ru/vacancy/69075232</text:p>
          </table:table-cell>
          <table:table-cell table:number-columns-repeated="1016"/>
        </table:table-row>
        <table:table-row table:style-name="ro50">
          <table:table-cell office:value-type="float" office:value="69422543" calcext:value-type="float">
            <text:p>69422543</text:p>
          </table:table-cell>
          <table:table-cell office:value-type="string" calcext:value-type="string">
            <text:p>Data Scientist (computer visi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Prequel — это не просто один из лучших фото- и видеоредакторов на мировом рынке, но и настоящее творческое комьюнити. Наша миссия — вдохновлять людей по всему миру рассказывать свои истории, высказываться и выражать себя через контент, а все инструменты Prequel помогают достичь желаемого результата буквально в одно касание. А еще за плечами у Prequel коллаборации со всемирно известным брендами. Нашим приложением пользуются звезды, мировые бренды, лидеры мнений (и, вероятно, кто-то из твоих друзей). А еще нас очень любят Gen Z, поэтому мы в Prequel не стареем. Сейчас у нас больше 90 млн установок, а каждый день Prequel используют больше 1 млн. человек. Еще немного статистики: продукт в релизе с 2018 года, и за это время мы не раз занимали верхние точки в сторах по всему миру (стабильно в ТОП-15 по США, а недавно – в ТОП-3). Средняя оценка в AppStore — 4.8 (Prequel — практически отличник, чем мы гордимся). Мы не привыкли мыслить «в рамках» — мы ценим креатив, свободу самовыражения и стремление развиваться дальше и дальше. На достигнутых результатах мы не останавливаемся и мы ищем тех, кто будет помогать нам покорять сердца новых пользователей, создавая что-то гораздо большее, чем фото- и видеоредактор. Мы предоставляем полный пакет документов для релокации тем, кто готов к переезду в Черногорию. Сейчас мы в поисках талантливого и увлеченного Data Scientist, который будет делиться с коллегами своими идеями и вкладываться в развитие продукта и комьюнити. Пишем на Python, используем PyTorch, TensorFlow, Numpy, Scikit. Применяем самые современные технологии и не боимся экспериментировать. С чем предстоит работать: <text:s text:c="2"/>GAN; <text:s text:c="2"/>Detection/Tracking/Segmentation; <text:s text:c="2"/>Recommendations; <text:s text:c="2"/>Sound generation. <text:s text:c="2"/>Что нужно, чтобы к нам присоединиться: <text:s text:c="2"/>Опыт работы с нейросетями от 2-х лет; <text:s text:c="2"/>Опыт ускорения нейронных сетей; <text:s text:c="2"/>Опыт портирования нейронных сетей на мобильные устройства (iOS/Android); <text:s text:c="2"/>Завершенные проекты в production; <text:s text:c="2"/>Математический бэкграунд: линейная алгебра, матанализ, теория вероятности, статистика; <text:s text:c="2"/>Хорошее знание алгоритмов и структур данных. <text:s text:c="2"/>Стек технологий: <text:s/>Python, Tensorflow/Pytorch, Numpy, Scikit. <text:s/>Будет плюсом: <text:s/>C++, CUDA; Участие в олимпиадах и хакатонах. <text:s/>Мы предлагаем: <text:s/>Профессиональное развитие — оплачиваем обучение и курсы, проводим онлайн/оффлайн лекции, воркшопы и тренинги. Наши сотрудники - постоянные гости на всех больших IT митапах; Адаптация — качественно онбордим, помогаем быстро и гладко адаптироваться на всех этапах. Регулярно собираем фидбек на протяжении всего испытательного срока; Карьерное развитие — проводим 360 Review каждые 6 месяцев, следим за результатами и помогаем улучшить перформанс; Оборудование — предоставляем все необходимое для работы: мощное железо, дополнительные мониторы, телефоны\девайсы\переферия, лицензии на софт; Work-Life balance — возможность удобно выстраивать свой рабочий график, брать отпуск и day off без кучи согласований и бюрократии; Здоровье — заботимся о физическом и ментальном здоровье: расширенный ДМС (на территории всей России и Черногории) куда помимо прочего включены стоматолог, консультант по ЗОЖ, психолог и юрисконсульт; Офисное пространство — классные офисы в Москве, Калининграде и Черногории, с комфортными рабочими местами и lounge-зонами; Релокация — мы предоставляем полный пакет документов для тех, кто готов к переезду в Черногорию, и помогаем с оформлением ВНЖ; Prequel+ — premium доступ ко всем продуктам Prequel. </text:p>
          </table:table-cell>
          <table:table-cell office:value-type="string" calcext:value-type="string">
            <text:p>['Python', 'C++', 'Tensorflow', 'Pytorch', 'GAN']</text:p>
          </table:table-cell>
          <table:table-cell office:value-type="string" calcext:value-type="string">
            <text:p>Prequel</text:p>
          </table:table-cell>
          <table:table-cell office:value-type="string" calcext:value-type="string">
            <text:p>https://hh.ru/vacancy/69422543</text:p>
          </table:table-cell>
          <table:table-cell table:number-columns-repeated="1016"/>
        </table:table-row>
        <table:table-row table:style-name="ro51">
          <table:table-cell office:value-type="float" office:value="70570775" calcext:value-type="float">
            <text:p>70570775</text:p>
          </table:table-cell>
          <table:table-cell office:value-type="string" calcext:value-type="string">
            <text:p>Data engineer (Python/Airflow)</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команда QIWI. Финтех компания, которая создает крутые финансовые it-продукты для бизнеса и обычных пользователей. Нас больше 1700 человек, больше 600 человек в it, у нас современный стек и большие планы на будущее. Сейчас мы ищем Data инженера для развития внутреннего продукта. О продукте: Мы разрабатываем свой (dev2dev) продукт. Его цель - увеличение производительности и упрощение жизни разработке. Одной из частей продукта является система, которая собирает информацию про микросервисы (их более 1000), разрабатываемые в компании, из множества разных источников: github, teamcity, grafanа. Она была написана как MVP на Рython, и сейчас нам сложно развивать её с нормальной скоростью. Поэтому мы ищем коллегу, знакомого с инструментами из мира Data Engineering, который поможет нам построить удобный для разработки и масштабируемый ETL/ELT data pipeline. В команде 6 человек: 4 фронтенда, 2 бэкенда на Java, но нет data инженера. Cтек: Python, Airflow, Postgres, Kafka, Gitlab, Gerrit, Jira. Работаем по Scrum. Как понять, что вакансия вам подходит: <text:s/>Опыт работы в роли data-инженера не менее 2 лет. Умеете писать DAGи, понимаете, что такое ETL. Хорошо владеете ЯП Python. Здорово, если имели дело с большими объемами данных. Будет плюсом если вы работали с Kubernetes и graphql. Вы не боитесь ответственности за выбранные решения, не стесняетесь задавать вопросы коллегам. <text:s/>Мы предлагаем: <text:s/>Оформление с первого дня по ТК, современная техника, быстрая настройка доступов. Удаленка, гибрид или работа в комфортном офисе - выбирайте сами. Офис у метро Чертановская 24/7. Забота о сотрудниках в виде расширенного ДМС, страховки, английского, фитнеса, мобильной связи, доступов к библиотекам, персонального бюджета на обучение и не только. Возможность участвовать в митапах, хакатонах, конференциях QIWI. Уникальную атмосферу для продуктивной работы и развивающую среду, где можно найти единомышленников и научиться новому. Никакой бюрократии и важных боссов :-). Собеседование в 1 этап, без лайв кодинга. </text:p>
          </table:table-cell>
          <table:table-cell office:value-type="string" calcext:value-type="string">
            <text:p>['Python', 'ETL', 'Data enineer', 'Airflow', 'ELT', 'Kafka']</text:p>
          </table:table-cell>
          <table:table-cell office:value-type="string" calcext:value-type="string">
            <text:p>QIWI</text:p>
          </table:table-cell>
          <table:table-cell office:value-type="string" calcext:value-type="string">
            <text:p>https://hh.ru/vacancy/70570775</text:p>
          </table:table-cell>
          <table:table-cell table:number-columns-repeated="1016"/>
        </table:table-row>
        <table:table-row table:style-name="ro52">
          <table:table-cell office:value-type="float" office:value="70346926" calcext:value-type="float">
            <text:p>70346926</text:p>
          </table:table-cell>
          <table:table-cell office:value-type="string" calcext:value-type="string">
            <text:p>Senior Python developer (remote/Serbia)</text:p>
          </table:table-cell>
          <table:table-cell office:value-type="string" calcext:value-type="string">
            <text:p>Казань</text:p>
          </table:table-cell>
          <table:table-cell office:value-type="string" calcext:value-type="string">
            <text:p>От 3 до 6 лет</text:p>
          </table:table-cell>
          <table:table-cell office:value-type="string" calcext:value-type="string">
            <text:p>As a Senior Python developer in ROKO Labs, you will be part of the team working on a wide range of highly diverse software projects. If you know and love writing clean code, interacting with the Product Owners and Customers, ready to take responsibility for technical decisions — come and join our team of like-minded caring professionals. If you are interested in challenges, development and growth, this is the position for you! IDEAL CANDIDATE QUALIFICATIONS: <text:s/>4+ years of experience in software development processes Strong experience with Python; Good knowledge of the popular frameworks and libs - Django, Flask, Django REST framework, etc; Knowledge of the data-processing libs (pandas, numpy, sklearn, etc) - strong plus A good understanding of RESTful API; Good working understanding of cloud technologies such as AWS or Microsoft Azure; Experience with database technologies, SQL, NoSQL (PostgreSQL, MongoDB, etc); Experience with Git; Ability to integrate multiple data sources and databases into one system; Desire and ability to rapidly learn a wide variety of new technical skills; An analytical mind, with problem solving skills; Experience with system architecture or leading a software team is a strong advantage; Intermediate English or higher (spoken and written) <text:s/>WE OFFER: <text:s/>Interesting and challenging projects; Competitive salary; Flexible working hours; Work in friendly professional teams; Vacancy for relocation to Serbia or working in other countries. </text:p>
          </table:table-cell>
          <table:table-cell office:value-type="string" calcext:value-type="string">
            <text:p>['Python', 'PostgreSQL', 'MongoDB']</text:p>
          </table:table-cell>
          <table:table-cell office:value-type="string" calcext:value-type="string">
            <text:p>ROKO Labs</text:p>
          </table:table-cell>
          <table:table-cell office:value-type="string" calcext:value-type="string">
            <text:p>https://hh.ru/vacancy/70346926</text:p>
          </table:table-cell>
          <table:table-cell table:number-columns-repeated="1016"/>
        </table:table-row>
        <table:table-row table:style-name="ro52">
          <table:table-cell office:value-type="float" office:value="70083295" calcext:value-type="float">
            <text:p>70083295</text:p>
          </table:table-cell>
          <table:table-cell office:value-type="string" calcext:value-type="string">
            <text:p>Senior Python developer (remote/Serbia)</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As a Senior Python developer in ROKO Labs, you will be part of the team working on a wide range of highly diverse software projects. If you know and love writing clean code, interacting with the Product Owners and Customers, ready to take responsibility for technical decisions — come and join our team of like-minded caring professionals. If you are interested in challenges, development and growth, this is the position for you! IDEAL CANDIDATE QUALIFICATIONS: <text:s/>4+ years of experience in software development processes Strong experience with Python; Good knowledge of the popular frameworks and libs - Django, Flask, Django REST framework, etc; Knowledge of the data-processing libs (pandas, numpy, sklearn, etc) - strong plus A good understanding of RESTful API; Good working understanding of cloud technologies such as AWS or Microsoft Azure; Experience with database technologies, SQL, NoSQL (PostgreSQL, MongoDB, etc); Experience with Git; Ability to integrate multiple data sources and databases into one system; Desire and ability to rapidly learn a wide variety of new technical skills; An analytical mind, with problem solving skills; Experience with system architecture or leading a software team is a strong advantage; Intermediate English or higher (spoken and written) <text:s/>WE OFFER: <text:s/>Interesting and challenging projects; Competitive salary; Flexible working hours; Work in friendly professional teams; Vacancy for relocation to Serbia or working in other countries. </text:p>
          </table:table-cell>
          <table:table-cell office:value-type="string" calcext:value-type="string">
            <text:p>['Python', 'PostgreSQL', 'MongoDB']</text:p>
          </table:table-cell>
          <table:table-cell office:value-type="string" calcext:value-type="string">
            <text:p>ROKO Labs</text:p>
          </table:table-cell>
          <table:table-cell office:value-type="string" calcext:value-type="string">
            <text:p>https://hh.ru/vacancy/70083295</text:p>
          </table:table-cell>
          <table:table-cell table:number-columns-repeated="1016"/>
        </table:table-row>
        <table:table-row table:style-name="ro53">
          <table:table-cell office:value-type="float" office:value="69667539" calcext:value-type="float">
            <text:p>69667539</text:p>
          </table:table-cell>
          <table:table-cell office:value-type="string" calcext:value-type="string">
            <text:p>Lead Python Developer / Ведущий разработчик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ривет всем, кто на борту! Мы - международная IT компания, разрабатывающая B2B сервисы для автоматизации маркетинговых процессов. Мы занимаем лидирующие позиции в сегмента e-commerce и retail как на российском рынке, так и за его пределами: у нас есть офисы в нескольких странах Европы и Латинской Америке. Среди наших клиентов такие компании как: MARS, Sephora, Ситилинк, Тануки, Papa Johns, Ecco, LG, Hoff, Эльдорадо, Lenovo, Auchan. У нас в портфеле есть три основных продукта: <text:s/>Retail Rocket - платформа, которая помогает трансформировать новых покупателей в постоянных и работать над их удержанием. Sailplay - платформа с набором инструментов для работы с пользовательской базой бизнеса. Scored - платформа для автоматизации процесса мотивации персонала . <text:s/>Сейчас мы находимся в активном поиске Lead Python Developer, который возьмет на себя задачи по развитию архитектуры бэкенда. В зоне ответственности этого человека будет лежать как разработка сервисов платформы, так и работа с другими разработчиками — развитие инженерных практик функции бэкенда, развитие архитектурных подходов в PaaS. Чуть больше о Sailplay: Sailplay - это высоконагруженный SaaS-сервис для автоматизации задач маркетинга и операционного управления. Платформа включает в себя следующие инструменты: <text:s text:c="2"/>маркетинговая CRM. <text:s text:c="2"/>процессинг программ лояльности. <text:s text:c="2"/>процессинг маркетинговых промо механик. <text:s text:c="2"/>коммуникации через различные каналы: sms, e-mail, viber, mobile-push, чат боты и др. <text:s text:c="2"/>инструменты кампейн менеджмента. <text:s text:c="2"/>Вам предстоит: <text:s/>поддержка и развитие сервисов платформы автоматизации маркетинга и системы сбора и обработки данных, проработка новых архитектурных решений проектирование архитектуры микросервисов и ведение технических проектов их реализации развитие инженерных практик функции бэкенда <text:s/>Мы ожидаем: <text:s/>уверенное владение Python 3 опыт разработки асинхронных веб-приложений с fastapi опыт разработки высоконагруженных и отказоустойчивых систем опыт работы с PostgreSQL и Redis понимание принципов построения микросервисной архитектуры <text:s/>Будет плюсом: <text:s/>знакомство с фреймворком Django знакомство с ClickHouse и брокером сообщений Kafka знакомство с Golang знакомство с Docker и Kubernetes/Helm <text:s/>Что мы предлагаем: <text:s text:c="2"/>Уникальный опыт работы с широчайшим спектром новейших технологий БД <text:s text:c="2"/>Решение нетривиальных задач <text:s text:c="2"/>Работу в команде молодых и творческих людей, объединенных целью создания значимых и востребованных продуктов и построения на рынке сервисов e-commerce <text:s text:c="2"/>Внутреннее и внешнее обучение, корпоративная библиотека <text:s text:c="2"/>Отсрочка от призыва в соответствии с Постановлением Правительства РФ <text:s text:c="2"/>Удаленный формат работы <text:s text:c="2"/>Скидки на обучение у наших партнеров <text:s text:c="2"/>Официальное трудоустройство по ТК РФ, полностью "белая" Компания, ежегодную индексацию заработной платы <text:s text:c="2"/>Итоговую сумму обсуждаем с успешным кандидатом <text:s/></text:p>
          </table:table-cell>
          <table:table-cell office:value-type="string" calcext:value-type="string">
            <text:p>['Docker', 'PostgreSQL', 'Linux', 'Kubernetes', 'Kafka', 'Redis', 'Python 3']</text:p>
          </table:table-cell>
          <table:table-cell office:value-type="string" calcext:value-type="string">
            <text:p>Retail Rocket</text:p>
          </table:table-cell>
          <table:table-cell office:value-type="string" calcext:value-type="string">
            <text:p>https://hh.ru/vacancy/69667539</text:p>
          </table:table-cell>
          <table:table-cell table:number-columns-repeated="1016"/>
        </table:table-row>
        <table:table-row table:style-name="ro50">
          <table:table-cell office:value-type="float" office:value="70055653" calcext:value-type="float">
            <text:p>70055653</text:p>
          </table:table-cell>
          <table:table-cell office:value-type="string" calcext:value-type="string">
            <text:p>Senior Python Developer</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Location: Remote Revenue.AI combines Big Data and Artificial Intelligence to create a smart “Digital Assistant” capable of dramatically enhancing Revenue Growth Management initiatives in organizations of any size. Presently, our modules support organizations in the CPG, Retail, and Commodity Trading.  We believe that every industry can exploit the available data to respond real-time to their business challenges and we are focusing on making it happen for anyone.   We are looking for a highly experienced Python developer to join a cutting-edge technology start-up building innovative products. You’ll be part of a cross-functional team responsible for the entire product development life-cycle, from conception to deployment. While focusing on the back-end development, your advice will be sought on front-end deployments and optimization of Python driven by front-end UX/UI. It is beneficial if you previously used Python in the financial, trading, or commodity industries and are familiar with some financial concepts. Clear and concise communication is a must. Role overview <text:s/>Address complex problems through lean and smart coding. Apply best practices and golden coding standards in daily work. Refactor and optimize existing code. Write modular code, break complex notions into digestible pieces, both conceptually and code-wise. Write reusable, testable, and efficient code. Work with development teams and product managers to ideate software solutions. Perform software testing. Troubleshoot, debug and upgrade software. Write technical documentation. Work with data scientists and analysts to improve the software. What you’ll need to be successful  <text:s/>As must-have:  <text:s text:c="2"/>At least 3 years of experience in heavy-duty Python utilizing both back-end and front-end capabilities of the language Solid understanding of SQL, APIs (SOAP and REST) and their integration in Python apps Performance analysis and tuning. Able to investigate performance bottlenecks and propose effective solutions Troubleshooting skills to quickly locate a problem and fix it Good communication skills in English <text:s/>As nice-to-have:  <text:s text:c="2"/>Experience with UI/UX design Experience with Django or Flask web framework Familiarity with GitHub and DevOps <text:s/>Benefits of joining us <text:s/>You will share a next-generation vision and mission through our revolutionary, Digital Assistant for Revenue Management. You will have a purposeful job in our fast-growing environment where we will build something amazing together!  You will enjoy the comfort, convenience and flexibility of being able to work from home. Most people find telecommuting enables them to be more productive – it improves their quality of work while reducing stress and distractions. You will also appreciate avoiding traffic, wear and tear on your vehicle, and help reduce carbon emissions in the process.  Even when you work hard, you will still have time for your personal life due to flexible working hours based on core time.  You will work in a flat and flexible organization where every team member has access to any team member. Working on exciting projects independently, while closely connected with leading, super cool and talented international experts encourages everyone to think outside the box and gain new experiences. You will have the collaboration and support of the team whenever you need it.  You will enjoy the practicality of an easy-to-use digital workspace.  You can rely on us for anything right from your first day, and we will in turn also trust you to the utmost extent. And you will find opportunities to have fun together with colleagues through (mainly virtual) team activities.  <text:s/>Start date: ASAP Selection procedure: If you are selected to continue to the interview process, you will hear from HR soon. Before the first introduction with HR, you will receive a candidate deck where you will find detailed information about the next steps of the hiring process.  <text:s/></text:p>
          </table:table-cell>
          <table:table-cell office:value-type="string" calcext:value-type="string">
            <text:p>['Python', 'Django Framework', 'Git', 'SQL', 'Flask', 'API', 'Английский язык']</text:p>
          </table:table-cell>
          <table:table-cell office:value-type="string" calcext:value-type="string">
            <text:p>Revenue AI</text:p>
          </table:table-cell>
          <table:table-cell office:value-type="string" calcext:value-type="string">
            <text:p>https://hh.ru/vacancy/70055653</text:p>
          </table:table-cell>
          <table:table-cell office:value-type="string" calcext:value-type="string">
            <text:p>3000.0</text:p>
          </table:table-cell>
          <table:table-cell office:value-type="string" calcext:value-type="string">
            <text:p>5000.0</text:p>
          </table:table-cell>
          <table:table-cell office:value-type="string" calcext:value-type="string">
            <text:p>USD</text:p>
          </table:table-cell>
          <table:table-cell table:number-columns-repeated="1013"/>
        </table:table-row>
        <table:table-row table:style-name="ro50">
          <table:table-cell office:value-type="float" office:value="70055654" calcext:value-type="float">
            <text:p>70055654</text:p>
          </table:table-cell>
          <table:table-cell office:value-type="string" calcext:value-type="string">
            <text:p>Senior Python Developer</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Location: Remote Revenue.AI combines Big Data and Artificial Intelligence to create a smart “Digital Assistant” capable of dramatically enhancing Revenue Growth Management initiatives in organizations of any size. Presently, our modules support organizations in the CPG, Retail, and Commodity Trading.  We believe that every industry can exploit the available data to respond real-time to their business challenges and we are focusing on making it happen for anyone.   We are looking for a highly experienced Python developer to join a cutting-edge technology start-up building innovative products. You’ll be part of a cross-functional team responsible for the entire product development life-cycle, from conception to deployment. While focusing on the back-end development, your advice will be sought on front-end deployments and optimization of Python driven by front-end UX/UI. It is beneficial if you previously used Python in the financial, trading, or commodity industries and are familiar with some financial concepts. Clear and concise communication is a must. Role overview <text:s/>Address complex problems through lean and smart coding. Apply best practices and golden coding standards in daily work. Refactor and optimize existing code. Write modular code, break complex notions into digestible pieces, both conceptually and code-wise. Write reusable, testable, and efficient code. Work with development teams and product managers to ideate software solutions. Perform software testing. Troubleshoot, debug and upgrade software. Write technical documentation. Work with data scientists and analysts to improve the software. What you’ll need to be successful  <text:s/>As must-have:  <text:s text:c="2"/>At least 3 years of experience in heavy-duty Python utilizing both back-end and front-end capabilities of the language Solid understanding of SQL, APIs (SOAP and REST) and their integration in Python apps Performance analysis and tuning. Able to investigate performance bottlenecks and propose effective solutions Troubleshooting skills to quickly locate a problem and fix it Good communication skills in English <text:s/>As nice-to-have:  <text:s text:c="2"/>Experience with UI/UX design Experience with Django or Flask web framework Familiarity with GitHub and DevOps <text:s/>Benefits of joining us <text:s/>You will share a next-generation vision and mission through our revolutionary, Digital Assistant for Revenue Management. You will have a purposeful job in our fast-growing environment where we will build something amazing together!  You will enjoy the comfort, convenience and flexibility of being able to work from home. Most people find telecommuting enables them to be more productive – it improves their quality of work while reducing stress and distractions. You will also appreciate avoiding traffic, wear and tear on your vehicle, and help reduce carbon emissions in the process.  Even when you work hard, you will still have time for your personal life due to flexible working hours based on core time.  You will work in a flat and flexible organization where every team member has access to any team member. Working on exciting projects independently, while closely connected with leading, super cool and talented international experts encourages everyone to think outside the box and gain new experiences. You will have the collaboration and support of the team whenever you need it.  You will enjoy the practicality of an easy-to-use digital workspace.  You can rely on us for anything right from your first day, and we will in turn also trust you to the utmost extent. And you will find opportunities to have fun together with colleagues through (mainly virtual) team activities.  <text:s/>Start date: ASAP Selection procedure: If you are selected to continue to the interview process, you will hear from HR soon. Before the first introduction with HR, you will receive a candidate deck where you will find detailed information about the next steps of the hiring process.  <text:s/></text:p>
          </table:table-cell>
          <table:table-cell office:value-type="string" calcext:value-type="string">
            <text:p>['Python', 'Django Framework', 'Git', 'SQL', 'Flask', 'API', 'Английский язык']</text:p>
          </table:table-cell>
          <table:table-cell office:value-type="string" calcext:value-type="string">
            <text:p>Revenue AI</text:p>
          </table:table-cell>
          <table:table-cell office:value-type="string" calcext:value-type="string">
            <text:p>https://hh.ru/vacancy/70055654</text:p>
          </table:table-cell>
          <table:table-cell office:value-type="string" calcext:value-type="string">
            <text:p>3000.0</text:p>
          </table:table-cell>
          <table:table-cell office:value-type="string" calcext:value-type="string">
            <text:p>5000.0</text:p>
          </table:table-cell>
          <table:table-cell office:value-type="string" calcext:value-type="string">
            <text:p>USD</text:p>
          </table:table-cell>
          <table:table-cell table:number-columns-repeated="1013"/>
        </table:table-row>
        <table:table-row table:style-name="ro54">
          <table:table-cell office:value-type="float" office:value="69351836" calcext:value-type="float">
            <text:p>69351836</text:p>
          </table:table-cell>
          <table:table-cell office:value-type="string" calcext:value-type="string">
            <text:p>Python-разработчик в команду разработки биллинговой платформы</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В Selectel команда Биллинговой платформы занимается разработкой сервисов учета средств и услуг всех продуктов компании (со всей вариативностью и тонкостями логики каждого из продуктов). В процессе работы приходится встречаться с разными видами задач: от простого написания API до построения сложных ресурсоёмких отчетов с большим количеством данных и сложной бизнес-логикой. Мы хотим, чтобы качество функционала продолжало расти и он быстро реализовывался, поэтому мы находимся в поисках тебя – опытного разработчика, который понимает, как работать с большим набором данных, эффективно его обрабатывать и строить архитектуры бизнес-процессов. Офис находится в Питере, удаленный формат работы также возможен. Основные задачи <text:s text:c="2"/>Разрабатывать модули биллинговой системы (например: модуль скидок, обработка входящих платежей) <text:s text:c="2"/>Проектировать и развивать функционал биллинговой и аккаутинговой систем <text:s text:c="2"/>Оптимизировать скорость работы и эффективность реализованного функционала <text:s text:c="2"/>Ревьюить код коллег, тесно работать с проектировщиками и тестировщиками <text:s text:c="2"/>Участвовать в других проектах отдела (например, сервис хранения файлов, сервис учета действий клиентов/сотрудников) <text:s text:c="2"/>Мы ожидаем <text:s text:c="2"/>Отличное знание Python &gt;3.5 <text:s text:c="2"/>Опыт разработки с учетом постоянно обновляющихся требований <text:s text:c="2"/>Опыт работы с базами данных (в частности, с PostgreSQL): умение строить и оптимизировать сложные запросы <text:s text:c="2"/>Написание интеграционных и модульных тестов c использованием Pytest, Factory_boy/Mixer <text:s text:c="2"/>Опыт использования RabbitMQ, Celery/Dramatiq <text:s text:c="2"/>Опыт использования SQLAlchemy <text:s text:c="2"/>Опыт работы с REST и web-фреймворками (Flask, Marshmallow, Apispec) <text:s text:c="2"/>Опыт работы с ОС семейства Linux <text:s text:c="2"/>Умение проводить ревью кода коллег, понимать логику работу их кода <text:s text:c="2"/>Будет плюсом <text:s text:c="2"/>Понимание Dependency Injection и как его применять <text:s text:c="2"/>Опыт использования Docker <text:s text:c="2"/>Знание других языков программирования (Go, PHP) <text:s text:c="2"/>Участие в Open Source проектах <text:s text:c="2"/>Про условия <text:s text:c="2"/>Оформление в официально аккредитованную IT-компанию <text:s text:c="2"/>Белая заработная плата <text:s text:c="2"/>Годовая премия по результатам работы до 15% от суммарного оклада за 12 месяцев <text:s text:c="2"/>Релокационный бонус при переезде <text:s text:c="2"/>Бесплатные обеды и кофе-брейки <text:s text:c="2"/>Офис в Санкт-Петербурге, 10 минут пешком от м. Московские ворота, своя парковка (и для велосипедов тоже) <text:s text:c="2"/>Можно работать как в офисе, так и удаленно <text:s/></text:p>
          </table:table-cell>
          <table:table-cell office:value-type="string" calcext:value-type="string">
            <text:p>['Python', 'Linux', 'PostgreSQL', 'Git', 'Flask']</text:p>
          </table:table-cell>
          <table:table-cell office:value-type="string" calcext:value-type="string">
            <text:p>Selectel</text:p>
          </table:table-cell>
          <table:table-cell office:value-type="string" calcext:value-type="string">
            <text:p>https://hh.ru/vacancy/69351836</text:p>
          </table:table-cell>
          <table:table-cell table:number-columns-repeated="1016"/>
        </table:table-row>
        <table:table-row table:style-name="ro55">
          <table:table-cell office:value-type="float" office:value="70578724" calcext:value-type="float">
            <text:p>70578724</text:p>
          </table:table-cell>
          <table:table-cell office:value-type="string" calcext:value-type="string">
            <text:p>Junior+ Python разработчик</text:p>
          </table:table-cell>
          <table:table-cell office:value-type="string" calcext:value-type="string">
            <text:p>Красноярск</text:p>
          </table:table-cell>
          <table:table-cell office:value-type="string" calcext:value-type="string">
            <text:p>От 1 года до 3 лет</text:p>
          </table:table-cell>
          <table:table-cell office:value-type="string" calcext:value-type="string">
            <text:p>Sibdev - компания кастомной разработки. Проектируем и запускаем программные продукты, сервисы и приложения. Наши клиенты - российский и зарубежный бизнес, в том числе бренды, о которых вы слышали. Мы находимся в центре Сибири – в Красноярске. Начнем с коммерческого продукта, где у вас будет полная свобода в принятии решений: строить архитектуру с нуля, фундаментальные технические решения, вплоть до релиза. Требования: <text:s text:c="2"/>Опыт коммерческой разработки от 1,5 года; <text:s text:c="2"/>Уверенное знание Python, Django, опыт работы с Django REST Framework; <text:s text:c="2"/>Работа с Redis / Celery / RabbitMQ / Cron; <text:s text:c="2"/>Разработка WebSocket-приложений; <text:s text:c="2"/>Интеграция со сторонними сервисами (AWS, Google Cloud Platform, Bitbucket Ocean); <text:s text:c="2"/>Документирование API в Swagger; <text:s text:c="2"/>Работа с инструментами отладки; <text:s text:c="2"/>Навык оценки и планирования задач проекта. <text:s text:c="2"/>Плюсом будет: <text:s/>Опыт работы с Gitlab-CI/CD; Опыт разработки асинхронных приложений; Опыт разработки микросервисной архитектуры; Профилирование выполнения функций и разработка тестов; Знание шаблонов проектирования и случаи их применения; Опыт написания Bash-скриптов. <text:s text:c="3"/>Условия: <text:s/>Full-time: 40-часовая рабочая неделя; Реальная перспектива карьерного роста; Офис в центре Красноярска, в окружении богатой инфраструктуры. Есть зоны для релакса, проведения встреч и коммуникации команд; Гибкий график; Молодой и дружный коллектив с разносторонними компетенциями и интересами: нас 60 человек, и мы продолжаем расти; Отпуск с возможностью его разбивки. <text:s/>Мы действительно готовы вкладываться в твоё профессиональное развитие, но при наличии крепкой практической и теоретической основы. Практическая и теоретическая основа будет проверяться на трех этапах собеседования, один из которых содержит онлайн кодинг. Мы сами прошли этот путь, поэтому сможем провести по нему тебя:)</text:p>
          </table:table-cell>
          <table:table-cell office:value-type="string" calcext:value-type="string">
            <text:p>['Nginx', 'PostgreSQL', 'Django Framework', 'Python', 'Django REST']</text:p>
          </table:table-cell>
          <table:table-cell office:value-type="string" calcext:value-type="string">
            <text:p>Sibdev</text:p>
          </table:table-cell>
          <table:table-cell office:value-type="string" calcext:value-type="string">
            <text:p>https://hh.ru/vacancy/70578724</text:p>
          </table:table-cell>
          <table:table-cell office:value-type="string" calcext:value-type="string">
            <text:p>80000.0</text:p>
          </table:table-cell>
          <table:table-cell office:value-type="string" calcext:value-type="string">
            <text:p>120000.0</text:p>
          </table:table-cell>
          <table:table-cell office:value-type="string" calcext:value-type="string">
            <text:p>RUR</text:p>
          </table:table-cell>
          <table:table-cell table:number-columns-repeated="1013"/>
        </table:table-row>
        <table:table-row table:style-name="ro56">
          <table:table-cell office:value-type="float" office:value="69670516" calcext:value-type="float">
            <text:p>69670516</text:p>
          </table:table-cell>
          <table:table-cell office:value-type="string" calcext:value-type="string">
            <text:p>Senior backend developer (Python)</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Skipp – стремительно растущий международный стартап. В ноябре 2021 года мы привлекли инвестиции от фаундеров SkyEng и ex-CEO DeliveryClub. Мы собираем продуктовые команды для проектов наших клиентов с нуля, подбираем специалистов в уже активные проекты и, благодаря мощной экспертизе в менеджменте разработки, помогаем создать крутой и качественный продукт. В числе наших постоянных клиентов такие крупные компании, как Ozon, Skyeng, X5 Retail Group и другие. О компании / проекте: Необходимо разработать площадку на которую будут уходить данные для разработчика (на нескольких языках, EN-RU-UA-KZ-FR-IL-DE-CN) и отображать все статистические данные по использованию приложения (кол-во установок, страны из которых установили приложение, кол-во и частота использования в срезе за час/день/неделю/месяц, возможность интеграции с рекламными площадками для показа рекламы с её статистикой по показам/кликам/установкам и пр.). В данный момент компания находится в поиске Senior Python developer. Рассматриваем вариант Part-time - 20 часов в неделю. <text:s text:c="2"/>Что нам нужно: 1. Python, структуры данных. 2. Django знания asyncio или fastapi. 3. SQL, PostgreSQL 4. Нужно уметь работать с инструментами вокруг ключевые слова bash, ssh, docker, kubernetes <text:s text:c="2"/>Что мы предлагаем: <text:s/>Проекты от ведущих компаний РФ, Европы и США; Разносторонний опыт, который позволит быстро повысить грейд или попробовать себя в роли team lead; Полная удаленка - работай из любой точки мира; Гибкий график - работай в удобное для себя время, нам важен результат; Стабильная оплата. <text:s text:c="3"/>Мы ждем тебя в нашей команде!</text:p>
          </table:table-cell>
          <table:table-cell office:value-type="string" calcext:value-type="string">
            <text:p>['Python', 'PostgreSQL', 'Git', 'SQL', 'Linux', 'docker', 'kubernetes', 'Django Framework']</text:p>
          </table:table-cell>
          <table:table-cell office:value-type="string" calcext:value-type="string">
            <text:p>Skipp.pro</text:p>
          </table:table-cell>
          <table:table-cell office:value-type="string" calcext:value-type="string">
            <text:p>https://hh.ru/vacancy/69670516</text:p>
          </table:table-cell>
          <table:table-cell table:number-columns-repeated="1016"/>
        </table:table-row>
        <table:table-row table:style-name="ro45">
          <table:table-cell office:value-type="float" office:value="70738645" calcext:value-type="float">
            <text:p>70738645</text:p>
          </table:table-cell>
          <table:table-cell office:value-type="string" calcext:value-type="string">
            <text:p>Ментор курса по Python разработке</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Skypro — онлайн-университет рентабельного образования и новое направление внутри Skyeng, одной из крупнейших EdTech-компаний в России и СНГ. Вместе с нами студенты осваивают новые профессии и меняют карьерные траектории, следуя за своей мечтой! Чтобы сопровождать каждого студента качественнее, внимательнее и быстрее, мы ищем на частичную занятость наставника курса «Python разработчик». Наставник в Skypro помогает расти другим и при этом прокачивает свои навыки. Что делает наставник: <text:s text:c="2"/>Проверяет домашние задания студентов по чек-листу в рамках 24 часов. Дает подробную развивающую обратную связь. <text:s text:c="2"/>Проводит для студентов 2-3 часовых вебинара в промежутке (10:00 до 19:00 по МСК); <text:s text:c="2"/>Проверяет курсовые работы учеников по окончании курса. <text:s text:c="2"/>Отвечает на вопросы учеников по материалам уроков на нашей платформе и на онлайн-мероприятиях. <text:s text:c="2"/>Создает инструкции и шаблоны, чтобы оптимизировать общение со студентами, и работает по уже готовым шаблонам. <text:s text:c="2"/>Вместе с командой преподавателей и методистов принимает решения: что изменить, чтобы улучшить образовательный опыт учеников. <text:s text:c="2"/>Вы — наш идеальный кандидат, если: <text:s text:c="2"/>есть опыт работы Python разработчиком; <text:s text:c="2"/>есть опыт работы с фрейворками Django и Flask. <text:s text:c="2"/>есть опыт работы на Linux и с Docker, умение настраивать CI/CD. <text:s text:c="2"/>уверенно используете SQL и PostgreSQL. <text:s text:c="2"/>есть опыт в Git, знаете техники тест-дизайна; <text:s text:c="2"/>умеете давать конструктивную развивающую обратную связь; <text:s text:c="2"/>пишете легким, понятным языком, без орфографических и пунктуационных ошибок; <text:s text:c="2"/>можете быть на связи в выходные; <text:s text:c="2"/>уже работали наставником (будет плюсом); <text:s text:c="2"/>есть возможность проводить вебинары для студентов в дневное время. <text:s text:c="2"/>Что вы получите, работая в Skypro: <text:s text:c="2"/>Гибкий график: занятость ~ 20 часов в неделю, можно совмещать с основной работой. <text:s text:c="2"/>Сообщество сильных специалистов в предметной области и в сфере образования. <text:s text:c="2"/>Фиксированный оклад и выплаты за каждую проверку домашки. <text:s text:c="2"/>Возможность сосредоточиться на предметной экспертизе: всю организационную работу выполняет координатор курсов, пока вы качественно обучаете студентов. <text:s text:c="2"/>Регулярную обратную связь от руководителя и чуткое отношение команды к вашим идеям и предложениям. <text:s text:c="2"/>Возможность прокачать свои мягкие навыки в корпоративном университете и в Школе наставников. <text:s text:c="2"/>Удаленку — можно выполнять задачи из любой точки мира. <text:s text:c="2"/>Работать предстоит в команде с продюсером и методистами: это опытные ребята в создании образовательных продуктов. Они всегда помогут и придут на помощь! <text:s/></text:p>
          </table:table-cell>
          <table:table-cell office:value-type="string" calcext:value-type="string">
            <text:p>['Python', 'Django']</text:p>
          </table:table-cell>
          <table:table-cell office:value-type="string" calcext:value-type="string">
            <text:p>Skyeng</text:p>
          </table:table-cell>
          <table:table-cell office:value-type="string" calcext:value-type="string">
            <text:p>https://hh.ru/vacancy/70738645</text:p>
          </table:table-cell>
          <table:table-cell office:value-type="string" calcext:value-type="string">
            <text:p>100000.0</text:p>
          </table:table-cell>
          <table:table-cell office:value-type="string" calcext:value-type="string">
            <text:p>120000.0</text:p>
          </table:table-cell>
          <table:table-cell office:value-type="string" calcext:value-type="string">
            <text:p>RUR</text:p>
          </table:table-cell>
          <table:table-cell table:number-columns-repeated="1013"/>
        </table:table-row>
        <table:table-row table:style-name="ro45">
          <table:table-cell office:value-type="float" office:value="70738646" calcext:value-type="float">
            <text:p>70738646</text:p>
          </table:table-cell>
          <table:table-cell office:value-type="string" calcext:value-type="string">
            <text:p>Ментор курса по Python разработке</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Skypro — онлайн-университет рентабельного образования и новое направление внутри Skyeng, одной из крупнейших EdTech-компаний в России и СНГ. Вместе с нами студенты осваивают новые профессии и меняют карьерные траектории, следуя за своей мечтой! Чтобы сопровождать каждого студента качественнее, внимательнее и быстрее, мы ищем на частичную занятость наставника курса «Python разработчик». Наставник в Skypro помогает расти другим и при этом прокачивает свои навыки. Что делает наставник: <text:s text:c="2"/>Проверяет домашние задания студентов по чек-листу в рамках 24 часов. Дает подробную развивающую обратную связь. <text:s text:c="2"/>Проводит для студентов 2-3 часовых вебинара в промежутке (10:00 до 19:00 по МСК); <text:s text:c="2"/>Проверяет курсовые работы учеников по окончании курса. <text:s text:c="2"/>Отвечает на вопросы учеников по материалам уроков на нашей платформе и на онлайн-мероприятиях. <text:s text:c="2"/>Создает инструкции и шаблоны, чтобы оптимизировать общение со студентами, и работает по уже готовым шаблонам. <text:s text:c="2"/>Вместе с командой преподавателей и методистов принимает решения: что изменить, чтобы улучшить образовательный опыт учеников. <text:s text:c="2"/>Вы — наш идеальный кандидат, если: <text:s text:c="2"/>есть опыт работы Python разработчиком; <text:s text:c="2"/>есть опыт работы с фрейворками Django и Flask. <text:s text:c="2"/>есть опыт работы на Linux и с Docker, умение настраивать CI/CD. <text:s text:c="2"/>уверенно используете SQL и PostgreSQL. <text:s text:c="2"/>есть опыт в Git, знаете техники тест-дизайна; <text:s text:c="2"/>умеете давать конструктивную развивающую обратную связь; <text:s text:c="2"/>пишете легким, понятным языком, без орфографических и пунктуационных ошибок; <text:s text:c="2"/>можете быть на связи в выходные; <text:s text:c="2"/>уже работали наставником (будет плюсом); <text:s text:c="2"/>есть возможность проводить вебинары для студентов в дневное время. <text:s text:c="2"/>Что вы получите, работая в Skypro: <text:s text:c="2"/>Гибкий график: занятость ~ 20 часов в неделю, можно совмещать с основной работой. <text:s text:c="2"/>Сообщество сильных специалистов в предметной области и в сфере образования. <text:s text:c="2"/>Фиксированный оклад и выплаты за каждую проверку домашки. <text:s text:c="2"/>Возможность сосредоточиться на предметной экспертизе: всю организационную работу выполняет координатор курсов, пока вы качественно обучаете студентов. <text:s text:c="2"/>Регулярную обратную связь от руководителя и чуткое отношение команды к вашим идеям и предложениям. <text:s text:c="2"/>Возможность прокачать свои мягкие навыки в корпоративном университете и в Школе наставников. <text:s text:c="2"/>Удаленку — можно выполнять задачи из любой точки мира. <text:s text:c="2"/>Работать предстоит в команде с продюсером и методистами: это опытные ребята в создании образовательных продуктов. Они всегда помогут и придут на помощь! <text:s/></text:p>
          </table:table-cell>
          <table:table-cell office:value-type="string" calcext:value-type="string">
            <text:p>['Python', 'Django']</text:p>
          </table:table-cell>
          <table:table-cell office:value-type="string" calcext:value-type="string">
            <text:p>Skyeng</text:p>
          </table:table-cell>
          <table:table-cell office:value-type="string" calcext:value-type="string">
            <text:p>https://hh.ru/vacancy/70738646</text:p>
          </table:table-cell>
          <table:table-cell office:value-type="string" calcext:value-type="string">
            <text:p>100000.0</text:p>
          </table:table-cell>
          <table:table-cell office:value-type="string" calcext:value-type="string">
            <text:p>120000.0</text:p>
          </table:table-cell>
          <table:table-cell office:value-type="string" calcext:value-type="string">
            <text:p>RUR</text:p>
          </table:table-cell>
          <table:table-cell table:number-columns-repeated="1013"/>
        </table:table-row>
        <table:table-row table:style-name="ro26">
          <table:table-cell office:value-type="float" office:value="69626784" calcext:value-type="float">
            <text:p>69626784</text:p>
          </table:table-cell>
          <table:table-cell office:value-type="string" calcext:value-type="string">
            <text:p>Python-разработчик</text:p>
          </table:table-cell>
          <table:table-cell office:value-type="string" calcext:value-type="string">
            <text:p>Пермь</text:p>
          </table:table-cell>
          <table:table-cell office:value-type="string" calcext:value-type="string">
            <text:p>От 3 до 6 лет</text:p>
          </table:table-cell>
          <table:table-cell office:value-type="string" calcext:value-type="string">
            <text:p>Привет!Мы, команда Spectr, специализируемся на разработке цифровых сервисов для бизнеса.Мы собрали сильную команду и накопили огромный опыт в разработке, и готовы им делиться.Наша команда активно растет и в поисках классных заряженных ребят.Сейчас мы в поисках Python-разработчика.Разработчик в Spectr любит не только писать чистый и красивый код, но и людей и общение. Ежедневно ты общаешься с коллегами, делишься своим опытом. Чем тебе предстоит заниматься? Большую часть времени тебе предстоит заниматься разработкой бизнес-логики и API на Python. Мы занимаемся как развитием уже существующих проектов, так и разработкой проектов с нуля. По умолчанию новые проекты реализуются в виде SPA, где в качестве фронтенда используется React/Vue/Svelte, а бэкенд пишется на Python. Что мы ждем от тебя? <text:s/>Опыт коммерческой разработки от 3-х лет; Уверенное знание Python 3.6+ и хотя бы одного из веб-фреймворков (Django (DRF), Flask, FastAPI); Отличное знание SQL (MySQL, PostgreSQL); Базовое знание JavaScript/HTML/CSS. Разрабатывать фронт не придется, но понимать нужно; Опыт командной разработки с использованием Git, CI/CD.Будет плюсом, если: есть опыт работы с npm, умеешь локально запускать фронтенд; знаешь Docker; знаешь SQLAlchemy и работаешь с ней; есть опыт настройки серверов (понимаешь работу nginx, apache). <text:s/>Что мы предлагаем: <text:s/>сильная команда разработки, готовая всегда прийти на помощь; оформление по ТК РФ; белая зарплата с перспективой роста; гибкий график работы, фултайм; максимум боевых задач, минимум бюрократии; прозрачные и понятные рабочие процессы; <text:s/>По процессу отбора: <text:s/>1 этап - дружеская беседа с HR 2 этап - техническое интервью с командой разработки (поговорим не только о хардовой части, но и о софтах: о процессах внутри команды) 3 этап - фидбэк по итогам интервью. Независимо от того, какое решение будет принято - мы всегда предоставляем полезную обратную связь кандидату! <text:s/>Бонусы: <text:s/>корпоративные онлайн-курсы английского языка; корпоративное обучение (посещение конференций, курсы etc.); полугодовые встречи, они же Performance review; помощь с релокейтом в Пермь.Несколько интересных фактов о нас:Мы стараемся соблюдать баланс личного и рабочего, создаем комфортные условия работы для команды.Кроме того, развиваем IT-комьюнити и являемся организатором митапов и конференций в Перми.И совсем недавно провели крупнейшую на Урале конференцию Ural Digital Weekend, посвященную разработке и управлению бизнесом.Также помогаем начинающим специалистам в освоении новой профессии - создали свой образовательный продукт, Spectr Academy. </text:p>
          </table:table-cell>
          <table:table-cell office:value-type="string" calcext:value-type="string">
            <text:p>['Git', 'SQL', 'SQLAlchemy', 'Docker', 'Django Framework', 'Flask', 'npm', 'Nginx']</text:p>
          </table:table-cell>
          <table:table-cell office:value-type="string" calcext:value-type="string">
            <text:p>Spectr</text:p>
          </table:table-cell>
          <table:table-cell office:value-type="string" calcext:value-type="string">
            <text:p>https://hh.ru/vacancy/69626784</text:p>
          </table:table-cell>
          <table:table-cell office:value-type="string" calcext:value-type="string">
            <text:p>110000.0</text:p>
          </table:table-cell>
          <table:table-cell office:value-type="string" calcext:value-type="string">
            <text:p>170000.0</text:p>
          </table:table-cell>
          <table:table-cell office:value-type="string" calcext:value-type="string">
            <text:p>RUR</text:p>
          </table:table-cell>
          <table:table-cell table:number-columns-repeated="1013"/>
        </table:table-row>
        <table:table-row table:style-name="ro32">
          <table:table-cell office:value-type="float" office:value="70590883" calcext:value-type="float">
            <text:p>70590883</text:p>
          </table:table-cell>
          <table:table-cell office:value-type="string" calcext:value-type="string">
            <text:p>Backend-разработчик (Python/Django)</text:p>
          </table:table-cell>
          <table:table-cell office:value-type="string" calcext:value-type="string">
            <text:p>Краснодар</text:p>
          </table:table-cell>
          <table:table-cell office:value-type="string" calcext:value-type="string">
            <text:p>От 1 года до 3 лет</text:p>
          </table:table-cell>
          <table:table-cell office:value-type="string" calcext:value-type="string">
            <text:p>Spider Group разрабатывает мобильные приложения, проекты с дополненной реальностью, а также решения в области потребительского, промышленного Интернета вещей и искусственного интеллекта. Выбор этих технологий обусловлен их дизруптивным потенциалом, трансформирующим целые отрасли на пути к новым уровням эффективности. Больше 22 лет опыта в финтехе, торговле, медицине, фудтехе, госсекторе и других отраслях. Большой опыт позволяет нам создавать эстетичные и прибыльные решения любой сложности. Вместе с клиентом мы проходим весь путь от идеи до готового продукта с полным циклом сопровождения, поэтому к каждому проекту относимся, как к личному. Наши последние награды: <text:s/>Два серебра Tagline Awards 2020–2021 Серебро Рейтинга Рунета 2021 <text:s/>Что мы ждем от кандидатов: <text:s text:c="2"/>Опыт программирования на Python <text:s text:c="2"/>Опыт работы с Django <text:s text:c="2"/>Опыт работы с облачными сервисами(AWS, Google, Azure) <text:s text:c="2"/>Опыт работы Git <text:s text:c="2"/>Знание: <text:s text:c="2"/>PostgreSQL <text:s text:c="2"/>Celery <text:s text:c="2"/>Redis <text:s text:c="2"/>Docker <text:s text:c="2"/>Чем предстоит заниматься: <text:s text:c="2"/>Разработка API для мобильных и веб-приложений <text:s text:c="2"/>Интеграция с внутренними и внешними сервисами <text:s text:c="2"/>Писать тесты для обеспечения высокого качества проекта <text:s text:c="2"/>Что вы вправе ждать от Spider Group: <text:s text:c="2"/>Конкурентную оплату труда по результатам собеседования <text:s/>Федеральные и международные проекты, собственные прорывные продукты Двигаем лучших по карьерной лестнице, помогаем развивать навыки Есть практика наставничества, можно перенимать опыт внутри Отправляем на конференции, чтобы перенимать опыт снаружи Гибкий график с удалёнкой или уютным офисом в Краснодаре Трудоустройство и зарплата — только официально Корпоративный английский язык ДМС <text:s/>❗Аккредитованная IT-компания (№ в реестре: 5772, дата аккредитации 2016-02-02)❗Мы всегда рады разработчикам, которые активно интересуются современными технологиями и готовы принять участие в создании интересных высокотехнологичных проектов.</text:p>
          </table:table-cell>
          <table:table-cell office:value-type="string" calcext:value-type="string">
            <text:p>['Python', 'Django Framework', 'PostgreSQL', 'REST']</text:p>
          </table:table-cell>
          <table:table-cell office:value-type="string" calcext:value-type="string">
            <text:p>Spider Group</text:p>
          </table:table-cell>
          <table:table-cell office:value-type="string" calcext:value-type="string">
            <text:p>https://hh.ru/vacancy/70590883</text:p>
          </table:table-cell>
          <table:table-cell table:number-columns-repeated="1016"/>
        </table:table-row>
        <table:table-row table:style-name="ro41">
          <table:table-cell office:value-type="float" office:value="69959493" calcext:value-type="float">
            <text:p>69959493</text:p>
          </table:table-cell>
          <table:table-cell office:value-type="string" calcext:value-type="string">
            <text:p>Python-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Находимся в поисках Python-разработчика в компанию, которая делает платформу, помогающую собственникам принимать законные решения и управлять совместным имуществом. Например, у вас есть гараж в гаражном кооперативе, вы владеете квартирой в многоквартирном дома или у вас дача/дом в кооперативе и вам нужно принимать какие-то решения совместно с соседями, что, как мы знаем, всегда интересная и непростая задача :) Что происходит прямо сейчас:Вместе с активными пользователями дорабатываем главные составляющие приложения, чтобы вскоре приступить к монетизации. Требования:- Опыт работы в разработке ПО более 3 лет;- Уровень senior или уверенный middle;- Умение самоорганизовываться, что крайне важно для работы в удаленном формате;- Написание unit-testов и документации должно быть чем-то вроде привычки Чем нужно будет заниматься:- Написание бэкенда (монолит) и вспомогательных микросервисов;- Участие в совместной декомпозиции и оценке задач по времени;- Документирование части бэкенда Что предлагаем со своей стороны:- Гибкий график работы и полная удаленка (нам важны только результат и соблюдение сроков)- Географически распределенная команда- Демократичное result-oriented руководство- Плоская структура команд- Зарплата в долларах</text:p>
          </table:table-cell>
          <table:table-cell office:value-type="string" calcext:value-type="string">
            <text:p>['Python', 'Flask']</text:p>
          </table:table-cell>
          <table:table-cell office:value-type="string" calcext:value-type="string">
            <text:p>Star-Staff</text:p>
          </table:table-cell>
          <table:table-cell office:value-type="string" calcext:value-type="string">
            <text:p>https://hh.ru/vacancy/69959493</text:p>
          </table:table-cell>
          <table:table-cell/>
          <table:table-cell office:value-type="string" calcext:value-type="string">
            <text:p>250000.0</text:p>
          </table:table-cell>
          <table:table-cell office:value-type="string" calcext:value-type="string">
            <text:p>RUR</text:p>
          </table:table-cell>
          <table:table-cell table:number-columns-repeated="1013"/>
        </table:table-row>
        <table:table-row table:style-name="ro29">
          <table:table-cell office:value-type="float" office:value="69896075" calcext:value-type="float">
            <text:p>69896075</text:p>
          </table:table-cell>
          <table:table-cell office:value-type="string" calcext:value-type="string">
            <text:p>Middle/Senior Python разработчик (удаленно)</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StormWall - лидирующая на международном рынке компания в сфере информационной безопасности и специализирующаяся на защите от DDoS-атак и хостинге. В связи с расширением команды разработчиков, мы приглашаем специалистов на проект разработки ПО для защиты от распределенных сетевых атак (DDoS) как на сетевом уровне так и на уровне протоколов приложений, с привлечением методов Machine Learning Приглашаем в команду Middle/Senior Python разработчика. <text:s/>Чего мы ожидаем: <text:s/>Готовность вникать во все этапы разработки ПО Эффективно использовать имеющийся опыт и знания: способность самостоятельнонаходить решения нетривиальных задач; Желание обучаться новому; <text:s/>Требования: Обязательно: <text:s/>Опыт разработки программ на Python; Умение разрабатывать ПО под Linux; Базовые знания протоколов IP, TCP, UDP, HTTP, SSL, и т. д; Наличие навыков анализа сетевого трафика; Опыт работы с Nginx Опыт работы с БД (MySQL, PostgreSQL, Clickhouse, Redis, и т.п.), пониманиеосновных подходов в организации хранения данных и их обработки; <text:s/>Будет преимуществом: <text:s/>Наличие опыта работы с Dash/Plotly Умение программировать на С <text:s/>Обязанности: <text:s/>Разработка программируемых (правила формирует человек) систем анализа ифильтрации сетевого трафика; Разработка самообучающихся автономных систем фильтрации трафика: сбор,хранение, обработка данных, выявление закономерностей в трафике, формированиеправил фильтрации и их корректировка; (Machine Learning) Разработка систем хранения, обработки и визуализации больших объемов данных; Все вышеуказанное надо будет проектировать и воплощать в код :) <text:s/>Условия: <text:s/>Официальное оформление в аккредитованной ИТ-компании, белая зарплата Долгосрочная работа с гарантированным доходом; Полностью удаленная работа с полной занятостью; Доверие со стороны руководства (результативность — это элемент контроля); Возможность получить опыт работы во многих областях разработки ПО <text:s/>Корпоративную скидку в Skyeng для наших сотрудников и членов их семей. <text:s text:c="2"/>Возможность профессионального развития и карьерного роста внутри компании. <text:s/></text:p>
          </table:table-cell>
          <table:table-cell office:value-type="string" calcext:value-type="string">
            <text:p>['Python', 'Linux', 'Flask', 'SQL', 'ClickHouse', 'Nginx', 'C/C++', 'Dash', 'Plotly', 'Machine Learning']</text:p>
          </table:table-cell>
          <table:table-cell office:value-type="string" calcext:value-type="string">
            <text:p>StormWall™</text:p>
          </table:table-cell>
          <table:table-cell office:value-type="string" calcext:value-type="string">
            <text:p>https://hh.ru/vacancy/69896075</text:p>
          </table:table-cell>
          <table:table-cell/>
          <table:table-cell office:value-type="string" calcext:value-type="string">
            <text:p>250000.0</text:p>
          </table:table-cell>
          <table:table-cell office:value-type="string" calcext:value-type="string">
            <text:p>RUR</text:p>
          </table:table-cell>
          <table:table-cell table:number-columns-repeated="1013"/>
        </table:table-row>
        <table:table-row table:style-name="ro32">
          <table:table-cell office:value-type="float" office:value="70089365" calcext:value-type="float">
            <text:p>70089365</text:p>
          </table:table-cell>
          <table:table-cell office:value-type="string" calcext:value-type="string">
            <text:p>Middle+ backend python</text:p>
          </table:table-cell>
          <table:table-cell office:value-type="string" calcext:value-type="string">
            <text:p>Волгоград</text:p>
          </table:table-cell>
          <table:table-cell office:value-type="string" calcext:value-type="string">
            <text:p>От 3 до 6 лет</text:p>
          </table:table-cell>
          <table:table-cell office:value-type="string" calcext:value-type="string">
            <text:p>Интернет-платформа Stroyportal - крупнейший в России информационный сайт по строительству и ремонту. Ежегодно 10 000 000 человек и 156 000 профи выбирают материалы на нашем сайте. Над продуктом работает более 30 человек. Мы планируем изменить отрасль, которая не менялась уже десятки лет и создать отраслевой HH, ЦИАН. Нашими клиентами являются ПАО Северсталь, Яндекс, Всеинструменты.ру, Технониколь, ЛеруаМерлен, ОБИ, СТД Петрович, Металлпрофиль, Rehau - более 150 компаний. С 2022 года портфельная компания крупнейшего в мире инвестиционного фонда. Нам нужен сильный back-end разработчик в Команду. <text:s text:c="3"/>Обязанности: <text:s/>Разработка backend/server-side для сайта на Python Django Разработка масштабируемых высоконагруженных решений Создание новых компонентов, модулей системы Оптимизация существующих систем <text:s text:c="3"/>Стек технологий: <text:s/>Jira Github Python Django / Jinja 2 Celery PostgreSQL Elasticsearch <text:s text:c="3"/>Мы будем рады рассмотреть твою кандидатуру, если у тебя есть: <text:s/>опыт работы Python Умение быстро разбираться в чужом коде Знание любого web фреймворка, лучше django Опыт работы с реляционными базами данных/SQL; Способность быстро обучаться; <text:s text:c="3"/>Будет плюсом: <text:s/>Глубокое понимание объектно-ориентированного программирования и шаблонов проектирования; Опыт с NoSQL базами данных Mongo: применение индексов, оптимизация запросов; Linux advanced user; <text:s text:c="2"/>Умение пользоваться Git; <text:s text:c="3"/>Условия работы: <text:s/>высокая окладная часть и бонусы, оплата 2 раза в месяц удаленная работа оформление по ТК, полностью оплачиваемый отпуск оплачиваемые больничные молодой дружный коллектив обучение и книги за счет компании индексация заработной платы постоянная работа и развитие в растущей федеральной ИТ компании большие перспективы карьерного роста отсрочка от армии льготная ипотека под 5% для ИТ компаний <text:s text:c="3"/>Работа над очень крупным проектом, возможность прокачать навыки и портфолио.</text:p>
          </table:table-cell>
          <table:table-cell office:value-type="string" calcext:value-type="string">
            <text:p>['Разработка нового продукта', 'Оптимизация бизнес-процессов', 'Управление командой', 'Linux', 'Pl/Python', 'PostgreSQL', 'MySQL', 'Django Framework', 'Информационные технологии', 'руководство командой разработчиков', 'Python', 'SQL']</text:p>
          </table:table-cell>
          <table:table-cell office:value-type="string" calcext:value-type="string">
            <text:p>Stroyportal.ru - интернет-площадка</text:p>
          </table:table-cell>
          <table:table-cell office:value-type="string" calcext:value-type="string">
            <text:p>https://hh.ru/vacancy/70089365</text:p>
          </table:table-cell>
          <table:table-cell table:number-columns-repeated="1016"/>
        </table:table-row>
        <table:table-row table:style-name="ro57">
          <table:table-cell office:value-type="float" office:value="70089376" calcext:value-type="float">
            <text:p>70089376</text:p>
          </table:table-cell>
          <table:table-cell office:value-type="string" calcext:value-type="string">
            <text:p>Python middle+ developer</text:p>
          </table:table-cell>
          <table:table-cell office:value-type="string" calcext:value-type="string">
            <text:p>Волгоград</text:p>
          </table:table-cell>
          <table:table-cell office:value-type="string" calcext:value-type="string">
            <text:p>От 3 до 6 лет</text:p>
          </table:table-cell>
          <table:table-cell office:value-type="string" calcext:value-type="string">
            <text:p>Интернет-платформа Stroyportal - крупнейший в России информационный сайт по строительству и ремонту. Ежегодно 10 000 000 человек и 156 000 профи выбирают материалы на нашем сайте. Над продуктом работает более 30 человек. Мы планируем изменить отрасль, которая не менялась уже десятки лет и создать отраслевой HH, ЦИАН. Нашими клиентами являются ПАО Северсталь, Яндекс, Всеинструменты.ру, Технониколь, ЛеруаМерлен, ОБИ, СТД Петрович, Металлпрофиль, Rehau - более 150 компаний. С 2022 года портфельная компания крупнейшего в мире инвестиционного фонда. Нам нужен сильный back-end разработчик в Команду. <text:s text:c="3"/>Обязанности: <text:s/>Разработка backend/server-side для сайта на Python Django Разработка масштабируемых высоконагруженных решений Создание новых компонентов, модулей системы Оптимизация существующих систем <text:s text:c="3"/>Стек технологий: <text:s/>Python Django / Jinja 2 Celery PostgreSQL Elasticsearch <text:s text:c="3"/>Требования: <text:s/>Опыт работы с python обязателен Умение быстро разбираться в чужом коде Обязателен опыт работы с django Опыт работы с реляционными базами данных/SQL; Способность быстро обучаться; <text:s text:c="3"/>Будет плюсом: <text:s/>Глубокое понимание объектно-ориентированного программирования и шаблонов проектирования; Опыт с NoSQL базами данных Mongo: применение индексов, оптимизация запросов; Linux advanced user; <text:s text:c="2"/>Умение пользоваться Git; <text:s text:c="3"/>Условия работы: <text:s/>высокая окладная часть и бонусы, оплата 2 раза в месяц удаленный формат работы оформление по ТК, полностью оплачиваемый отпуск оплачиваемые больничные молодой дружный коллектив постоянная работа и развитие в растущей федеральной ИТ компании большие перспективы карьерного роста отсрочка от армии льготная ипотека под 5% для ИТ компаний <text:s text:c="3"/>Работа над очень крупным проектом, возможность прокачать навыки и портфолио.</text:p>
          </table:table-cell>
          <table:table-cell office:value-type="string" calcext:value-type="string">
            <text:p>['Разработка нового продукта', 'Оптимизация бизнес-процессов', 'Управление командой', 'Linux', 'Pl/Python', 'PostgreSQL', 'MySQL', 'Django Framework', 'Информационные технологии', 'руководство командой разработчиков', 'Python', 'SQL']</text:p>
          </table:table-cell>
          <table:table-cell office:value-type="string" calcext:value-type="string">
            <text:p>Stroyportal.ru - интернет-площадка</text:p>
          </table:table-cell>
          <table:table-cell office:value-type="string" calcext:value-type="string">
            <text:p>https://hh.ru/vacancy/70089376</text:p>
          </table:table-cell>
          <table:table-cell table:number-columns-repeated="1016"/>
        </table:table-row>
        <table:table-row table:style-name="ro45">
          <table:table-cell office:value-type="float" office:value="69030262" calcext:value-type="float">
            <text:p>69030262</text:p>
          </table:table-cell>
          <table:table-cell office:value-type="string" calcext:value-type="string">
            <text:p>Senior Data Scienc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Всем привет, мы компания TalentTech и сейчас мы ищем в нашу команду Аналитика данных в наше новое направление - ML-центр экспертизы (Machine Learning Center of Excellence). Команда разрабатывает проекты в области Computer Vision, NLP, Predictive Analytics, Speech Recognition как в B2C, так и в B2B направлениях. <text:s text:c="2"/>TalentTech включает в себя 3 направления: HR Tech, Education Tech, Freelance, в частности такие проекты как: Нетология, Фоксфорд, Potok.io, Sever.AI, FL.ru, EdMarket, Цифровое Образование. Чем предстоит заниматься: <text:s text:c="2"/>Решение комплексных задач, используя методы машинного обучения <text:s text:c="2"/>Постановка математической задачи в проектах, изучая и анализируя use-кейсы (сценарии использования), формируя гипотезы для дальнейшего анализа <text:s text:c="2"/>Построение математических моделей оценки кандидатов по резюме и вакансии, построение рекомендательных сервисов на базе этого, с использованием методов анализа данных и машинного обучения <text:s text:c="2"/>Построение математических моделей оценки открытых комментариев <text:s text:c="2"/>Поиск и выбор оптимальных подходов и алгоритмов решения задач, сравнительный анализ различных подходов, изучение лучших практик и референсных проектов <text:s text:c="2"/>Экспертная и математическая поддержка команды DS, разработчиков (программистов) аналитических сервисов, сопровождение разработанных и внедренных аналитических сервисов <text:s text:c="2"/>Презентация результатов заказчикам <text:s text:c="2"/>Что мы ожидаем от вас: <text:s text:c="2"/>Опыт работы с нейронными сетями (pytorch) <text:s text:c="2"/>Опыт работы с классическим ML: sklearn, RandomForest, XGBoost/CatBoost <text:s text:c="2"/>Углубленное знание в области NLP <text:s text:c="2"/>Желание разбираться с тем, что под капотом (математика) <text:s text:c="2"/>Готовность сопровождать модели от идеи до прода <text:s text:c="2"/>Что мы предлагаем взамен: <text:s text:c="2"/>Официальное оформление и “белая” заработная плата <text:s text:c="2"/>Любой формат работы: удаленно, частичная удаленка или офис на выбор <text:s text:c="2"/>Дух стартапа и высокий уровень вовлеченности в продукт и задачи <text:s text:c="2"/>ДМС со стоматологией и страхованием жизни после испытательного срока <text:s text:c="2"/>Предоставляем сотрудникам скидки от компаний, входящих в наш холдинг: можно слетать в отпуск с туроператором TUI, пройти любой понравившийся курс в Нетологии и купить продукты в Утконосе (да, всё со скидкой); <text:s text:c="2"/>Офис расположен в БЦ Новосущевский. Вокруг удобная транспортная развязка: метро (рядом м. Марьина Роща и м. Менделеевская), трамвайные и автобусные остановки, ТТК <text:s text:c="2"/>Необходимое оборудование <text:s text:c="2"/>Дружная команда с чутким чувством юмора, любим спорт, например настольный футбол или теннис <text:s/></text:p>
          </table:table-cell>
          <table:table-cell office:value-type="string" calcext:value-type="string">
            <text:p>['Machine Learning', 'Python', 'PyTorch', 'Аналитическое мышление', 'SQL']</text:p>
          </table:table-cell>
          <table:table-cell office:value-type="string" calcext:value-type="string">
            <text:p>TalentTech</text:p>
          </table:table-cell>
          <table:table-cell office:value-type="string" calcext:value-type="string">
            <text:p>https://hh.ru/vacancy/69030262</text:p>
          </table:table-cell>
          <table:table-cell table:number-columns-repeated="1016"/>
        </table:table-row>
        <table:table-row table:style-name="ro58">
          <table:table-cell office:value-type="float" office:value="69625290" calcext:value-type="float">
            <text:p>69625290</text:p>
          </table:table-cell>
          <table:table-cell office:value-type="string" calcext:value-type="string">
            <text:p>Middle / Senior Python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Компания Techno Diasoft была создана в 2010 году как R&amp;D подразделение российских компаний - "Диасофт" и "Технос-К" - ведущих российских разработчиков ПО для финансовой сферы. Мы являемся официальным участником инновационного проекта «Сколково» и работаем не только над высоконагруженными FinTech проектами, но и занимаемся разработкой умных устройств, голосовых помощников, ассистентов, решениями в области биометрии и AI.Ищем опытного Python developer в команду по разработке сервиса генерации синтетических данных с помощью ML алгоритмов. <text:s/>Задачи: <text:s text:c="2"/>Создание DAG, сервисов подключения к БД, <text:s text:c="2"/>Реализация TaskManager на базе AirFlow\CubeFlow <text:s text:c="2"/>Желателен опыт работы с технологиями: Flask, Django, Python, AirFlow, SQL и основные РСУБД Будет плюсом, но не обязателен опыт работы с: <text:s text:c="2"/>Java SE,EЕ, Spring Мы предлагаем: <text:s/>Комфортный «белый» оклад: готовы обсуждать, отталкиваемся от ваших ожиданий. Оформление по ТК РФ (оплата больничных, отпусков); Оптимально быстрый процесс собеседований: small talk с HR + 1 техническое интервью (~1 час) + оффер; Обеспечение техникой для работы; Комфортный ДМС + стоматология; Курсы по обучению новым технологиям за счёт компании; Неограниченный доступ к библиотеке (мы пользуемся Bookmate); Активная корпоративная жизнь: спортивные челленджи, игры, мероприятия на природе; Сообщество профессионалов, Ментор-Менти программа, буткемпы, курсы; Возможность комфортно работать - у нас нет таймтрекеров и микроменеджмента. </text:p>
          </table:table-cell>
          <table:table-cell office:value-type="string" calcext:value-type="string">
            <text:p>['AirFlow', 'Django Framework', 'Python', 'SQL', 'Flask']</text:p>
          </table:table-cell>
          <table:table-cell office:value-type="string" calcext:value-type="string">
            <text:p>Techno Diasoft</text:p>
          </table:table-cell>
          <table:table-cell office:value-type="string" calcext:value-type="string">
            <text:p>https://hh.ru/vacancy/69625290</text:p>
          </table:table-cell>
          <table:table-cell table:number-columns-repeated="1016"/>
        </table:table-row>
        <table:table-row table:style-name="ro47">
          <table:table-cell office:value-type="float" office:value="69857606" calcext:value-type="float">
            <text:p>69857606</text:p>
          </table:table-cell>
          <table:table-cell office:value-type="string" calcext:value-type="string">
            <text:p>Веб VoIP инженер (SIP, Asterisk, Kamailio)</text:p>
          </table:table-cell>
          <table:table-cell office:value-type="string" calcext:value-type="string">
            <text:p>Омск</text:p>
          </table:table-cell>
          <table:table-cell office:value-type="string" calcext:value-type="string">
            <text:p>От 3 до 6 лет</text:p>
          </table:table-cell>
          <table:table-cell office:value-type="string" calcext:value-type="string">
            <text:p>Привет, мы – команда разработки компании TextMagic TextMagic – международная технологическая компания с 20-летней историей и с многомиллионным оборотом. Наш главный продукт – платформа для обмена SMS-сообщениями, которую используют по всему миру более 25.000+ бизнес клиентов. В 2021 году, общее количество SMS-сообщений, отправленных на платформе TextMagic, достигло 200 миллионов. В конце 2021 года наша компания провела успешное IPO – первичное размещение акций на рынке Nasdaq First North Tallinn, в рамках которого на акции TextMagic подписались 15 410 инвесторов на общую сумму 49,5 млн евро. Мы твердо верим в сопричастность сотрудников компании и поэтому мы предлагаем сотрудникам опционы на акции, чтобы каждый мог владеть частью TextMagic. В дополнение к нашему основному продукту, мы ведем разработку новой современной платформы для мульти-канального взаимодействия с клиентами (Customer Engagement Platform) – Touchpoint. Это программное обеспечение для продаж, маркетинга и поддержки клиентов, позволяющее предприятиям интегрировать различные каналы общения и коммуникации в единую среду. Наша команда: С каждым годом команда растет и сейчас в компании работает более 70 человек. Будучи разработчиком в нашей компании, вы сможете работать как в комфортном офисе, так и удаленно. На данный момент компания имеет основной офис разработки в Таллине, а также в Омске. Основной стек используемых технологий: <text:s text:c="2"/>Asterisk (+его ARI) <text:s text:c="2"/>Kamailio <text:s text:c="2"/>CI/CD: Bitbucket Pipelines, Jenkins <text:s text:c="2"/>Back-end: PHP, PostgreSQL, node.js <text:s text:c="2"/>ARI <text:s text:c="2"/>Чем предстоит заниматься: <text:s text:c="2"/>Участвовать во внутренней разработке телеком-платформы.Решать интересные нестандартные задачи в области телефонии. <text:s text:c="2"/>Реализовывать решения “online call-center, VoIP call routing, IVR” с нуля внутри нашего веб-приложения. <text:s text:c="2"/>Писать сложные динамические “dialplans”, кастомизируемые пользователями нашего веб-приложения (виртуальная АТС в браузере). <text:s text:c="2"/>Cтроить и эксплуатировать инфраструктуру для проектов в 3х облаках (GCP, AWS, OVH). <text:s text:c="2"/>Проектировать мониторинг, логирование и политики алертинга на разных уровнях проекта. <text:s text:c="2"/>Заниматься исследованием инцидентов, проблем, багов и кейсов от поддержки совместно с командой разработки. <text:s text:c="2"/>Что мы ожидаем от тебя: <text:s text:c="2"/>Уверенные навыки администрирования систем IP телефонии на базе серверов Asterisk или других open-source SIP-решений. <text:s text:c="2"/>Знание принципов построения телефонных и IP-сетей. <text:s text:c="2"/>Знание протоколов сигнализаций SIP. <text:s text:c="2"/>Опыт работы с Asterisk REST Interface, большим плюсом будет опыт с его WebSocket-интерфейсом. <text:s text:c="2"/>Знания и опыт внедрения Kamailio. <text:s text:c="2"/>Знание Linux на уровне администратора. <text:s text:c="2"/>Знание Bash/Python будет плюсом. <text:s text:c="2"/>Опыт работы в продуктовой компании. <text:s text:c="2"/>Умение находить общий язык с людьми. <text:s text:c="2"/>Аналитический склад ума, способность мыслить широко. <text:s text:c="2"/>Проактивность и мотивированность. <text:s text:c="2"/>Что мы предлагаем: <text:s text:c="2"/>Высокая заработная плата без задержек (от $5,000). <text:s text:c="2"/>Гибкий график для оптимального баланса работы и личной жизни. <text:s text:c="2"/>Любое необходимое оборудование для продуктивной работы. <text:s text:c="2"/>Возможность привнести своё видение в проект. <text:s text:c="2"/>Уютный офис в центре города (Омск) или работа удалённо. <text:s text:c="2"/>Обеды ежедневно за счет фирмы (в случае работы из офиса). <text:s text:c="2"/>Профессиональный и дружный коллектив, который не оставит без помощи в любом вопросе. <text:s text:c="2"/>Оплачиваемый отпуск (28 календарных дней в году) <text:s/></text:p>
          </table:table-cell>
          <table:table-cell office:value-type="string" calcext:value-type="string">
            <text:p>['Linux', 'Asterisk', 'SIP', 'Python', 'PostgreSQL', 'Jenkins', 'Node.js']</text:p>
          </table:table-cell>
          <table:table-cell office:value-type="string" calcext:value-type="string">
            <text:p>TextMagic</text:p>
          </table:table-cell>
          <table:table-cell office:value-type="string" calcext:value-type="string">
            <text:p>https://hh.ru/vacancy/69857606</text:p>
          </table:table-cell>
          <table:table-cell office:value-type="string" calcext:value-type="string">
            <text:p>5000.0</text:p>
          </table:table-cell>
          <table:table-cell/>
          <table:table-cell office:value-type="string" calcext:value-type="string">
            <text:p>USD</text:p>
          </table:table-cell>
          <table:table-cell table:number-columns-repeated="1013"/>
        </table:table-row>
        <table:table-row table:style-name="ro47">
          <table:table-cell office:value-type="float" office:value="69857439" calcext:value-type="float">
            <text:p>69857439</text:p>
          </table:table-cell>
          <table:table-cell office:value-type="string" calcext:value-type="string">
            <text:p>Веб VoIP инженер (SIP, Asterisk, Kamailio)</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ривет, мы – команда разработки компании TextMagic TextMagic – международная технологическая компания с 20-летней историей и с многомиллионным оборотом. Наш главный продукт – платформа для обмена SMS-сообщениями, которую используют по всему миру более 25.000+ бизнес клиентов. В 2021 году, общее количество SMS-сообщений, отправленных на платформе TextMagic, достигло 200 миллионов. В конце 2021 года наша компания провела успешное IPO – первичное размещение акций на рынке Nasdaq First North Tallinn, в рамках которого на акции TextMagic подписались 15 410 инвесторов на общую сумму 49,5 млн евро. Мы твердо верим в сопричастность сотрудников компании и поэтому мы предлагаем сотрудникам опционы на акции, чтобы каждый мог владеть частью TextMagic. В дополнение к нашему основному продукту, мы ведем разработку новой современной платформы для мульти-канального взаимодействия с клиентами (Customer Engagement Platform) – Touchpoint. Это программное обеспечение для продаж, маркетинга и поддержки клиентов, позволяющее предприятиям интегрировать различные каналы общения и коммуникации в единую среду. Наша команда: С каждым годом команда растет и сейчас в компании работает более 70 человек. Будучи разработчиком в нашей компании, вы сможете работать как в комфортном офисе, так и удаленно. На данный момент компания имеет основной офис разработки в Таллине, а также в Омске. Основной стек используемых технологий: <text:s text:c="2"/>Asterisk (+его ARI) <text:s text:c="2"/>Kamailio <text:s text:c="2"/>CI/CD: Bitbucket Pipelines, Jenkins <text:s text:c="2"/>Back-end: PHP, PostgreSQL, node.js <text:s text:c="2"/>ARI <text:s text:c="2"/>Чем предстоит заниматься: <text:s text:c="2"/>Участвовать во внутренней разработке телеком-платформы.Решать интересные нестандартные задачи в области телефонии. <text:s text:c="2"/>Реализовывать решения “online call-center, VoIP call routing, IVR” с нуля внутри нашего веб-приложения. <text:s text:c="2"/>Писать сложные динамические “dialplans”, кастомизируемые пользователями нашего веб-приложения (виртуальная АТС в браузере). <text:s text:c="2"/>Cтроить и эксплуатировать инфраструктуру для проектов в 3х облаках (GCP, AWS, OVH). <text:s text:c="2"/>Проектировать мониторинг, логирование и политики алертинга на разных уровнях проекта. <text:s text:c="2"/>Заниматься исследованием инцидентов, проблем, багов и кейсов от поддержки совместно с командой разработки. <text:s text:c="2"/>Что мы ожидаем от тебя: <text:s text:c="2"/>Уверенные навыки администрирования систем IP телефонии на базе серверов Asterisk или других open-source SIP-решений. <text:s text:c="2"/>Знание принципов построения телефонных и IP-сетей. <text:s text:c="2"/>Знание протоколов сигнализаций SIP. <text:s text:c="2"/>Опыт работы с Asterisk REST Interface, большим плюсом будет опыт с его WebSocket-интерфейсом. <text:s text:c="2"/>Знания и опыт внедрения Kamailio. <text:s text:c="2"/>Знание Linux на уровне администратора. <text:s text:c="2"/>Знание Bash/Python будет плюсом. <text:s text:c="2"/>Опыт работы в продуктовой компании. <text:s text:c="2"/>Умение находить общий язык с людьми. <text:s text:c="2"/>Аналитический склад ума, способность мыслить широко. <text:s text:c="2"/>Проактивность и мотивированность. <text:s text:c="2"/>Что мы предлагаем: <text:s text:c="2"/>Высокая заработная плата без задержек (от $5,000). <text:s text:c="2"/>Гибкий график для оптимального баланса работы и личной жизни. <text:s text:c="2"/>Любое необходимое оборудование для продуктивной работы. <text:s text:c="2"/>Возможность привнести своё видение в проект. <text:s text:c="2"/>Уютный офис в центре города (Омск) или работа удалённо. <text:s text:c="2"/>Обеды ежедневно за счет фирмы (в случае работы из офиса). <text:s text:c="2"/>Профессиональный и дружный коллектив, который не оставит без помощи в любом вопросе. <text:s text:c="2"/>Оплачиваемый отпуск (28 календарных дней в году) <text:s/></text:p>
          </table:table-cell>
          <table:table-cell office:value-type="string" calcext:value-type="string">
            <text:p>['Linux', 'Asterisk', 'SIP', 'Python', 'PostgreSQL', 'Jenkins', 'Node.js']</text:p>
          </table:table-cell>
          <table:table-cell office:value-type="string" calcext:value-type="string">
            <text:p>TextMagic</text:p>
          </table:table-cell>
          <table:table-cell office:value-type="string" calcext:value-type="string">
            <text:p>https://hh.ru/vacancy/69857439</text:p>
          </table:table-cell>
          <table:table-cell office:value-type="string" calcext:value-type="string">
            <text:p>5000.0</text:p>
          </table:table-cell>
          <table:table-cell/>
          <table:table-cell office:value-type="string" calcext:value-type="string">
            <text:p>USD</text:p>
          </table:table-cell>
          <table:table-cell table:number-columns-repeated="1013"/>
        </table:table-row>
        <table:table-row table:style-name="ro47">
          <table:table-cell office:value-type="float" office:value="69857532" calcext:value-type="float">
            <text:p>69857532</text:p>
          </table:table-cell>
          <table:table-cell office:value-type="string" calcext:value-type="string">
            <text:p>Веб VoIP инженер (SIP, Asterisk, Kamailio)</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Привет, мы – команда разработки компании TextMagic TextMagic – международная технологическая компания с 20-летней историей и с многомиллионным оборотом. Наш главный продукт – платформа для обмена SMS-сообщениями, которую используют по всему миру более 25.000+ бизнес клиентов. В 2021 году, общее количество SMS-сообщений, отправленных на платформе TextMagic, достигло 200 миллионов. В конце 2021 года наша компания провела успешное IPO – первичное размещение акций на рынке Nasdaq First North Tallinn, в рамках которого на акции TextMagic подписались 15 410 инвесторов на общую сумму 49,5 млн евро. Мы твердо верим в сопричастность сотрудников компании и поэтому мы предлагаем сотрудникам опционы на акции, чтобы каждый мог владеть частью TextMagic. В дополнение к нашему основному продукту, мы ведем разработку новой современной платформы для мульти-канального взаимодействия с клиентами (Customer Engagement Platform) – Touchpoint. Это программное обеспечение для продаж, маркетинга и поддержки клиентов, позволяющее предприятиям интегрировать различные каналы общения и коммуникации в единую среду. Наша команда: С каждым годом команда растет и сейчас в компании работает более 70 человек. Будучи разработчиком в нашей компании, вы сможете работать как в комфортном офисе, так и удаленно. На данный момент компания имеет основной офис разработки в Таллине, а также в Омске. Основной стек используемых технологий: <text:s text:c="2"/>Asterisk (+его ARI) <text:s text:c="2"/>Kamailio <text:s text:c="2"/>CI/CD: Bitbucket Pipelines, Jenkins <text:s text:c="2"/>Back-end: PHP, PostgreSQL, node.js <text:s text:c="2"/>ARI <text:s text:c="2"/>Чем предстоит заниматься: <text:s text:c="2"/>Участвовать во внутренней разработке телеком-платформы.Решать интересные нестандартные задачи в области телефонии. <text:s text:c="2"/>Реализовывать решения “online call-center, VoIP call routing, IVR” с нуля внутри нашего веб-приложения. <text:s text:c="2"/>Писать сложные динамические “dialplans”, кастомизируемые пользователями нашего веб-приложения (виртуальная АТС в браузере). <text:s text:c="2"/>Cтроить и эксплуатировать инфраструктуру для проектов в 3х облаках (GCP, AWS, OVH). <text:s text:c="2"/>Проектировать мониторинг, логирование и политики алертинга на разных уровнях проекта. <text:s text:c="2"/>Заниматься исследованием инцидентов, проблем, багов и кейсов от поддержки совместно с командой разработки. <text:s text:c="2"/>Что мы ожидаем от тебя: <text:s text:c="2"/>Уверенные навыки администрирования систем IP телефонии на базе серверов Asterisk или других open-source SIP-решений. <text:s text:c="2"/>Знание принципов построения телефонных и IP-сетей. <text:s text:c="2"/>Знание протоколов сигнализаций SIP. <text:s text:c="2"/>Опыт работы с Asterisk REST Interface, большим плюсом будет опыт с его WebSocket-интерфейсом. <text:s text:c="2"/>Знания и опыт внедрения Kamailio. <text:s text:c="2"/>Знание Linux на уровне администратора. <text:s text:c="2"/>Знание Bash/Python будет плюсом. <text:s text:c="2"/>Опыт работы в продуктовой компании. <text:s text:c="2"/>Умение находить общий язык с людьми. <text:s text:c="2"/>Аналитический склад ума, способность мыслить широко. <text:s text:c="2"/>Проактивность и мотивированность. <text:s text:c="2"/>Что мы предлагаем: <text:s text:c="2"/>Высокая заработная плата без задержек (от $5,000). <text:s text:c="2"/>Гибкий график для оптимального баланса работы и личной жизни. <text:s text:c="2"/>Любое необходимое оборудование для продуктивной работы. <text:s text:c="2"/>Возможность привнести своё видение в проект. <text:s text:c="2"/>Уютный офис в центре города (Омск) или работа удалённо. <text:s text:c="2"/>Обеды ежедневно за счет фирмы (в случае работы из офиса). <text:s text:c="2"/>Профессиональный и дружный коллектив, который не оставит без помощи в любом вопросе. <text:s text:c="2"/>Оплачиваемый отпуск (28 календарных дней в году) <text:s/></text:p>
          </table:table-cell>
          <table:table-cell office:value-type="string" calcext:value-type="string">
            <text:p>['Linux', 'Asterisk', 'SIP', 'Python', 'PostgreSQL', 'Jenkins', 'Node.js']</text:p>
          </table:table-cell>
          <table:table-cell office:value-type="string" calcext:value-type="string">
            <text:p>TextMagic</text:p>
          </table:table-cell>
          <table:table-cell office:value-type="string" calcext:value-type="string">
            <text:p>https://hh.ru/vacancy/69857532</text:p>
          </table:table-cell>
          <table:table-cell office:value-type="string" calcext:value-type="string">
            <text:p>5000.0</text:p>
          </table:table-cell>
          <table:table-cell/>
          <table:table-cell office:value-type="string" calcext:value-type="string">
            <text:p>USD</text:p>
          </table:table-cell>
          <table:table-cell table:number-columns-repeated="1013"/>
        </table:table-row>
        <table:table-row table:style-name="ro59">
          <table:table-cell office:value-type="float" office:value="69045414" calcext:value-type="float">
            <text:p>69045414</text:p>
          </table:table-cell>
          <table:table-cell office:value-type="string" calcext:value-type="string">
            <text:p>Python Developer в команду тестирования</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Немного о нас:TradeTech Development занимается современными технологиями, связанными с торговыми системами. Мы разрабатываем программные продукты для функционирования blockchain и back-end. Основное направление - разработка инфраструктуры (фреймворк) для возможности проведения тестирования бэкенд-части нашего приложения.С какими задачами столкнется наш будущий коллега: <text:s/>Участие в проектировании архитектуры тест фреймворка на языке Python, выработке решений по тестированию отказоустойчивости и производительности; Реализация сценариев тестирования производительности; Осуществлять интеграцию с внешними сервисами (API) на языке Python; Анализировать и оптимизировать существующий код на языке Python; Написание и выполнение тестов; Интеграция системы тестирования в CI процессе; Реализация задач тестирования (QA auto инженеры) на базе фреймворка; Разработка фреймворка как базиса для написания сценариев автотестов и проведения тестирования бизнес-логики проекта; <text:s/>Что тебе пригодится для работы с нами: <text:s/>Отличное знание Python; Понимание, как строятся подобные решения на базе готовых пакетов (к примеру: PyTest, requests, asyncio, FastAPI, websockets); умение работать из Python кода с базами данных Postgres, Clickhouse; Понимание протоколов HTTP, TCP, UDP, и метода передачи данных в целом; Умение пользоваться анализаторами траффика для локализации ошибок и анализа проблем; Знания Unix/Linux: понимание принципов работы, работа с командной строкой; умение пользоваться редакторами командной строки Vim или аналогами; Опыт работы с базами данных, знания SQL; уровень - вложенные запросы, агрегационные функции (подсчет кол-ва записей и том подобное, LEFT/RIGHT JOIN, GROUP BY. <text:s/>Будет плюсом: <text:s/>знание принципов работы блокченов и работа со смарт контрактами. <text:s/>Мы предлагаем: <text:s/>Полное соблюдение ТК РФ; Удаленная работа, свободный график, индивидуальный подход, офисы в СПб и Москве; ДМС после успешного прохождения испытательного срока; Работа в многогранной и талантливой команде разработчиков и product owner; <text:s/>Ментор на весь период адаптации. Мы готовы объяснить, рассказать, научить. Понимаем, что даже профессионалу нужно время. <text:s/>Работа над созданием информационной системы, в которой время ответа измеряется в микросекундах; Возможность для роста, обучения и экспериментов; Участие за счет Компании в международных и российских профильных конференциях; Повышение уровня технического английского за счет компании; Условия оплаты обсуждаются индивидуально с успешными кандидатами. </text:p>
          </table:table-cell>
          <table:table-cell office:value-type="string" calcext:value-type="string">
            <text:p>['Git', 'Python', 'Linux', 'SQL', 'Английский язык']</text:p>
          </table:table-cell>
          <table:table-cell office:value-type="string" calcext:value-type="string">
            <text:p>Tradetech Development</text:p>
          </table:table-cell>
          <table:table-cell office:value-type="string" calcext:value-type="string">
            <text:p>https://hh.ru/vacancy/69045414</text:p>
          </table:table-cell>
          <table:table-cell table:number-columns-repeated="1016"/>
        </table:table-row>
        <table:table-row table:style-name="ro51">
          <table:table-cell office:value-type="float" office:value="69771713" calcext:value-type="float">
            <text:p>69771713</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Учи.ру — одна из крупнейших российских EdTech-компаний с аудиторией порядка более 10 млн пользователей —- это ученики, их родители и учителя. Мы создаем уникальные образовательные онлайн-продукты, которые помогают в интерактивном формате изучать школьную программу и развивать софт-скиллы. Такая большая пользовательская база и трафик позволяют использовать честный data-driven подход при запуске новых направлений, а CustDev в Учи.ру является естественным этапом разработки продукта. В стенах Учи.ру собрана сильнейшая команда выпускников ведущих вузов России. Чтобы сделать нашу команду еще лучше, мы ищем Middle Data Engineer. Чем предстоит заниматься? <text:s text:c="2"/>Участие в проектах по автоматизации сбора и анализа данных из различных источников. <text:s text:c="2"/>Обработка и парсинг "сырых" данных. <text:s text:c="2"/>Обеспечение процесса ETL/ELT. <text:s text:c="2"/>Написание сервисов для работы с внешними источниками данных. <text:s text:c="2"/>Сопровождение хранилища данных. <text:s text:c="2"/>Администрирование сервера и мониторинг нагрузки. <text:s text:c="2"/>Что мы ожидаем от кандидатов? <text:s text:c="2"/>Опыт в проектировании и реализации хранилищ данных. <text:s text:c="2"/>Уверенное знание SQL. <text:s text:c="2"/>Опыт работы с Postgres. <text:s text:c="2"/>Знание подходов и лучших практик ETL / ELT. <text:s text:c="2"/>Консоль Linux. <text:s text:c="2"/>Опыт разработки ETL процессов на Python - предпочтительно Luigi, Airflow. <text:s text:c="2"/>Git. <text:s text:c="2"/>Будет плюсом: <text:s/>Опыт работы с BI системами (Tableau, Qlik, MS PowerBI). Мониторинг Grafana/Kibana. Организация пайплайнов для моделей машинного обучения. Опыт работа с ClickHouse или другими колоночными СУБД. Опыт работы с очередями - Kafka, RabbitMQ и т.п. <text:s/>Что есть у нас? <text:s text:c="2"/>Возможность сделать школьное образование современным и комфортным и изменить повседневную жизнь учеников и учителей к лучшему. <text:s text:c="2"/>Официальное оформление и "белая" заработная плата с компенсацией больничных до текущего дохода. <text:s text:c="2"/>ДМС со стоматологией после окончания испытательного срока. <text:s text:c="2"/>Пятидневная рабочая неделя с возможностью выбрать удобное начало рабочего дня. <text:s text:c="2"/>Материальную помощь в случае важных событий в жизни сотрудников. <text:s text:c="2"/>Возможность работать удаленно. <text:s text:c="2"/></text:p>
          </table:table-cell>
          <table:table-cell office:value-type="string" calcext:value-type="string">
            <text:p>['SQL', 'Python', 'ETL']</text:p>
          </table:table-cell>
          <table:table-cell office:value-type="string" calcext:value-type="string">
            <text:p>Uchi.ru</text:p>
          </table:table-cell>
          <table:table-cell office:value-type="string" calcext:value-type="string">
            <text:p>https://hh.ru/vacancy/69771713</text:p>
          </table:table-cell>
          <table:table-cell table:number-columns-repeated="1016"/>
        </table:table-row>
        <table:table-row table:style-name="ro42">
          <table:table-cell office:value-type="float" office:value="70905106" calcext:value-type="float">
            <text:p>70905106</text:p>
          </table:table-cell>
          <table:table-cell office:value-type="string" calcext:value-type="string">
            <text:p>Senior Python-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VK Workspace — это единая экосистема из множества сервисов, которые помогают бизнесу на каждом его этапе. Создать корпоративную почту, организовать документооборот, настроить рассылки и многое другое можно в одном месте. Наши продукты несут пользу тысячам компаний разного размера: начиная от индивидуальных предпринимателей и заканчивая крупными Enterprise-корпорациями. Задачи: <text:s/>разработка backend-платформы VK для бизнеса; написание и ревью кода на Python; тестирование кода; подготовка релизов — сборка, настройка CI; обслуживание DEV инфраструктуры. <text:s/>Требования: <text:s/>опыт разработки на Python и Django — от 3 лет; консоль Linux — уверенный пользователь; опыт работы в docker, kubernetes — будет плюсом; опыт работы с Redis; опыт работы с Postgres: индексы, джойны, профилирование запросов​​​​. </text:p>
          </table:table-cell>
          <table:table-cell office:value-type="string" calcext:value-type="string">
            <text:p>['Python', 'Linux', 'Django Framework', 'Docker', 'PostgreSQL']</text:p>
          </table:table-cell>
          <table:table-cell office:value-type="string" calcext:value-type="string">
            <text:p>VK</text:p>
          </table:table-cell>
          <table:table-cell office:value-type="string" calcext:value-type="string">
            <text:p>https://hh.ru/vacancy/70905106</text:p>
          </table:table-cell>
          <table:table-cell table:number-columns-repeated="1016"/>
        </table:table-row>
        <table:table-row table:style-name="ro52">
          <table:table-cell office:value-type="float" office:value="69720160" calcext:value-type="float">
            <text:p>69720160</text:p>
          </table:table-cell>
          <table:table-cell office:value-type="string" calcext:value-type="string">
            <text:p>Системный администратор (инфраструктурные проекты)</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рямо сейчас находимся в поиски системного администратора, так как создаем команду, которая будет упрощать жизнь коллег. Большая компания, много разработчиков продукта, и им всем нужны инструменты, которые сделают их жизнь проще. Нам хочется автоматизированно управлять базами данных, иметь безопасные окружения, иметь удобные инструменты для разработки, деплоя и валидации конфигов или кода. Все это предстоит автоматизировать. Разработчики в нашей команде будут создавать инфраструктурные проекты. От кандидата ожидается помощь в деплое этих проектов, покрытии мониторингом, бэкапами, помощь разработчикам с интеграцией в наши системы.​​​​​​ Задачи: <text:s text:c="2"/>развитие и поддержка инфраструктуры внутренних сервисов разработки: систем CI/CD, прокси-серверов обеспечения безопасности, сборок проектов; <text:s text:c="2"/>настройка мониторинга инфраструктуры; <text:s text:c="2"/>перевод PostgreSQL на Patroni; <text:s text:c="2"/>настройка бэкапов БД и сборочных артефактов. <text:s text:c="2"/>Требования: <text:s/>уверенное знание Linux, желательно RHEL-based; опыт работы с Ansible или Puppet; умение писать bash-скрипты; знание git. <text:s/>Будет плюсом: <text:s/>базовые знания Gitlab CI; знакомство с Docker и k8s, умение писать docker-файлы; умение программировать на скриптовых языках, предпочтительно Python и Lua; опыт администрирования Centos, Nginx, Postgresql, Mysql, Tarantool, Redis, Scylla. </text:p>
          </table:table-cell>
          <table:table-cell office:value-type="string" calcext:value-type="string">
            <text:p>['Linux', 'Docker', 'Nginx', 'Python', 'kubernetes', 'RHEL', 'Puppet', 'Bash', 'Администрирование серверов Linux', 'CentOS', 'CI/CD', 'Gitlab CI', 'Scripting', 'PostgreSQL', 'Git', 'Ansible', 'Lua', 'Gitlab']</text:p>
          </table:table-cell>
          <table:table-cell office:value-type="string" calcext:value-type="string">
            <text:p>VK</text:p>
          </table:table-cell>
          <table:table-cell office:value-type="string" calcext:value-type="string">
            <text:p>https://hh.ru/vacancy/69720160</text:p>
          </table:table-cell>
          <table:table-cell table:number-columns-repeated="1016"/>
        </table:table-row>
        <table:table-row table:style-name="ro26">
          <table:table-cell office:value-type="float" office:value="67053710" calcext:value-type="float">
            <text:p>67053710</text:p>
          </table:table-cell>
          <table:table-cell office:value-type="string" calcext:value-type="string">
            <text:p>Разработчик алгоритмов компьютерного зрения в команду Видео</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Привет! На связи команда компьютерного зрения ВКонтакте и мы ищем специалиста, который будет вместе с нами разрабатывать CV технологии для различных разделов социальной сети и разделов VK, а также генерировать новые идеи и воплощать их в жизнь в наших сервисах. Наша команда входит в состав направления VK Видео. Мы создаём и внедряем технические решения для обработки и передачи видео, алгоритмов машинного обучения и компьютерного зрения, а также групповой видеосвязи для пользователей социальной сети ВКонтакте и других сервисов экосистемы VK. Мы постоянно обновляем наши сервисы и запускаем новые продукты. Тебе предстоит: <text:s/>решать задачи с помощью классических CV подходов и алгоритмов глубокого обучения; участвовать в развертывании CV решений на различных платформах совместно с мобильными и бэкенд-разработчиками; генерировать новые идеи для развития наших сервисов и искать способы их реализации; писать статьи о своих CV достижениях. <text:s/>У нас всегда есть возможность предложить свою собственную идею и воплотить ее в жизнь или же применить свои навыки для решения текущих задач в области классического компьютерного зрения и глубокого обучения. Примеры наших задач: <text:s/>классификация, детектирование и сегментация объектов на фото/видео; дополненная реальность; контентный анализ: автотегирование, классификация на базе видео- и аудиодорожки, построение текстовых эмбеддингов; оптимизация CV решений под мобильные платформы. <text:s/>Ждем тебя в нашей команде, если ты: <text:s/>умеешь решать задачи классификации, детектирования и сегментации как классическими методами CV, так и с использованием нейронных сетей; основательно разбираешься в методах машинного обучения и пытаешься докопаться до самой сути; можешь рассказать об эволюции архитектур нейронных сетей и понимаешь, за счет каких нововведений осуществляется качественный скачок; находишься в курсе новых событий в области, постоянно развиваешься и читаешь новые статьи; знаком со стеком технологий: Python, OpenCV, TensorFlow/PyTorch. <text:s/>Будет плюсом: <text:s/>знание Java/C++; опыт вывода ML решений в продакшн и развертывания DL моделей на мобильных платформах. <text:s/>Мы предлагаем: <text:s/>удобный график работы, который можно подстраивать под себя; возможность выбирать наиболее комфортный формат работы: офисный, комбинированный, удаленный; минимум бюрократии; спорт: компания компенсирует затраты на спортивные активности — занятия в фитнес-клубе, индивидуальные тренировки, участия в соревнованиях; регулярно пересматриваемая зарплата, годовые бонусы, социальный пакет с первого дня (ДМС, английский язык). </text:p>
          </table:table-cell>
          <table:table-cell office:value-type="string" calcext:value-type="string">
            <text:p>['Tensorflow', 'Python', 'PyTorch', 'OpenCV']</text:p>
          </table:table-cell>
          <table:table-cell office:value-type="string" calcext:value-type="string">
            <text:p>VK</text:p>
          </table:table-cell>
          <table:table-cell office:value-type="string" calcext:value-type="string">
            <text:p>https://hh.ru/vacancy/67053710</text:p>
          </table:table-cell>
          <table:table-cell table:number-columns-repeated="1016"/>
        </table:table-row>
        <table:table-row table:style-name="ro40">
          <table:table-cell office:value-type="float" office:value="67710064" calcext:value-type="float">
            <text:p>67710064</text:p>
          </table:table-cell>
          <table:table-cell office:value-type="string" calcext:value-type="string">
            <text:p>Python-разработчик (команда Scroog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VK Cloud Solutions — это платформа облачных сервисов для бизнеса и разработчиков. Из стартапа внутри компании за 3 года мы выросли в, пожалуй, лучшее бизнес-облако России. Команда Scrooge занимается разработкой тарификатора ресурсов. Сервис берет данные о прошедших операциях (например, сколько времени работала виртуальная машина) внутри облака и преобразует их в транзакции на списание. Задачи: <text:s/>разработка сервиса тарификации и сопутствующих сервисов; решение задач по улучшению производительности сервиса; обеспечение масштабируемости и отказоустойчивости тарификатора; внедрение мониторинга. <text:s/>Требования: <text:s/>опыт коммерческой разработки ― от 3 лет; отличное знание Python; знание базовых алгоритмов и структур данных, практическое их применение в построении распределенных отказоустойчивых масштабируемых систем; опыт построения высоконагруженных систем; понимание характеристик производительности операционной системы и приложений. <text:s/>Работа в VK — это: <text:s/>возможность создавать продукты и сервисы, которые меняют к лучшему жизнь миллионов пользователей; амбициозные задачи, масштабные проекты и возможности для профессионального роста; совместные интересы и увлечения: помогаем раскрывать таланты и отлично проводить свободное время; работа в команде профессионалов из разных сфер, которые всегда готовы поделиться опытом; программа благополучия: заботимся о здоровье и хорошем самочувствии сотрудников. </text:p>
          </table:table-cell>
          <table:table-cell office:value-type="string" calcext:value-type="string">
            <text:p>['Python']</text:p>
          </table:table-cell>
          <table:table-cell office:value-type="string" calcext:value-type="string">
            <text:p>VK</text:p>
          </table:table-cell>
          <table:table-cell office:value-type="string" calcext:value-type="string">
            <text:p>https://hh.ru/vacancy/67710064</text:p>
          </table:table-cell>
          <table:table-cell table:number-columns-repeated="1016"/>
        </table:table-row>
        <table:table-row table:style-name="ro55">
          <table:table-cell office:value-type="float" office:value="70914688" calcext:value-type="float">
            <text:p>70914688</text:p>
          </table:table-cell>
          <table:table-cell office:value-type="string" calcext:value-type="string">
            <text:p>Программист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Вашему вниманию предлагается вакансия программиста Python для работы в одном из самых быстрорастущих стриминговых сервисов страны, который сочетает высокую экспертизу в продукте и маркетинге со свежим и смелым подходом к производству контента. Компания создаёт и поддерживает видеосервисы, онлайн-кинотеатры, сайты и веб-приложения в сфере видеовещания и телевидения. Обязанности: <text:s/>Написание новых и поддержка существующих веб-сервисов; Проработка архитектурных решений с командой; Подготовка сервисов к релизу; Взаимодействие с командой devops; Код-ревью кода коллег <text:s/>Требования: <text:s/>Опыт работы c Python от 3 лет; Понимание что такое High availability, CAP, ACID; Важно понимание работы современных асинхронных web-фреймворков в python(любого),понимание особенностей multimaster mysql, как оптимально писать запросы и проектировать схему данных. <text:s/>Условия: <text:s text:c="2"/>Оформление в соответствии с ТК РФ; <text:s text:c="2"/>Гибридный график работы (3 дня в офисе, 2 дня из дома) и гибкое начало рабочего дня, возможен полностью удаленный формат работы; <text:s text:c="2"/>Достойный уровень компенсации, оклад + годовой бонус; <text:s text:c="2"/>ДМС после испытательного срока (3 мес.); <text:s text:c="2"/>Работа в команде профессионалов, увлеченных своим делом и интересные задачи; <text:s text:c="2"/>Современный и удобный офис с кухнями и зонами релакса, м. Тульская; <text:s text:c="2"/>Скидки для сотрудников на фитнес, питание, на изучение английского языка, салоны- красоты; <text:s text:c="2"/>Содействие в повышении компетенции и саморазвитии: тренинги, воркшопы, посещение профессиональных конференций; <text:s text:c="2"/>Бесплатные подписки на продукты компании; <text:s text:c="2"/>Корпоративная библиотека МИФ (книги и вебинары) с даты трудоустройства; <text:s text:c="2"/>Скидки от партнеров, доступно с даты трудоустройства, скидки на страхование для членов семьи; <text:s text:c="2"/>Кредитование по выгодной процентной ставке для участников зарплатного проекта <text:s/></text:p>
          </table:table-cell>
          <table:table-cell office:value-type="string" calcext:value-type="string">
            <text:p>['Python', 'MySQL', 'Асинхронное программирование', 'знание web-фреймворков в python (любых)']</text:p>
          </table:table-cell>
          <table:table-cell office:value-type="string" calcext:value-type="string">
            <text:p>Ventra</text:p>
          </table:table-cell>
          <table:table-cell office:value-type="string" calcext:value-type="string">
            <text:p>https://hh.ru/vacancy/70914688</text:p>
          </table:table-cell>
          <table:table-cell table:number-columns-repeated="1016"/>
        </table:table-row>
        <table:table-row table:style-name="ro58">
          <table:table-cell office:value-type="float" office:value="69758373" calcext:value-type="float">
            <text:p>69758373</text:p>
          </table:table-cell>
          <table:table-cell office:value-type="string" calcext:value-type="string">
            <text:p>BI Engineer (Tableau)</text:p>
          </table:table-cell>
          <table:table-cell office:value-type="string" calcext:value-type="string">
            <text:p>Астана</text:p>
          </table:table-cell>
          <table:table-cell office:value-type="string" calcext:value-type="string">
            <text:p>От 3 до 6 лет</text:p>
          </table:table-cell>
          <table:table-cell office:value-type="string" calcext:value-type="string">
            <text:p>О проекте: Наш клиент, ведущая продуктовая компания. Проект – международный сервис пассажирских перевозок. Входим в топ-3 мобильных сервисов для заказа поездок в мире — 100 млн. установок.Успешно работаем удаленно!На данный момент в команде десять BI инженеров и мы продолжаем ее наращивать.Глобальная задача - выстроить автоматизацию отчетности на всю компанию!Стек: Tableau (BI), Tableau Desktop Professional Edition, Tableau Server (Linux);Airflow (ETL), SQL, Python. Задачи: Проектирование, разработка, анализ и автоматизация reporting pipelines (от сбора данных до их визуализации);Пработка ETL-процессов;Интервьюирование заказчиков, владельцев данных и ответственных за их обработку;Анализ технической документации;Составление технической и проектной документации;Счастие в процессе актуализации и улучшения методологии расчета метрик;Участие в процессе проектирования модели данных. Для нас важно: Опыт работы в должности BI Engineer от трех лет.Знание и опыт работы с Tableau Desktop от двух лет.Знание и опыт работы с SQL и реляционной логики;Знания Python;Опыт построения дашбордов (желательно наличие портфолио работ в Tableau).Будет плюсом: опыт работы с Airflow, Presto, Clickhouse. Мы предлагаем: ЗП: от 200 000 на руки.​​​Полностью удаленную работу.Официальное трудоустройство в штат компании.ДМС со стоматологией.Оплачиваемые обучающие курсы, в том числе английский язык.Работу в крупной продуктовой компании над масштабным проектом.Занятость: полный день, гибкий график.</text:p>
          </table:table-cell>
          <table:table-cell office:value-type="string" calcext:value-type="string">
            <text:p>['Python', 'SQL', 'Tableau', 'ETL', 'BI']</text:p>
          </table:table-cell>
          <table:table-cell office:value-type="string" calcext:value-type="string">
            <text:p>Vital Partners</text:p>
          </table:table-cell>
          <table:table-cell office:value-type="string" calcext:value-type="string">
            <text:p>https://hh.ru/vacancy/69758373</text:p>
          </table:table-cell>
          <table:table-cell office:value-type="string" calcext:value-type="string">
            <text:p>200000.0</text:p>
          </table:table-cell>
          <table:table-cell/>
          <table:table-cell office:value-type="string" calcext:value-type="string">
            <text:p>RUR</text:p>
          </table:table-cell>
          <table:table-cell table:number-columns-repeated="1013"/>
        </table:table-row>
        <table:table-row table:style-name="ro34">
          <table:table-cell office:value-type="float" office:value="69995062" calcext:value-type="float">
            <text:p>69995062</text:p>
          </table:table-cell>
          <table:table-cell office:value-type="string" calcext:value-type="string">
            <text:p>Backend разработчик со знанием Python</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Мы ищем опытного Python-разработчика на новые проекты в США для нашего клиента. Обязательно знание разговорного английского языка так как общение будет происходить с англоязычными коллегами, и наличие портфолио для оценки вашего опыта. <text:s text:c="2"/>Нам важны следующие качества <text:s text:c="2"/>При возникновении задачи, которую не понятно как решать (таких будет много), вы пытаетесь найти решения поставленной задачи - копаетесь на GitHub, перечитываете посты StackOverflow, изучаете документацию, а не просто говорите «я не смог» <text:s text:c="2"/>Если вы знаете решение задачи или нашли его (см. 1 пункт), вы включаете критическое мышление (на самом деле мы надеемся, что вы его никогда не выключаете) и думаете, подходит ли оно вам в данных условиях, можно ли его улучшить, можно ли сделать код более красивым <text:s text:c="2"/>Вы не боитесь задавать вопросы, даже, как вам кажется, самые глупые. Если вам что-то не понятно в задачи, вы спрашиваете, переспрашиваете, а потом ещё раз переспрашиваете, пока задача не станет вам полностью ясна <text:s text:c="2"/>Способны и не боитесь признавать свои ошибки. Вовремя найденная и формализованная ошибка может превратиться в «фичу» :) <text:s text:c="2"/>По хорошему любопытны — логичное продолжение пунктов 1 и 2. Вам интересно находить и изучать новые алгоритмы, методы, инструменты. В поисках решения текущей задачи, Вы можете «залипнуть» на случайно найденном подходе/алгоритме/методологии, потому что это показалось вам очень интересным/полезным/красивым. <text:s text:c="2"/>Если компетенции будут отвечать требованиям, пришлем домашнее задание. Домашнее задание успешно выполнено - приглашаем на встречу с клиентом. <text:s text:c="2"/>Чем предстоит заниматься <text:s text:c="2"/>Проектировать и реализовывать новый, а также дорабатывать существующий функционал. <text:s text:c="2"/>Реализовывать API на Python с использованием Alembic. <text:s text:c="2"/>Интегрировать API со сторонними сервисами и продуктами. <text:s text:c="2"/>Документировать API через Swagger/OpenAPI аннотации. <text:s text:c="2"/>Взаимодействовать с продуктологом, frontend разработчиком и database специалистами. <text:s text:c="2"/>Проводить декомпозицию и оценивать сроки выполнения задач. <text:s text:c="2"/>Находить решение нетривиальных задач. <text:s text:c="4"/>Что делать НЕ придётся <text:s text:c="2"/>Разрабатывать frontend приложения. <text:s text:c="2"/>Заниматься UX/UI дизайном. <text:s text:c="4"/>Какие навыки и опыт нам важен у кандидата <text:s/>Отличное понимание и практическое знание Python 3.6, фреймворка FastAPI и системы миграций Alembic. Внимание к деталям и скрупулезность в работе. Практический опыт с базами данных (MySQL/PostgreSQL). Умение составлять грамотную и качественную документацию к API используя Swagger/OpenAPI. Опыт подключения и использования внутренних и сторонних сервисов. Опыт в разработке архитектуры приложения и меж-сервисного взаимодействия. Понимание шаблонов проектирования и их применение в построении backend систем. Практика и умение работать с системами версионирования. <text:s text:c="3"/>Желателен, но не обязателен опыт с <text:s text:c="2"/>Docker <text:s text:c="2"/>Управление и работа с AWS <text:s text:c="2"/>Django <text:s text:c="2"/>Создание тестов <text:s text:c="4"/>Технологии <text:s/>Python (от 3+ лет) MySQL/PostgreSQL (от 2+ лет) Git (от 2+ лет) Swagger/OpenAPI (от 2+ лет) <text:s text:c="3"/>Приветствуется <text:s/>Опыт работы в составе команды. Опыт работы с иностранными заказчиками/работодателями. <text:s text:c="3"/>Мы предлагаем <text:s text:c="2"/>Зарплату выплачиваемую вовремя. <text:s text:c="2"/>Полностью удаленную работу. <text:s text:c="2"/>Удобный график. <text:s/></text:p>
          </table:table-cell>
          <table:table-cell office:value-type="string" calcext:value-type="string">
            <text:p>['Python', 'Alembic', 'MySQL', 'PostgreSQL', 'REST', 'Английский язык', 'FastAPI', 'Навыки межличностного общения', 'Работа в команде']</text:p>
          </table:table-cell>
          <table:table-cell office:value-type="string" calcext:value-type="string">
            <text:p>Vyyer Technologies</text:p>
          </table:table-cell>
          <table:table-cell office:value-type="string" calcext:value-type="string">
            <text:p>https://hh.ru/vacancy/69995062</text:p>
          </table:table-cell>
          <table:table-cell office:value-type="string" calcext:value-type="string">
            <text:p>2500.0</text:p>
          </table:table-cell>
          <table:table-cell office:value-type="string" calcext:value-type="string">
            <text:p>3000.0</text:p>
          </table:table-cell>
          <table:table-cell office:value-type="string" calcext:value-type="string">
            <text:p>USD</text:p>
          </table:table-cell>
          <table:table-cell table:number-columns-repeated="1013"/>
        </table:table-row>
        <table:table-row table:style-name="ro31">
          <table:table-cell office:value-type="float" office:value="69186212" calcext:value-type="float">
            <text:p>69186212</text:p>
          </table:table-cell>
          <table:table-cell office:value-type="string" calcext:value-type="string">
            <text:p>BI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WILDBERRIES — это крупнейший российский интернет-магазин, работающий с 2004 года.14 стран присутствия и более 115 тыс. пунктов выдачи заказов.43 млн клиентов и более 1,5 млн ежедневных заказов8 из 10 заказов доставляются на следующий день.Свыше 40 000 человек в нашей команде. Наши ожидания от навыков и опыта: <text:s text:c="2"/>Профессионально умеете работать с SQL, сравнивать эффективность индексов, строить витрины данных, договариваться с разработкой о качестве входных данных. <text:s text:c="2"/>Понимаете как лучше визуально представить ежедневную отчетность или результат вашего исследования. <text:s text:c="2"/>Умеете проектировать витрины данных быстро и отлаживать ETL процессы так, что внешние обстоятельства/проблемы не задерживают исполнение ваших планов. <text:s text:c="2"/>Овладеваете инструментами в зависимости от контекста и решаемых задач <text:s text:c="2"/>Будет плюсом: <text:s/>Знание Python, clickhouse и nosql баз данных. <text:s/>Мы предлагаем: <text:s text:c="2"/>Удаленный формат работы <text:s text:c="2"/>Официальное оформление по трудовой книжке, либо контракт с самозанятым, ИП, ГПХ; <text:s text:c="2"/>Сложные и интересные проекты (участие также и с нуля). <text:s text:c="2"/>Возможности для профессионального развития и роста. <text:s text:c="2"/>Гибкое начало рабочего дня. <text:s text:c="3"/></text:p>
          </table:table-cell>
          <table:table-cell office:value-type="string" calcext:value-type="string">
            <text:p>['SQL', 'Работа с большим объемом информации', 'Умение принимать решения', 'Внутренние коммуникации', 'Работа с базами данных', 'Python', 'NoSQL']</text:p>
          </table:table-cell>
          <table:table-cell office:value-type="string" calcext:value-type="string">
            <text:p>WILDBERRIES</text:p>
          </table:table-cell>
          <table:table-cell office:value-type="string" calcext:value-type="string">
            <text:p>https://hh.ru/vacancy/69186212</text:p>
          </table:table-cell>
          <table:table-cell table:number-columns-repeated="1016"/>
        </table:table-row>
        <table:table-row table:style-name="ro41">
          <table:table-cell office:value-type="float" office:value="53286310" calcext:value-type="float">
            <text:p>53286310</text:p>
          </table:table-cell>
          <table:table-cell office:value-type="string" calcext:value-type="string">
            <text:p>BI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WILDBERRIES — это крупнейший российский интернет-магазин, работающий с 2004 года.14 стран присутствия и более 115 тыс. пунктов выдачи заказов.43 млн клиентов и более 1,5 млн ежедневных заказов8 из 10 заказов доставляются на следующий день.Свыше 40 000 человек в нашей команде. Наши ожидания от навыков и опыта: <text:s text:c="2"/>Профессионально умеете работать с SQL, сравнивать эффективность индексов, строить витрины данных, договариваться с разработкой о качестве входных данных. <text:s text:c="2"/>Понимаете как лучше визуально представить ежедневную отчетность или результат вашего исследования. <text:s text:c="2"/>Умеете проектировать витрины данных быстро и отлаживать ETL процессы так, что внешние обстоятельства/проблемы не задерживают исполнение ваших планов. <text:s text:c="2"/>Овладеваете инструментами в зависимости от контекста и решаемых задач <text:s text:c="2"/>Будет плюсом: <text:s/>Знание Python, clickhouse и nosql баз данных. <text:s/>Мы предлагаем: <text:s/>Большую часть времени можно работать из дома (в офисе 2 раза в неделю). Уютный офис на берегу реки Пахра, расположенный по адресу г. Подольск, ул. Федорова д.19 Гибкое начало и окончание рабочего дня Бесплатное корпоративное питание Сложные и интересные проекты (участие также и с нуля). Возможности для профессионального развития и роста. <text:s text:c="2"/></text:p>
          </table:table-cell>
          <table:table-cell office:value-type="string" calcext:value-type="string">
            <text:p>['SQL', 'Работа с большим объемом информации', 'Умение принимать решения', 'Внутренние коммуникации', 'Работа с базами данных', 'Python', 'NoSQL']</text:p>
          </table:table-cell>
          <table:table-cell office:value-type="string" calcext:value-type="string">
            <text:p>WILDBERRIES</text:p>
          </table:table-cell>
          <table:table-cell office:value-type="string" calcext:value-type="string">
            <text:p>https://hh.ru/vacancy/53286310</text:p>
          </table:table-cell>
          <table:table-cell table:number-columns-repeated="1016"/>
        </table:table-row>
        <table:table-row table:style-name="ro41">
          <table:table-cell office:value-type="float" office:value="69772572" calcext:value-type="float">
            <text:p>69772572</text:p>
          </table:table-cell>
          <table:table-cell office:value-type="string" calcext:value-type="string">
            <text:p>Lead QA Automation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We believe that the people we hire are the most fundamental aspect of our business. We are looking for brilliantly smart, passionate and creative people to join our team to help transform the world of TV inventory owners towards a TV Audience First Market Place. The two top reasons we receive for why someone joins our team: the culture sounds fantastic, and we want to be a part of building something remarkable. <text:s text:c="2"/>We offer: <text:s text:c="2"/>Salary up to €5500 gross <text:s text:c="2"/>25 paid holiday days + 6-7 Christmas days <text:s text:c="2"/>Sick days are paid <text:s text:c="2"/>Laptop up to €2500 gross cost each 2 years <text:s text:c="2"/>Relocation possibility (Croatia, London, NY) <text:s text:c="2"/>Flexible day start <text:s text:c="4"/>What we expect from you: <text:s text:c="2"/>3+ years of experience as a QA Engineer <text:s text:c="2"/>Python:) <text:s text:c="2"/>Experience with QA automation tools (Squish/Selenium/Cypress/Robot Framework) <text:s text:c="2"/>Proven exposure to API testing (Postman/CLI) <text:s text:c="2"/>Effective writing/reporting skills with a keen eye for detail <text:s text:c="2"/>Experience with Linux/Unix systems <text:s text:c="4"/>Responsibilities: <text:s text:c="2"/>Creation of test plans and drive best-practices around automating QA data testing. <text:s text:c="2"/>Creation of clean automation code for testing web applications and integrations <text:s text:c="2"/>Perform regression testing and verify bug fixes <text:s text:c="2"/>Design and implement strategic level QA documentation/frameworks <text:s text:c="2"/>Configuration and set-up of test tools including the integration of automated regression suite with CI/CD pipeline tools <text:s text:c="4"/>If you have seen in description yourself, feel free to contact me! <text:s text:c="3"/></text:p>
          </table:table-cell>
          <table:table-cell office:value-type="string" calcext:value-type="string">
            <text:p>['Python', 'Linux', 'SQL', 'Unix', 'Postman']</text:p>
          </table:table-cell>
          <table:table-cell office:value-type="string" calcext:value-type="string">
            <text:p>Wanted</text:p>
          </table:table-cell>
          <table:table-cell office:value-type="string" calcext:value-type="string">
            <text:p>https://hh.ru/vacancy/69772572</text:p>
          </table:table-cell>
          <table:table-cell/>
          <table:table-cell office:value-type="string" calcext:value-type="string">
            <text:p>5500.0</text:p>
          </table:table-cell>
          <table:table-cell office:value-type="string" calcext:value-type="string">
            <text:p>EUR</text:p>
          </table:table-cell>
          <table:table-cell table:number-columns-repeated="1013"/>
        </table:table-row>
        <table:table-row table:style-name="ro57">
          <table:table-cell office:value-type="float" office:value="70337534" calcext:value-type="float">
            <text:p>70337534</text:p>
          </table:table-cell>
          <table:table-cell office:value-type="string" calcext:value-type="string">
            <text:p>Lead devops (KVM)</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Мы создаём облачную платформу, где десятки тысяч наших клиентов размещают свою инфраструктуру и используют управляемые сервисы для решения своих бизнес-задач. Сейчас мы ищем того, кто возглавит нашу команду инфраструктуры и выведет качество наших сервисов на новый уровень. Managed Database, S3, Kubernetes (KaaS), KVM виртуализация, балансировка нагрузки и приватные сети — если все эти слова заставляют твое сердце биться чаще, присоединяйся к нам! Сотрудничество с нами это: <text:s/>ЗП до 350 т.р <text:s/>Устраиваем с первого дня и соблюдаем ТК РФ; <text:s text:c="2"/>Компенсируем обеды, оплачиваем спорт и предоставляем ДМС; <text:s text:c="2"/>Компенсируем больничные листы и доплачиваем до 100% заработной платы; <text:s text:c="2"/>Компенсируем обучение и конференции; <text:s text:c="2"/>У нас гибкий график (работа из дома или офиса); <text:s text:c="2"/>Что мы ожидаем от кандидата: <text:s text:c="2"/>Ты знаешь на каких технологиях строятся публичные или приватные облака; <text:s text:c="2"/>Умеешь общаться с командой и выявлять как сильные стороны каждого, так и потенциал; <text:s text:c="2"/>Знаешь за что отвечает KVM, а за что QEMU и чем может помочь Libvirt; <text:s text:c="2"/>Можешь читать и понимать код на Python, а также решить конфликты при мердже в мастер ветку; <text:s text:c="2"/>Легко расскажешь разницу между VLAN и VXLAN, а также между SDN и CDN; <text:s text:c="2"/>У тебя есть опыт реализации продукта от идеи и до оценки фидбека от клиентов; <text:s text:c="2"/>Какие задачи необходимо будет решать: <text:s text:c="2"/>Развивать нашу платформу управления публичным облаком; <text:s text:c="2"/>Обоснованно определять приоритет задачи как технически, так и на уровне бизнеса, а так же уверенно этот выбор аргументировать; <text:s text:c="2"/>Грамотно составлять бизнес требования к новой фиче или продукту; <text:s text:c="2"/>Нанимать новых людей и повышать общий уровень компетенций команды; <text:s text:c="2"/>Участвовать в планировании стратегии и беклога компании, оценивать бэклог в ресурсах; <text:s text:c="2"/>Оставляйте свои отклики для записи на собеседование!</text:p>
          </table:table-cell>
          <table:table-cell office:value-type="string" calcext:value-type="string">
            <text:p>['Linux', 'Python', 'KVM', 'libvirt', 'qemu', 'ansible']</text:p>
          </table:table-cell>
          <table:table-cell office:value-type="string" calcext:value-type="string">
            <text:p>Wanted</text:p>
          </table:table-cell>
          <table:table-cell office:value-type="string" calcext:value-type="string">
            <text:p>https://hh.ru/vacancy/70337534</text:p>
          </table:table-cell>
          <table:table-cell/>
          <table:table-cell office:value-type="string" calcext:value-type="string">
            <text:p>350000.0</text:p>
          </table:table-cell>
          <table:table-cell office:value-type="string" calcext:value-type="string">
            <text:p>RUR</text:p>
          </table:table-cell>
          <table:table-cell table:number-columns-repeated="1013"/>
        </table:table-row>
        <table:table-row table:style-name="ro41">
          <table:table-cell office:value-type="float" office:value="69772953" calcext:value-type="float">
            <text:p>69772953</text:p>
          </table:table-cell>
          <table:table-cell office:value-type="string" calcext:value-type="string">
            <text:p>Senior Python developer (MLOps)</text:p>
          </table:table-cell>
          <table:table-cell office:value-type="string" calcext:value-type="string">
            <text:p>Батуми</text:p>
          </table:table-cell>
          <table:table-cell office:value-type="string" calcext:value-type="string">
            <text:p>Более 6 лет</text:p>
          </table:table-cell>
          <table:table-cell office:value-type="string" calcext:value-type="string">
            <text:p>WiseBits — продуктовый IT холдинг. Мы развиваем развлекательный видео портал, которым ежедневно пользуется более 40 миллионов человек. Команда ML активно трудится над созданием и совершенствованием рекомендательной системы, релевантного поиска и категоризации контента внутри нашего сервиса.На данный момент мы хотим усилить нашу команду опытным Python разработчиком. Задачи на этой позиции будут на стыке разработки, data-инженерной деятельности и, если будет желание, то data science направления! Вам предстоит: <text:s/>Помогать data scientist-ам с продакшн кодом; Налаживать инфраструктуру и выполнять отдельные небольшие задачи; Погружаться в архитектуру проекта и активно на нее влиять. <text:s/>Наш стек технологий, с которым вам предстоит работать: <text:s/>Python GNU/Linux MongoDB Docker Clickhouse Bash <text:s/>Будет плюсом, если вы работали с: <text:s/>Kafka MySQL Airflow <text:s/>Мы предлагаем: <text:s text:c="2"/>Удаленный формат работы с предоставлением необходимой техники; <text:s text:c="2"/>Никакой бюрократии; <text:s text:c="2"/>Щедрый пакет бенефитов (медицинская страховка, языковые курсы, профессиональное обучение и покрытие налогов); <text:s text:c="2"/>В случае релокации мы берем на себя расходы по переезду для вас и вашей семьи (покупка билетов, визовая поддержка, оплата первого месяца жилья); <text:s text:c="2"/>Дружная интернациональная команда. <text:s/></text:p>
          </table:table-cell>
          <table:table-cell office:value-type="string" calcext:value-type="string">
            <text:p>['Python', 'Linux', 'Docker', 'Bash', 'Git', 'Data Science', 'ML', 'DevOps', 'Airflow', 'Kafka', 'MongoDB', 'Clickhouse']</text:p>
          </table:table-cell>
          <table:table-cell office:value-type="string" calcext:value-type="string">
            <text:p>Wisebits</text:p>
          </table:table-cell>
          <table:table-cell office:value-type="string" calcext:value-type="string">
            <text:p>https://hh.ru/vacancy/69772953</text:p>
          </table:table-cell>
          <table:table-cell office:value-type="string" calcext:value-type="string">
            <text:p>3500.0</text:p>
          </table:table-cell>
          <table:table-cell/>
          <table:table-cell office:value-type="string" calcext:value-type="string">
            <text:p>EUR</text:p>
          </table:table-cell>
          <table:table-cell table:number-columns-repeated="1013"/>
        </table:table-row>
        <table:table-row table:style-name="ro41">
          <table:table-cell office:value-type="float" office:value="55856392" calcext:value-type="float">
            <text:p>55856392</text:p>
          </table:table-cell>
          <table:table-cell office:value-type="string" calcext:value-type="string">
            <text:p>Senior Python developer (MLOps)</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WiseBits — продуктовый IT холдинг. Мы развиваем развлекательный видео портал, которым ежедневно пользуется более 40 миллионов человек. Команда ML активно трудится над созданием и совершенствованием рекомендательной системы, релевантного поиска и категоризации контента внутри нашего сервиса.На данный момент мы хотим усилить нашу команду опытным Python разработчиком. Задачи на этой позиции будут на стыке разработки, data-инженерной деятельности и, если будет желание, то data science направления! Вам предстоит: <text:s/>Помогать data scientist-ам с продакшн кодом; Налаживать инфраструктуру и выполнять отдельные небольшие задачи; Погружаться в архитектуру проекта и активно на нее влиять. <text:s/>Наш стек технологий, с которым вам предстоит работать: <text:s/>Python GNU/Linux MongoDB Docker Clickhouse Bash <text:s/>Будет плюсом, если вы работали с: <text:s/>Kafka MySQL Airflow <text:s/>Мы предлагаем: <text:s text:c="2"/>Удаленный формат работы с предоставлением необходимой техники; <text:s text:c="2"/>Никакой бюрократии; <text:s text:c="2"/>Щедрый пакет бенефитов (медицинская страховка, языковые курсы, профессиональное обучение и покрытие налогов); <text:s text:c="2"/>В случае релокации мы берем на себя расходы по переезду для вас и вашей семьи (покупка билетов, визовая поддержка, оплата первого месяца жилья); <text:s text:c="2"/>Дружная интернациональная команда. <text:s/></text:p>
          </table:table-cell>
          <table:table-cell office:value-type="string" calcext:value-type="string">
            <text:p>['Python', 'Linux', 'Docker', 'Bash', 'Git', 'Data Science', 'ML', 'DevOps', 'Airflow', 'Kafka', 'MongoDB', 'Clickhouse']</text:p>
          </table:table-cell>
          <table:table-cell office:value-type="string" calcext:value-type="string">
            <text:p>Wisebits</text:p>
          </table:table-cell>
          <table:table-cell office:value-type="string" calcext:value-type="string">
            <text:p>https://hh.ru/vacancy/55856392</text:p>
          </table:table-cell>
          <table:table-cell office:value-type="string" calcext:value-type="string">
            <text:p>3500.0</text:p>
          </table:table-cell>
          <table:table-cell/>
          <table:table-cell office:value-type="string" calcext:value-type="string">
            <text:p>EUR</text:p>
          </table:table-cell>
          <table:table-cell table:number-columns-repeated="1013"/>
        </table:table-row>
        <table:table-row table:style-name="ro41">
          <table:table-cell office:value-type="float" office:value="69772933" calcext:value-type="float">
            <text:p>69772933</text:p>
          </table:table-cell>
          <table:table-cell office:value-type="string" calcext:value-type="string">
            <text:p>Senior Python developer (MLOps)</text:p>
          </table:table-cell>
          <table:table-cell office:value-type="string" calcext:value-type="string">
            <text:p>Турция</text:p>
          </table:table-cell>
          <table:table-cell office:value-type="string" calcext:value-type="string">
            <text:p>Более 6 лет</text:p>
          </table:table-cell>
          <table:table-cell office:value-type="string" calcext:value-type="string">
            <text:p>WiseBits — продуктовый IT холдинг. Мы развиваем развлекательный видео портал, которым ежедневно пользуется более 40 миллионов человек. Команда ML активно трудится над созданием и совершенствованием рекомендательной системы, релевантного поиска и категоризации контента внутри нашего сервиса.На данный момент мы хотим усилить нашу команду опытным Python разработчиком. Задачи на этой позиции будут на стыке разработки, data-инженерной деятельности и, если будет желание, то data science направления! Вам предстоит: <text:s/>Помогать data scientist-ам с продакшн кодом; Налаживать инфраструктуру и выполнять отдельные небольшие задачи; Погружаться в архитектуру проекта и активно на нее влиять. <text:s/>Наш стек технологий, с которым вам предстоит работать: <text:s/>Python GNU/Linux MongoDB Docker Clickhouse Bash <text:s/>Будет плюсом, если вы работали с: <text:s/>Kafka MySQL Airflow <text:s/>Мы предлагаем: <text:s text:c="2"/>Удаленный формат работы с предоставлением необходимой техники; <text:s text:c="2"/>Никакой бюрократии; <text:s text:c="2"/>Щедрый пакет бенефитов (медицинская страховка, языковые курсы, профессиональное обучение и покрытие налогов); <text:s text:c="2"/>В случае релокации мы берем на себя расходы по переезду для вас и вашей семьи (покупка билетов, визовая поддержка, оплата первого месяца жилья); <text:s text:c="2"/>Дружная интернациональная команда. <text:s/></text:p>
          </table:table-cell>
          <table:table-cell office:value-type="string" calcext:value-type="string">
            <text:p>['Python', 'Linux', 'Docker', 'Bash', 'Git', 'Data Science', 'ML', 'DevOps', 'Airflow', 'Kafka', 'MongoDB', 'Clickhouse']</text:p>
          </table:table-cell>
          <table:table-cell office:value-type="string" calcext:value-type="string">
            <text:p>Wisebits</text:p>
          </table:table-cell>
          <table:table-cell office:value-type="string" calcext:value-type="string">
            <text:p>https://hh.ru/vacancy/69772933</text:p>
          </table:table-cell>
          <table:table-cell office:value-type="string" calcext:value-type="string">
            <text:p>3500.0</text:p>
          </table:table-cell>
          <table:table-cell/>
          <table:table-cell office:value-type="string" calcext:value-type="string">
            <text:p>EUR</text:p>
          </table:table-cell>
          <table:table-cell table:number-columns-repeated="1013"/>
        </table:table-row>
        <table:table-row table:style-name="ro52">
          <table:table-cell office:value-type="float" office:value="70595625" calcext:value-type="float">
            <text:p>70595625</text:p>
          </table:table-cell>
          <table:table-cell office:value-type="string" calcext:value-type="string">
            <text:p>Middle Django разработчик</text:p>
          </table:table-cell>
          <table:table-cell office:value-type="string" calcext:value-type="string">
            <text:p>Екатеринбург</text:p>
          </table:table-cell>
          <table:table-cell office:value-type="string" calcext:value-type="string">
            <text:p>От 1 года до 3 лет</text:p>
          </table:table-cell>
          <table:table-cell office:value-type="string" calcext:value-type="string">
            <text:p>Требуемый опыт работы: от 1 года Полная занятость, полный день Компания Zavod IT ищет middle Django/python программиста на удаленную работу с перспективой карьерного роста, желанием учиться и узнавать новое.. <text:s/>Мы умеем воспитывать перспективных программистов, которые котируются на международном рынке. Обязанности: <text:s/>Разработка веб-ресурсов <text:s/>Требования: Наш стек технологий. Чем больше знаний из следующих технологий, тем больше вероятность к нам попасть: <text:s/>Django/python SQL PostgreSQL Linux HTML, CSS Bootstrap Memcached Docker Git Redis Celery Javascript JQuery Java REST API Blockchain <text:s/>Желательные навыки, не являются обязательными, но будут большим плюсом в работе: <text:s/>Чтение английской документации; Способность быстро интегрировать готовые решения в текущую архитектуру; Умение гуглить любые нестандартные задачи; <text:s/>Дополнительным плюсом является разговорный английский; <text:s text:c="2"/>Верстка, разворачивание сервера; <text:s text:c="2"/>Условия: <text:s/>Полная занятость ( с 9.00 до 18.00); Интересные проекты, находящиеся в мировом тренде (работа над собственными и заказными проектами для российского, американского и азиатского рынков); Стартовый оклад зависит от квалификации кандидата и обсуждается в индивидуальном порядке; Перспектива повышения; Работа в маленьком и очень дружном коллективе; Удаленная работа. </text:p>
          </table:table-cell>
          <table:table-cell office:value-type="string" calcext:value-type="string">
            <text:p>['Git', 'Python', 'PostgreSQL', 'Linux', 'JavaScript', 'Django Framework', 'SQL', 'Английский язык', 'Redis', 'Celery', 'Bootstrap', 'Django']</text:p>
          </table:table-cell>
          <table:table-cell office:value-type="string" calcext:value-type="string">
            <text:p>ZAVOD</text:p>
          </table:table-cell>
          <table:table-cell office:value-type="string" calcext:value-type="string">
            <text:p>https://hh.ru/vacancy/70595625</text:p>
          </table:table-cell>
          <table:table-cell table:number-columns-repeated="2" office:value-type="string" calcext:value-type="string">
            <text:p>40000.0</text:p>
          </table:table-cell>
          <table:table-cell office:value-type="string" calcext:value-type="string">
            <text:p>RUR</text:p>
          </table:table-cell>
          <table:table-cell table:number-columns-repeated="1013"/>
        </table:table-row>
        <table:table-row table:style-name="ro49">
          <table:table-cell office:value-type="float" office:value="69616727" calcext:value-type="float">
            <text:p>69616727</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В «Баланс-Платформе» мы занимаемся созданием программного обеспечения для компаний финансового сектора. Мы предоставляем высокотехнологичные продукты «Кредитование как сервис» (Software as a Sevice (SaaS)) - это набор IT-сервисов полного цикла для генерации и сопровождения кредитного портфеля на всех этапах. Мы автоматизируем бизнес-процессы в банках, сокращаем бумажную волокиту и время принятия решений. Из пачки сканов и фотографий мы делаем полноценную заявку: распознаем текст, определяем, каких документов не хватает, проверяем заемщиков по всем доступным источникам на проблемы с законом, долги, банкротство. Принимаем решение об одобрении или отказе в кредите по риск-модели банка. Это сокращает затраты на принятие решения по выдаче кредита до нескольких минут, максимум до получаса. Мы активно растем и развиваемся. У нас много интересных проектов, какие-то уже работают, какие-то только запускаются. Мы верим, что нет невыполнимых задач, особенно для нашей команды, где мы готовы помогать друг другу и поддерживать самые смелые идеи. Мы используем микросервисную архитектуру и выполняем задачи в рамках высоконагруженных систем. Наш стэк: <text:s/>python3.6+ (Flask, FastAPI, Django). pytest. PostgreSQL. RabbitMQ. k8s. <text:s/>У нас прозрачные этапы подбора: <text:s/>Скрининг с HR (звонок 15-25 минут). Техническое собеседование (примерно 1-1.5 часа интервью). Финальный звонок с вашим новым Project Manager. <text:s/>Твои обязанности: <text:s/>Реализация банковских продуктов на Python 3.6+ Развитие текущих и разработка новых сервисов. Документирование разработанного ПО. Написание unit-тестов на разработанный функционал. <text:s/>Наши требования: <text:s/>Хорошее знание стандартной библиотеки python версии 3.6 и выше. Знание принципов ООП и зачем они нужны. Знакомы с ORM системами (SQLalchemy, Django ORM, Gino). Знание git workflow и умение применять в работе. Базовые познания о работе *NIX систем (ssh, sed, systemctl, grep). Умение писать unit-тесты (pytest). Умение быстро разбираться в сложных технических вопросах. Здравое отношение к конструктивной критике (вас будут много и часто ревьюить). <text:s/>Будет плюсом: <text:s/>Свои проекты на github, опыт работы с open-source технологиями это большой плюс. Понимание работы asyncio. Знание SQL и опыт работы с БД (у нас postgresql). Опыт работы с одним из крупных бэкенд фреймворков: FastAPI, Django, Flask, Tornado. Умение работать с docker, docker-compose, k8s. Опыт работы с очередями (RabbitMQ, Kafka). <text:s/>Мы предлагаем: <text:s/>Большие и интересные проекты, которые позволят быстро прокачать навыки и получить опыт работы во всех стадиях продуктового цикла. Конкурентный оклад, премия по итогам года, повышение по итогам выполнения ваших личных планов развития. Посещение профильных конференций, обучение за счет компании. Приятные бонусы от компании и скидки от наших партнеров. Полис ДМС для сотрудников, включая стоматологию (как только ты пройдешь испытательный срок). Наш уютный офис расположен в центре Москвы – 5 минут от метро Тверская. В офисе есть кофе с печеньками, по пятницам пицца. Мы приветствуем желание работать из офиса, но возможна удаленка, или гибридный график. Корпоративы, тимбилдинги и прочие митапы с молодой и нацеленной на результат командой. Оформление по ТК РФ, Электронный документооборот. Компания Баланс-Платформа входит в реестр аккредитованных ИТ-компаний России, а это значит, что нашим сотрудникам доступна льготная ипотека. Это очень крутой бенефит, т.к. это действительно выгодно! При популярной ставке 8-10 % среди наших коллег, льготная ипотека для ИТ-специалистов составит 4,5 – 5%, что выливается в экономию почти 30 тыс рублей ежемесячно! Выглядит вполне неплохо и разница ощутимая! <text:s/>С радостью пообщаемся с вами!</text:p>
          </table:table-cell>
          <table:table-cell office:value-type="string" calcext:value-type="string">
            <text:p>['Python', 'SQL', 'ssh', 'Unix', 'Git', 'RabbitMQ', 'Docker', 'FastAPI', 'Flask', 'Django', 'DRF', 'OOP', 'SOLID']</text:p>
          </table:table-cell>
          <table:table-cell office:value-type="string" calcext:value-type="string">
            <text:p>«Баланс-Платформа»</text:p>
          </table:table-cell>
          <table:table-cell office:value-type="string" calcext:value-type="string">
            <text:p>https://hh.ru/vacancy/69616727</text:p>
          </table:table-cell>
          <table:table-cell table:number-columns-repeated="1016"/>
        </table:table-row>
        <table:table-row table:style-name="ro40">
          <table:table-cell office:value-type="float" office:value="70872408" calcext:value-type="float">
            <text:p>70872408</text:p>
          </table:table-cell>
          <table:table-cell office:value-type="string" calcext:value-type="string">
            <text:p>Разработчик баз данных СУБД</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Ищем разработчика на проект Миграция данных финансовой и управленческой отчётности для одного из крупневшего Российского оператора мобильной связи Описание проектаВ рамках проекта предполагается сбор сырых данных из разных источников, трансформация, расчет CDM-метрик, построение продуктовых витрин, подключение новых источников данных. Обязанности: <text:s/>Проектировать и разрабатывать решения интеграции данных, витрин и кубов финансовой и управленческой отчетности Разрабатывать процедуры загрузки и трансформации данных с использованием инструментария и стека технологий DWH Прорабатывать технологии и создавать собственные инструменты интеграции данных Проектировать и разрабатывать базы данных Оптимизировать и настраивать производительность разрабатываемых приложений Переводить разработанные приложения в промышленную эксплуатацию Вести базы знаний по эксплуатируемым приложениям и разрабатываемому функционалу <text:s/>Требования: <text:s/>Опыт работы в роли разработчика от 3 лет Опыт коммерческой разработки на Python Опыт работы с высоконагруженными СУБД Oracle Опыт оптимизации SQL-запросов Опыт работы с автоматизированными системами расчетов <text:s/>Условия: <text:s/>трудоустройство в аккредитованную IT-компанию, работа на проекте в продуктовой команде возможность оформления через ИП самозанятость, по ТК РФ своевременная выплата заработной платы работа удалённая работа в профессиональной команде </text:p>
          </table:table-cell>
          <table:table-cell office:value-type="string" calcext:value-type="string">
            <text:p>['SQL', 'СУБД', 'Python']</text:p>
          </table:table-cell>
          <table:table-cell office:value-type="string" calcext:value-type="string">
            <text:p>АЙТИ.СПЕЙС</text:p>
          </table:table-cell>
          <table:table-cell office:value-type="string" calcext:value-type="string">
            <text:p>https://hh.ru/vacancy/70872408</text:p>
          </table:table-cell>
          <table:table-cell office:value-type="string" calcext:value-type="string">
            <text:p>150000.0</text:p>
          </table:table-cell>
          <table:table-cell office:value-type="string" calcext:value-type="string">
            <text:p>250000.0</text:p>
          </table:table-cell>
          <table:table-cell office:value-type="string" calcext:value-type="string">
            <text:p>RUR</text:p>
          </table:table-cell>
          <table:table-cell table:number-columns-repeated="1013"/>
        </table:table-row>
        <table:table-row table:style-name="ro40">
          <table:table-cell office:value-type="float" office:value="70881183" calcext:value-type="float">
            <text:p>70881183</text:p>
          </table:table-cell>
          <table:table-cell office:value-type="string" calcext:value-type="string">
            <text:p>Программист баз данных СУБД</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Ищем разработчика на проект Миграция данных финансовой и управленческой отчётности для одного из крупневшего Российского оператора мобильной связи Описание проектаВ рамках проекта предполагается сбор сырых данных из разных источников, трансформация, расчет CDM-метрик, построение продуктовых витрин, подключение новых источников данных. Обязанности: <text:s/>Проектировать и разрабатывать решения интеграции данных, витрин и кубов финансовой и управленческой отчетности Разрабатывать процедуры загрузки и трансформации данных с использованием инструментария и стека технологий DWH Прорабатывать технологии и создавать собственные инструменты интеграции данных Проектировать и разрабатывать базы данных Оптимизировать и настраивать производительность разрабатываемых приложений Переводить разработанные приложения в промышленную эксплуатацию Вести базы знаний по эксплуатируемым приложениям и разрабатываемому функционалу <text:s/>Требования: <text:s/>Опыт работы в роли разработчика от 3 лет Опыт коммерческой разработки на Python Опыт работы с высоконагруженными СУБД Oracle Опыт оптимизации SQL-запросов Опыт работы с автоматизированными системами расчетов <text:s/>Условия: <text:s/>трудоустройство в аккредитованную IT-компанию, работа на проекте в продуктовой команде возможность оформления через ИП самозанятость, по ТК РФ своевременная выплата заработной платы работа удалённая работа в профессиональной команде <text:s/>​​​​ <text:s/></text:p>
          </table:table-cell>
          <table:table-cell office:value-type="string" calcext:value-type="string">
            <text:p>['Python', 'SQL', 'ORACLE', 'СУБД', 'Базы данных']</text:p>
          </table:table-cell>
          <table:table-cell office:value-type="string" calcext:value-type="string">
            <text:p>АЙТИ.СПЕЙС</text:p>
          </table:table-cell>
          <table:table-cell office:value-type="string" calcext:value-type="string">
            <text:p>https://hh.ru/vacancy/70881183</text:p>
          </table:table-cell>
          <table:table-cell office:value-type="string" calcext:value-type="string">
            <text:p>150000.0</text:p>
          </table:table-cell>
          <table:table-cell office:value-type="string" calcext:value-type="string">
            <text:p>250000.0</text:p>
          </table:table-cell>
          <table:table-cell office:value-type="string" calcext:value-type="string">
            <text:p>RUR</text:p>
          </table:table-cell>
          <table:table-cell table:number-columns-repeated="1013"/>
        </table:table-row>
        <table:table-row table:style-name="ro32">
          <table:table-cell office:value-type="float" office:value="69807859" calcext:value-type="float">
            <text:p>69807859</text:p>
          </table:table-cell>
          <table:table-cell office:value-type="string" calcext:value-type="string">
            <text:p>Web-разработчик</text:p>
          </table:table-cell>
          <table:table-cell office:value-type="string" calcext:value-type="string">
            <text:p>Самара</text:p>
          </table:table-cell>
          <table:table-cell office:value-type="string" calcext:value-type="string">
            <text:p>От 1 года до 3 лет</text:p>
          </table:table-cell>
          <table:table-cell office:value-type="string" calcext:value-type="string">
            <text:p>Мы ценим профессионалов и способствуем росту, потому что у нас — в супердемократичных условиях — как нигде раскрываются таланты. В AKTICOM не бывает монотонного и рутинного труда, мы амбициозны и любим только интересную и захватывающую работу. А теперь в нашу креативную и немного сумасшедшую команду нужен новый специалист - Web-разработчик, который настроен решать повседневные задачи в компании и расти в сильного специалиста.Вы столкнетесь с полным циклом создания наших проектов и отработаете свои навыки до совершенства под четким руководством профессионалов. Если вы новичок, ничего не умеете, но желаете неплохо развиться в этом направлении до html-верстальщика или web-программиста - сообщите о себе! У нас в команде есть все условия для развития. Что нужно будет делать: <text:s/>Нарезка макета дизайна из psd или Figma HTML-верстка макета дизайна Установка сверстанного шаблона на CMS WP/Bitrix/Modx либо на кастомный движок Техническое обслуживание сайтов заказчиков компании (выполнение простых и сложных задач на уровне техподдержки) Если вы более развитый специалист со знанием языков программирования, то и применение вашим навыкам будет разумеется соответствующее. Очень приветствуются знания Git, Python, Node, NPM, Webpack, Postgres, Vue, SCSS, Laravel, Bitrix, PHP, JS <text:s/>Условия: <text:s/>график работы: пн-пт 9:00 - 18:00 в уютном офисе в центре города оклад: 80 000 - 200 000р в зависимости от вашего опыта также не забываем про обучение, официальное ТК и оплачиваемые отпуска <text:s/>Кратко об АКТИКОМ: <text:s/>ТОП 10 среди всех основных тематических рейтингов по созданию сайтов в Самаре 30 высококлассных специалистов в штате 10 лет с момента основания <text:s/>Ждем ваших откликов, рассмотрим каждого. Не забудьте в отклике указать чем вам нравится заниматься в данной сфере. Вакансию предполагаем закрыть в течение 2-х недель. Стол, кресло и мощный компьютер уже ждут своего обладателя! <text:s/></text:p>
          </table:table-cell>
          <table:table-cell office:value-type="string" calcext:value-type="string">
            <text:p>['HTML', 'CSS3', 'Vue.js', 'Git', 'PHP', 'Vue', 'MySQL', 'SQL', 'MODX', 'CMS Wordpress', 'React']</text:p>
          </table:table-cell>
          <table:table-cell office:value-type="string" calcext:value-type="string">
            <text:p>АНВ</text:p>
          </table:table-cell>
          <table:table-cell office:value-type="string" calcext:value-type="string">
            <text:p>https://hh.ru/vacancy/69807859</text:p>
          </table:table-cell>
          <table:table-cell office:value-type="string" calcext:value-type="string">
            <text:p>80000.0</text:p>
          </table:table-cell>
          <table:table-cell office:value-type="string" calcext:value-type="string">
            <text:p>200000.0</text:p>
          </table:table-cell>
          <table:table-cell office:value-type="string" calcext:value-type="string">
            <text:p>RUR</text:p>
          </table:table-cell>
          <table:table-cell table:number-columns-repeated="1013"/>
        </table:table-row>
        <table:table-row table:style-name="ro60">
          <table:table-cell office:value-type="float" office:value="55565762" calcext:value-type="float">
            <text:p>55565762</text:p>
          </table:table-cell>
          <table:table-cell office:value-type="string" calcext:value-type="string">
            <text:p>Ведущий системный программист</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Три факта, которые нужно знать про АТОЛ. АТОЛ – это IT: мы автоматизируем ритейл и сферу услуг, предлагая рынку собственные ПО, комплексные продуктовые решения и сервис. АТОЛ – это рост: мы решаем сложные задачи, создаём инновации и делимся экспертизой, развивая рынок. АТОЛ – это люди: распределённая команда из 500 профессионалов, ежедневно делающая наши решения лучше. Все остальное вы узнаете сами, когда станете частью нашей компании! Мы ищем Ведущего системного программиста в команду Атол Операционные системы Наша команда занимается разработкой собственной версии операционной системы на базе Андроид для различных устройств, производимых компанией Атол. Мы фокусируемся на создании решений для всех процессов в ритейле и создаем девайсы, ориентированные на пользователей. В ближайших планах у нас развитие целой экосистемы различных устройств, которые будут использоваться в каждом магазине. Вам предстоит: <text:s/>Разрабатывать и исследовать компоненты на всех уровнях операционной системы, включая ядро и загрузчик Сопровождать текущее программное обеспечение, включая усовершенствование функций, повышение производительности, устранение неполадок, тестирование и исправление ошибок Разрабатывать системные приложения (OTA, VNC, Settings и т.п.) Взаимодействовать с партнерами и командами разработки на международном уровне. <text:s/>Мы ждем, что вы: <text:s/>Знаете один из языков: С, C++, Python, Java, Kotlin Имеете опыт коммерческой разработки ПО не менее трех лет Уверенный пользователь Linux Умеете пользоваться Git, Jira и т.п. Имеете опыт разработки от 3 лет. <text:s/>Будет плюсом, если вы: <text:s/>Имеете опыт сборки и модификации системы Android (особенно для платформы Mediatek) Писали драйверы устройств для Linux, проводили их оптимизацию, исправляли ошибки и расширяли функциональность Знакомы с U-Boot и архитектурой ядра Linux Умеете держать в руках паяльник Имеете хотя бы поверхностное представление о том, что такое I2C, I2S, SPI, UART, GPIO, EMMC Знаете Buildroot/Yocto Разрабатывали приложения для Android. <text:s/>Мы предлагаем: <text:s text:c="2"/>Много сложных и интересных задач, решение которых приносит пользу миллионам: 40% рынка пользуются нашими кассами, 50% — облачными технологиями, 20% — софтом <text:s text:c="2"/>Работу в яркой команде, в которой каждый может влиять на процесс и результат <text:s text:c="2"/>Рост и развитие в среде профессионалов, опыт которых бесценен, и индивидуальные программы обучения от лучших провайдеров рынка <text:s text:c="2"/>Классный, современный и уютный офис в шаговой доступности от метро «Алексеевская», в котором есть место и для работы, и для отдыха <text:s text:c="2"/>Удобный график работы: время начала и окончания рабочего дня, возможность удалённой работы несколько дней в неделю вы обсудите с руководителем <text:s text:c="2"/>В наш пакет ДМС включена стоматология, вызов врача на дом, консультации психолога и полис путешественника, а ещё мы страхуем жизни сотрудников от несчастного случая. <text:s/></text:p>
          </table:table-cell>
          <table:table-cell office:value-type="string" calcext:value-type="string">
            <text:p>['Java', 'Git', 'Linux', 'Atlassian Jira', 'Android', 'Kotlin', 'Python', 'C/C++']</text:p>
          </table:table-cell>
          <table:table-cell office:value-type="string" calcext:value-type="string">
            <text:p>АТОЛ, группа компаний</text:p>
          </table:table-cell>
          <table:table-cell office:value-type="string" calcext:value-type="string">
            <text:p>https://hh.ru/vacancy/55565762</text:p>
          </table:table-cell>
          <table:table-cell table:number-columns-repeated="1016"/>
        </table:table-row>
        <table:table-row table:style-name="ro27">
          <table:table-cell office:value-type="float" office:value="68823727" calcext:value-type="float">
            <text:p>68823727</text:p>
          </table:table-cell>
          <table:table-cell office:value-type="string" calcext:value-type="string">
            <text:p>Архитектор</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Три факта, которые нужно знать про АТОЛ. АТОЛ – это IT: мы автоматизируем ритейл и сферу услуг, предлагая рынку собственные ПО, комплексные продуктовые решения и сервис. АТОЛ – это рост: мы решаем сложные задачи, создаём инновации и делимся экспертизой, развивая рынок. АТОЛ – это люди: распределённая команда из 500 профессионалов, ежедневно делающая наши решения лучше. Все остальное вы узнаете сами, когда станете частью нашей компании! Вам предстоит: <text:s/>Участие в проектах по созданию/развитию ИТ-решений, построенных на базе собственной разработки в роли ИТ-архитектора:1) Анализ функциональных требований, написание технических требований к реализации.2) Выбор стека технологий и отдельных компонент для реализации требований.3) Подготовка технической проектной документации и архитектурных схем.4) Защита архитектуры ИТ-решений на Архитектурных комитетах. Проведение аудита существующих программных решений, подготовка заключений по результатам аудита. <text:s/>Наши ожидания: <text:s/>Опыт проектирования/разработки высоконагруженных, масштабируемых и отказоустойчивых решений (собственная разработка) не менее 4 лет, 2 из которых в роли архитектора/ведущего разработчика (backend, full-stack); Широкий кругозор современных технологий и инструментов, используемых для построения ИТ-решений; Общее понимание различия стеков Python/C#/Java, и используемых в них средств. <text:s/>Плюсом будет: <text:s/>Знания архитектуры мобильных решений (Android); Знания архитектуры программно-аппаратных решений (кассы, терминалы, IoT); Опыт анализа, обоснования выбора компонент и ИТ-решений. <text:s/>Мы предлагаем: <text:s text:c="2"/>Много сложных и интересных задач, решение которых приносит пользу миллионам: 40% рынка пользуются нашими кассами, 50% — облачными технологиями, 20% — софтом; <text:s text:c="2"/>Работу в яркой команде, в которой каждый может влиять на процесс и результат; <text:s text:c="2"/>Рост и развитие в среде профессионалов, опыт которых бесценен, и индивидуальные программы обучения от лучших провайдеров рынка; <text:s text:c="2"/>Классный, современный и уютный офис в шаговой доступности от метро «Алексеевская», в котором есть место и для работы, и для отдыха; <text:s text:c="2"/>Удобный график работы: время начала и окончания рабочего дня, возможность удалённой работы вы обсудите с руководителем; <text:s text:c="2"/>В наш пакет ДМС включена стоматология, вызов врача на дом, консультации психолога и полис путешественника, а ещё мы страхуем жизни сотрудников от несчастного случая; <text:s/></text:p>
          </table:table-cell>
          <table:table-cell office:value-type="string" calcext:value-type="string">
            <text:p>['Python', 'C#', 'Java', 'ИТ-решения', 'Architecture', 'архитектор']</text:p>
          </table:table-cell>
          <table:table-cell office:value-type="string" calcext:value-type="string">
            <text:p>АТОЛ, группа компаний</text:p>
          </table:table-cell>
          <table:table-cell office:value-type="string" calcext:value-type="string">
            <text:p>https://hh.ru/vacancy/68823727</text:p>
          </table:table-cell>
          <table:table-cell table:number-columns-repeated="1016"/>
        </table:table-row>
        <table:table-row table:style-name="ro54">
          <table:table-cell office:value-type="float" office:value="67029599" calcext:value-type="float">
            <text:p>67029599</text:p>
          </table:table-cell>
          <table:table-cell office:value-type="string" calcext:value-type="string">
            <text:p>Инженер-программист Python</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Айдеко» - аккредитованная ИТ-компания, разработчик программного обеспечения в области информационной безопасности и сетевых технологий. Ideco UTM - продукт для защиты сети компании, в котором есть межсетевой экран, VPN-сервер, контроль приложений, контентная фильтрация, предотвращение вторжений и многое другое.Cтек технологий: Linux Fedora 35, Python 3.10 с постоянным обновлением до новой и стабильной версии, ETCD, Clickhouse, Asyncio, aiohttp. Задачи в направлении технической поддержки по-настоящему разные. Придется постоянно работать на стыке бакенда и системы, поэтому знания Linux обязательны. Если ты хочешь реализовать свой потенциал, стать частью нового продукта, не боишься сложных решений, хочешь работать на новом стеке, то мы просто обязаны с тобой познакомиться, ведь мы готовы тебе дать возможность: <text:s text:c="2"/>Диагностировать проблем и исправлять баги в инфраструктуре клиентов; <text:s text:c="2"/>Добавлять исправления обнаруженных багов в основной код продукта; <text:s text:c="2"/>Заниматься обучением инженеров технической поддержки; <text:s text:c="2"/>Участвовать в код-ревью. <text:s text:c="2"/>Ты нам подходишь, если у тебя есть: <text:s/>Навыки уверенного администрирования Linux; Понимание сетевых протоколов, модели OSI, протоколов прикладного уровня (HTTP, TLS, FTP, SMB); Опыт разработки на python или желание перейти из области системного администрирования в программирование; Опыт работы с Systemd; Опыт работы с виртуализацией; Опыт проектирования REST-API. <text:s/>Будет классно, если у тебя будет следующий опыт: <text:s/>Написания юнит тестов; Разработки c NoSQL базами данных (у нас Etcd). <text:s/>Но если его нет, то не страшно. Мы готовы дать тебе возможность развития в этих технологиях :) Мы предлагаем: <text:s text:c="2"/>Задачи: интересные, сложные, где-то непонятные, в общем все, как ты любишь; <text:s text:c="2"/>График: удобный, с возможностью полной удаленной работы; <text:s text:c="2"/>Команда: крутые профессионалы своего дела, в числе которых Коренберг Марк <text:s text:c="2"/>Оформление: официальное трудоустройство, "белая" зарплата; <text:s text:c="2"/>Обучение: наставник на испытательном сроке, а так же другое внутреннее обучение и, при желании, оплата внешнего, бесплатное обучение английскому языку с преподавателем; <text:s text:c="2"/>Разработка: по Scrum, используем Jira, коммуникации в Discord; <text:s/>Забота о здоровье: ДМС для сотрудников; <text:s/>Офис: пригоняй на Кулибина 2, приготовим вкусный кофе, накормим вкусняшками, поиграем в настолки. <text:s/></text:p>
          </table:table-cell>
          <table:table-cell office:value-type="string" calcext:value-type="string">
            <text:p>['Linux', 'Nginx', 'Docker', 'Asyncio', 'aiohttp', 'Squid', 'Сетевые технологии', 'Информационная безопасность', 'Python', 'Асинхронное программирование', 'Clickhouse', 'ETCD']</text:p>
          </table:table-cell>
          <table:table-cell office:value-type="string" calcext:value-type="string">
            <text:p>Айдеко</text:p>
          </table:table-cell>
          <table:table-cell office:value-type="string" calcext:value-type="string">
            <text:p>https://hh.ru/vacancy/67029599</text:p>
          </table:table-cell>
          <table:table-cell table:number-columns-repeated="1016"/>
        </table:table-row>
        <table:table-row table:style-name="ro55">
          <table:table-cell office:value-type="float" office:value="69518191" calcext:value-type="float">
            <text:p>69518191</text:p>
          </table:table-cell>
          <table:table-cell office:value-type="string" calcext:value-type="string">
            <text:p>Руководитель направления безопасности кода</text:p>
          </table:table-cell>
          <table:table-cell office:value-type="string" calcext:value-type="string">
            <text:p>Казань</text:p>
          </table:table-cell>
          <table:table-cell office:value-type="string" calcext:value-type="string">
            <text:p>От 3 до 6 лет</text:p>
          </table:table-cell>
          <table:table-cell office:value-type="string" calcext:value-type="string">
            <text:p>Обязанности: <text:s text:c="2"/>Участие в разработке архитектуры новых сервисов формирование технических заданий к проектируемым банковским системам и сервисам в части определения требований безопасности кода; <text:s text:c="2"/>Тестирование, поиск и исследование уязвимостей; <text:s text:c="2"/>Взаимодействие с командой разработчиков по осуществлению контроля устранения уязвимостей и недостатков; <text:s text:c="2"/>Анализ уровня защищенности и контролей информационной безопасности в приложениях и информационных системах; <text:s text:c="2"/>Участие в проектной деятельности банка. <text:s text:c="2"/>Требования: <text:s text:c="2"/>Умение читать и разбираться в чужом коде (наш стэк: C#, JS, Swift, Java, Python); <text:s text:c="2"/>Знание инструментов анализа приложений SAST/DAST (Burp Suite, OWASP ZAP); <text:s text:c="2"/>Знание общих практик безопасности приложений (OWASP SAMM/BSIMM/Microsoft SDLC), опыт их практического применения; <text:s text:c="2"/>Понимание методологии CI/CD, знание основных подходов и практик DevSecOps; <text:s text:c="2"/>Знание и умение работы с базами данных (MS SQL, Oracle, PostgreSQL); <text:s text:c="2"/>Понимание уязвимостей OWASP Top-10 и способов их эксплуатации; <text:s text:c="2"/>Знание техник, тактик и процедур, используемых атакующими, знание MITRE ATT&amp;CK; <text:s text:c="2"/>Условия: <text:s text:c="2"/>Официальная белая заработная плата; <text:s text:c="2"/>Возможен удаленный формат работы; <text:s text:c="2"/>Корпоративная социальная программа; <text:s text:c="2"/>ДМС (включая стоматологические услуги) по факту прохождения испытательного срока; <text:s text:c="2"/>Льготные условия кредитования; <text:s text:c="2"/>Реферальная программа с возможностью получить вознаграждение до 100 000 руб. за кандидата, трудоустроенного по Вашей рекомендации; <text:s text:c="2"/>Внутреннее и внешнее обучение у лучших специалистов; <text:s text:c="2"/>Электронная библиотека, включающую более 2000 книг бизнес-литературы; <text:s text:c="2"/>Скидки на фитнес и участие в корпоративных спортивных активностях; <text:s text:c="2"/>Скидки на посещение игр хоккейного клуба «Ак Барс», бесплатное посещение игр баскетбольного клуба «Уникс». <text:s/></text:p>
          </table:table-cell>
          <table:table-cell office:value-type="string" calcext:value-type="string">
            <text:p>['Git', 'Python', 'Java', 'ООП', 'SQL', 'Application security', 'SAST', 'DAST', 'Burp Suite', 'OWASP ZAP', 'DAM', 'DevSecOps', 'OWASP Top-10', 'Web Application Penetration Testing']</text:p>
          </table:table-cell>
          <table:table-cell office:value-type="string" calcext:value-type="string">
            <text:p>Ак Барс Банк</text:p>
          </table:table-cell>
          <table:table-cell office:value-type="string" calcext:value-type="string">
            <text:p>https://hh.ru/vacancy/69518191</text:p>
          </table:table-cell>
          <table:table-cell table:number-columns-repeated="1016"/>
        </table:table-row>
        <table:table-row table:style-name="ro40">
          <table:table-cell office:value-type="float" office:value="69655123" calcext:value-type="float">
            <text:p>69655123</text:p>
          </table:table-cell>
          <table:table-cell office:value-type="string" calcext:value-type="string">
            <text:p>Разработчик SQL</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Обязанности: <text:s text:c="2"/>Разработка ETL процессов для формирования витрин данных на DBT и Airflow; <text:s text:c="2"/>Написание сложных запросов и процедур (СУБД Oracle, Microsoft SQL Server, Arenadata DB); <text:s text:c="2"/>Доработка и оптимизация существующих хранимых процедур, запросов и ETL процессов; <text:s text:c="2"/>Участие в проработке архитектуры витринного слоя; <text:s text:c="2"/>Разработка отчетов в BI инструменте (Tableau, Qlik). <text:s text:c="2"/>Требования: <text:s/>Уверенные знания любого диалекта процедурного SQL; Умение оптимизировать запросы и процедуры; Знание архитектурных принципов построения корпоративных хранилищ; Опыт проектирования моделей детального слоя и витрин данных; Опыт проектирования загрузок данных в детальный слой и витрины данных; Опыт написания технической документации (S2T, Паспорта витрин и т.д.); Знание Python и Apache Airflow. <text:s/>Условия: <text:s text:c="2"/>Официальная белая заработная плата; <text:s text:c="2"/>Корпоративная социальная программа; <text:s text:c="2"/>ДМС (включая стоматологические услуги) по факту прохождения испытательного срока; <text:s text:c="2"/>Льготные условия кредитования; <text:s text:c="2"/>Реферальная программа с возможностью получить вознаграждение до 100 000 руб. за кандидата, трудоустроенного по Вашей рекомендации; <text:s text:c="2"/>Внутреннее и внешнее обучение у лучших специалистов; <text:s text:c="2"/>Электронная библиотека, включающую более 2000 книг бизнес-литературы; <text:s text:c="2"/>Скидки на фитнес и участие в корпоративных спортивных активностях; <text:s text:c="2"/>Скидки на посещение игр хоккейного клуба «Ак Барс», бесплатное посещение игр баскетбольного клуба «Уникс». <text:s/></text:p>
          </table:table-cell>
          <table:table-cell office:value-type="string" calcext:value-type="string">
            <text:p>['SQL', 'Python', 'Oracle Pl/SQL', 'ETL', 'MS SQL Server']</text:p>
          </table:table-cell>
          <table:table-cell office:value-type="string" calcext:value-type="string">
            <text:p>Ак Барс Банк</text:p>
          </table:table-cell>
          <table:table-cell office:value-type="string" calcext:value-type="string">
            <text:p>https://hh.ru/vacancy/69655123</text:p>
          </table:table-cell>
          <table:table-cell table:number-columns-repeated="1016"/>
        </table:table-row>
        <table:table-row table:style-name="ro51">
          <table:table-cell office:value-type="float" office:value="70822694" calcext:value-type="float">
            <text:p>70822694</text:p>
          </table:table-cell>
          <table:table-cell office:value-type="string" calcext:value-type="string">
            <text:p>Разработчик BI</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Мы в поисках инициативного разработчика BI для разработки приложений по анализу бизнес-метрик на Qlik Sense. Требования, которые нужны для этой позиции Обязательные: <text:s/>Опыт разработки приложений BI (мы работаем с Qlik Sense, но рассмотрим также людей, имеющих опыт разработки на Power BI/Tableau/Qlik View); навыки написания SQL-запросов (select, группировки, отборы, объединения данных); навыки работы с большими объемами разнородных данных; опыт работы BI-аналитиком/разработчиком BI от 2 лет. <text:s/>Желательные: <text:s/>проактивная позиция в работе с бизнес-заказчиками: предложения по тому, какие бизнес-метрики лучше анализировать бизнесу, оптимальной визуализации и т.д.; навыки работы с Python; опыт построения предиктивной аналитики; опыт работы, связанный с банковской сферой. <text:s/>Что мы предлагаем: <text:s text:c="2"/>официальное трудоустройство, стабильная заработная плата; <text:s text:c="2"/>являемся аккредитованной ИТ-компанией; <text:s text:c="2"/>гибкое начало утра, но не позже DSM команды; <text:s/>офис в Москве, Санкт-Петербурге, Казани, Екатеринбурге, Иннополисе или удаленная работа; современная техника для работы, отправляем в город проживания курьером; <text:s/>сервис ментального здоровья, включающий консультации с психологом, консультантом по ЗОЖ, юристом и финансовым экспертом; <text:s text:c="2"/>оплата участия во внешних профильных мероприятиях; <text:s text:c="2"/>регулярные технические ревью, а также возможность проходить перфоманс ревью; <text:s text:c="2"/>оплачиваемые внешние курсы и программы обучения; <text:s text:c="2"/>участие во внутренних хакатонах, конференциях и собственных митапах Three Amigos Talk; <text:s text:c="2"/>помощь в релокации в Казань или Иннополис — единовременный бонус при переезде; <text:s text:c="2"/>бонусная программа рекомендаций «Приведи друга»; <text:s text:c="2"/>корпоративные мероприятия, встречаемся онлайн и офлайн; <text:s text:c="2"/>подарки к значимым событиям, подарки детям сотрудников; <text:s text:c="2"/>физическое развитие (футбол, йога с тренером, настольный теннис, кикер, скидки на занятия в фитнес-центре Казани); <text:s text:c="2"/>ДМС в твоем городе сразу после окончания испытательного срока (3 месяца). <text:s/></text:p>
          </table:table-cell>
          <table:table-cell office:value-type="string" calcext:value-type="string">
            <text:p>['SQL', 'Python', 'Power BI', 'Tableau', 'Qlik Sense']</text:p>
          </table:table-cell>
          <table:table-cell office:value-type="string" calcext:value-type="string">
            <text:p>Ак Барс Цифровые Технологии</text:p>
          </table:table-cell>
          <table:table-cell office:value-type="string" calcext:value-type="string">
            <text:p>https://hh.ru/vacancy/70822694</text:p>
          </table:table-cell>
          <table:table-cell table:number-columns-repeated="1016"/>
        </table:table-row>
        <table:table-row table:style-name="ro51">
          <table:table-cell office:value-type="float" office:value="70822706" calcext:value-type="float">
            <text:p>70822706</text:p>
          </table:table-cell>
          <table:table-cell office:value-type="string" calcext:value-type="string">
            <text:p>Разработчик BI</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Мы в поисках инициативного разработчика BI для разработки приложений по анализу бизнес-метрик на Qlik Sense. Требования, которые нужны для этой позиции Обязательные: <text:s/>Опыт разработки приложений BI (мы работаем с Qlik Sense, но рассмотрим также людей, имеющих опыт разработки на Power BI/Tableau/Qlik View); навыки написания SQL-запросов (select, группировки, отборы, объединения данных); навыки работы с большими объемами разнородных данных; опыт работы BI-аналитиком/разработчиком BI от 2 лет. <text:s/>Желательные: <text:s/>проактивная позиция в работе с бизнес-заказчиками: предложения по тому, какие бизнес-метрики лучше анализировать бизнесу, оптимальной визуализации и т.д.; навыки работы с Python; опыт построения предиктивной аналитики; опыт работы, связанный с банковской сферой. <text:s/>Что мы предлагаем: <text:s text:c="2"/>официальное трудоустройство, стабильная заработная плата; <text:s text:c="2"/>являемся аккредитованной ИТ-компанией; <text:s text:c="2"/>гибкое начало утра, но не позже DSM команды; <text:s/>офис в Москве, Санкт-Петербурге, Казани, Екатеринбурге, Иннополисе или удаленная работа; современная техника для работы, отправляем в город проживания курьером; <text:s/>сервис ментального здоровья, включающий консультации с психологом, консультантом по ЗОЖ, юристом и финансовым экспертом; <text:s text:c="2"/>оплата участия во внешних профильных мероприятиях; <text:s text:c="2"/>регулярные технические ревью, а также возможность проходить перфоманс ревью; <text:s text:c="2"/>оплачиваемые внешние курсы и программы обучения; <text:s text:c="2"/>участие во внутренних хакатонах, конференциях и собственных митапах Three Amigos Talk; <text:s text:c="2"/>помощь в релокации в Казань или Иннополис — единовременный бонус при переезде; <text:s text:c="2"/>бонусная программа рекомендаций «Приведи друга»; <text:s text:c="2"/>корпоративные мероприятия, встречаемся онлайн и офлайн; <text:s text:c="2"/>подарки к значимым событиям, подарки детям сотрудников; <text:s text:c="2"/>физическое развитие (футбол, йога с тренером, настольный теннис, кикер, скидки на занятия в фитнес-центре Казани); <text:s text:c="2"/>ДМС в твоем городе сразу после окончания испытательного срока (3 месяца). <text:s/></text:p>
          </table:table-cell>
          <table:table-cell office:value-type="string" calcext:value-type="string">
            <text:p>['SQL', 'Python', 'Power BI', 'Tableau', 'Qlik Sense']</text:p>
          </table:table-cell>
          <table:table-cell office:value-type="string" calcext:value-type="string">
            <text:p>Ак Барс Цифровые Технологии</text:p>
          </table:table-cell>
          <table:table-cell office:value-type="string" calcext:value-type="string">
            <text:p>https://hh.ru/vacancy/70822706</text:p>
          </table:table-cell>
          <table:table-cell table:number-columns-repeated="1016"/>
        </table:table-row>
        <table:table-row table:style-name="ro51">
          <table:table-cell office:value-type="float" office:value="70822654" calcext:value-type="float">
            <text:p>70822654</text:p>
          </table:table-cell>
          <table:table-cell office:value-type="string" calcext:value-type="string">
            <text:p>Разработчик BI</text:p>
          </table:table-cell>
          <table:table-cell office:value-type="string" calcext:value-type="string">
            <text:p>Казань</text:p>
          </table:table-cell>
          <table:table-cell office:value-type="string" calcext:value-type="string">
            <text:p>От 1 года до 3 лет</text:p>
          </table:table-cell>
          <table:table-cell office:value-type="string" calcext:value-type="string">
            <text:p>Мы в поисках инициативного разработчика BI для разработки приложений по анализу бизнес-метрик на Qlik Sense. Требования, которые нужны для этой позиции Обязательные: <text:s/>Опыт разработки приложений BI (мы работаем с Qlik Sense, но рассмотрим также людей, имеющих опыт разработки на Power BI/Tableau/Qlik View); навыки написания SQL-запросов (select, группировки, отборы, объединения данных); навыки работы с большими объемами разнородных данных; опыт работы BI-аналитиком/разработчиком BI от 2 лет. <text:s/>Желательные: <text:s/>проактивная позиция в работе с бизнес-заказчиками: предложения по тому, какие бизнес-метрики лучше анализировать бизнесу, оптимальной визуализации и т.д.; навыки работы с Python; опыт построения предиктивной аналитики; опыт работы, связанный с банковской сферой. <text:s/>Что мы предлагаем: <text:s text:c="2"/>официальное трудоустройство, стабильная заработная плата; <text:s text:c="2"/>являемся аккредитованной ИТ-компанией; <text:s text:c="2"/>гибкое начало утра, но не позже DSM команды; <text:s/>офис в Москве, Санкт-Петербурге, Казани, Екатеринбурге, Иннополисе или удаленная работа; современная техника для работы, отправляем в город проживания курьером; <text:s/>сервис ментального здоровья, включающий консультации с психологом, консультантом по ЗОЖ, юристом и финансовым экспертом; <text:s text:c="2"/>оплата участия во внешних профильных мероприятиях; <text:s text:c="2"/>регулярные технические ревью, а также возможность проходить перфоманс ревью; <text:s text:c="2"/>оплачиваемые внешние курсы и программы обучения; <text:s text:c="2"/>участие во внутренних хакатонах, конференциях и собственных митапах Three Amigos Talk; <text:s text:c="2"/>помощь в релокации в Казань или Иннополис — единовременный бонус при переезде; <text:s text:c="2"/>бонусная программа рекомендаций «Приведи друга»; <text:s text:c="2"/>корпоративные мероприятия, встречаемся онлайн и офлайн; <text:s text:c="2"/>подарки к значимым событиям, подарки детям сотрудников; <text:s text:c="2"/>физическое развитие (футбол, йога с тренером, настольный теннис, кикер, скидки на занятия в фитнес-центре Казани); <text:s text:c="2"/>ДМС в твоем городе сразу после окончания испытательного срока (3 месяца). <text:s/></text:p>
          </table:table-cell>
          <table:table-cell office:value-type="string" calcext:value-type="string">
            <text:p>['SQL', 'Python', 'Power BI', 'Tableau', 'Qlik Sense']</text:p>
          </table:table-cell>
          <table:table-cell office:value-type="string" calcext:value-type="string">
            <text:p>Ак Барс Цифровые Технологии</text:p>
          </table:table-cell>
          <table:table-cell office:value-type="string" calcext:value-type="string">
            <text:p>https://hh.ru/vacancy/70822654</text:p>
          </table:table-cell>
          <table:table-cell table:number-columns-repeated="1016"/>
        </table:table-row>
        <table:table-row table:style-name="ro26">
          <table:table-cell office:value-type="float" office:value="70320168" calcext:value-type="float">
            <text:p>70320168</text:p>
          </table:table-cell>
          <table:table-cell office:value-type="string" calcext:value-type="string">
            <text:p>TeamLead для команды разработки ПО</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Группа компаний NetPing занимается разработкой систем мониторинга и удалённого управления электропитанием для серверных комнат. Мы внутри нашей компании разрабатываем, производим и продаём устройтсва на рынке РФ и по всему миру. В настоящее время мы ищем человека на позицию TeamLead для управления командой разработки ПО. Мы разрабатываем как продуктовое ПО, для работы в составе наших изделий NetPing, так и облачные сервисы для внутреннего использования и для использования клиентами нашей компании. Таким образом требования по данной вакансии получаются довольно широкие по покрытию областей разработки и технологий, но при этом работа разнообразная, скучно не будет От должности TeamLead требуются как технические навыки, чтобы понимать что именно и как разрабатывать (самому разрабатывать архитектуры ПО), так и управленческие навыки, чтобы держать команду под контролем, и планировать, оценивать риски, выполнять проекты с учётом имеющихся ограничений. Что мы ожидаем от кандидата из технических навыков: <text:s text:c="2"/>Опыт программирование на Python <text:s text:c="2"/>Наличие знаний по архитектуре операционной системы Linux <text:s text:c="2"/>Знакомство или огромное желание познакомится с OS Open-WRT с точки зрения разработчика <text:s text:c="2"/>CSS/HTML/javascript для frontend разработки. При этом у нас не используются популярные frameworks <text:s text:c="2"/>TCP/IP, построение локальных сетей, SNMP и ещё некоторые интересные протоколы <text:s text:c="2"/>Технологии тестирования, регресионные, функциональные, интеграционные тесты. <text:s text:c="2"/>Что мы ожидаем от кандидатов из управленческих навыков: <text:s text:c="2"/>Умение и желание смотреть на задачу как на проект, у которого есть сроки, риски, ресурсы <text:s text:c="2"/>Желание работать с командой. Нанимать/увольнять сотрудников, распределять задачи, решать возникающие вопросы <text:s text:c="2"/>Понимание важности технической документации и умение вести и держать техническую документацию в актуальном состоянии <text:s text:c="2"/>Другие требования: <text:s text:c="2"/>умение работать удалённо. Работать стабильно, каждый день, не менее 5 часов каждый рабочий день, в течение согласованного интервала времени <text:s text:c="2"/>умение управлять своим рабочим временем <text:s text:c="2"/>наличие рабочего места со всем необходимым для удалённой работы <text:s text:c="2"/>возможность в рабочее время общаться голосом <text:s text:c="4"/>Что мы предлагаем: <text:s text:c="2"/>полностью удалённую работу. Вам не нужно никуда релоцироваться. Вся наша команда работает удалённо, мы умеем это делать, это часть нашей корпоративной культуры. <text:s text:c="2"/>мы предлагаем работу на полный рабочий день, с возможностью выбрать удобный для вас график работы <text:s text:c="2"/>зарплату от 90 тыс. руб. - до 150 тыс. руб. по итогам собеседования и выбранного графика работы <text:s text:c="2"/>возможность карьерного роста, специальные бонусы по результатам работы <text:s/></text:p>
          </table:table-cell>
          <table:table-cell office:value-type="string" calcext:value-type="string">
            <text:p>['Linux', 'JavaScript', 'Python', 'Git', 'HTML']</text:p>
          </table:table-cell>
          <table:table-cell office:value-type="string" calcext:value-type="string">
            <text:p>Алентис Электроникс</text:p>
          </table:table-cell>
          <table:table-cell office:value-type="string" calcext:value-type="string">
            <text:p>https://hh.ru/vacancy/70320168</text:p>
          </table:table-cell>
          <table:table-cell office:value-type="string" calcext:value-type="string">
            <text:p>90000.0</text:p>
          </table:table-cell>
          <table:table-cell office:value-type="string" calcext:value-type="string">
            <text:p>150000.0</text:p>
          </table:table-cell>
          <table:table-cell office:value-type="string" calcext:value-type="string">
            <text:p>RUR</text:p>
          </table:table-cell>
          <table:table-cell table:number-columns-repeated="1013"/>
        </table:table-row>
        <table:table-row table:style-name="ro56">
          <table:table-cell office:value-type="float" office:value="69219421" calcext:value-type="float">
            <text:p>69219421</text:p>
          </table:table-cell>
          <table:table-cell office:value-type="string" calcext:value-type="string">
            <text:p>Разработчик Qlikview (АЦентр)</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 крупнейшая российская страховая компания "АльфаСтрахование", технологический лидер отрасли, приглашаем в команду Главного разработчика в команду Аналитического Центра <text:s/>Обязанности: <text:s/>Развитие и поддержка ETL процессов сервиса Qlikview Разработка и совершенствование скриптов загрузки и обработки данных Общение с пользователями, решение нестандартных проблем, тестирование и приемка разработок Ведение документации по выполняемым функциям (в свободной форме) <text:s/>Требования: <text:s/>Опыт работы от трёх лет Опыт администрирования серверной части QV Опыт разработки на Python Понимание принципов проектной или командной работы <text:s/>Что мы предлагаем: <text:s/>Работу в профессиональной команде разработчиков, которая готова делиться знаниями и опытом; Прозрачную систему грейдов , возможность внешнего обучения и прокачки твоих скиллов за счет Компании; Заботу о сотрудниках: возможность прохождения медицинских chek-апов, безлимитные бесплатные консультации с финансовыми консультантами, юристами и психологом. В компании поддерживается и развивается культура ЗОЖ; Отличный социальный пакет, включающий ДМС, скидки на страховые продукты компании, скидки от наших партнеров (туризм, фитнес и т.д.); Обеспечение техникой для работы (предлагаются варианты на выбор, также можно предложить свой); График работы 5\2 (гибкое начало дня с 8 до 10); Возможность удалённо работать — главное, чтобы там был стабильный интернет. А если тебе захочется поработать из офиса - в твоём распоряжении комфортный офис в 3 минутах от станции метро Шаболовская. <text:s/>Присоединяйся к нам! ​​​</text:p>
          </table:table-cell>
          <table:table-cell office:value-type="string" calcext:value-type="string">
            <text:p>['Python', 'HTML', 'Qlikview', 'QlikSense', 'PostgreSQL', 'Django']</text:p>
          </table:table-cell>
          <table:table-cell office:value-type="string" calcext:value-type="string">
            <text:p>АльфаСтрахование</text:p>
          </table:table-cell>
          <table:table-cell office:value-type="string" calcext:value-type="string">
            <text:p>https://hh.ru/vacancy/69219421</text:p>
          </table:table-cell>
          <table:table-cell table:number-columns-repeated="1016"/>
        </table:table-row>
        <table:table-row table:style-name="ro32">
          <table:table-cell office:value-type="float" office:value="70692749" calcext:value-type="float">
            <text:p>70692749</text:p>
          </table:table-cell>
          <table:table-cell office:value-type="string" calcext:value-type="string">
            <text:p>Python 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роцесс и задачи: <text:s/>написание нового функционала; участие в миграции крупного и действующего продукта с Perl(придется читать) на Python (у нас 3.8); участие в дальнейшей поддержке и развитии продукта на Python; оценка, декомпозиция задач; участие в принятии и реализации архитектурных/технических решений; выработка стандартов и культуры разработки на Python в компании. <text:s/>Требования: <text:s/>от 3 лет опыта разработки на Python 3; опыт работы с асинхронными фреймворками; опыт работы с микросервисной архитектурой и монолитом; есть общее представление об алгоритмах; осознанное написание сложных SQL запросов; опыт работы с Redis; вы стремитесь придумать оптимальное решение, умеете его обсуждать и можете обосновать; вы пишете тесты на любой тестируемый код; PEP20 ваше любимое произведение. <text:s/>Будет плюсом: <text:s/>опыт разработки на Perl; знание больше 1 языка программирования; знание Lua; знание OpenCV. <text:s/>Проект: FonMix - b2b плеер для озвучки коммерческих площадей: ресторанов, торговых центров, крупных сетевых магазинов. Кросс-платформенное решение с гибким управлением музыкального оформления бизнеса: плейлисты, аудио-реклама, караоке, мониторинг. Cтек технологий: - python 3.8+- Fastapi- SQLAlchemy- pydantic- redis- sphinxsearch- postgresql- docker- docker-compose- nginx Мы предлагаем: <text:s/>работа в аккредитованной IT-компании (если есть необходимое образование, сможете получить "отсрочку"); возможность влиять на продукт: прислушиваемся к мнению каждого члена команды, есть архитектурные комитеты; agile управление проектами: Scrum; возможность развиваться: оплачиваем покупку книг, курсов, участие в конференциях; соблюдение ТК РФ: официальное трудоустройство, полностью белая заработная плата; гибкий старт начала рабочего дня; сейчас можно работать удаленно, в том числе не в РФ, после стабилизации мировой ситуации - гибридный формат работы (вторник и четверг в офисе в Москве). </text:p>
          </table:table-cell>
          <table:table-cell office:value-type="string" calcext:value-type="string">
            <text:p>['PostgreSQL', 'Python', 'docker']</text:p>
          </table:table-cell>
          <table:table-cell office:value-type="string" calcext:value-type="string">
            <text:p>Ассоциация IPChain</text:p>
          </table:table-cell>
          <table:table-cell office:value-type="string" calcext:value-type="string">
            <text:p>https://hh.ru/vacancy/70692749</text:p>
          </table:table-cell>
          <table:table-cell office:value-type="string" calcext:value-type="string">
            <text:p>230000.0</text:p>
          </table:table-cell>
          <table:table-cell/>
          <table:table-cell office:value-type="string" calcext:value-type="string">
            <text:p>RUR</text:p>
          </table:table-cell>
          <table:table-cell table:number-columns-repeated="1013"/>
        </table:table-row>
        <table:table-row table:style-name="ro52">
          <table:table-cell office:value-type="float" office:value="54658619" calcext:value-type="float">
            <text:p>54658619</text:p>
          </table:table-cell>
          <table:table-cell office:value-type="string" calcext:value-type="string">
            <text:p>Разработчик SQL (Team Lead)</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Банк Уралсиб в поисках специалиста с аналитическим складом ума, готового разрабатывать собственную витрину данных в БД (Oracle), заниматься автоматизацией и оптимизацией процессов сбора и обработки данных. Обязанности: <text:s text:c="2"/>Анализ требований заказчиков, предложение наилучшего пути решения; <text:s text:c="2"/>Выстраивание архитектуры БД; <text:s text:c="2"/>Аудит и оптимизация SQL скриптов в текущих процессах; <text:s text:c="2"/>Автоматизация процессов при помощи Airflow/Python; <text:s text:c="2"/>Написание требований в ИТ для доработок существующих данных или получения новых; <text:s text:c="2"/>Управление задачами в бэклоге команды (2-3 человека), контроль сроков и качества выполнения. <text:s text:c="2"/>Требования: <text:s text:c="2"/>Наличие релевантного опыта работы от 1 года; <text:s text:c="2"/>Быстрая обучаемость, умение представлять конечную цель, декомпозировать задачу на подзадачи; <text:s text:c="2"/>Опыт написания сложных запросов на SQL, знание аналитических функций, опыт оптимизации запросов; <text:s text:c="2"/>Опыт работы в системном или бизнес-анализе будет преимуществом; <text:s text:c="2"/>Опыт работы в Банке/знание банковских процессов - как преимущество. <text:s text:c="2"/>Мы предлагаем: <text:s/>График работы 5/2 (полностью удалённый формат или гибридный формат); Стабильный белый оклад и систему премирования; Среду для развития через новые и сложные задачи; Программу корпоративных скидок и привилегий по продуктам банка; Ежегодный отпуск, больничный, льготное ДМС и кредитование. <text:s text:c="2"/></text:p>
          </table:table-cell>
          <table:table-cell office:value-type="string" calcext:value-type="string">
            <text:p>['SQL', 'Python', 'Базы данных', 'Oracle Pl/SQL', 'Работа с большим объемом информации', 'Аналитическое мышление', 'Airflow']</text:p>
          </table:table-cell>
          <table:table-cell office:value-type="string" calcext:value-type="string">
            <text:p>БАНК УРАЛСИБ</text:p>
          </table:table-cell>
          <table:table-cell office:value-type="string" calcext:value-type="string">
            <text:p>https://hh.ru/vacancy/54658619</text:p>
          </table:table-cell>
          <table:table-cell table:number-columns-repeated="1016"/>
        </table:table-row>
        <table:table-row table:style-name="ro61">
          <table:table-cell office:value-type="float" office:value="70755430" calcext:value-type="float">
            <text:p>70755430</text:p>
          </table:table-cell>
          <table:table-cell office:value-type="string" calcext:value-type="string">
            <text:p>DevOps - специалист</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Компания Бюджетные и финансовые технологии занимается разработкой проектных решений на базе собственных программных и консалтинговых продуктов для госсектора. Сегодня мы в поиске DevOps специалиста на крупный федеральный проект. Крупнейший федеральный проект автоматизации и реинжиниринга социальной сферы (новая единая цифровая платформа сферы социального обеспечения): <text:s/>более 100 тыс. внутренних пользователей; более 50 млн. внешних пользователей; централизованная микро-сервисная архитектура; событийная модель работы с данными; 5,5 ПБ хранимых и обрабатываемых в режиме реального времени данных; более 5 000 обращений к системе в секунду. <text:s/>Вам предстоит: <text:s/>Участие в разработке, сопровождении, внедрениии развитии систем/подсистем/функциональных программных модулей. Развертывание компонент систем. Настройка сетевого взаимодействия. Обеспечение интеграционной связанности компонент. Анализ причин инцидентов и их устранение. Обеспечение стабильности работы системы в штатном режиме. <text:s/>Мы ожидаем от Вас: <text:s/>Знание ОС семейства Linux. Знания и опыт работы с Docker/cri-o, любым другим container runtime. Знания и опыт работы с распределённым S3 хранилищем (minIO, ceph). Знания и опыт работы с системами IaaS (Ansible, Terraform). Знание скриптовых языков (bash, python). Опыт работы в распределённой команде. Знания и опыт работы с CI/CD инструментами (gitlab-ci, jenkins, teamcity), разработка внедрение пайплайнов. <text:s/>Будет здорово, если у Вас есть: <text:s/>Уверенное знание Kuberntes (не только сущности, но и основные компоненты), Helm. Nomad. Опыт работы в распределенной команде. <text:s/>Почему мы: <text:s/>У нас можно профессионально вырасти и принять участие в уникальных проектах. Мы делаем важные социально значимые продукты. Наши системы, созданные для ряда сфер госуправления, используют миллионы граждан. За 25 лет БФТ-Холдинг стал одним из ключевых экспертов в цифровизации госсектора и вошел в перечень системообразующих организаций России. Компания росла вместе с масштабом решаемых ею задач. Это было бы невозможно без нашей главной ценности – наших сотрудников. Сегодня в группе компаний БФТ свыше 1500 профессионалов от Калининграда до Владивостока. Мы заинтересованы в обучении сотрудников. Наша команда прокачивает экспертизу и делится накопленными знаниями. Проводим тренинги, митапы, конференции, наполняем электронную библиотеку. Вы можете работать в офисе или удаленно там, где нравится. Создаем для своих специалистов комфортные условия в десятках городах России — даже там, где пока нет наших офисов. Можем продумать для вас гибкий режим с индивидуальным графиком. С нами стабильно. Мы на 100% российская компания и действуем на российском рынке. Продолжаем работать как работали, разрабатывать продукты и выполнять все взятые на себя обязательства. <text:s/>И еще: <text:s/>ДМС после испытательного срока с возможностью страхования детей и родственников. Спорт и изучение английского языка со скидкой. Корпоративная валюта, с помощью которой можно приобрести ценные подарки, компенсировать расходы на детский лагерь или занятия спортом. Праздники и ивенты — неотъемлемая часть нашей корпоративной культуры. И, конечно же, у нас всё прозрачно и надежно: белое оформление по ТК РФ. <text:s/>Наши коллеги считают, что самое крутое у нас – это: <text:s/>Интересные задачи и возможность влиять на развитие продукта. Четко разграниченные роли. Мы не ищем «людей-оркестров». Приглашаем специалистов на конкретный функционал. Сильная команда и приятная рабочая атмосфера. Динамичный темп работы и принятия решений. Удобные процессы: оформляем кадровые документы в электронном виде онлайн и без бумаги. <text:s text:c="2"/></text:p>
          </table:table-cell>
          <table:table-cell office:value-type="string" calcext:value-type="string">
            <text:p>['DevOps', 'Ansible', 'Удаленная работа', 'Bash', 'CI/CD', 'Linux', 'docker', 'Kuberntes']</text:p>
          </table:table-cell>
          <table:table-cell office:value-type="string" calcext:value-type="string">
            <text:p>БФТ-Холдинг (Бюджетные и Финансовые Технологии)</text:p>
          </table:table-cell>
          <table:table-cell office:value-type="string" calcext:value-type="string">
            <text:p>https://hh.ru/vacancy/70755430</text:p>
          </table:table-cell>
          <table:table-cell table:number-columns-repeated="1016"/>
        </table:table-row>
        <table:table-row table:style-name="ro30">
          <table:table-cell office:value-type="float" office:value="70664911" calcext:value-type="float">
            <text:p>70664911</text:p>
          </table:table-cell>
          <table:table-cell office:value-type="string" calcext:value-type="string">
            <text:p>Старший разработчик БД Postgres</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Мы БФТ-Холдинг – российский разработчик программных продуктов и заказных решений для государственного сектора России. Наши проекты меняют в лучшую сторону жизнь людей по всей стране! Приглашаем в команду Старшего разработчика БД Postgres. <text:s text:c="2"/>Обязанности: <text:s text:c="2"/>Участие в разработке, сопровождении, внедрении и развитии систем/подсистем/функциональных модулей, автоматизирующих бизнес процессы федерального ведомства; Проектирование и разработка в СУБД Postgres Pro и Greenplum; Разработка и оптимизация запросов на нативном SQL; Разработка и оптимизация хранимых процедур с использованием PL/pgSQL; Реализация механизмов оркестрации и автоматизации ETL-процесса; Участие в разработке DWH и витрин данных. <text:s/>Требования: <text:s text:c="2"/>Владение теорией построения реляционных баз данных; Опыт проектирования структур БД Postgres или Oracle от 2 лет; Опыт работы c продуктом Postgres и разработки на PL/pgSQL; Опыт оптимизации SQL запросов (понимание опции EXPLAIN); Понимание внутренних механизмов работы СУБД PostgreSQL; Опыт работы с Git или другой системой контроля версий; Опыт работы с ETL. <text:s/>Преимуществом будет: <text:s/>Знание и опыт работы с Greenplum, HBase, ClickHouse; Опыт разработки на Python; Знание и опыт работы с dbt, Spark, Airflow; Опыт оптимизации и настройки производительности ETL-процессов; Опыт работы с Jira, Confluence; Опыт написания проектной документации; Понимание ролевой модели; Знание и опыт работы с Linux; Знание и опыт работы с Docker. <text:s/>Мы предлагаем: <text:s/>Возможность работать в офисе и удаленно; Работа над долгосрочными крупными проектами в команде профессионалов; Полное соблюдение ТК РФ; Корпоративное обучение за счет Компании; ДМС после испытательного срока. </text:p>
          </table:table-cell>
          <table:table-cell office:value-type="string" calcext:value-type="string">
            <text:p>['PostgreSQL', 'SQL', 'Git', 'Python', 'Linux', 'Работа с базами данных', 'Базы данных', 'ETL']</text:p>
          </table:table-cell>
          <table:table-cell office:value-type="string" calcext:value-type="string">
            <text:p>БФТ-Холдинг (Бюджетные и Финансовые Технологии)</text:p>
          </table:table-cell>
          <table:table-cell office:value-type="string" calcext:value-type="string">
            <text:p>https://hh.ru/vacancy/70664911</text:p>
          </table:table-cell>
          <table:table-cell table:number-columns-repeated="1016"/>
        </table:table-row>
        <table:table-row table:style-name="ro32">
          <table:table-cell office:value-type="float" office:value="70801213" calcext:value-type="float">
            <text:p>70801213</text:p>
          </table:table-cell>
          <table:table-cell office:value-type="string" calcext:value-type="string">
            <text:p>Middle Python Developer (микросервисная архитектура)</text:p>
          </table:table-cell>
          <table:table-cell office:value-type="string" calcext:value-type="string">
            <text:p>Тбилиси</text:p>
          </table:table-cell>
          <table:table-cell office:value-type="string" calcext:value-type="string">
            <text:p>От 1 года до 3 лет</text:p>
          </table:table-cell>
          <table:table-cell office:value-type="string" calcext:value-type="string">
            <text:p>JustHost входит в топ 5 федеральных хостинг провайдеров. <text:s/>Компания имеет аккредитацию министерства цифрового развития. - Ключевые направления деятельности JustHost: хостинг, VPS/VDS, выделенные серверы.- Работаем с 2006 года.- 25000 активных клиентов из Китая, Европы, США, Латинской Америки, РФ, Казахстана.- Филиалы нашей компании расположены в США, Казани, Зеленограде (Московская область).- Рост компании 27% в год (по количеству клиентов).- Мы имеем свой собственный департамент разработки, который позволяет оперативно внедрять технические решения в нашей компании. Сейчас у нас в связи с расширением штата открыта вакансия разработчика Python. Обязанности: <text:s/>Доработка и разработка микросервисов на DRF; Поддержка существующих проектов и решений; Интеграция с существующей инфраструктурой; <text:s/>Готовность изучать новые технологии <text:s text:c="2"/>Требования: <text:s/>Реальный практический опыт разработки программных систем; Реальный опыт работы с Python. Плюсом будет PHP / .NET / Java / Go; Понимание принципов микросервисных архитектур, принципов SOLID (обязательно), API; Опыт работы с Linux-системами, Docker, Git, Gitlab <text:s/>Условия: <text:s/>Работа в растущей компании; Свободный график; Доступна как удаленная работа, так и работа в офисе; Стабильная заработная плата; Индексация дохода в зависимости от возрастающего уровня квалификации сотрудников <text:s/>*** Для того, чтобы вы смогли оценить требуемый уровень квалификации по данной вакансии прикладываем пример тестового задания: Используя DRF (Django Rest Framework) разработать REST-сервис для управления виртуальными серверами (VPS). Объект VPS • uid - идентификатор • cpu - количество ядер • ram - объем RAM • hdd - объем HDD • status - статус сервера (started, blocked, stopped) API поддерживает операции • создать VPS • получить VPS по uid • получить список VPS с возможностью фильтрации по параметрам • перевести VPS в другой статус <text:s text:c="3"/></text:p>
          </table:table-cell>
          <table:table-cell office:value-type="string" calcext:value-type="string">
            <text:p>['Git', 'Python', 'Linux', 'MySQL', 'Java']</text:p>
          </table:table-cell>
          <table:table-cell office:value-type="string" calcext:value-type="string">
            <text:p>Баксэт</text:p>
          </table:table-cell>
          <table:table-cell office:value-type="string" calcext:value-type="string">
            <text:p>https://hh.ru/vacancy/70801213</text:p>
          </table:table-cell>
          <table:table-cell office:value-type="string" calcext:value-type="string">
            <text:p>2500.0</text:p>
          </table:table-cell>
          <table:table-cell office:value-type="string" calcext:value-type="string">
            <text:p>3000.0</text:p>
          </table:table-cell>
          <table:table-cell office:value-type="string" calcext:value-type="string">
            <text:p>USD</text:p>
          </table:table-cell>
          <table:table-cell table:number-columns-repeated="1013"/>
        </table:table-row>
        <table:table-row table:style-name="ro32">
          <table:table-cell office:value-type="float" office:value="70801212" calcext:value-type="float">
            <text:p>70801212</text:p>
          </table:table-cell>
          <table:table-cell office:value-type="string" calcext:value-type="string">
            <text:p>Middle Python Developer (микросервисная архитектура)</text:p>
          </table:table-cell>
          <table:table-cell office:value-type="string" calcext:value-type="string">
            <text:p>Астана</text:p>
          </table:table-cell>
          <table:table-cell office:value-type="string" calcext:value-type="string">
            <text:p>От 1 года до 3 лет</text:p>
          </table:table-cell>
          <table:table-cell office:value-type="string" calcext:value-type="string">
            <text:p>JustHost входит в топ 5 федеральных хостинг провайдеров. <text:s/>Компания имеет аккредитацию министерства цифрового развития. - Ключевые направления деятельности JustHost: хостинг, VPS/VDS, выделенные серверы.- Работаем с 2006 года.- 25000 активных клиентов из Китая, Европы, США, Латинской Америки, РФ, Казахстана.- Филиалы нашей компании расположены в США, Казани, Зеленограде (Московская область).- Рост компании 27% в год (по количеству клиентов).- Мы имеем свой собственный департамент разработки, который позволяет оперативно внедрять технические решения в нашей компании. Сейчас у нас в связи с расширением штата открыта вакансия разработчика Python. Обязанности: <text:s/>Доработка и разработка микросервисов на DRF; Поддержка существующих проектов и решений; Интеграция с существующей инфраструктурой; <text:s/>Готовность изучать новые технологии <text:s text:c="2"/>Требования: <text:s/>Реальный практический опыт разработки программных систем; Реальный опыт работы с Python. Плюсом будет PHP / .NET / Java / Go; Понимание принципов микросервисных архитектур, принципов SOLID (обязательно), API; Опыт работы с Linux-системами, Docker, Git, Gitlab <text:s/>Условия: <text:s/>Работа в растущей компании; Свободный график; Доступна как удаленная работа, так и работа в офисе; Стабильная заработная плата; Индексация дохода в зависимости от возрастающего уровня квалификации сотрудников <text:s/>*** Для того, чтобы вы смогли оценить требуемый уровень квалификации по данной вакансии прикладываем пример тестового задания: Используя DRF (Django Rest Framework) разработать REST-сервис для управления виртуальными серверами (VPS). Объект VPS • uid - идентификатор • cpu - количество ядер • ram - объем RAM • hdd - объем HDD • status - статус сервера (started, blocked, stopped) API поддерживает операции • создать VPS • получить VPS по uid • получить список VPS с возможностью фильтрации по параметрам • перевести VPS в другой статус <text:s text:c="3"/></text:p>
          </table:table-cell>
          <table:table-cell office:value-type="string" calcext:value-type="string">
            <text:p>['Git', 'Python', 'Linux', 'MySQL', 'Java']</text:p>
          </table:table-cell>
          <table:table-cell office:value-type="string" calcext:value-type="string">
            <text:p>Баксэт</text:p>
          </table:table-cell>
          <table:table-cell office:value-type="string" calcext:value-type="string">
            <text:p>https://hh.ru/vacancy/70801212</text:p>
          </table:table-cell>
          <table:table-cell office:value-type="string" calcext:value-type="string">
            <text:p>2500.0</text:p>
          </table:table-cell>
          <table:table-cell office:value-type="string" calcext:value-type="string">
            <text:p>3000.0</text:p>
          </table:table-cell>
          <table:table-cell office:value-type="string" calcext:value-type="string">
            <text:p>USD</text:p>
          </table:table-cell>
          <table:table-cell table:number-columns-repeated="1013"/>
        </table:table-row>
        <table:table-row table:style-name="ro32">
          <table:table-cell office:value-type="float" office:value="70801211" calcext:value-type="float">
            <text:p>70801211</text:p>
          </table:table-cell>
          <table:table-cell office:value-type="string" calcext:value-type="string">
            <text:p>Middle Python Developer (микросервисная архитектура)</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JustHost входит в топ 5 федеральных хостинг провайдеров. <text:s/>Компания имеет аккредитацию министерства цифрового развития. - Ключевые направления деятельности JustHost: хостинг, VPS/VDS, выделенные серверы.- Работаем с 2006 года.- 25000 активных клиентов из Китая, Европы, США, Латинской Америки, РФ, Казахстана.- Филиалы нашей компании расположены в США, Казани, Зеленограде (Московская область).- Рост компании 27% в год (по количеству клиентов).- Мы имеем свой собственный департамент разработки, который позволяет оперативно внедрять технические решения в нашей компании. Сейчас у нас в связи с расширением штата открыта вакансия разработчика Python. Обязанности: <text:s/>Доработка и разработка микросервисов на DRF; Поддержка существующих проектов и решений; Интеграция с существующей инфраструктурой; <text:s/>Готовность изучать новые технологии <text:s text:c="2"/>Требования: <text:s/>Реальный практический опыт разработки программных систем; Реальный опыт работы с Python. Плюсом будет PHP / .NET / Java / Go; Понимание принципов микросервисных архитектур, принципов SOLID (обязательно), API; Опыт работы с Linux-системами, Docker, Git, Gitlab <text:s/>Условия: <text:s/>Работа в растущей компании; Свободный график; Доступна как удаленная работа, так и работа в офисе; Стабильная заработная плата; Индексация дохода в зависимости от возрастающего уровня квалификации сотрудников <text:s/>*** Для того, чтобы вы смогли оценить требуемый уровень квалификации по данной вакансии прикладываем пример тестового задания: Используя DRF (Django Rest Framework) разработать REST-сервис для управления виртуальными серверами (VPS). Объект VPS • uid - идентификатор • cpu - количество ядер • ram - объем RAM • hdd - объем HDD • status - статус сервера (started, blocked, stopped) API поддерживает операции • создать VPS • получить VPS по uid • получить список VPS с возможностью фильтрации по параметрам • перевести VPS в другой статус <text:s text:c="3"/></text:p>
          </table:table-cell>
          <table:table-cell office:value-type="string" calcext:value-type="string">
            <text:p>['Git', 'Python', 'Linux', 'MySQL', 'Java']</text:p>
          </table:table-cell>
          <table:table-cell office:value-type="string" calcext:value-type="string">
            <text:p>Баксэт</text:p>
          </table:table-cell>
          <table:table-cell office:value-type="string" calcext:value-type="string">
            <text:p>https://hh.ru/vacancy/70801211</text:p>
          </table:table-cell>
          <table:table-cell office:value-type="string" calcext:value-type="string">
            <text:p>2500.0</text:p>
          </table:table-cell>
          <table:table-cell office:value-type="string" calcext:value-type="string">
            <text:p>3000.0</text:p>
          </table:table-cell>
          <table:table-cell office:value-type="string" calcext:value-type="string">
            <text:p>USD</text:p>
          </table:table-cell>
          <table:table-cell table:number-columns-repeated="1013"/>
        </table:table-row>
        <table:table-row table:style-name="ro52">
          <table:table-cell office:value-type="float" office:value="70470301" calcext:value-type="float">
            <text:p>70470301</text:p>
          </table:table-cell>
          <table:table-cell office:value-type="string" calcext:value-type="string">
            <text:p>Разработчик витрин данных</text:p>
          </table:table-cell>
          <table:table-cell office:value-type="string" calcext:value-type="string">
            <text:p>Екатеринбург</text:p>
          </table:table-cell>
          <table:table-cell office:value-type="string" calcext:value-type="string">
            <text:p>От 1 года до 3 лет</text:p>
          </table:table-cell>
          <table:table-cell office:value-type="string" calcext:value-type="string">
            <text:p>Что предстоит делать: <text:s/>Разработка витрин данных и аналитической отчетности на базе Хранилища данных Сопровождение витрин данных: оптимизация, пересчет, предоставление прав доступа Работа со сбоями – выяснение причин, устранение, исключение повторения Моделирование решений при разработке витрин данных и аналитической отчетности Документирование разработанных решений <text:s/>Технологические стек: Oracle и/или PostgreSQL / Greenplum Что мы ждем от вас: <text:s/>Опыт разработки баз данных от 2-х лет, а также разработки отчётов и витрин данных, оптимизация кода Знание языка SQL на хорошем уровне (middle и выше) Oracle и/или PostgreSQL Знание особенностей разработки для Greenplum, языка программирования Python приветствуется Преимуществом является работа связанная с разработкой хранилищ данных и в финансовой отрасли <text:s/>Что мы предлагаем: <text:s/>Работу в банке федерального масштаба (офисы во всех регионах России) Официальное трудоустройство согласно ТК РФ Заработную плату по результатам собеседования Социальный пакет, ДМС Профессиональное обучение, возможность повышения квалификации Карьерный рост Интересную корпоративную жизнь Возможно работать в офисе в г. Екатеринбург, так и 100% удаленно График работы с пн по пт, начало рабочего дня обговариваем в зависимости от локации будущего сотрудника </text:p>
          </table:table-cell>
          <table:table-cell office:value-type="string" calcext:value-type="string">
            <text:p>['Python', 'SQL', 'PostgreSQL', 'Базы данных', 'ORACLE']</text:p>
          </table:table-cell>
          <table:table-cell office:value-type="string" calcext:value-type="string">
            <text:p>Банк Синара</text:p>
          </table:table-cell>
          <table:table-cell office:value-type="string" calcext:value-type="string">
            <text:p>https://hh.ru/vacancy/70470301</text:p>
          </table:table-cell>
          <table:table-cell table:number-columns-repeated="1016"/>
        </table:table-row>
        <table:table-row table:style-name="ro40">
          <table:table-cell office:value-type="float" office:value="69278710" calcext:value-type="float">
            <text:p>69278710</text:p>
          </table:table-cell>
          <table:table-cell office:value-type="string" calcext:value-type="string">
            <text:p>Team Lead Devops-платформа</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Ищем Team Lead Devops на позицию к нам в команду Devops-платформа. Цель: Получить максимально автоматизированную платформу для разработки (деплой, мониторинг, логирование, хранение контейнеров), в рамках которой команды получат возможность не задумываться над тем как будет развернут сервис на том или ином стенде. ЧЕМ ВЫ БУДЕТЕ ЗАНИМАТЬСЯ: <text:s text:c="2"/>Сопровождение и развитие платформы на базе Kubernetes <text:s/>Система мониторинга Prometheus, AlertManager, Grafana, Thanos Система логирования Fluent-bit, Graylog Система трассировки Jaeger CI/CD на Jenkins Система управления секретами Hashicorp Vault Helm-чарты <text:s/>Сопровождение GitLab, BitBucket, Harbor, Artifactory, Sonarqube <text:s text:c="2"/>ЧТО ВАМ ДЛЯ ЭТОГО НЕОБХОДИМО: <text:s/>Опыт управления командой Отличное знание Linux Отличное знание Kubernetes Навыки автоматизации инфраструктуры с использованием Ansible Навыки автоматизации и написания инструментов с использованием Python/Bash Опыт написания Jenkins-джобов на Groovy Опыт написания Helm-чартов <text:s/>МЫ ПРЕДЛАГАЕМ: <text:s/>Фиксированный оклад + система премирования Социальный пакет Офис: м. Белорусская Удаленный формат работы Команда, открытая самым смелым идеям Внутренние программы обучения и развития Высокий уровень ответственности и возможность самостоятельно принимать решения Атмосфера, где легко оставаться собой: минимум формализма, открытые коммуникации и отсутствие дресс-кода </text:p>
          </table:table-cell>
          <table:table-cell office:value-type="string" calcext:value-type="string">
            <text:p>['Linux', 'Bash', 'Kubernetes', 'Prometheus', 'CI/CD', 'Gitlab CI', 'Docker']</text:p>
          </table:table-cell>
          <table:table-cell office:value-type="string" calcext:value-type="string">
            <text:p>Банк Хоум Кредит</text:p>
          </table:table-cell>
          <table:table-cell office:value-type="string" calcext:value-type="string">
            <text:p>https://hh.ru/vacancy/69278710</text:p>
          </table:table-cell>
          <table:table-cell table:number-columns-repeated="1016"/>
        </table:table-row>
        <table:table-row table:style-name="ro62">
          <table:table-cell office:value-type="float" office:value="69746235" calcext:value-type="float">
            <text:p>69746235</text:p>
          </table:table-cell>
          <table:table-cell office:value-type="string" calcext:value-type="string">
            <text:p>Разработчик WEB приложений</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Группа компаний "Блок Технологий". Занимаем лидирующие позиции в сфере IT, являемся партнером более чем 1000 производителей и разработчиков. Уже 10 000 партнеров сотрудничают с нами как в России так и за рубежом. Имеем статус IT компании. Собственная линейка неттопов под торговой маркой IZEC. Требования: <text:s/>Знание HTML/CSS, владение JavaScript, TypeScript; Опыт работы с React, Express или другими современными веб-фреймворками; Владение Python или PHP (даже на базовом уровне), опыт full stack разработки; Практический опыт проектирования и разработки web-приложений; Знание языка JavaScript, ES6 и опыт работы с JS-фреймворками; Знание кроссбраузерной и адаптивной верстки, HTML/CSS (SASS/LESS); Умение работать в командной строке Linux, основы конфигурирования веб-серверов, развёртывания веб-приложений; MySQL/HTML/CSS/JavaScript (JQuery); Фреймворк (yii1.1/yii2), XML, AJAX, JSON. <text:s/>Условия: <text:s/>График работы пн-пт с 9.00 до 18.00; Можно работать как из офиса. так и удаленно; <text:s/>Стабильная команда экспертов с многолетним опытом на рынке, готовая делиться своими знаниями; <text:s text:c="2"/>Конкурентный уровень дохода; <text:s/>Профессиональное обучение и развитие. </text:p>
          </table:table-cell>
          <table:table-cell office:value-type="string" calcext:value-type="string">
            <text:p>['Python', 'Git', 'PostgreSQL', 'SQL', 'Redis', 'HTML5 CSS3']</text:p>
          </table:table-cell>
          <table:table-cell office:value-type="string" calcext:value-type="string">
            <text:p>Блок Технологий</text:p>
          </table:table-cell>
          <table:table-cell office:value-type="string" calcext:value-type="string">
            <text:p>https://hh.ru/vacancy/69746235</text:p>
          </table:table-cell>
          <table:table-cell table:number-columns-repeated="1016"/>
        </table:table-row>
        <table:table-row table:style-name="ro63">
          <table:table-cell office:value-type="float" office:value="70478488" calcext:value-type="float">
            <text:p>70478488</text:p>
          </table:table-cell>
          <table:table-cell office:value-type="string" calcext:value-type="string">
            <text:p>Data Engine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Салют! Меня зовут Павел, я Head of Analytics &amp; Engineering в компании Где мои дети. Мы находимся в поиске инженера данных, которому интересно не только выстраивать аналитическую инфраструктуру и оптимизировать потоки данных, но и влиять на продукт, подпитывая его качественными данными для принятия продуктовых решений. Где мои дети - сервис, который при помощи мобильного приложения на телефоне ребенка помогает родителям по всему миру быть спокойнее за своих детей. <text:s text:c="2"/>более 40 млн. скачиваний в App Store и Google Play; <text:s text:c="2"/>сервис локализован на 45 языков, наши покупатели живут в 175 странах мира; <text:s text:c="2"/>более 3,5 млн MAU родителей в сервисе; <text:s text:c="2"/>первая строчка в категории “Материнство и детство” Google Play, ТОП-5 категории Образование App Store, десятки фичерингов в сторах приложений; <text:s text:c="2"/>top grossing категории worldwide. <text:s text:c="2"/>Сегодня Где мои дети - один из наиболее успешных сервисов, работающих по всему миру. Мы растем минимум вдвое каждый год в течение 4 лет. Команда из 100 человек находится в трех офисах в РФ (Москва, Пермь, Санкт-Петербург), около 20% команды работает удаленно. Мы предлагаем не просто хорошую работу в растущей компании с возможностью влиять на продукт и его метрики, но стать совладельцем компании и получать дополнительный доход от роста стоимости компании с помощью нашей опционной программы. О продукте Наша миссия - помогать родителям воспитывать счастливых и любознательных людей. Для этого в сервисе есть: <text:s text:c="2"/>точная геолокация, анализ активности ребёнка и контроль окружения ребенка для того, чтобы помочь родителям обеспечивать безопасность детей; <text:s text:c="2"/>аналитика использования приложений, чтобы оградить ребёнка от опасных сервисов; <text:s text:c="2"/>задания для ребёнка, чтобы занять его вечером и дать родителям возможность потратить время на себя; <text:s text:c="2"/>и ещё много полезных функций, которые мы сделаем вместе с тобой. <text:s text:c="2"/>Мы доверим тебе: <text:s/>Влиять на архитектурные решения при разработке систем хранения, обработки, валидации и представления данных; Создавать и поддерживать предагрегации и витрины данных; Выстраивать новые и оптимизировать существующие потоки данных. <text:s/>Для хорошего старта, необходимо:Иметь следующие hard skills: <text:s/>Владение Python; Умение разрабатывать и оптимизировать ETL-процессы (пакетные и потоковые); Умение составлять и оптимизировать SQL запросы; Умение собирать требования и разрабатывать витрины данных; Наличие практического опыта работы с Airflow, Kafka, Clickhouse. <text:s/>Соответствовать нашим ценностям: <text:s/>совершенствуешься и стремишься быть профессионалом; для тебя важно выполнять свои задачи в обещанный срок; умеешь и любишь работать в команде, правильно воспринимаешь конструктивную критику; вовлечен в продукт, участие в создании которого ты принимаешь; мыслишь результатом, а не процессом; не жалуешься на обстоятельства, а улучшаешь обстановку вокруг себя. <text:s/>Плюсом будет, если ты: <text:s/>Имеешь опыт обеспечения мониторинга качества данных и продуктовых метрик; Имеешь опыт работы с Spark/Kubernetes/dbt/Databricks/Rancher/Ignite/Greenplum (в порядке приоритетов); Умеешь выстраивать MLOps и CI/CD процессы; Имеешь опыт программирования на Java/Scala. <text:s/>Что мы предлагаем: <text:s/>удаленная работа из любой точки мира (наши команды работают в часовом поясе Мск) либо комфортный офис в Петербурге; вы можете выбрать ЗП в $ от иностранной компании, либо в рублях в России; опционная программа, в которой компания проводит выкуп твоих акций. Нет нужды ждать продажу компании, можно “обкешить” уже через год; компенсация обучения, даже если оно не профильно твоей роли в команде; бесплатные занятия Английским языком; льготное кредитование; лояльное отношение к графику работы и отпусков; компенсация занятий спортом (абонементы в тренажерный зал, бассейн, танцы, бокс и другие спортивные секции); компенсация при покупке оборудования для личного пользования. <text:s/>Как мы нанимаем: <text:s/>встреча по soft skills с HR; интервью с Head of Product Analytics; тестовое задание; знакомство с командой; испытательный срок до 3 месяцев. </text:p>
          </table:table-cell>
          <table:table-cell office:value-type="string" calcext:value-type="string">
            <text:p>['Python', 'SCALA', 'SQL', 'Работа в команде', 'ETL']</text:p>
          </table:table-cell>
          <table:table-cell office:value-type="string" calcext:value-type="string">
            <text:p>Где мои дети</text:p>
          </table:table-cell>
          <table:table-cell office:value-type="string" calcext:value-type="string">
            <text:p>https://hh.ru/vacancy/70478488</text:p>
          </table:table-cell>
          <table:table-cell table:number-columns-repeated="1016"/>
        </table:table-row>
        <table:table-row table:style-name="ro41">
          <table:table-cell office:value-type="float" office:value="69992523" calcext:value-type="float">
            <text:p>69992523</text:p>
          </table:table-cell>
          <table:table-cell office:value-type="string" calcext:value-type="string">
            <text:p>DWH-инженер</text:p>
          </table:table-cell>
          <table:table-cell office:value-type="string" calcext:value-type="string">
            <text:p>Кипр</text:p>
          </table:table-cell>
          <table:table-cell office:value-type="string" calcext:value-type="string">
            <text:p>От 3 до 6 лет</text:p>
          </table:table-cell>
          <table:table-cell office:value-type="string" calcext:value-type="string">
            <text:p>Привет, наш будущий коллега! WISHLIST GAMES - это молодой паблишер. Наш самый известный проект - Armored Warfare. Совсем скоро к нам присоединится новый проект, и задач станет больше. Сейчас мы ищем DWH-инженера, который будет помогать нам выстраивать систему работы с данными по нашим проектам. Твои будущие задачи: <text:s text:c="2"/>участие в роли BI-DWH разработчика в развитии хранилища и сервисов для анализа данных; создание новых сервисов для анализа данных; построение и оптимизация data-pipelines, ETL процессов; проектирование и разработка витрин. <text:s/>Чего мы ожидаем от тебя: <text:s/>опыта работы над аналогичными проектами от 3х лет; отличного знания SQL; уверенного владения Python; понимания принципов построения DWH; знания в области ETL/ELT процессов; умения разбираться в сложных процессах преобразования данных. <text:s/>Что мы предлагаем: <text:s/>профессиональное и карьерное развитие в сильной команде; возможность выполнять интересные задачи на разных геймдев проектах; удаленную работу из любой точки мира; полностью белую зарплату; оформление по трудовому договору или ГПХ, если ты в России; оформление по сервисному контракту с кипрской компанией и оплатой в евро, если ты живешь за рубежом; ДМС со стоматологией после испытательного срока. </text:p>
          </table:table-cell>
          <table:table-cell office:value-type="string" calcext:value-type="string">
            <text:p>['Python', 'SQL', 'Data Analysis', 'Big Data', 'BI', 'Databases', 'Reporting', 'Statistics', 'Оптимизация процессов', 'Оптимизация запросов', 'DWH', 'Логическое мышление', 'Mathematical Statistics']</text:p>
          </table:table-cell>
          <table:table-cell office:value-type="string" calcext:value-type="string">
            <text:p>Геймс Юнайтед</text:p>
          </table:table-cell>
          <table:table-cell office:value-type="string" calcext:value-type="string">
            <text:p>https://hh.ru/vacancy/69992523</text:p>
          </table:table-cell>
          <table:table-cell office:value-type="string" calcext:value-type="string">
            <text:p>120000.0</text:p>
          </table:table-cell>
          <table:table-cell office:value-type="string" calcext:value-type="string">
            <text:p>250000.0</text:p>
          </table:table-cell>
          <table:table-cell office:value-type="string" calcext:value-type="string">
            <text:p>RUR</text:p>
          </table:table-cell>
          <table:table-cell table:number-columns-repeated="1013"/>
        </table:table-row>
        <table:table-row table:style-name="ro59">
          <table:table-cell office:value-type="float" office:value="70482210" calcext:value-type="float">
            <text:p>70482210</text:p>
          </table:table-cell>
          <table:table-cell office:value-type="string" calcext:value-type="string">
            <text:p>Программист баз данных и backend (PostgreSQL,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работаем с сотнями предприятий атомной отрасли – помогаем с точки зрения ИТ инфраструктуры, прикладного ПО и активно набираем продуктовые команды. Аудитория наших решений – сотни тысяч пользователей. У нас открыта вакансия Программиста баз данных в команду по работе над Единой платформой цифровых сервисов для Северного морского пути, аналогов которой нет в мире. <text:s text:c="2"/>Что нужно будет делать: <text:s text:c="2"/>Разработка модулей серверной части ПО. Определение узких мест производительности и рекомендации по их устранению. Работа с системой управления заданиями Jira. Работа с репозитарием Git. <text:s text:c="3"/>Наши ожидания от кандидата: <text:s/>Опыт работы от 5 лет в сфере разработки backend и БД. Опыт разработки БД PostgreSQL с использованием SQLAlchemy. Опыт администрирования баз данных PostgreSQL. Опыт разработки в Python (2.X/3.X), включая методики и инструменты тестирования. Опыт разработки REST интерфейсов. Опыт разработки с использованием FastAPI. Опыт разработки Java, достаточный чтобы прочитать и понять текущий код (JavaEE/Jakarta). Опыт разработки C++, достаточный чтобы прочитать и понять текущий код. Опыт использования контейнеров Docker. Знание основных протоколов передачи данных: HTTP 1.1, HTTP 2.X. Знание английского языка: уровень, необходимый для чтения и понимания технической документации. Желание развиваться и осваивать новые технологии, работать в команде. <text:s text:c="3"/>Дополнительные знания и опыт (являются преимуществом): <text:s/>Опыт работы с ГИС системами, знания в области преобразования географических координат и проекций. Опыт работы с технологиями ML, серверными вычислительными модулями. Опыт разработки в Golang, включая методики и инструменты тестирования. Опыт разработки с использованием gRPC. Опыт работы администратором GNU/Linux (предпочтительно RedHat/CentOS/Debian, опыт написания скриптов для автоматизации рутинных процессов на bash). Опыт виртуализации VirtualBox, KVM. Знание основных протоколов и технологий DNS, DHCP, SMTP, NIS, NFS, SMB, TFTP, LDAP, ActiveDirectory. Понимание принципов работы блочных, программных и распределенных СХД, NAS. <text:s text:c="3"/>Условия: <text:s/>Работа в перспективной компании с возможностью профессионального развития и карьерного роста Пятидневная рабочая неделя с 9.00 до 18.00, в пятницу до 16.45 Оформление по ТК РФ с первого рабочего дня Стабильная "белая" заработная плата 2 раза в месяц, Обучение за счет компании ДМС (включая стоматологические услуги) по окончании испытательного срока <text:s text:c="3"/>P/s: у нас нет доступа к секретности и ограничений на выезд за рубеж. <text:s/></text:p>
          </table:table-cell>
          <table:table-cell office:value-type="string" calcext:value-type="string">
            <text:p>['SQL', 'Git', 'Базы данных', 'PostgreSQL', 'Python']</text:p>
          </table:table-cell>
          <table:table-cell office:value-type="string" calcext:value-type="string">
            <text:p>Гринатом</text:p>
          </table:table-cell>
          <table:table-cell office:value-type="string" calcext:value-type="string">
            <text:p>https://hh.ru/vacancy/70482210</text:p>
          </table:table-cell>
          <table:table-cell table:number-columns-repeated="1016"/>
        </table:table-row>
        <table:table-row table:style-name="ro41">
          <table:table-cell office:value-type="float" office:value="69088658" calcext:value-type="float">
            <text:p>69088658</text:p>
          </table:table-cell>
          <table:table-cell office:value-type="string" calcext:value-type="string">
            <text:p>Разработчик RPA</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Мы работаем с сотнями предприятий атомной отрасли – помогаем с точки зрения ИТ инфраструктуры, прикладного ПО и активно набираем продуктовые команды. Аудитория наших решений – сотни тысяч пользователей. У нас открыта вакансия RPA-разработчика в команду по работе над крупным отраслевым проектом. <text:s text:c="2"/>Что нужно будет делать: <text:s text:c="2"/>Автоматизация кадровых и бухгалтерских задач: разработка скриптов роботизации на Python Документирование разработок Участие в презентациях <text:s text:c="3"/>Требуемые знания и навыки: <text:s/>Знание Python (Selenium, BeautifulSoup), VBA, VB.NET Желателен опыт использования платформ: UiPath, Blueprism, Workfusion, Redwood, Automation Anywhere Базовые знания SQL, командной строки win/powershell или *nix Понимание основных принципов оформления кода Опыт внедрения или использования информационных систем <text:s text:c="3"/>Условия: <text:s/>Работа в перспективной компании с возможностью профессионального развития и карьерного роста Пятидневная рабочая неделя с 9.00 до 18.00, в пятницу до 16.45 Оформление по ТК РФ с первого рабочего дня Стабильная "белая" заработная плата 2 раза в месяц, Обучение за счет компании ДМС (включая стоматологические услуги) по окончании испытательного срока <text:s text:c="3"/>P/s: у нас нет доступа к секретности и ограничений на выезд за рубеж. <text:s/></text:p>
          </table:table-cell>
          <table:table-cell office:value-type="string" calcext:value-type="string">
            <text:p>['Python', 'SQL', 'RPA', 'VBA', 'Selenium']</text:p>
          </table:table-cell>
          <table:table-cell office:value-type="string" calcext:value-type="string">
            <text:p>Гринатом</text:p>
          </table:table-cell>
          <table:table-cell office:value-type="string" calcext:value-type="string">
            <text:p>https://hh.ru/vacancy/69088658</text:p>
          </table:table-cell>
          <table:table-cell table:number-columns-repeated="1016"/>
        </table:table-row>
        <table:table-row table:style-name="ro58">
          <table:table-cell office:value-type="float" office:value="70481201" calcext:value-type="float">
            <text:p>70481201</text:p>
          </table:table-cell>
          <table:table-cell office:value-type="string" calcext:value-type="string">
            <text:p>Программист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работаем с сотнями предприятий атомной отрасли – помогаем с точки зрения ИТ инфраструктуры, прикладного ПО и активно набираем продуктовые команды. Аудитория наших решений – сотни тысяч пользователей. У нас открыта вакансия Python-разработчика в команду по работе над Единой платформой цифровых сервисов для Северного морского пути, аналогов которой нет в мире. <text:s text:c="2"/>Что нужно будет делать: <text:s text:c="2"/>Разработка приложения с микросервисной архитектурой; Участие в анализе и решении задач по развитию архитектуры приложения. <text:s text:c="3"/>Требуемые знания и навыки: <text:s/>Опыт работы с Python (от 3-х лет); Знание одного из современных web frameworks Django/Flask/FastAPI; Знание SQL (PostgreSQL), опыт проектирования баз данных; Опыт разработки приложений и микросервисов с нуля; Опыт разработки собственной API (REST, SOAP) для интеграции с внешними системами приветствуется; Желание самостоятельно развиваться и применять новейшие технологии; Умение плотно взаимодействовать с командой системных аналитиков для решения архитектурных задач; Творческий подход и позитивное настроение. <text:s text:c="3"/>Условия: <text:s/>Работа в перспективной компании с возможностью профессионального развития и карьерного роста Пятидневная рабочая неделя с 9.00 до 18.00, в пятницу до 16.45 Оформление по ТК РФ с первого рабочего дня Стабильная "белая" заработная плата 2 раза в месяц, Обучение за счет компании ДМС (включая стоматологические услуги) по окончании испытательного срока <text:s text:c="3"/>P/s: у нас нет доступа к секретности и ограничений на выезд за рубеж. <text:s/></text:p>
          </table:table-cell>
          <table:table-cell office:value-type="string" calcext:value-type="string">
            <text:p>['Python', 'SQL', 'Flask', 'REST API']</text:p>
          </table:table-cell>
          <table:table-cell office:value-type="string" calcext:value-type="string">
            <text:p>Гринатом</text:p>
          </table:table-cell>
          <table:table-cell office:value-type="string" calcext:value-type="string">
            <text:p>https://hh.ru/vacancy/70481201</text:p>
          </table:table-cell>
          <table:table-cell table:number-columns-repeated="1016"/>
        </table:table-row>
        <table:table-row table:style-name="ro52">
          <table:table-cell office:value-type="float" office:value="69719603" calcext:value-type="float">
            <text:p>69719603</text:p>
          </table:table-cell>
          <table:table-cell office:value-type="string" calcext:value-type="string">
            <text:p>Backend developer (Python) Middle</text:p>
          </table:table-cell>
          <table:table-cell office:value-type="string" calcext:value-type="string">
            <text:p>Ростов-на-Дону</text:p>
          </table:table-cell>
          <table:table-cell office:value-type="string" calcext:value-type="string">
            <text:p>От 3 до 6 лет</text:p>
          </table:table-cell>
          <table:table-cell office:value-type="string" calcext:value-type="string">
            <text:p>Мы — команда, развивающая амбициозный проект по автоматизации процессов конфигурирования и переустановки операционных систем на больших объёмах рабочих станций. Мы ищем экспертов, с которыми достойно встретим грядущие вызовы. Наше решение позволяет заменить операционную систему на хосте полностью удалённо и автоматизировано, а так же может быть использовано как универсальная система управления конфигурациями. Система уже нашла применение в проектах миграции рабочих станций на отечественное программное обеспечение. Технический стек: Python 3, Django, SaltStack, PostgreSQL, Swagger, TypeScript, Angular. Задачи: <text:s/>работа над бэкендом системы разработка API интеграция с системой управления конфигурациями SaltStack проектирование модулей для клиентских хостов <text:s/>Требования: <text:s/>опыт коммерческой разработкой на Python от 3 лет понимание принципов проектирования RESTFul API знание основных паттернов проектирования знание SQL и опыт работы с какой-либо ORM опыт работы с Django, Django REST framework опыт работы с GNU/Linux-системами владение системой контроля версий Git <text:s/>Плюсом будет: <text:s/>опыт работы с веб-сокетами понимание программного окружения POSIX, работы процессов знакомство с системой управления SaltStack или аналогичными системами добрые отношения с Open Source </text:p>
          </table:table-cell>
          <table:table-cell office:value-type="string" calcext:value-type="string">
            <text:p>['Python', 'Git', 'Linux', 'PostgreSQL', 'SQL', 'Django Framework']</text:p>
          </table:table-cell>
          <table:table-cell office:value-type="string" calcext:value-type="string">
            <text:p>Гринатом</text:p>
          </table:table-cell>
          <table:table-cell office:value-type="string" calcext:value-type="string">
            <text:p>https://hh.ru/vacancy/69719603</text:p>
          </table:table-cell>
          <table:table-cell/>
          <table:table-cell office:value-type="string" calcext:value-type="string">
            <text:p>140000.0</text:p>
          </table:table-cell>
          <table:table-cell office:value-type="string" calcext:value-type="string">
            <text:p>RUR</text:p>
          </table:table-cell>
          <table:table-cell table:number-columns-repeated="1013"/>
        </table:table-row>
        <table:table-row table:style-name="ro29">
          <table:table-cell office:value-type="float" office:value="70825651" calcext:value-type="float">
            <text:p>70825651</text:p>
          </table:table-cell>
          <table:table-cell office:value-type="string" calcext:value-type="string">
            <text:p>DevOps инженер</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Наш основной технологический стек: <text:s/>языки программирования: Java, Kotlin, JavaScript, python; используемые СПО: KeyCloak, Gravitee.io, Kafka, minIO, Airflow; фреймворки, платформы и библиотеки: ReactJS, Redux, Spring Framework 5.1+, Spring Boot 2.1+, Swagger.io; СУБД: PostgreSQL; мониторинг и журналирование: ElasticSearch, LogStash, Kibana, Grafana, Prometheus, Zabbix; виртуализация и контейнеризация: Docker, Docker Swarm, Kubernetes, VMware vSphere. <text:s/>Мы в поиске DevOps который станет частью нашей команды для разработки и выпуска приложений и сервисов. В твои задачи будет входить: <text:s/>Участие в решении архитектурных вопросов; Развертывание инфраструктуры и администрирование серверов; Построение CI/CD для сборки и деплоя приложений; Взаимодействие с разработчиками для решения проблем. <text:s/>Что для нас важно: <text:s/>Опыт аналогичной работы от 2-х лет; Опыт работы с Git + CI/CD (GitLab, Jenkins, др.); Уверенное знание Linux и Docker; Опыт работы и хорошее знание Kubernetes; Понимание принципов работы сети (TCP, UDP, HTTP, HTTPS); Понимание принципов работы веб серверов (Nginx или Apache); Понимание концепции веб-сервисов, REST API; Понимание принципов работы СУБД (SQL, NoSQL) Понимание принципов работы брокеров сообщений (Kafka, RabbitMQ) Понимание способов интеграции с внешними сервисами; Умение писать скрипты на Bash и/или Python. Мы предлагаем: Формат работы - удаленный, но если вы в Москве и хотите приезжать в офис - welcome! у нас комфортабельный офис в Москве :) Полностью белая ЗП в рынке (обсуждаем индивидуально) ; Премии по итогам работы в соответствии с утвержденными внутренними политиками; Оформление в соответствии с ТК РФ; Расширенная программа ДМС, включая стоматологию; Компенсация фитнеса – 70% или 20 000 от годового абонемента любого клуба; Компенсация курсов английского (50/50 max. 30 000); Профессиональное обучение; Специальные условия по кредитам и ипотеке от Банка ДОМ.РФ для сотрудников; Корпоративные скидки у партнёров группы ДОМ.РФ; Активная социальная жизнь (спортивные, интеллектуальные мероприятия). </text:p>
          </table:table-cell>
          <table:table-cell office:value-type="string" calcext:value-type="string">
            <text:p>['Git', 'Linux', 'Docker', 'PostgreSQL', 'Kubernetes']</text:p>
          </table:table-cell>
          <table:table-cell office:value-type="string" calcext:value-type="string">
            <text:p>ДОМ.РФ</text:p>
          </table:table-cell>
          <table:table-cell office:value-type="string" calcext:value-type="string">
            <text:p>https://hh.ru/vacancy/70825651</text:p>
          </table:table-cell>
          <table:table-cell table:number-columns-repeated="1016"/>
        </table:table-row>
        <table:table-row table:style-name="ro64">
          <table:table-cell office:value-type="float" office:value="70521611" calcext:value-type="float">
            <text:p>70521611</text:p>
          </table:table-cell>
          <table:table-cell office:value-type="string" calcext:value-type="string">
            <text:p>Big data developer (с функционалом DevOps)</text:p>
          </table:table-cell>
          <table:table-cell office:value-type="string" calcext:value-type="string">
            <text:p>Калининград</text:p>
          </table:table-cell>
          <table:table-cell office:value-type="string" calcext:value-type="string">
            <text:p>От 3 до 6 лет</text:p>
          </table:table-cell>
          <table:table-cell office:value-type="string" calcext:value-type="string">
            <text:p>Функционал/предыдущий опыт в: <text:s/>Администрирование стека Apache Hadoop (HDFS, YARN, Hive, Ranger, Zookeeper, HBase, Spark, Flink, Airflow) Анализ и решение проблем Apache Hadoop путем анализа логов Решение проблем с падающими задачами Mr/Tez/Spark/Flink Хорошие знания Ansible/Python/SQL для автоматизации задачи, как плюс Java Контейнеризация сервисов Docker, как плюс K8s Администрирование и управление Microsoft Active Directory / Kerberos / DNS / Routing Работа с системами мониторинга <text:s/>Пожелания к кандидату (как плюс): <text:s/>Настройка Hadoop in Secure Mode Написание ETL Spark/Flink (Python/Scala) Управление Российскими облачными провайдерами через terraform Тонкая настройка Linux для Hight Load для больших данных Администрирование кластера Greenplum Работа с исходными кодами стека Hadoop/Hive внесение исправлений <text:s/>Условия: <text:s/>З/п по итогам технического собеседования и оформление в штат. Также есть возможность работать в статусе самозанятого или ИП; Интересные проекты, адекватное руководство и квалифицированная проектная команда с огромным опытом; Компания аккредитована в Минцифры; Возможность профессионального и карьерного роста; Топовое железо (I7, SSD, 32gb ddr4 + 2 Монитора либо аналогичный laptop); Возможность работать как удаленно, так и на территории работодателя: комфортные офисы в г. Калининград и г. Москва; Интересные корпоративные мероприятия. </text:p>
          </table:table-cell>
          <table:table-cell office:value-type="string" calcext:value-type="string">
            <text:p>['Hadoop', 'Python', 'Linux', 'Hive', 'SQL', 'Apache', 'Airflow', 'Spark', 'AD', 'ETL', 'Greenplum', 'SCALA']</text:p>
          </table:table-cell>
          <table:table-cell office:value-type="string" calcext:value-type="string">
            <text:p>Деко Системс</text:p>
          </table:table-cell>
          <table:table-cell office:value-type="string" calcext:value-type="string">
            <text:p>https://hh.ru/vacancy/70521611</text:p>
          </table:table-cell>
          <table:table-cell table:number-columns-repeated="1016"/>
        </table:table-row>
        <table:table-row table:style-name="ro64">
          <table:table-cell office:value-type="float" office:value="70521612" calcext:value-type="float">
            <text:p>70521612</text:p>
          </table:table-cell>
          <table:table-cell office:value-type="string" calcext:value-type="string">
            <text:p>Big data developer (с функционалом DevOps)</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Функционал/предыдущий опыт в: <text:s/>Администрирование стека Apache Hadoop (HDFS, YARN, Hive, Ranger, Zookeeper, HBase, Spark, Flink, Airflow) Анализ и решение проблем Apache Hadoop путем анализа логов Решение проблем с падающими задачами Mr/Tez/Spark/Flink Хорошие знания Ansible/Python/SQL для автоматизации задачи, как плюс Java Контейнеризация сервисов Docker, как плюс K8s Администрирование и управление Microsoft Active Directory / Kerberos / DNS / Routing Работа с системами мониторинга <text:s/>Пожелания к кандидату (как плюс): <text:s/>Настройка Hadoop in Secure Mode Написание ETL Spark/Flink (Python/Scala) Управление Российскими облачными провайдерами через terraform Тонкая настройка Linux для Hight Load для больших данных Администрирование кластера Greenplum Работа с исходными кодами стека Hadoop/Hive внесение исправлений <text:s/>Условия: <text:s/>З/п по итогам технического собеседования и оформление в штат. Также есть возможность работать в статусе самозанятого или ИП; Интересные проекты, адекватное руководство и квалифицированная проектная команда с огромным опытом; Компания аккредитована в Минцифры; Возможность профессионального и карьерного роста; Топовое железо (I7, SSD, 32gb ddr4 + 2 Монитора либо аналогичный laptop); Возможность работать как удаленно, так и на территории работодателя: комфортные офисы в г. Калининград и г. Москва; Интересные корпоративные мероприятия. </text:p>
          </table:table-cell>
          <table:table-cell office:value-type="string" calcext:value-type="string">
            <text:p>['Hadoop', 'Python', 'Linux', 'Hive', 'SQL', 'Apache', 'Airflow', 'Spark', 'AD', 'ETL', 'Greenplum', 'SCALA']</text:p>
          </table:table-cell>
          <table:table-cell office:value-type="string" calcext:value-type="string">
            <text:p>Деко Системс</text:p>
          </table:table-cell>
          <table:table-cell office:value-type="string" calcext:value-type="string">
            <text:p>https://hh.ru/vacancy/70521612</text:p>
          </table:table-cell>
          <table:table-cell table:number-columns-repeated="1016"/>
        </table:table-row>
        <table:table-row table:style-name="ro64">
          <table:table-cell office:value-type="float" office:value="70521610" calcext:value-type="float">
            <text:p>70521610</text:p>
          </table:table-cell>
          <table:table-cell office:value-type="string" calcext:value-type="string">
            <text:p>Big data developer (с функционалом DevOps)</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Функционал/предыдущий опыт в: <text:s/>Администрирование стека Apache Hadoop (HDFS, YARN, Hive, Ranger, Zookeeper, HBase, Spark, Flink, Airflow) Анализ и решение проблем Apache Hadoop путем анализа логов Решение проблем с падающими задачами Mr/Tez/Spark/Flink Хорошие знания Ansible/Python/SQL для автоматизации задачи, как плюс Java Контейнеризация сервисов Docker, как плюс K8s Администрирование и управление Microsoft Active Directory / Kerberos / DNS / Routing Работа с системами мониторинга <text:s/>Пожелания к кандидату (как плюс): <text:s/>Настройка Hadoop in Secure Mode Написание ETL Spark/Flink (Python/Scala) Управление Российскими облачными провайдерами через terraform Тонкая настройка Linux для Hight Load для больших данных Администрирование кластера Greenplum Работа с исходными кодами стека Hadoop/Hive внесение исправлений <text:s/>Условия: <text:s/>З/п по итогам технического собеседования и оформление в штат. Также есть возможность работать в статусе самозанятого или ИП; Интересные проекты, адекватное руководство и квалифицированная проектная команда с огромным опытом; Компания аккредитована в Минцифры; Возможность профессионального и карьерного роста; Топовое железо (I7, SSD, 32gb ddr4 + 2 Монитора либо аналогичный laptop); Возможность работать как удаленно, так и на территории работодателя: комфортные офисы в г. Калининград и г. Москва; Интересные корпоративные мероприятия. </text:p>
          </table:table-cell>
          <table:table-cell office:value-type="string" calcext:value-type="string">
            <text:p>['Hadoop', 'Python', 'Linux', 'Hive', 'SQL', 'Apache', 'Airflow', 'Spark', 'AD', 'ETL', 'Greenplum', 'SCALA']</text:p>
          </table:table-cell>
          <table:table-cell office:value-type="string" calcext:value-type="string">
            <text:p>Деко Системс</text:p>
          </table:table-cell>
          <table:table-cell office:value-type="string" calcext:value-type="string">
            <text:p>https://hh.ru/vacancy/70521610</text:p>
          </table:table-cell>
          <table:table-cell table:number-columns-repeated="1016"/>
        </table:table-row>
        <table:table-row table:style-name="ro27">
          <table:table-cell office:value-type="float" office:value="68918046" calcext:value-type="float">
            <text:p>68918046</text:p>
          </table:table-cell>
          <table:table-cell office:value-type="string" calcext:value-type="string">
            <text:p>Senior Python 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DomClick.ru – единственный в России продукт, обеспечивающий полный цикл операций с недвижимостью. Доступен на всех популярных платформах (Web, iOS, Android), 450 сервисов, 2000 запросов в секунду. Сейчас мы в поиске Senior Python разработчика. Чем предстоит заниматься: <text:s/>писать нагруженные сервисы на Python; участвовать в проектировании архитектуры, выработке решений по отказоустойчивости, производительности и поддерживаемости микросервисов; разрабатывать API для мобильных, веб-приложений и внутренних сервисов на Python; интегрироваться с партнерами и внутренними системами банка; участвовать в груминге бэклога, быть техническим партнёром для бизнеса; оценивать задачи и планировать спринты; отвечать за качество: проводить code review, писать автотесты (юнит/функциональные/интеграционные) разбирать инциденты; помогать с подбором и адаптацией новых сотрудников. <text:s/>От вас мы ожидаем: <text:s/>опыт разработки на Python 3.Х; понимание механики языка Python и сопутствующих инструментов (pytest, mypy, poetry, flake8); опыт работы с Sanic/aiohttp; глубокое понимание принципов ООП и шаблонов проектирования; опыт работы с реляционными СУБД (у нас PostgreSQL); опыт работы с rabbitMQ; практические навыки Docker, k8s; уверенное знание сетевых протоколов и стандартов (http, UDP, REST, и др). <text:s/>Будут плюсом: <text:s/>опыт работы с ElasticSearch; опыт разработки на другом языке; опыт разработки рекомендательных систем. <text:s/>Почему мы: <text:s/>интересный и без сомнений востребованный продукт; мы используем современные технологии; практикуем continuous integration и continuous delivery; код в bitbucket, задачи в jira и т.д.; взрослый девопс, highload; бизнес-руководство, нацеленное на результат; понимающее IT-руководство, например, у нас есть квота 1 день в неделю на борьбу с тех. долгом/саморазвитие/рисеч/решение задач других команд; высокие темпы работы, разработанные решения очень быстро попадают в продакшн. <text:s text:c="3"/>Мы предлагаем: <text:s/>конкурентную заработную плату; полис ДМС с первого месяца работы; корпоративный университет, онлайн-курсы для повышения квалификации, конференции, митапы; фитнес-зал с сауной в здании офиса; льготную программу ипотеки для сотрудников; MacBook (или другой ноутбук на выбор) + дополнительные мониторы и т.д.; комфортный офис класса А в 5 минутах от станции метро и МЦК Кутузовская; гибкое начало рабочего дня и возможность работать в удаленном или гибридном формате. </text:p>
          </table:table-cell>
          <table:table-cell office:value-type="string" calcext:value-type="string">
            <text:p>['Python', 'PostgreSQL', 'Git', 'Docker', 'Elasticsearch']</text:p>
          </table:table-cell>
          <table:table-cell office:value-type="string" calcext:value-type="string">
            <text:p>Домклик</text:p>
          </table:table-cell>
          <table:table-cell office:value-type="string" calcext:value-type="string">
            <text:p>https://hh.ru/vacancy/68918046</text:p>
          </table:table-cell>
          <table:table-cell table:number-columns-repeated="1016"/>
        </table:table-row>
        <table:table-row table:style-name="ro59">
          <table:table-cell office:value-type="float" office:value="67820939" calcext:value-type="float">
            <text:p>67820939</text:p>
          </table:table-cell>
          <table:table-cell office:value-type="string" calcext:value-type="string">
            <text:p>Data scientist (Антифрод)</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DomClick.ru – единственный в России продукт, обеспечивающий полный цикл операций с недвижимостью. Доступен на всех популярных платформах (Web, iOS, Android), 450 сервисов, 2000 запросов в секунду. Сейчас мы в поиске DS специалиста, который усилит нашу дружную команду. О команде: Задача команды Антифрод - предотвратить мошенничество и повысить уровень качества контента на сайте Домклик. Для этого мы поддерживаем и постоянно дорабатываем систему автоматической модерации объявлений с помощью различных эвристик и методов ML, которая проверяет сотни тысяч объявлений в день.Мы работаем с текстом, голосом, фото и иными параметрами объявлений и признаками пользователей. Чем предстоит заниматься: <text:s text:c="2"/>анализировать данные и выдвигать гипотезы по новым типам нарушений; разрабатывать новые механики автоматической проверки объявлений; оценивать результаты внедренных моделей; улучшать качество текущих проверок. <text:s/>От вас мы ожидаем: <text:s/>практический DS-опыт (от 2-х лет); опыт полного цикла решения ML задачи: предобработка данных, выбор алгоритмов и тюнинг их параметров, оценка качества моделей, визуализация; понимание алгоритмов машинного обучения: нейронные сети, композиционные алгоритмы, линейные алгоритмы; владение SQL на уровне написания сложных запросов (мы используем postgres и clickhouse); уверенное владение Python (Pandas, NumPy, SkiPy, scikit-learn, xgboost/lightgbm, keras/pytorch/TensorFlow и т.д.). <text:s/>Будут плюсом: — опыт работы в командах, занимающихся антифродом;— любовь к анализу цифр и метрик. Почему мы: <text:s/>интересный и без сомнений востребованный продукт; мы используем современные технологии; практикуем continuous integration и continuous delivery; код в bitbucket, задачи в jira и т.д.; взрослый девопс, highload; бизнес-руководство, нацеленное на результат; понимающее IT-руководство, например, у нас есть квота 1 день в неделю на борьбу с тех. долгом/саморазвитие/рисеч/решение задач других команд; высокие темпы работы, разработанные решения очень быстро попадают в продакшн. <text:s/>Мы предлагаем: <text:s/>конкурентную заработную плату; полис ДМС с первого месяца работы; <text:s text:c="2"/>корпоративный университет, онлайн-курсы для повышения квалификации, конференции, митапы; фитнес-зал с сауной в здании офиса; льготную программу ипотеки для сотрудников; MacBook (или другой ноутбук на выбор) + дополнительные мониторы и т.д.; комфортный офис класса А в 5 минутах от станции метро и МЦК Кутузовская; гибкое начало рабочего дня и возможность работать в удаленном или гибридном формате. </text:p>
          </table:table-cell>
          <table:table-cell office:value-type="string" calcext:value-type="string">
            <text:p>['Python', 'SQL', 'Pandas', 'Adobe Photoshop', 'Keras']</text:p>
          </table:table-cell>
          <table:table-cell office:value-type="string" calcext:value-type="string">
            <text:p>Домклик</text:p>
          </table:table-cell>
          <table:table-cell office:value-type="string" calcext:value-type="string">
            <text:p>https://hh.ru/vacancy/67820939</text:p>
          </table:table-cell>
          <table:table-cell table:number-columns-repeated="1016"/>
        </table:table-row>
        <table:table-row table:style-name="ro36">
          <table:table-cell office:value-type="float" office:value="68077706" calcext:value-type="float">
            <text:p>68077706</text:p>
          </table:table-cell>
          <table:table-cell office:value-type="string" calcext:value-type="string">
            <text:p>Python разработчик</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Мы – продуктовая IT-компания по созданию highload проектов в сфере недвижимости. Наш основной проект - DomClick.ru - это платформа для проведения сделок по недвижимости, доступная на всех популярных платформах (Web, iOS, Android). Сейчас мы в поиске Python разработчиков. Что предстоит делать: <text:s/>писать нагруженные сервисы на Python; разрабатывать API для мобильных, веб-приложений и внутренних сервисов на Python; интегрироваться с другими сервисами и микросервисами; участвовать в груминге бэклога, быть техническим партнёром для бизнеса; оценивать задачи и планировать спринты; отвечать за качество: проводить code review, писать автотесты (юнит/функциональные/интеграционные); разбирать инциденты. <text:s/>От вас мы ожидаем: <text:s text:c="2"/>опыт разработки на Python 3.Х; понимание механики языка Python и сопутствующих инструментов (pytest, mypy, poetry, flake8); опыт работы с Sanic/Aiohttp/Asyncio ; глубокое понимание принципов ООП и шаблонов проектирования; понимание микросервисной архитектуры опыт работы с реляционными СУБД (у нас PostgreSQL); опыт работы с rabbitMQ; практические навыки Docker, k8s; уверенное знание сетевых протоколов и стандартов (http, UDP, REST, и др). <text:s/>Почему мы: <text:s/>интересный и без сомнений востребованный продукт; мы используем современные технологии; практикуем continuous integration и continuous delivery; код в bitbucket, задачи в jira и т.д.; взрослый девопс, highload; бизнес-руководство, нацеленное на результат; понимающее IT-руководство, например, у нас есть квота 1 день в неделю на борьбу с тех. долгом/саморазвитие/рисеч/решение задач других команд; высокие темпы работы, разработанные решения очень быстро попадают в продакшн. <text:s/>Мы предлагаем: <text:s/>конкурентную заработную плату; полис ДМС с первого месяца работы; корпоративный университет, онлайн-курсы для повышения квалификации, конференции, митапы; фитнес-зал с сауной в здании офиса; льготную программу ипотеки для сотрудников; MacBook (или другой ноутбук на выбор) + дополнительные мониторы и т.д.; комфортный офис класса А в 5 минутах от станции метро и МЦК Кутузовская; гибкое начало рабочего дня и возможность работать в удаленном или гибридном формате. </text:p>
          </table:table-cell>
          <table:table-cell office:value-type="string" calcext:value-type="string">
            <text:p>['Python', 'PostgreSQL', 'Git', 'Docker', 'Elasticsearch']</text:p>
          </table:table-cell>
          <table:table-cell office:value-type="string" calcext:value-type="string">
            <text:p>Домклик</text:p>
          </table:table-cell>
          <table:table-cell office:value-type="string" calcext:value-type="string">
            <text:p>https://hh.ru/vacancy/68077706</text:p>
          </table:table-cell>
          <table:table-cell table:number-columns-repeated="1016"/>
        </table:table-row>
        <table:table-row table:style-name="ro43">
          <table:table-cell office:value-type="float" office:value="70460170" calcext:value-type="float">
            <text:p>70460170</text:p>
          </table:table-cell>
          <table:table-cell office:value-type="string" calcext:value-type="string">
            <text:p>Python developer (Ds направление)</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 это продуктовая IT компания по созданию highload проектов в сфере недвижимости.Наш основной проект ДомКлик - это платформа для проведения сделок по недвижимости, доступная на всех популярных платформах (Web, iOS, Android). Мы ищем сильного инженера в наше подразделение, занимающееся DataScience. Это подразделение - настоящий DS спецназ, который работает над самыми сложными и важными направлениями бизнеса, и включает в себя DS специалистов, отдельную бизнес-команду, погруженную в детали работы с такого рода задачами, а также сильную команду инженеров, реализующих сервисы с использованием DS-моделей. На данный момент мы успешно развиваем несколько направлений: поиск фрода, текстовый чатбот, голосовой ассистент, оценка недвижимости, рекомендации и подборки недвижимости, распознавание документов. И в одной из команд NLP/ML направления есть роль, которая предполагает работу с различными технологическими решениями в области AI: начиная с исследования и разработки и заканчивая интеграцией/внедрением. Большинство сервисов написано на Python. Сейчас мы ищем разработчиков, которые будут: <text:s/>Разрабатывать отказоустойчивые и быстрые сервисы c DS-решениями; Развивать и улучшать существующие продукты и сервисы; Участвовать в проработке и реализации интеграций с другими сервисами и командами (кстати, у нас полностью микросервисная архитектура); Участвовать в развитии инфраструктурных решений для работы с big data; Работать в сплоченной и прокачанной команде с развитой ИТ-инфраструктурой. <text:s text:c="3"/>Мы ожидаем, что Вы: <text:s/>Успешно проработали 2+ лет в области создания программного обеспечения на аналогичной позиции; <text:s/>Понимают как работает асинхронность и знакомы с asyncio и aiohttp/fastapi; <text:s text:c="2"/>Используете Docker в повседневной работе; <text:s/>Хорошо разбираетесь в алгоритмах, принципах ООП и шаблонах проектирования; Готовы с легкостью справляться с очередями (RabbitMQ, Kafka); Имеете глубокое понимание принципов работы реляционных СУБД (у нас PostgreSQL и raw SQL); Готовы быстро развиваться, работать в команде и развивать продукт. <text:s text:c="3"/>Не обязательно, но круто, если Вы: <text:s/>С легкостью справляетесь с NoSQL базами данных; Вас не пугают большие данные и машинное обучение. </text:p>
          </table:table-cell>
          <table:table-cell office:value-type="string" calcext:value-type="string">
            <text:p>['Python', 'Big Data', 'ML', 'asyncio', 'Data Science', 'SQL']</text:p>
          </table:table-cell>
          <table:table-cell office:value-type="string" calcext:value-type="string">
            <text:p>Домклик</text:p>
          </table:table-cell>
          <table:table-cell office:value-type="string" calcext:value-type="string">
            <text:p>https://hh.ru/vacancy/70460170</text:p>
          </table:table-cell>
          <table:table-cell table:number-columns-repeated="1016"/>
        </table:table-row>
        <table:table-row table:style-name="ro29">
          <table:table-cell office:value-type="float" office:value="69165504" calcext:value-type="float">
            <text:p>69165504</text:p>
          </table:table-cell>
          <table:table-cell office:value-type="string" calcext:value-type="string">
            <text:p>Data Engineer (DWH)</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ЕВРАЗ – глобальная горно-металлургическая компания.Лидер рынка стального проката. ЕвразТехника ИС разрабатывает ИТ-системы для всех предприятий холдинга в России. Мы находимся в процессе цифровой трансформации, работаем стабильно и активно расширяем команду разработки под инновационные и технологичные проекты. Ключевые задачи: <text:s/>Разработка хранилища данных на базе Greenplum, витрин данных на ClickHouse; Разработка ETL-процессов поставки данных с помощью Kafka / NiFi / Airflow и с помощью mpp движка Greenplum; Расчет сложных аналитических показателей в витринах данных; Оптимизация структуры хранения данных для эффективного использования; Разработка и настройка механизмов управления и оркестрации ETL/ELT процессами. <text:s/>Мы ожидаем, что у Вас имеется: <text:s text:c="2"/>Высшее образование (it); <text:s text:c="2"/>Принципы построения и типовых моделей хранилищ и витрин данных (практический опыт и теоретические знания); <text:s text:c="2"/>Greenplum (MPP – архитектура, технология дистрибуции, ролевая модель); <text:s text:c="2"/>Отличное знание SQL/ PostgresSQL, опыт проектирования БД (таблицы, ключи, индексы); <text:s text:c="2"/>Опыт оптимизации производительности запросов (план запроса, индексы, дистрибуция, full scan); <text:s text:c="2"/>Опыт работы с ETL (как промышленные, так и самописные инструменты). <text:s text:c="2"/>Будет плюсом: <text:s/>Kafka \ NiFi \ Greenplum Platform Extension Framework (PXF)\Airflow; Python; Опыт DBA в части тюнинга производительности СУБД, решения проблем эксплуатации (управление местом, зависшие запросы, мониторинг производительности), установка, настройка сетевого взаимодействия; Знание/опыт работы с DevOps; MS SQL/MS SSAS/MS SSIS. <text:s/>Мы предлагаем: <text:s/>Команда профессионалов, в кругу которых ты не будешь брошен один на один с проблемой; Индивидуальный подход к профессиональному росту и развитию внутри компании; Официальное трудоустройство с первого рабочего дня и "белая" заработная плата; Индивидуальный рабочий режим в зависимости от личных потребностей; Участие в конференциях различного уровня, лабораториях, помощь и поддержка в научных проектах. <text:s/>Мы благодарны за внимание к вакансиям нашей компании.</text:p>
          </table:table-cell>
          <table:table-cell office:value-type="string" calcext:value-type="string">
            <text:p>['ETL', 'Python', 'MS SQL']</text:p>
          </table:table-cell>
          <table:table-cell office:value-type="string" calcext:value-type="string">
            <text:p>ЕВРАЗ</text:p>
          </table:table-cell>
          <table:table-cell office:value-type="string" calcext:value-type="string">
            <text:p>https://hh.ru/vacancy/69165504</text:p>
          </table:table-cell>
          <table:table-cell table:number-columns-repeated="1016"/>
        </table:table-row>
        <table:table-row table:style-name="ro26">
          <table:table-cell office:value-type="float" office:value="51099029" calcext:value-type="float">
            <text:p>51099029</text:p>
          </table:table-cell>
          <table:table-cell office:value-type="string" calcext:value-type="string">
            <text:p>Python Develop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В ЕДИНОМ ЦУПИС мы развиваем и поддерживаем высоконагруженную fintech-экосистему, состоящую из множества продуктов и проектов, одну из крупнейших на рынке. Сейчас мы обрабатываем сотни тысяч платежей в день для более чем 6 миллионов клиентов. Мы разрабатываем сложные финансовые продукты от идентификационных протоколов и системы фрод-мониторинга до собственного высоконагруженного процессинга. Почему мы? У нас Вы будете активно участвовать в разработке интересного проекта, решать задачи, связанные с надежностью и производительностью системы, делиться своим опытом и перенимать чужой, изучать новые технологии и давать обратную связь по выбранным решениям. Чем нужно заниматься: <text:s/>Разрабатывать новые части системы (микросервисы, SOA); Проводить Code Review коллег; Покрывать написанный код тестами; Вести документирование технической части; Принимать активное участие в обсуждении архитектурных решений. <text:s/>Что мы ждем: <text:s/>Уверенное знание Python 3.6+ Опыт работы с Django, DRF, flask, aiohttp (или с другим асинхронным фреймворком); Умение писать SQL запросы без использования ORM, понимание работы индексов и умение их применять; Понимание REST API, SOA; Понимание специфики работы с потоками/процессами и асинхронностью в Python; Умение применять Docker в разработке; Умение анализировать поведение системы, работа с мониторинговыми данными; Понимание основных принципов построения архитектуры новых сервисов - очереди (RabbitMQ, Kafka), кэширование, масштабирование; Умение аргументированно представлять свои решения. <text:s/>Будет плюсом: <text:s/>Знание NoSQL (MongoDB) и In-memory хранилищ; Опыт работы с финансовыми данными; Опыт работы с k8s - понимание терминов configmap, deployment, pod, service; Умение погружаться в бизнес требования и коммуницировать с заказчиком. <text:s/>Несколько фактов про нас: <text:s text:c="2"/>Рабочий день мы начинаем не позднее 11.00 на командном мите. На нем мы обсуждаем текущие задачи и вопросы членов команды. Работаем удаленно и выходим в офис по желанию. Мы с радостью познакомимся, если вы из другого города. Готовы предложить удаленный формат или помочь с переездом в СПб. Используем Kanban, но планируем задачи на квартал вперед. Предоставляем систему бенефитов. Оформляем официально с первого дня работы. После испытательного предоставляем ДМС. Открыты к изучению новых подходов и технологий, всегда с радостью отправим на конференции и обучение! <text:s/>Как проходит собеседование — 40-минутное знакомство с HR и CTO компании.— Собеседование с командой.Если в тебе это откликается, пиши нам! Будем очень рады знакомству! </text:p>
          </table:table-cell>
          <table:table-cell office:value-type="string" calcext:value-type="string">
            <text:p>['Python', 'Django', 'REST API', 'pytest', 'Docker', 'gitlab']</text:p>
          </table:table-cell>
          <table:table-cell office:value-type="string" calcext:value-type="string">
            <text:p>ЕДИНЫЙ ЦУПИС</text:p>
          </table:table-cell>
          <table:table-cell office:value-type="string" calcext:value-type="string">
            <text:p>https://hh.ru/vacancy/51099029</text:p>
          </table:table-cell>
          <table:table-cell table:number-columns-repeated="1016"/>
        </table:table-row>
        <table:table-row table:style-name="ro32">
          <table:table-cell office:value-type="float" office:value="70822799" calcext:value-type="float">
            <text:p>70822799</text:p>
          </table:table-cell>
          <table:table-cell office:value-type="string" calcext:value-type="string">
            <text:p>AI-разработчик junior (удаленно)</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Компания Инлайн с 2006 года занимается разработкой и поддержкой собственных веб-сервисов, их аудитория составляет десятки тысяч человек в день. Сотни сделок B2B по продуктам питания происходят ежедневно, компании находят подходящую продукцию через наши площадки. Мы аккредитованная IT- компания в Министерстве цифрового развития Ищем специалиста по AI (нейронным сетям/deep learning) для реализации различных проектов связанных с классификацией пользователей, кластеризацией, предикцией, машинным зрением, работы с текстами и другими применениями. И интеграцией разработанных моделей в веб-сервисы компании. Наша цель улучшать удобство Foodtech-платформы за счет применения AI, накапливать компетенции в этой области, применять наработки по AI в других проектах. Наш отдел разработки ~15 человек, включая продукт-менеджера, тех.лида, дизайнера, верстальщика, и разработчиков. Необходимые навыки Разметка баз данных/ работа с датасетами; Создание нейросетей, обучение; Применение метрик для оценки обучения; Python и библиотеки (Keras, Tensorflow, pytorch) Опыт создания нейросетей, наличие выполненных проектов (учебных/ реальных) Collab/jupiter notebook Будет плюсом Опыт работы на с OS: Linux; IT-кругозор, знание других стеков и языков программирования; Опыт использования трекеров (например github/gitlab/jira); Опыт работы с Git. Обязанности Разработка AI-проектов Подготовка дата-сетов (самостоятельная) Анализ проектной документации, консультации с командой разработки; Внедрение моделей в продакшен. Мы предлагаем Оформление по ТК; Удаленный формат работы; Работу с гибким графиком (начало рабочего дня от 8 до 11); Регулярные выплаты (два раза в месяц); Интересные задачи и работа над востребованным продуктом; Связь через Discord, Telegram, постановка задач через тикеты Gitlab; Поощрение личностного и карьерного развития; Благоприятная рабочая атмосфера. <text:s text:c="3"/></text:p>
          </table:table-cell>
          <table:table-cell office:value-type="string" calcext:value-type="string">
            <text:p>['Tensorflow', 'Python', 'Git', 'PyTorch', 'Keras']</text:p>
          </table:table-cell>
          <table:table-cell office:value-type="string" calcext:value-type="string">
            <text:p>ИНЛАЙН</text:p>
          </table:table-cell>
          <table:table-cell office:value-type="string" calcext:value-type="string">
            <text:p>https://hh.ru/vacancy/70822799</text:p>
          </table:table-cell>
          <table:table-cell table:number-columns-repeated="1016"/>
        </table:table-row>
        <table:table-row table:style-name="ro40">
          <table:table-cell office:value-type="float" office:value="67764198" calcext:value-type="float">
            <text:p>67764198</text:p>
          </table:table-cell>
          <table:table-cell office:value-type="string" calcext:value-type="string">
            <text:p>Backend разработчик (Python)</text:p>
          </table:table-cell>
          <table:table-cell office:value-type="string" calcext:value-type="string">
            <text:p>Иркутск</text:p>
          </table:table-cell>
          <table:table-cell office:value-type="string" calcext:value-type="string">
            <text:p>От 1 года до 3 лет</text:p>
          </table:table-cell>
          <table:table-cell office:value-type="string" calcext:value-type="string">
            <text:p>FirstVDS это: — Самый популярный хостинг в РФ— 19 лет опыта в сфере оказания услуг хостинга виртуальных выделенных серверов— Продолжаем расти и развиваться! И нам нужен бэкенд-разработчик в проект CLO.ru Обязанности: <text:s/>Участие в разработке бэкенда облачного сервиса. <text:s/>Требования: <text:s/>Уверенные знания python3.6 (желателен опыт от 2 лет) Опыт работы с Flask/Django Опыт работы с Celery/RabbitMQ Опыт работы с рбд, знание SQL и SQLAlchemy Умение пользоваться Git Умение писать тесты, знание pytest/unittest Базовые знания Linux Базовые знания Nginx Желание участвовать в оптимизации и качественном улучшении кода Умение писать читаемый, документированный код <text:s/>Будет плюсом: <text:s/>Опыт работы с Docker Знание протокола WebSocket Знание любых асинхронных фреймворков/asyncio <text:s/>Отдельным плюсом будет ссылка на репозиторий с примером кода. <text:s text:c="2"/>Условия: <text:s/>Работа над продуктовым функционалом облачной платформы. Возможность влиять на развитие проекта. Возможность карьерного и профессионального роста: дружеское плечо/пинки/наставления от старших товарищей. Приятный профессиональный коллектив. Крутые масштабные тимбилдинги с оплатой проезда. Официальное трудоустройство. Достойная белая зарплата, обсуждается на собеседовании исходя из уровня кандидата. ДМС Премии по результатам работы. <text:s/>Присоединяйтесь к дружному коллективу одной из самых крутых федеральных IT-компаний — напишите нам!</text:p>
          </table:table-cell>
          <table:table-cell office:value-type="string" calcext:value-type="string">
            <text:p>['Python', 'Linux', 'Git', 'Django Framework']</text:p>
          </table:table-cell>
          <table:table-cell office:value-type="string" calcext:value-type="string">
            <text:p>ИОТ</text:p>
          </table:table-cell>
          <table:table-cell office:value-type="string" calcext:value-type="string">
            <text:p>https://hh.ru/vacancy/67764198</text:p>
          </table:table-cell>
          <table:table-cell office:value-type="string" calcext:value-type="string">
            <text:p>150000.0</text:p>
          </table:table-cell>
          <table:table-cell/>
          <table:table-cell office:value-type="string" calcext:value-type="string">
            <text:p>RUR</text:p>
          </table:table-cell>
          <table:table-cell table:number-columns-repeated="1013"/>
        </table:table-row>
        <table:table-row table:style-name="ro65">
          <table:table-cell office:value-type="float" office:value="68660382" calcext:value-type="float">
            <text:p>68660382</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ИННОВАЦИОННЫЙ ЦЕНТР АЙ-ТЕКО» - ведущий российский системный интегратор и поставщик информационных технологий для корпоративных заказчиков. Активно действует на рынке IT России с 1997 года, входит в ТОП-400 крупнейших российских компаний, ТОП-10 крупнейших IT-компаний России. Ищем Python Developer на проект Х5 Ритейл групп. Требования: <text:s/>Python 3, опыт разработки от 2-х лет; Django 2, DRF; Опыт работы с базами данных, ORM; Опыт работы с брокерами сообщений желателен, но не обязателен; Знакомство с асинхронными фреймворками (aiohttp, fastapi, пр.). <text:s/>Условия: <text:s text:c="2"/>Официальное трудоустройство; <text:s text:c="2"/>Удаленная работа <text:s text:c="2"/>Полностью белая заработная плата 2 раза в месяц; <text:s/>Карьерный рост, возможность расти и развиваться в рамках компании; ДМС со стоматологией полностью за счёт компании; Обучение/сертификация за счёт компании; Скидки на фитнес (World Class, X-Fit, Lotos); Скидки в школе Skyeng. </text:p>
          </table:table-cell>
          <table:table-cell office:value-type="string" calcext:value-type="string">
            <text:p>['Python', 'Django 2', 'DRF', 'Базы ORM']</text:p>
          </table:table-cell>
          <table:table-cell office:value-type="string" calcext:value-type="string">
            <text:p>ИЦ АЙ-ТЕКО</text:p>
          </table:table-cell>
          <table:table-cell office:value-type="string" calcext:value-type="string">
            <text:p>https://hh.ru/vacancy/68660382</text:p>
          </table:table-cell>
          <table:table-cell/>
          <table:table-cell office:value-type="string" calcext:value-type="string">
            <text:p>280000.0</text:p>
          </table:table-cell>
          <table:table-cell office:value-type="string" calcext:value-type="string">
            <text:p>RUR</text:p>
          </table:table-cell>
          <table:table-cell table:number-columns-repeated="1013"/>
        </table:table-row>
        <table:table-row table:style-name="ro41">
          <table:table-cell office:value-type="float" office:value="69683373" calcext:value-type="float">
            <text:p>69683373</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Компания «АЙ-ТЕКО» — ведущий российский системный интегратор и поставщик информационных технологий для корпоративных заказчиков. Активно действует на рынке IT России с 1997 года, входит в ТОП-400 крупнейших российских компаний, ТОП-10 крупнейших IT-компаний России. Компания аккредитована Минцифры. В связи с активным развитием крупных, долгоиграющих проектов Евраза и Х5 мы ищем РАЗРАБОТЧИКА PYTHON (middle/senior). У ИДЕАЛЬНОГО ДЛЯ НАС КАНДИДАТА ЕСТЬ: <text:s/>Python 3, опыт разработки от 2-х лет Django 2, DRF / Flask Опыт работы с базами данных, ORM Опыт работы с брокерами сообщений желателен, но не обязателен Знакомство с асинхронными фреймворками (aiohttp, fastapi) <text:s/>УСЛОВИЯ: <text:s/>Работа в аккредитованной стабильной компании, белая заработная плата График работы 5/2, удалёнка Социальный пакет (медицинская страховка, включая стоматологию, собственная столовая) Корпоративный спорт: скидки на посещение фитнес-клубов, футбольная и волейбольная секции Работа в команде, использующей гибкий подход к разработке Оформление в соответствии с ТК РФ с первого дня работы Работа в развивающемся IT-проекте с командой специалистов высокого уровня, возможность развития и обмена опытом, корпоративное обучение </text:p>
          </table:table-cell>
          <table:table-cell office:value-type="string" calcext:value-type="string">
            <text:p>['Python', 'SQL', 'Django']</text:p>
          </table:table-cell>
          <table:table-cell office:value-type="string" calcext:value-type="string">
            <text:p>ИЦ АЙ-ТЕКО</text:p>
          </table:table-cell>
          <table:table-cell office:value-type="string" calcext:value-type="string">
            <text:p>https://hh.ru/vacancy/69683373</text:p>
          </table:table-cell>
          <table:table-cell table:number-columns-repeated="1016"/>
        </table:table-row>
        <table:table-row table:style-name="ro62">
          <table:table-cell office:value-type="float" office:value="70426401" calcext:value-type="float">
            <text:p>70426401</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Компания «АЙ-ТЕКО» — ведущий российский системный интегратор и поставщик информационных технологий для корпоративных заказчиков. Активно действует на рынке IT России с 1997 года, входит в ТОП-400 крупнейших российских компаний, ТОП-10 крупнейших IT-компаний России. КОМПАНИЯ АККРЕДИТОВАНА МИНЦИФРЫ. В связи с активным развитием крупных, долгоиграющих проектов Сбера мы ищем DEVOPS-ИНЖЕНЕРА (MIDDLE/SENIOR). НАШИ ОЖИДАНИЯ ОТ КАНДИДАТА: <text:s/>Опыт системного администрирования от 3-х лет и DevOps от 1-го года Понимание технологий OpenShift, OpenStack Опыт работы с Ansible, базами данных, CI/CD gitlab/teamcity/jenkins, Kubernetes Навыки работы с Python/Groovy/Bash <text:s/>УСЛОВИЯ: <text:s/>Работа в стабильной компании, белая заработная плата График работы 5/2 Социальный пакет (медицинская страховка, включая стоматологию, собственная столовая) Корпоративный спорт: скидки на посещение фитнес-клубов, футбольная и волейбольная секции Работа в команде, использующей гибкий подход к разработке Оформление в соответствии с ТК РФ с первого дня работы Работа в развивающемся IT-проекте с командой специалистов высокого уровня, возможность развития и обмена опытом, корпоративное обучение </text:p>
          </table:table-cell>
          <table:table-cell office:value-type="string" calcext:value-type="string">
            <text:p>['Linux', 'Python', 'OpenShift']</text:p>
          </table:table-cell>
          <table:table-cell office:value-type="string" calcext:value-type="string">
            <text:p>ИЦ АЙ-ТЕКО</text:p>
          </table:table-cell>
          <table:table-cell office:value-type="string" calcext:value-type="string">
            <text:p>https://hh.ru/vacancy/70426401</text:p>
          </table:table-cell>
          <table:table-cell table:number-columns-repeated="1016"/>
        </table:table-row>
        <table:table-row table:style-name="ro58">
          <table:table-cell office:value-type="float" office:value="69707095" calcext:value-type="float">
            <text:p>69707095</text:p>
          </table:table-cell>
          <table:table-cell office:value-type="string" calcext:value-type="string">
            <text:p>Технический лидер ArangoDB</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Центральная команда ДИТ в поисках опытного разработчика для развития системы противодействия мошенничеству. <text:s text:c="2"/>Что предстоит: ​ <text:s/>Аккумулирование экспертизы по ArangoDB в рамках Ингосстрах Контроль качества реализации решения подрядчиком: код-ревью решения по ArangoDB, поиск оптимальных технических решений Взаимодействие со смежными командами при реализации интеграционных доработок Выстраивание процессов (CI/CD, код ревью и т.д) <text:s/>Наши ожидания: <text:s/>Опыт администрирования и понимания linux Знание bash и командной строки linux Опыт работы с реляционными БД (SQL) Базовые знания python Дополнительным преимуществом будет опыт работы с NoSQL системами <text:s/>Будет плюсом: <text:s/>Опыт работы с ArangoDB <text:s/>Мы предлагаем: <text:s/>Работу в IT-дирекции одной из крупнейших российских страховых компаний; Возможность реализовать свои идеи в крупных проектах в сфере страхования; Сильную команду профессионалов, готовых поддержать ваши инициативы; Заботу о здоровье: ДМС сразу после испытательного срока, расширенная программа ДМС через 6 месяцев после прохождения испытательного срока; Современный и удобный офис в 7 минутах ходьбы от м. ул. 1905 года; Гибкое начало рабочего дня, а также возможность удаленной работы; Возможность совершенствовать себя в одном из лучших Корпоративных университетов, бесплатный корпоративный доступ к электронной библиотеке «Альпина»; Уникальные предложения и скидки от партнёров; Прозрачную систему бонусов и премий, достойную зарплату - размер обсудим на интервью. </text:p>
          </table:table-cell>
          <table:table-cell office:value-type="string" calcext:value-type="string">
            <text:p>['Linux', 'SQL', 'Python', 'Bash', 'NoSQL', 'ArangoDB']</text:p>
          </table:table-cell>
          <table:table-cell office:value-type="string" calcext:value-type="string">
            <text:p>Ингосстрах</text:p>
          </table:table-cell>
          <table:table-cell office:value-type="string" calcext:value-type="string">
            <text:p>https://hh.ru/vacancy/69707095</text:p>
          </table:table-cell>
          <table:table-cell table:number-columns-repeated="1016"/>
        </table:table-row>
        <table:table-row table:style-name="ro27">
          <table:table-cell office:value-type="float" office:value="68930032" calcext:value-type="float">
            <text:p>68930032</text:p>
          </table:table-cell>
          <table:table-cell office:value-type="string" calcext:value-type="string">
            <text:p>Дата инженер</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В связи с формированием проекта MLOps в компании Ингосстрах приглашаем в команду Дата инженера Проект: внедрение единой для компании платформы MLOps Текущая команда проекта ML OPS: 15 DS, 4 MLOps, Data engineer, выделенные специалисты от отделов Информационной безопасности, Devops, Инфраструктуры (K8s). Сейчас в проекте 25+ человек. Планируется дальнейшее расширение проекта Предстоящие задачи: <text:s/>Сбор информации из различных источников, построение витрин данных. 4 среды - dev, test, preprod, prod Oracle (legacy), мигрируем в postgreSQL, redis, ArangoDB, Spark/Hadoop, Расширение имеющегося технологического стека <text:s/>Для нас важно: <text:s/>Опыт работы cо Spark/Hadoop, Kafka, HiveQL Опыт работы с PostgreSQL, графовые DB (ArangoDB, Spark GraphX), разработка витрин, NoSQL (MongoDB, HBase), S3 <text:s/>работа с чувствительными данными, оптимизация запросов, BigData версионирование git, <text:s/>Желательно (необязательно) <text:s/>Знакомство со стеком Microsoft – TFS (Azure devops Server), Artifactory, <text:s/>Flink, опыт работы со стриминговыми пайплайнами <text:s text:c="3"/>Предлагаем: <text:s/>Оформление в штат по бессрочному трудовому договору, полностью белую заработную плату: оклад + стабильная ежеквартальная премия + годовой бонус; После 3 месяцев работы базовый пакет ДМС (поликлиника); спустя 9 месяцев работы – расширенный ДМС (стоматология, имуннотерапия, диспансеризация, лечение сложных заболеваний, телемедицина, плановая и экстренная помощь) + ДМС для родственников; Удаленный формат работы (однако если хотите работать в офисе, то в Москве и Санкт-Петербурге это можно организовать); Гибкое начало рабочего дня на ваше усмотрение: с 8:00 до 17:00, с 9:00 до 18:00, с 10:00 до 19:00; Бесплатный корпоративный доступ к электронной библиотеке «Альпина»; Льготный отдых в ГК «Имеретинский» в г.Сочи; Скидки на обучение в языковых школах Speak English и Skyeng – от 15 – 25%; Корпоративные предложения от сетей фитнес-клубов: WORLD CLASS, Зебра, X-fit; Скидки от партнеров на приобретение недвижимости, авто и др.; Подарки на Новый Год детям; Льготные страховые продукты (Страхование-Тур, Страхование-Авто, Страхование-Имущество); У вас будет наставник на период испытательного срока (3 мес), который поможет адаптироваться в компании + будет команда, которая ответит на ваши вопросы в процессе работы; Возможность внести свой вклад в развитие нового проекта и самой команды; Мы не ограничиваем и даем возможность дальше прокачивать hard skills на других проектах. </text:p>
          </table:table-cell>
          <table:table-cell office:value-type="string" calcext:value-type="string">
            <text:p>['Python', 'SQL', 'Git', 'Spark', 'Scrum']</text:p>
          </table:table-cell>
          <table:table-cell office:value-type="string" calcext:value-type="string">
            <text:p>Ингосстрах</text:p>
          </table:table-cell>
          <table:table-cell office:value-type="string" calcext:value-type="string">
            <text:p>https://hh.ru/vacancy/68930032</text:p>
          </table:table-cell>
          <table:table-cell table:number-columns-repeated="1016"/>
        </table:table-row>
        <table:table-row table:style-name="ro35">
          <table:table-cell office:value-type="float" office:value="70662765" calcext:value-type="float">
            <text:p>70662765</text:p>
          </table:table-cell>
          <table:table-cell office:value-type="string" calcext:value-type="string">
            <text:p>Python developer</text:p>
          </table:table-cell>
          <table:table-cell office:value-type="string" calcext:value-type="string">
            <text:p>Уфа</text:p>
          </table:table-cell>
          <table:table-cell office:value-type="string" calcext:value-type="string">
            <text:p>От 1 года до 3 лет</text:p>
          </table:table-cell>
          <table:table-cell office:value-type="string" calcext:value-type="string">
            <text:p>КОМТЕК в поиске Python разработчика, готового присоединиться к нашей команде! ООО «КОМТЕК» – российский поставщик медицинских информационных систем (МИС). Более десяти лет наша компания разрабатывает и внедряет эффективные программные решения для медицинских учреждений, тем самым, повышая качество и доступность оказания медицинской помощи. Мы присутствуем в 6-и регионах РФ и продолжаем расширять партнерскую сеть. Специалистами компании разработаны информационные системы для автоматизации таких направлений, как: мониторинг лекарственных средств, управление лабораторной / онкологической службами, электронная мед. карта, телемедицина / удаленное консультирование, запись на прием к врачу. Наш основной продукт называется ПК «Здравоохранение». Мы разрабатываем новые проекты на Python и PostgreSQL и нам в команду нужен новый разработчик, желающий активно работать и развиваться. Что мы хотим видеть в коллеге: <text:s text:c="2"/>Знание языка Python 3.x; <text:s text:c="2"/>Знание языка SQL (опыт работы с СУБД Oracle, PostgreSQL приветствуется); <text:s text:c="2"/>Знание верстки html; <text:s text:c="2"/>Понимание принципов работы веб-приложений, RESTful API; <text:s text:c="2"/>Умение работать с системами контроля версий (Git); <text:s text:c="2"/>Опыт работы с Django/Django rest framework будет большим плюсом при собеседовании. <text:s text:c="2"/>Большим преимуществом будет ссылка на проект в GitHub, код которого можно обсудить во время собеседования. Мы предлагаем: <text:s text:c="2"/>Стабильные выплаты заработной платы: 2 раза в месяц; <text:s text:c="2"/>Стабильный график: 5-дневная рабочая неделя, 8-часовой рабочий день; <text:s text:c="2"/>Оформление: согласно ТК РФ; <text:s text:c="2"/>Ежегодный оплачиваемый отпуск: 28 календарных дней; <text:s text:c="2"/>Программа ДМС/Обучение, повышение квалификации за счёт компании; <text:s/>Карьерный и зарплатный рост. <text:s/>Возможна удаленная работа или работа в одном из наших офисов: <text:s/>Нижневартовск; Уфа; Барнаул; Тюмень; Севастополь. <text:s text:c="3"/>Компенсация спортивных занятий/изучения иностранного языка при работе в офисе; <text:s text:c="2"/>Сладости/чай/кофе в офисе. <text:s/></text:p>
          </table:table-cell>
          <table:table-cell office:value-type="string" calcext:value-type="string">
            <text:p>['Python', 'Django Framework', 'PostgreSQL', 'REST', 'Git']</text:p>
          </table:table-cell>
          <table:table-cell office:value-type="string" calcext:value-type="string">
            <text:p>КОМТЕК</text:p>
          </table:table-cell>
          <table:table-cell office:value-type="string" calcext:value-type="string">
            <text:p>https://hh.ru/vacancy/70662765</text:p>
          </table:table-cell>
          <table:table-cell office:value-type="string" calcext:value-type="string">
            <text:p>40000.0</text:p>
          </table:table-cell>
          <table:table-cell office:value-type="string" calcext:value-type="string">
            <text:p>120000.0</text:p>
          </table:table-cell>
          <table:table-cell office:value-type="string" calcext:value-type="string">
            <text:p>RUR</text:p>
          </table:table-cell>
          <table:table-cell table:number-columns-repeated="1013"/>
        </table:table-row>
        <table:table-row table:style-name="ro50">
          <table:table-cell office:value-type="float" office:value="70219339" calcext:value-type="float">
            <text:p>70219339</text:p>
          </table:table-cell>
          <table:table-cell office:value-type="string" calcext:value-type="string">
            <text:p>Разработчик Big Data / Hadoop (Middle / Senio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Мы КОРУС Консалтинг – российская ИТ-компания, признанный лидер в автоматизации ритейла, производства, логистики, финансов и нефтегаза. За это время мы сделали более 1200 масштабных проектов для ведущих компаний России: Bonava, DPD, Tele2, Азбука Вкуса, Газпром нефть, Дикси, Инвитро, Леруа Мерлен, Магнит, Мегафон, О’КЕЙ, Петрович, Росатом, Яндекс.Деньги и это только начало списка. Нас уже больше 1000 человек, а за плечами более 20 лет опыта. Наш Департамент аналитических решений (ДАР) погружен во все современные направления в области работы с данными: внедрение BI-систем и систем аналитической отчетности; проектирование хранилищ и витрин данных; разработка в области продвинутой аналитики и больших данных; применение прикладных продуктов с использованием Machine Learning; внедрение решений в области управлениям данными (Data Governance, Data Quality); разработка методологии и стратегии работы с данными. С нами ты будешь работать над самыми крупными проектами, изменяющими весь технологический ландшафт наших заказчиков - на рынке единицы проектов подобного уровня. Мы всеми силами стараемся сочетать сложные многоуровневые архитектуры и высокую экспертизу всех участников с дружественным форматом построения команды и это отлично получается! О проекте: перед нами стоит задача трансформировать аналитический ландшафт у нашего заказчика (банковская сфера), а именно объединить 4 отдельно функционирующих хранилища данных в Единую платформу данных на базе новых технологий (Arenadata DB и Arenadata Hadoop). У нас есть несколько стримов, которые взяли на себя различные задачи в этом направлении. Одна из команд занимается репликацией данных из внешних источников в Data Lake, стек: Spark, Python, Airflow как оркестратор. Мы наращиваем команду и находимся в поиске Hadoop/Big Data Разработчика. Что нужно делать: <text:s/>Разработка хранимых процедур, агрегатов, ETL процессов в экосистеме Hadoop. Разработка комплексных систем интеграции витрин данных Hadoop с использованием Python on Spark + AirFlow. Согласование требований и подходов к реализации витрин. Участие в разработке архитектурных и технических стандартов. <text:s/>Чего ждем: <text:s/>Опыт работы в роли разработчика на стеке Hadoop от 2-х лет. Опыт разработки приложений с использованием инструментария экосистемы Hadoop (Spark Streaming, Hbase, Spark SQL, Kafka, Hive, Impala, Hue и т.д.) от 2-х лет﻿. Опыт промышленной разработки на Python. <text:s/>Также будет здорово, если есть: <text:s/>Опыт участия в проектах построения систем класс Big Data/Data Lake. Знания типовых ETL инструментов (Informatica PC /Apache Nifi etc). Знание банковской специфики и продуктов среднего и малого бизнеса. <text:s/>Что можем предложить: <text:s text:c="2"/>Официальное оформление в штат компании. <text:s text:c="2"/>Заработная плата обсуждается по итогам тех. собеседования. Знаем рынок, готовы обсуждать индивидуально. <text:s text:c="2"/>Гибкое начало рабочего дня, возможность посещения офиса для коллег из Москвы, Санкт-Петербурга и Ярославля. Полная удалёнка для коллег из остальных городов. <text:s text:c="2"/>Постоянный профессиональный и личный рост, самостоятельность в работе. Как одно из направлений развития мы предлагаем рост от разработчика до ведущего разработчика, далее тим-лид /архитектор; <text:s text:c="2"/>Открытая корпоративная культура. <text:s text:c="2"/>Минимум бюрократии и отчётов, а совещания только по необходимости и с чёткой программой. <text:s text:c="2"/>Корпоративный университет, наставничество и развитие. <text:s text:c="2"/>Полис ДМС, корпоративные тарифы на фитнес и занятия английским на ведущих платформах. <text:s text:c="2"/>Приходи к нам в команду, будем вместе создавать крутые и полезные вещи!</text:p>
          </table:table-cell>
          <table:table-cell office:value-type="string" calcext:value-type="string">
            <text:p>['SQL', 'ETL', 'Big Data', 'Hadoop', 'Spark', 'Python', 'Airflow', 'Kafka', 'Hive', 'DWH', 'SCALA', 'AirFlow']</text:p>
          </table:table-cell>
          <table:table-cell office:value-type="string" calcext:value-type="string">
            <text:p>КОРУС Консалтинг</text:p>
          </table:table-cell>
          <table:table-cell office:value-type="string" calcext:value-type="string">
            <text:p>https://hh.ru/vacancy/70219339</text:p>
          </table:table-cell>
          <table:table-cell table:number-columns-repeated="1016"/>
        </table:table-row>
        <table:table-row table:style-name="ro50">
          <table:table-cell office:value-type="float" office:value="70219340" calcext:value-type="float">
            <text:p>70219340</text:p>
          </table:table-cell>
          <table:table-cell office:value-type="string" calcext:value-type="string">
            <text:p>Разработчик Big Data / Hadoop (Middle / Senior)</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Мы КОРУС Консалтинг – российская ИТ-компания, признанный лидер в автоматизации ритейла, производства, логистики, финансов и нефтегаза. За это время мы сделали более 1200 масштабных проектов для ведущих компаний России: Bonava, DPD, Tele2, Азбука Вкуса, Газпром нефть, Дикси, Инвитро, Леруа Мерлен, Магнит, Мегафон, О’КЕЙ, Петрович, Росатом, Яндекс.Деньги и это только начало списка. Нас уже больше 1000 человек, а за плечами более 20 лет опыта. Наш Департамент аналитических решений (ДАР) погружен во все современные направления в области работы с данными: внедрение BI-систем и систем аналитической отчетности; проектирование хранилищ и витрин данных; разработка в области продвинутой аналитики и больших данных; применение прикладных продуктов с использованием Machine Learning; внедрение решений в области управлениям данными (Data Governance, Data Quality); разработка методологии и стратегии работы с данными. С нами ты будешь работать над самыми крупными проектами, изменяющими весь технологический ландшафт наших заказчиков - на рынке единицы проектов подобного уровня. Мы всеми силами стараемся сочетать сложные многоуровневые архитектуры и высокую экспертизу всех участников с дружественным форматом построения команды и это отлично получается! О проекте: перед нами стоит задача трансформировать аналитический ландшафт у нашего заказчика (банковская сфера), а именно объединить 4 отдельно функционирующих хранилища данных в Единую платформу данных на базе новых технологий (Arenadata DB и Arenadata Hadoop). У нас есть несколько стримов, которые взяли на себя различные задачи в этом направлении. Одна из команд занимается репликацией данных из внешних источников в Data Lake, стек: Spark, Python, Airflow как оркестратор. Мы наращиваем команду и находимся в поиске Hadoop/Big Data Разработчика. Что нужно делать: <text:s/>Разработка хранимых процедур, агрегатов, ETL процессов в экосистеме Hadoop. Разработка комплексных систем интеграции витрин данных Hadoop с использованием Python on Spark + AirFlow. Согласование требований и подходов к реализации витрин. Участие в разработке архитектурных и технических стандартов. <text:s/>Чего ждем: <text:s/>Опыт работы в роли разработчика на стеке Hadoop от 2-х лет. Опыт разработки приложений с использованием инструментария экосистемы Hadoop (Spark Streaming, Hbase, Spark SQL, Kafka, Hive, Impala, Hue и т.д.) от 2-х лет﻿. Опыт промышленной разработки на Python. <text:s/>Также будет здорово, если есть: <text:s/>Опыт участия в проектах построения систем класс Big Data/Data Lake. Знания типовых ETL инструментов (Informatica PC /Apache Nifi etc). Знание банковской специфики и продуктов среднего и малого бизнеса. <text:s/>Что можем предложить: <text:s text:c="2"/>Официальное оформление в штат компании. <text:s text:c="2"/>Заработная плата обсуждается по итогам тех. собеседования. Знаем рынок, готовы обсуждать индивидуально. <text:s text:c="2"/>Гибкое начало рабочего дня, возможность посещения офиса для коллег из Москвы, Санкт-Петербурга и Ярославля. Полная удалёнка для коллег из остальных городов . <text:s text:c="2"/>Постоянный профессиональный и личный рост, самостоятельность в работе. Как одно из направлений развития мы предлагаем рост от разработчика до ведущего разработчика, далее тим-лид /архитектор; <text:s text:c="2"/>Открытая корпоративная культура. <text:s text:c="2"/>Минимум бюрократии и отчётов, а совещания только по необходимости и с чёткой программой. <text:s text:c="2"/>Корпоративный университет, наставничество и развитие. <text:s text:c="2"/>Полис ДМС, корпоративные тарифы на фитнес и занятия английским на ведущих платформах. <text:s text:c="2"/>Приходи к нам в команду, будем вместе создавать крутые и полезные вещи!</text:p>
          </table:table-cell>
          <table:table-cell office:value-type="string" calcext:value-type="string">
            <text:p>['SQL', 'ETL', 'Big Data', 'Hadoop', 'Spark', 'Python', 'Airflow', 'Kafka', 'Hive', 'DWH', 'SCALA', 'AirFlow']</text:p>
          </table:table-cell>
          <table:table-cell office:value-type="string" calcext:value-type="string">
            <text:p>КОРУС Консалтинг</text:p>
          </table:table-cell>
          <table:table-cell office:value-type="string" calcext:value-type="string">
            <text:p>https://hh.ru/vacancy/70219340</text:p>
          </table:table-cell>
          <table:table-cell table:number-columns-repeated="1016"/>
        </table:table-row>
        <table:table-row table:style-name="ro49">
          <table:table-cell office:value-type="float" office:value="69489873" calcext:value-type="float">
            <text:p>69489873</text:p>
          </table:table-cell>
          <table:table-cell office:value-type="string" calcext:value-type="string">
            <text:p>Разработчик баз данных в международную компанию</text:p>
          </table:table-cell>
          <table:table-cell office:value-type="string" calcext:value-type="string">
            <text:p>Новосибирск</text:p>
          </table:table-cell>
          <table:table-cell office:value-type="string" calcext:value-type="string">
            <text:p>От 3 до 6 лет</text:p>
          </table:table-cell>
          <table:table-cell office:value-type="string" calcext:value-type="string">
            <text:p>Международная компания (более 500 сотрудников в США, странах ЕС и Азии) боле 20 лет один из лидеров корпоративного языкового онлайн-обучения, приглашает в свою команду Database developer. Продукт компании – один из мощнейших на сегодняшний день учебных порталов, который использует технологии на базе искусственного интеллекта, что обеспечивает персонализацию действий в соответствии с потребностями и целями учащихся, целевой учебный контент, ориентированный на бизнес и конкретную сферу работы. Также платформа обеспечивает живое взаимодействие людей друг с другом посредством видеоконференций. Проект существует уже более 20 лет. Данная языковая платформа разработана самой компанией. В 2020 году был запущен переход на микросервисную архитектуру. Вам предстоит: <text:s text:c="2"/>Проектирование, создание и обновление систем баз данных и документации. Сбор и анализ требований проекта путем общения с заинтересованными сторонами и разработка решений и функций. Использование компьютерного программного и аппаратного обеспечения для написания и модификации программного кода. Модификация и документирование программного кода для исправления ошибок. Тестирование кода на наличие ошибок и внедрение улучшений и исправлений. то что пишет сам либо второго разработчика тестирование ручное, но планируем автоматизировать Решение проблем с использованием логики и методических процессов тестирования. Разработка процессов тестирования и проверки. Развертывание кода в реальной среде. <text:s text:c="3"/>Компания ждет от вас: <text:s text:c="2"/>Разговорный английский не ниже уровня В2 для общения с распределенной командой (непосредственный руководитель также не говорит по-русски) Подтвержденный опыт работы в качестве разработчика баз данных Опыт работы с базами данных SQL (MSSQL/Mysql/PostgreSQL) и noSQL (Apache Cassandra) Знание средств визуализации Microsoft BI и языков кодирования, таких как C# (SSDT for BI) плагины, создание модулей Умение работать с моделями данных, запросами, писать отчеты и представлять выводы Сильные аналитические навыки с умением собирать, организовывать, анализировать и распространять значительные объемы информации с вниманием к деталям и точностью Знание R/Python является преимуществом <text:s/>Компания предлагает: <text:s text:c="2"/>Корпоративный английский язык Удаленный формат сотрудничества с редкими посещениями офиса для корпоративных встреч. При желании возможен гибридный формат сотрудничества (в перспективе открытие представительства в г. Новосибирске) График работы с гибким началом рабочего до 12:00 Работу в международной компании Помощь в вхождении в должность, менторские программы Официальное трудоустройство Дружная прогрессивная команда Возможность взаимодействовать в разнообразной культуре компании с коллегами из 18 стран мира Возможность карьерного роста <text:s/>Почему стоит обратиться именно к нам? ✓Прежде всего, наши услуги бесплатны для кандидатов! ✓Мы более 18 лет занимаемся подбором IT-специалистов для крупнейших российских и международных компаний. А наш опыт по подбору сотрудников позволяет решать вопросы любого уровня сложности. ✓Мы умеем находить для компаний самых подходящих и по духу, и по техническим навыкам кандидатов. ✓ Мы можем предложить вам выбор вакансий и работодателей не только в Новосибирске, но и в разных странах. ✓И сможем помочь успешно трудоустроиться в той из них, которая больше всего нравится именно вам и на которую вы лучше всего подходите. ✓Нет, мы не занимаемся тем, что даем шпаргалки и решаем за кандидатов тестовые задания. Но скажем, как лучше подготовиться к прохождению собеседований и решению технических задач. Ждем ваши резюме!</text:p>
          </table:table-cell>
          <table:table-cell office:value-type="string" calcext:value-type="string">
            <text:p>['SQL', 'Python', 'PostgreSQL', 'Английский язык', 'Git', 'С#', 'MSSQL', 'Flash MySQL', 'NoSQL', 'R']</text:p>
          </table:table-cell>
          <table:table-cell office:value-type="string" calcext:value-type="string">
            <text:p>Кадровое агентство Алексея Сухорукова</text:p>
          </table:table-cell>
          <table:table-cell office:value-type="string" calcext:value-type="string">
            <text:p>https://hh.ru/vacancy/69489873</text:p>
          </table:table-cell>
          <table:table-cell/>
          <table:table-cell office:value-type="string" calcext:value-type="string">
            <text:p>250000.0</text:p>
          </table:table-cell>
          <table:table-cell office:value-type="string" calcext:value-type="string">
            <text:p>RUR</text:p>
          </table:table-cell>
          <table:table-cell table:number-columns-repeated="1013"/>
        </table:table-row>
        <table:table-row table:style-name="ro29">
          <table:table-cell office:value-type="float" office:value="69908838" calcext:value-type="float">
            <text:p>69908838</text:p>
          </table:table-cell>
          <table:table-cell office:value-type="string" calcext:value-type="string">
            <text:p>Программист Python, удаленно</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Компания имеет статус аккредитованной IT компании! Есть бронь для сотрудников. Удаленная работа. Полностью Белая з\п. Разработка автоматизированных систем с использованием технологий синтеза и распознавания естественной речи Основные задачи: <text:s/>Разработка внутренних R&amp;D проектов компании (Natural Language Understanding, интеграция ML моделей, MRCP Asterisk Plugin и другие). Участие в разработке реальных голосовых проектов конечным клиентам. Участие в выборе технологий, возможность влиять на ход развития проекта. <text:s/>Требования: <text:s/>Уверенное владение Python 3. Уверенное знание ООП и паттернов проектирования. Хорошая алгоритмическая база. Понимание принципов работы реляционных баз данных (MySQL / PostgreSQL). Опыт использования систем контроля версий (Git) и баг-трекеров (JIRa или Redmine). Опыт использования gitlab-ci и/или иных CICD-систем. Понимание принципов работы API и протоколов взаимодействия (HTTP/HTTP2/TCP/gRPC). Опыт отладки и профилирования. Опыт написания UNIT-тестов Умение писать хорошо читаемый код Опыт работы в команде из разработчиков Знакомство с командной строкой Linux <text:s/>Плюсом будет: <text:s/>Жирным плюсом будет знание Golang Опыт работы над высоконагруженными проектами Опыт написания асинхронного кода Опыт реализации технологий по RFC Опыт работы с голосовыми технологиями (Asterisk, Яндекс Облако, IVR) Опыт работы с медиапротоколами (MRCP/RTP/SDP/SIP) Опыт написания C-расширений для Python Опыт работы с технологиями машинного обучения (NLU/NLP) Опыт использования библиотек Tensorflow/PyTorch/Keras/Pandas/Numpy/scikit-learn Знание PHP или Javascript Опыт работы с Docker, Kubernetes, Kafka, RoadRunner <text:s/>Условия: <text:s/>Работа в стабильно развивающейся компании. Официальное трудоустройство по ТК РФ. График работы 5/2, с 10.00 до 19.00. Белая заработная плата, выплачивается своевременно 2 раза в месяц. Удаленно или в офисе в бизнес-центре, по адресу: Улица Новый Арбат 52. Обучение речевым технологиям, помощь в освоении новых технологий. <text:s/>При наличии публичных репозиториев на github и иных сервисах — можно прислать ссылку для ознакомления. <text:s/></text:p>
          </table:table-cell>
          <table:table-cell office:value-type="string" calcext:value-type="string">
            <text:p>['Git', 'Python', 'Linux', 'PostgreSQL', 'Docker', 'MySQL', 'ООП', 'Golang']</text:p>
          </table:table-cell>
          <table:table-cell office:value-type="string" calcext:value-type="string">
            <text:p>Кадровое агентство ЕВА</text:p>
          </table:table-cell>
          <table:table-cell office:value-type="string" calcext:value-type="string">
            <text:p>https://hh.ru/vacancy/69908838</text:p>
          </table:table-cell>
          <table:table-cell office:value-type="string" calcext:value-type="string">
            <text:p>170000.0</text:p>
          </table:table-cell>
          <table:table-cell/>
          <table:table-cell office:value-type="string" calcext:value-type="string">
            <text:p>RUR</text:p>
          </table:table-cell>
          <table:table-cell table:number-columns-repeated="1013"/>
        </table:table-row>
        <table:table-row table:style-name="ro31">
          <table:table-cell office:value-type="float" office:value="70371622" calcext:value-type="float">
            <text:p>70371622</text:p>
          </table:table-cell>
          <table:table-cell office:value-type="string" calcext:value-type="string">
            <text:p>Разработчик DWH</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 бизнес-юнит "Unity Fintech", который занимается ресурсными проектами в области IT. Работаем с крупными компаниями и помогаем им создавать крутые и качественные продукты.Нашим клиентом является крупный российский банк, куда мы ищем "Разработчика DWH". Проект: <text:s/>Проект HR хранилище. Разработка на PostgreSQL, построение визуализации на Power BI. <text:s/>Обязанности: <text:s text:c="2"/>Разработка хранилища данных; <text:s text:c="2"/>Разработка хранилища по методологии DWH на базе PostgreSQL; <text:s text:c="2"/>Разработка витрин данных, ядра, стейдж разработка; <text:s text:c="2"/>Разработка пайплайнов для загрузки данных в стейдж. <text:s text:c="2"/>Требования: <text:s/>Понимание принципов построения хранилищ данных; <text:s/>Опыт работы с реляционными базами данных; <text:s text:c="2"/>Знание SQL и Python на хорошем уровне; <text:s text:c="2"/>Понимание ETL/ELT процессов; <text:s text:c="2"/>Чтение плана выполнения запросов; <text:s text:c="2"/>Опыт работы с Apache Airflow/Apache Nifi, как преимущество; <text:s text:c="2"/>Опыт работы c CI/CD; <text:s text:c="2"/>Понимание принципов CDC. <text:s text:c="2"/>Условия: <text:s/>Удаленный формат работы; Конкурентная заработная плата; Оформление в штат; Качественное железо (ноутбук); Возможность обучения, неограниченный доступ к базе знаний; ДМС с первого рабочего дня. </text:p>
          </table:table-cell>
          <table:table-cell office:value-type="string" calcext:value-type="string">
            <text:p>['CDC', 'CI/CD', 'Apache Airflow', 'Apache Nifi', 'ETL', 'ELT', 'SQL', 'PostgreSQL', 'Python']</text:p>
          </table:table-cell>
          <table:table-cell office:value-type="string" calcext:value-type="string">
            <text:p>Кадровое агентство Юнити</text:p>
          </table:table-cell>
          <table:table-cell office:value-type="string" calcext:value-type="string">
            <text:p>https://hh.ru/vacancy/70371622</text:p>
          </table:table-cell>
          <table:table-cell/>
          <table:table-cell office:value-type="string" calcext:value-type="string">
            <text:p>340000.0</text:p>
          </table:table-cell>
          <table:table-cell office:value-type="string" calcext:value-type="string">
            <text:p>RUR</text:p>
          </table:table-cell>
          <table:table-cell table:number-columns-repeated="1013"/>
        </table:table-row>
        <table:table-row table:style-name="ro52">
          <table:table-cell office:value-type="float" office:value="70671884" calcext:value-type="float">
            <text:p>70671884</text:p>
          </table:table-cell>
          <table:table-cell office:value-type="string" calcext:value-type="string">
            <text:p>Программист SQL (сопровождение)</text:p>
          </table:table-cell>
          <table:table-cell office:value-type="string" calcext:value-type="string">
            <text:p>Новосибирск</text:p>
          </table:table-cell>
          <table:table-cell office:value-type="string" calcext:value-type="string">
            <text:p>От 1 года до 3 лет</text:p>
          </table:table-cell>
          <table:table-cell office:value-type="string" calcext:value-type="string">
            <text:p>В отдел сопровождения сервисов на поддержку торговой системы Брокера, ищем Программиста SQL. Чем предстоит заниматься: <text:s/>Поддержка торговой системы Брокера. Мониторинг состояния системы, устранение сбоев. Разбор обращений клиентов в режиме оффлайн. Анализ и устранение ошибок, доработка функционала. Разработка и тюнинг хранимых процедур, ETL-пакетов, отчетов. Автоматизация операций <text:s/>Что для этого потребуется: <text:s/>Знания СУБД (MS SQL). Практический опыт работы с T-SQL от полугода. <text:s/>Будет плюсом: <text:s/>Знание биржевых операций и типов инструментов. Знание принципов взаимодействия фронт и бэк. Опыт работы Postman, Swagger. Опыт написание скриптов на python. <text:s/>Мы предлагаем: <text:s text:c="3"/>Стать частью сильной команды, в которой есть все возможности расти и развиваться. Оформление в соответствии с ТК РФ. Новый комфортный офис в 5 мин. от м. Площадь Ленина для кандидатов из г. Новосибирска. Возможность участия в профильных конференциях и тренингах за счет Компании. Гибкий график работы, в том числе удаленную работу или гибридный график. ДМС с первого месяца работы. Уютная столовая, кофе и чай за счет компании. Корпоративные скидки для языковых курсов и фитнес-клубов. Спортивные команды (по футболу, хоккею, волейболу, баскетболу, беговой клуб), квиз-турниры. <text:s text:c="2"/></text:p>
          </table:table-cell>
          <table:table-cell office:value-type="string" calcext:value-type="string">
            <text:p>['SQL', 'MS SQL', 'СУБД', 'Transact-SQL', 'Биржевые торги']</text:p>
          </table:table-cell>
          <table:table-cell office:value-type="string" calcext:value-type="string">
            <text:p>Компания БКС</text:p>
          </table:table-cell>
          <table:table-cell office:value-type="string" calcext:value-type="string">
            <text:p>https://hh.ru/vacancy/70671884</text:p>
          </table:table-cell>
          <table:table-cell table:number-columns-repeated="1016"/>
        </table:table-row>
        <table:table-row table:style-name="ro26">
          <table:table-cell office:value-type="float" office:value="69345269" calcext:value-type="float">
            <text:p>69345269</text:p>
          </table:table-cell>
          <table:table-cell office:value-type="string" calcext:value-type="string">
            <text:p>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Компэл обеспечивает электронными компонентами и модулями производителей электронной аппаратуры в России. Компэл номер один в России и мы реализуем планы по выходу на глобальный рынок с нашими цифровыми сервисами. Мы создаем коммерческую цифровую В2В экосистему, которая будет доступна каждому предприятию разрабатывающему и производящему электронные изделия, создаем решения для клиентских рабочих мест, бэк-офиса, интегрируемся с различными системами, работаем с большими данными. Проекты, которые мы делаем стратегически важны для развития и роста компании. Наша работа напрямую влияет на выручку компании, а значит вы увидите результат вашей работы в деньгах. Чем интересным предстоит заниматься:1. Поддержкой, развитием и оптимизацией проектов.2. Разработкой новой функциональности и улучшением имеющейся. При разработке учитывать принципы построения распределенных систем. Тесно взаимодействовать с Frontend разработчиком (front - React) и соблюдать правила интернационализации системы.3. Документирование карточек сервисов.4. Подготовка и сопровождение нагрузочных тестов.5. Покрытие юнит-тестами и поддержка их в актуальном состоянии. Требования: <text:s/>Опыт коммерческой разработки на Python от 2х лет. Понимание принципов микросервисной архитектуры. Наличие опыта участия в проектах разработки высоконагруженных распределенных систем, совместной разработки в Git. Профессиональные компетенции: Хорошие знания Python; Опыт работы с asyncio, aiohttp; Опыт работы с SQL и NoSQL (PostgreSQL, MongoDB), Redis, RabbitMQ, Kafka. Бонусом будут знания ElasticSearch и ClickHouse; Знание базовых паттернов и идиом; Опыт работы с REST API; Опыт работы c Git; Личные качества: умение работать на результат; умение работать в команде; инициативность.Мы просим к отклику, помимо резюме, прикрепить ссылку на проект, компонент или библиотеку, чтобы мы посмотрели на ваш код.До встречи в Компэл! <text:s/>Условия: <text:s/>Стартовая з/п - по результатам собеседования. Возможность поработать в крутых проектах, на современном стеке технологий. Быть полноправным участником проекта, совместно с коллегами определять цели и планы развития. Быть уверенным в том, что предлагаемые вами перспективные идеи и инициативы не погрязнут в бюрократических процедурах, а будут оценены с вашим участием и приняты к реализации. Всемерное поощрение инициатив и лидерских качеств. Возможность профессионального обучения за счет компании. Официальное оформление по ТК РФ, белая заработная плата;ДМС с возможность оформления страховки для родственников на льготных условиях; Гибкий график. Место проживания значения не имеет. </text:p>
          </table:table-cell>
          <table:table-cell office:value-type="string" calcext:value-type="string">
            <text:p>['Git', 'Python', 'Redis', 'PostgreSQL', 'SQL', 'Kafka', 'ElascticSearch', 'ClickHouse', 'API']</text:p>
          </table:table-cell>
          <table:table-cell office:value-type="string" calcext:value-type="string">
            <text:p>Компэл</text:p>
          </table:table-cell>
          <table:table-cell office:value-type="string" calcext:value-type="string">
            <text:p>https://hh.ru/vacancy/69345269</text:p>
          </table:table-cell>
          <table:table-cell office:value-type="string" calcext:value-type="string">
            <text:p>150000.0</text:p>
          </table:table-cell>
          <table:table-cell office:value-type="string" calcext:value-type="string">
            <text:p>250000.0</text:p>
          </table:table-cell>
          <table:table-cell office:value-type="string" calcext:value-type="string">
            <text:p>RUR</text:p>
          </table:table-cell>
          <table:table-cell table:number-columns-repeated="1013"/>
        </table:table-row>
        <table:table-row table:style-name="ro31">
          <table:table-cell office:value-type="float" office:value="69525369" calcext:value-type="float">
            <text:p>69525369</text:p>
          </table:table-cell>
          <table:table-cell office:value-type="string" calcext:value-type="string">
            <text:p>Эксперт по автоматизации обработки неструктурированной информации</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Обязанности: <text:s/>Поддержка функционирования систем сбора и анализа неструктурированных данных на основе Microfocus IDOL; Регламентное техническое обслуживание серверов обработки неструктурированных данных; Создание и модернизация процедур сбора и обработки неструктурированных данных с помощью инструментов Microfocus IDOL, LUA, Pythin, JAVA <text:s/>Требования: <text:s/>Высшее образование; Опыт работы с инструментами автоматической обработки неструктурированных текстовых данных, например Microfocus IDOL, HP IDOL или аналогичных инструментов; Опыт написания скриптов LUA, Python; Опыт JAVA-разработки Опыт настройки систем распознавания сканированных образов Finereader, ABBYY OCR и т.п. <text:s/>Условия: <text:s/>Работа в структуре Госкорпорации Росатом (Лучший работодатель России - 2020 по версии HeadHunter); Оформление согласно ТК РФ; Стабильная заработная плата; Годовая премия; Социальная программа (ДМС); Возможности для профессионального и карьерного роста; слаженная команда, работающая на общий результат; Постоянное повышение профессионального уровня, обучение; Удаленный формат работы. </text:p>
          </table:table-cell>
          <table:table-cell office:value-type="string" calcext:value-type="string">
            <text:p>['Python', 'Java', 'FineReader', 'Ориентация на результат', 'Lua']</text:p>
          </table:table-cell>
          <table:table-cell office:value-type="string" calcext:value-type="string">
            <text:p>Консист-ОС</text:p>
          </table:table-cell>
          <table:table-cell office:value-type="string" calcext:value-type="string">
            <text:p>https://hh.ru/vacancy/69525369</text:p>
          </table:table-cell>
          <table:table-cell table:number-columns-repeated="1016"/>
        </table:table-row>
        <table:table-row table:style-name="ro27">
          <table:table-cell office:value-type="float" office:value="69941484" calcext:value-type="float">
            <text:p>69941484</text:p>
          </table:table-cell>
          <table:table-cell office:value-type="string" calcext:value-type="string">
            <text:p>Senior/Lead Python-разработчик</text:p>
          </table:table-cell>
          <table:table-cell office:value-type="string" calcext:value-type="string">
            <text:p>Самара</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4</text:p>
          </table:table-cell>
          <table:table-cell table:number-columns-repeated="1016"/>
        </table:table-row>
        <table:table-row table:style-name="ro27">
          <table:table-cell office:value-type="float" office:value="69941481" calcext:value-type="float">
            <text:p>69941481</text:p>
          </table:table-cell>
          <table:table-cell office:value-type="string" calcext:value-type="string">
            <text:p>Senior/Lead Python-разработчик</text:p>
          </table:table-cell>
          <table:table-cell office:value-type="string" calcext:value-type="string">
            <text:p>Томск</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1</text:p>
          </table:table-cell>
          <table:table-cell table:number-columns-repeated="1016"/>
        </table:table-row>
        <table:table-row table:style-name="ro66">
          <table:table-cell office:value-type="float" office:value="54372021" calcext:value-type="float">
            <text:p>54372021</text:p>
          </table:table-cell>
          <table:table-cell office:value-type="string" calcext:value-type="string">
            <text:p>TechLead Research Engineer (NLP/Speech)</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В лабораторию Центра искусственного интеллекта в Контуре ищем опытного TechLead Speech/NLP Research Engineer. Контур — экосистема продуктов для бизнеса. Мы разрабатываем более 70 сервисов для автоматизации предпринимательской рутины, занимаем 2 место среди SaaS-поставщиков в России по объему выручки. <text:s/>Центр искусственного интеллекта в Контуре помогает зарабатывать деньги за счет технологий машинного обучения и больших данных. Например, чат-бот Сирена экономит около 25% времени консультантов техподдержки в чатах, а технология распознавания речи обрабатывает тысячи лет записей каждый год. Мы постоянно следим за прогрессом в технологиях и разрабатываем новые методы и алгоритмы, чтобы сделать инновации доступными для использования в продуктах и процессах компании. В Центре искусственного интеллекта представлены разные роли: есть дата сайентисты, разработчики и аналитики данных, девопсы, QA-специалисты, системные аналитики, проджекты и продакт-менеджеры. Свое железо (V100/A100) и асессорская служба позволяют нам не ограничивать себя при работе с чувствительными данными. Ищем эксперта, чтобы реализовывать и внедрять SOTA-подходы в наши сервисы. <text:s/>В лаборатории «Speech&amp;NLP» Центра искусственного интеллекта команда (7 ML Research Engineer) запустила с нуля и масштабировала на всю компанию собственный ASR, сэкономив сотни миллионов рублей в год. Сейчас мы хотим аналогично создать и внедрить Text To Speech. <text:s/>Чем предстоит заниматься: <text:s text:c="2"/>Взять на себя одно из направлений в лаборатории (например, Text To Speech). <text:s text:c="2"/>Улучшать текущее решение ASR. <text:s text:c="2"/>Участвовать в исследовании новых для лаборатории Speech технологий: denoising, voice cloning и другие. <text:s text:c="3"/>Поддерживать и расширять набор NLP технологий: NER, sentiment analysis, spelling correction и другие. <text:s text:c="2"/>Следить за свежими статьями и SOTA по Speech/NLP технологиям и делиться с командой. <text:s text:c="2"/>Что ожидаем: <text:s text:c="2"/>Отличное понимание текущего состояния области Speech/NLP. <text:s text:c="2"/>Черный пояс по PyTorch. <text:s text:c="2"/>Умение рассказывать сложные вещи простым языком. <text:s text:c="2"/>Будет плюсом: <text:s text:c="2"/>Знание и практический опыт с transformers, fairseq, Nemo, SpeechBrain, ONNX/TorchScript. <text:s text:c="2"/>Знание методов обработки сигналов. <text:s text:c="2"/>Опыт оптимизации/дистилляции DL-моделей для продакшена. <text:s text:c="2"/>Публикации или блогпосты в области Speech/NLP. <text:s text:c="2"/>Что мы готовы предложить: <text:s text:c="2"/>Работу в команде DS-специалистов над проектами из разных сфер бизнеса. <text:s text:c="2"/>Большое внутреннее профессиональное сообщество. Поддержка внешних сообществ, например, проведение своего митапа и участие в других. <text:s text:c="2"/>Поездки на IT-конференции, митапы, учебные курсы за счет компании, в том числе спикером. <text:s text:c="2"/>Уровень заработной платы, который зависит от ваших технических знаний и навыков. <text:s text:c="2"/>Мощный комп (i7, два монитора)/MacBook Pro (M1)/HP/ Lenovo. <text:s text:c="2"/>Гибкий график работы. <text:s text:c="2"/>Расширенный соцпакет: добровольное медицинское страхование, компенсацию стоимости обедов, подарки детям на праздники. <text:s text:c="2"/>Пересмотр заработной платы 2 раза в год, премии годовые и внутригодовые, опционная программа. <text:s text:c="2"/>Корпоративные мероприятия (Новый год, летний праздник — мы даже свой мюзикл делали), командные выезды и движухи. <text:s text:c="2"/>Мы умеем работать в команде, находясь в разных точках мира (Таллин, Ташкент, Астана, Лимассол, Екатеринбург, Москва и т. д.) и готовы к удаленке. <text:s/></text:p>
          </table:table-cell>
          <table:table-cell office:value-type="string" calcext:value-type="string">
            <text:p>['Python', 'PyTorch', 'NLP', 'SQL', 'Data Science', 'Speech', 'Ner']</text:p>
          </table:table-cell>
          <table:table-cell office:value-type="string" calcext:value-type="string">
            <text:p>Контур</text:p>
          </table:table-cell>
          <table:table-cell office:value-type="string" calcext:value-type="string">
            <text:p>https://hh.ru/vacancy/54372021</text:p>
          </table:table-cell>
          <table:table-cell office:value-type="string" calcext:value-type="string">
            <text:p>300000.0</text:p>
          </table:table-cell>
          <table:table-cell office:value-type="string" calcext:value-type="string">
            <text:p>400000.0</text:p>
          </table:table-cell>
          <table:table-cell office:value-type="string" calcext:value-type="string">
            <text:p>RUR</text:p>
          </table:table-cell>
          <table:table-cell table:number-columns-repeated="1013"/>
        </table:table-row>
        <table:table-row table:style-name="ro27">
          <table:table-cell office:value-type="float" office:value="69941482" calcext:value-type="float">
            <text:p>69941482</text:p>
          </table:table-cell>
          <table:table-cell office:value-type="string" calcext:value-type="string">
            <text:p>Senior/Lead Python-разработчик</text:p>
          </table:table-cell>
          <table:table-cell office:value-type="string" calcext:value-type="string">
            <text:p>Омск</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2</text:p>
          </table:table-cell>
          <table:table-cell table:number-columns-repeated="1016"/>
        </table:table-row>
        <table:table-row table:style-name="ro27">
          <table:table-cell office:value-type="float" office:value="69941483" calcext:value-type="float">
            <text:p>69941483</text:p>
          </table:table-cell>
          <table:table-cell office:value-type="string" calcext:value-type="string">
            <text:p>Senior/Lead Python-разработчик</text:p>
          </table:table-cell>
          <table:table-cell office:value-type="string" calcext:value-type="string">
            <text:p>Новосибирск</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3</text:p>
          </table:table-cell>
          <table:table-cell table:number-columns-repeated="1016"/>
        </table:table-row>
        <table:table-row table:style-name="ro27">
          <table:table-cell office:value-type="float" office:value="69941485" calcext:value-type="float">
            <text:p>69941485</text:p>
          </table:table-cell>
          <table:table-cell office:value-type="string" calcext:value-type="string">
            <text:p>Senior/Lead Python-разработчик</text:p>
          </table:table-cell>
          <table:table-cell office:value-type="string" calcext:value-type="string">
            <text:p>Иваново (Ивановская область)</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5</text:p>
          </table:table-cell>
          <table:table-cell table:number-columns-repeated="1016"/>
        </table:table-row>
        <table:table-row table:style-name="ro66">
          <table:table-cell office:value-type="float" office:value="54372020" calcext:value-type="float">
            <text:p>54372020</text:p>
          </table:table-cell>
          <table:table-cell office:value-type="string" calcext:value-type="string">
            <text:p>TechLead Research Engineer (NLP/Speech)</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В лабораторию Центра искусственного интеллекта в Контуре ищем опытного TechLead Speech/NLP Research Engineer. Контур — экосистема продуктов для бизнеса. Мы разрабатываем более 70 сервисов для автоматизации предпринимательской рутины, занимаем 2 место среди SaaS-поставщиков в России по объему выручки. <text:s/>Центр искусственного интеллекта в Контуре помогает зарабатывать деньги за счет технологий машинного обучения и больших данных. Например, чат-бот Сирена экономит около 25% времени консультантов техподдержки в чатах, а технология распознавания речи обрабатывает тысячи лет записей каждый год. Мы постоянно следим за прогрессом в технологиях и разрабатываем новые методы и алгоритмы, чтобы сделать инновации доступными для использования в продуктах и процессах компании. В Центре искусственного интеллекта представлены разные роли: есть дата сайентисты, разработчики и аналитики данных, девопсы, QA-специалисты, системные аналитики, проджекты и продакт-менеджеры. Свое железо (V100/A100) и асессорская служба позволяют нам не ограничивать себя при работе с чувствительными данными. Ищем эксперта, чтобы реализовывать и внедрять SOTA-подходы в наши сервисы. <text:s/>В лаборатории «Speech&amp;NLP» Центра искусственного интеллекта команда (7 ML Research Engineer) запустила с нуля и масштабировала на всю компанию собственный ASR, сэкономив сотни миллионов рублей в год. Сейчас мы хотим аналогично создать и внедрить Text To Speech. <text:s/>Чем предстоит заниматься: <text:s text:c="2"/>Взять на себя одно из направлений в лаборатории (например, Text To Speech). <text:s text:c="2"/>Улучшать текущее решение ASR. <text:s text:c="2"/>Участвовать в исследовании новых для лаборатории Speech технологий: denoising, voice cloning и другие. <text:s text:c="3"/>Поддерживать и расширять набор NLP технологий: NER, sentiment analysis, spelling correction и другие. <text:s text:c="2"/>Следить за свежими статьями и SOTA по Speech/NLP технологиям и делиться с командой. <text:s text:c="2"/>Что ожидаем: <text:s text:c="2"/>Отличное понимание текущего состояния области Speech/NLP. <text:s text:c="2"/>Черный пояс по PyTorch. <text:s text:c="2"/>Умение рассказывать сложные вещи простым языком. <text:s text:c="2"/>Будет плюсом: <text:s text:c="2"/>Знание и практический опыт с transformers, fairseq, Nemo, SpeechBrain, ONNX/TorchScript. <text:s text:c="2"/>Знание методов обработки сигналов. <text:s text:c="2"/>Опыт оптимизации/дистилляции DL-моделей для продакшена. <text:s text:c="2"/>Публикации или блогпосты в области Speech/NLP. <text:s text:c="2"/>Что мы готовы предложить: <text:s text:c="2"/>Работу в команде DS-специалистов над проектами из разных сфер бизнеса. <text:s text:c="2"/>Большое внутреннее профессиональное сообщество. Поддержка внешних сообществ, например, проведение своего митапа и участие в других. <text:s text:c="2"/>Поездки на IT-конференции, митапы, учебные курсы за счет компании, в том числе спикером. <text:s text:c="2"/>Уровень заработной платы, который зависит от ваших технических знаний и навыков. <text:s text:c="2"/>Мощный комп (i7, два монитора)/MacBook Pro (M1)/HP/ Lenovo. <text:s text:c="2"/>Гибкий график работы. <text:s text:c="2"/>Расширенный соцпакет: добровольное медицинское страхование, компенсацию стоимости обедов, подарки детям на праздники. <text:s text:c="2"/>Пересмотр заработной платы 2 раза в год, премии годовые и внутригодовые, опционная программа. <text:s text:c="2"/>Корпоративные мероприятия (Новый год, летний праздник — мы даже свой мюзикл делали), командные выезды и движухи. <text:s text:c="2"/>Мы умеем работать в команде, находясь в разных точках мира (Таллин, Ташкент, Астана, Лимассол, Екатеринбург, Москва и т. д.) и готовы к удаленке. <text:s/></text:p>
          </table:table-cell>
          <table:table-cell office:value-type="string" calcext:value-type="string">
            <text:p>['Python', 'PyTorch', 'NLP', 'SQL', 'Data Science', 'Speech', 'Ner']</text:p>
          </table:table-cell>
          <table:table-cell office:value-type="string" calcext:value-type="string">
            <text:p>Контур</text:p>
          </table:table-cell>
          <table:table-cell office:value-type="string" calcext:value-type="string">
            <text:p>https://hh.ru/vacancy/54372020</text:p>
          </table:table-cell>
          <table:table-cell office:value-type="string" calcext:value-type="string">
            <text:p>300000.0</text:p>
          </table:table-cell>
          <table:table-cell office:value-type="string" calcext:value-type="string">
            <text:p>400000.0</text:p>
          </table:table-cell>
          <table:table-cell office:value-type="string" calcext:value-type="string">
            <text:p>RUR</text:p>
          </table:table-cell>
          <table:table-cell table:number-columns-repeated="1013"/>
        </table:table-row>
        <table:table-row table:style-name="ro27">
          <table:table-cell office:value-type="float" office:value="69941486" calcext:value-type="float">
            <text:p>69941486</text:p>
          </table:table-cell>
          <table:table-cell office:value-type="string" calcext:value-type="string">
            <text:p>Senior/Lead Python-разработчик</text:p>
          </table:table-cell>
          <table:table-cell office:value-type="string" calcext:value-type="string">
            <text:p>Тюмень</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6</text:p>
          </table:table-cell>
          <table:table-cell table:number-columns-repeated="1016"/>
        </table:table-row>
        <table:table-row table:style-name="ro27">
          <table:table-cell office:value-type="float" office:value="69941487" calcext:value-type="float">
            <text:p>69941487</text:p>
          </table:table-cell>
          <table:table-cell office:value-type="string" calcext:value-type="string">
            <text:p>Senior/Lead Python-разработчик</text:p>
          </table:table-cell>
          <table:table-cell office:value-type="string" calcext:value-type="string">
            <text:p>Барнаул</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7</text:p>
          </table:table-cell>
          <table:table-cell table:number-columns-repeated="1016"/>
        </table:table-row>
        <table:table-row table:style-name="ro27">
          <table:table-cell office:value-type="float" office:value="69941310" calcext:value-type="float">
            <text:p>69941310</text:p>
          </table:table-cell>
          <table:table-cell office:value-type="string" calcext:value-type="string">
            <text:p>Senior/Lead Python-разработчик</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310</text:p>
          </table:table-cell>
          <table:table-cell table:number-columns-repeated="1016"/>
        </table:table-row>
        <table:table-row table:style-name="ro27">
          <table:table-cell office:value-type="float" office:value="69941489" calcext:value-type="float">
            <text:p>69941489</text:p>
          </table:table-cell>
          <table:table-cell office:value-type="string" calcext:value-type="string">
            <text:p>Senior/Lead Python-разработчик</text:p>
          </table:table-cell>
          <table:table-cell office:value-type="string" calcext:value-type="string">
            <text:p>Пермь</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9</text:p>
          </table:table-cell>
          <table:table-cell table:number-columns-repeated="1016"/>
        </table:table-row>
        <table:table-row table:style-name="ro27">
          <table:table-cell office:value-type="float" office:value="69941157" calcext:value-type="float">
            <text:p>69941157</text:p>
          </table:table-cell>
          <table:table-cell office:value-type="string" calcext:value-type="string">
            <text:p>Senior/Lead Python-разработчик</text:p>
          </table:table-cell>
          <table:table-cell office:value-type="string" calcext:value-type="string">
            <text:p>Ижевск</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157</text:p>
          </table:table-cell>
          <table:table-cell table:number-columns-repeated="1016"/>
        </table:table-row>
        <table:table-row table:style-name="ro39">
          <table:table-cell office:value-type="float" office:value="69900006" calcext:value-type="float">
            <text:p>69900006</text:p>
          </table:table-cell>
          <table:table-cell office:value-type="string" calcext:value-type="string">
            <text:p>Senior/Lead Python-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от Middle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прибыльной компании. Со своей стороны обеспечим всевозможную поддержку. Мы поддерживаем культуру код-стайла, написания тестов и 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для себя интересные задачи. <text:s text:c="2"/>Гибкость: продукты Контура постоянно адаптируются под рынок и пользователей, нужно уметь работать в меняющихся условиях. <text:s text:c="4"/>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 text:c="2"/>Условия <text:s/>Удаленный формат работы. Классный офис с зонами отдыха и кухнями, где, кроме печенья, сладостей и кофе, можно найти сезонные фрукты, овощи, орешки и каши для полезного перекуса. Уровень зарплаты, который зависит от ваших технических знаний и навыков. Пересмотр з/п два раза в год. Гибкие рабочие часы (нам важна выполненная задача, а не работа с 9:00 до 18:00). У нас отличная среда для обмена знаниями. Хотите делиться в блоге на Хабре — с текстом статьи помогут наши деврелы. Хотите выступать на крупных конференциях — поможем попасть и подготовиться. Также организуем митапы сами: от вас инициатива и экспертность, от нас — вся организация ивента. А еще мы поддерживаем участие в опенсорсе. Большое количество внутренних активностей: техническая конференция КонфУР, летучки и обмен опытом между командами, библиотека и корпуниверситет. Дизайн-ревью с экспертами в разных технологиях и специалистами с хорошим опытом проектирования. Всегда есть, с кем посоветоваться. Максимум горизонтальных связей в коллективе, чтобы быстрее договариваться и решать рабочие задачи. А еще у нас есть инженерный совет. Он придумывает и реализует проекты, которые улучшают жизнь инженеров в компании. Корпоративная соцсеть, где можно решить любой рабочий и бытовой вопрос. Найти единомышленников по pet-проекту и обсудить идею стартапа. За полдня сдать квартиру, отыскать лучшего врача в своем городе, продать сноуборд или раздобыть Гарри Поттера в росмэновском переводе. </text:p>
          </table:table-cell>
          <table:table-cell office:value-type="string" calcext:value-type="string">
            <text:p>['Python', 'PostgreSQL', 'MongoDB', 'Django', 'Redis', 'Kubernetes']</text:p>
          </table:table-cell>
          <table:table-cell office:value-type="string" calcext:value-type="string">
            <text:p>Контур</text:p>
          </table:table-cell>
          <table:table-cell office:value-type="string" calcext:value-type="string">
            <text:p>https://hh.ru/vacancy/69900006</text:p>
          </table:table-cell>
          <table:table-cell table:number-columns-repeated="1016"/>
        </table:table-row>
        <table:table-row table:style-name="ro39">
          <table:table-cell office:value-type="float" office:value="69900109" calcext:value-type="float">
            <text:p>69900109</text:p>
          </table:table-cell>
          <table:table-cell office:value-type="string" calcext:value-type="string">
            <text:p>Senior/Lead Python-разработчик</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от Middle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прибыльной компании. Со своей стороны обеспечим всевозможную поддержку. Мы поддерживаем культуру код-стайла, написания тестов и 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для себя интересные задачи. <text:s text:c="2"/>Гибкость: продукты Контура постоянно адаптируются под рынок и пользователей, нужно уметь работать в меняющихся условиях. <text:s text:c="4"/>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 text:c="2"/>Условия <text:s/>Удаленный формат работы. Классный офис с зонами отдыха и кухнями, где, кроме печенья, сладостей и кофе, можно найти сезонные фрукты, овощи, орешки и каши для полезного перекуса. Уровень зарплаты, который зависит от ваших технических знаний и навыков. Пересмотр з/п два раза в год. Гибкие рабочие часы (нам важна выполненная задача, а не работа с 9:00 до 18:00). У нас отличная среда для обмена знаниями. Хотите делиться в блоге на Хабре — с текстом статьи помогут наши деврелы. Хотите выступать на крупных конференциях — поможем попасть и подготовиться. Также организуем митапы сами: от вас инициатива и экспертность, от нас — вся организация ивента. А еще мы поддерживаем участие в опенсорсе. Большое количество внутренних активностей: техническая конференция КонфУР, летучки и обмен опытом между командами, библиотека и корпуниверситет. Дизайн-ревью с экспертами в разных технологиях и специалистами с хорошим опытом проектирования. Всегда есть, с кем посоветоваться. Максимум горизонтальных связей в коллективе, чтобы быстрее договариваться и решать рабочие задачи. А еще у нас есть инженерный совет. Он придумывает и реализует проекты, которые улучшают жизнь инженеров в компании. Корпоративная соцсеть, где можно решить любой рабочий и бытовой вопрос. Найти единомышленников по pet-проекту и обсудить идею стартапа. За полдня сдать квартиру, отыскать лучшего врача в своем городе, продать сноуборд или раздобыть Гарри Поттера в росмэновском переводе. </text:p>
          </table:table-cell>
          <table:table-cell office:value-type="string" calcext:value-type="string">
            <text:p>['Python', 'PostgreSQL', 'MongoDB', 'Django', 'Redis', 'Kubernetes']</text:p>
          </table:table-cell>
          <table:table-cell office:value-type="string" calcext:value-type="string">
            <text:p>Контур</text:p>
          </table:table-cell>
          <table:table-cell office:value-type="string" calcext:value-type="string">
            <text:p>https://hh.ru/vacancy/69900109</text:p>
          </table:table-cell>
          <table:table-cell table:number-columns-repeated="1016"/>
        </table:table-row>
        <table:table-row table:style-name="ro27">
          <table:table-cell office:value-type="float" office:value="69941480" calcext:value-type="float">
            <text:p>69941480</text:p>
          </table:table-cell>
          <table:table-cell office:value-type="string" calcext:value-type="string">
            <text:p>Senior/Lead Python-разработчик</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0</text:p>
          </table:table-cell>
          <table:table-cell table:number-columns-repeated="1016"/>
        </table:table-row>
        <table:table-row table:style-name="ro27">
          <table:table-cell office:value-type="float" office:value="69941479" calcext:value-type="float">
            <text:p>69941479</text:p>
          </table:table-cell>
          <table:table-cell office:value-type="string" calcext:value-type="string">
            <text:p>Senior/Lead Python-разработчик</text:p>
          </table:table-cell>
          <table:table-cell office:value-type="string" calcext:value-type="string">
            <text:p>Ижевск</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79</text:p>
          </table:table-cell>
          <table:table-cell table:number-columns-repeated="1016"/>
        </table:table-row>
        <table:table-row table:style-name="ro66">
          <table:table-cell office:value-type="float" office:value="54372019" calcext:value-type="float">
            <text:p>54372019</text:p>
          </table:table-cell>
          <table:table-cell office:value-type="string" calcext:value-type="string">
            <text:p>TechLead Research Engineer (NLP/Speech)</text:p>
          </table:table-cell>
          <table:table-cell office:value-type="string" calcext:value-type="string">
            <text:p>Иннополис</text:p>
          </table:table-cell>
          <table:table-cell office:value-type="string" calcext:value-type="string">
            <text:p>От 3 до 6 лет</text:p>
          </table:table-cell>
          <table:table-cell office:value-type="string" calcext:value-type="string">
            <text:p>В лабораторию Центра искусственного интеллекта в Контуре ищем опытного TechLead Speech/NLP Research Engineer. Контур — экосистема продуктов для бизнеса. Мы разрабатываем более 70 сервисов для автоматизации предпринимательской рутины, занимаем 2 место среди SaaS-поставщиков в России по объему выручки. <text:s/>Центр искусственного интеллекта в Контуре помогает зарабатывать деньги за счет технологий машинного обучения и больших данных. Например, чат-бот Сирена экономит около 25% времени консультантов техподдержки в чатах, а технология распознавания речи обрабатывает тысячи лет записей каждый год. Мы постоянно следим за прогрессом в технологиях и разрабатываем новые методы и алгоритмы, чтобы сделать инновации доступными для использования в продуктах и процессах компании. В Центре искусственного интеллекта представлены разные роли: есть дата сайентисты, разработчики и аналитики данных, девопсы, QA-специалисты, системные аналитики, проджекты и продакт-менеджеры. Свое железо (V100/A100) и асессорская служба позволяют нам не ограничивать себя при работе с чувствительными данными. Ищем эксперта, чтобы реализовывать и внедрять SOTA-подходы в наши сервисы. <text:s/>В лаборатории «Speech&amp;NLP» Центра искусственного интеллекта команда (7 ML Research Engineer) запустила с нуля и масштабировала на всю компанию собственный ASR, сэкономив сотни миллионов рублей в год. Сейчас мы хотим аналогично создать и внедрить Text To Speech. <text:s/>Чем предстоит заниматься: <text:s text:c="2"/>Взять на себя одно из направлений в лаборатории (например, Text To Speech). <text:s text:c="2"/>Улучшать текущее решение ASR. <text:s text:c="2"/>Участвовать в исследовании новых для лаборатории Speech технологий: denoising, voice cloning и другие. <text:s text:c="3"/>Поддерживать и расширять набор NLP технологий: NER, sentiment analysis, spelling correction и другие. <text:s text:c="2"/>Следить за свежими статьями и SOTA по Speech/NLP технологиям и делиться с командой. <text:s text:c="2"/>Что ожидаем: <text:s text:c="2"/>Отличное понимание текущего состояния области Speech/NLP. <text:s text:c="2"/>Черный пояс по PyTorch. <text:s text:c="2"/>Умение рассказывать сложные вещи простым языком. <text:s text:c="2"/>Будет плюсом: <text:s text:c="2"/>Знание и практический опыт с transformers, fairseq, Nemo, SpeechBrain, ONNX/TorchScript. <text:s text:c="2"/>Знание методов обработки сигналов. <text:s text:c="2"/>Опыт оптимизации/дистилляции DL-моделей для продакшена. <text:s text:c="2"/>Публикации или блогпосты в области Speech/NLP. <text:s text:c="2"/>Что мы готовы предложить: <text:s text:c="2"/>Работу в команде DS-специалистов над проектами из разных сфер бизнеса. <text:s text:c="2"/>Большое внутреннее профессиональное сообщество. Поддержка внешних сообществ, например, проведение своего митапа и участие в других. <text:s text:c="2"/>Поездки на IT-конференции, митапы, учебные курсы за счет компании, в том числе спикером. <text:s text:c="2"/>Уровень заработной платы, который зависит от ваших технических знаний и навыков. <text:s text:c="2"/>Мощный комп (i7, два монитора)/MacBook Pro (M1)/HP/ Lenovo. <text:s text:c="2"/>Гибкий график работы. <text:s text:c="2"/>Расширенный соцпакет: добровольное медицинское страхование, компенсацию стоимости обедов, подарки детям на праздники. <text:s text:c="2"/>Пересмотр заработной платы 2 раза в год, премии годовые и внутригодовые, опционная программа. <text:s text:c="2"/>Корпоративные мероприятия (Новый год, летний праздник — мы даже свой мюзикл делали), командные выезды и движухи. <text:s text:c="2"/>Мы умеем работать в команде, находясь в разных точках мира (Таллин, Ташкент, Астана, Лимассол, Екатеринбург, Москва и т. д.) и готовы к удаленке. <text:s/></text:p>
          </table:table-cell>
          <table:table-cell office:value-type="string" calcext:value-type="string">
            <text:p>['Python', 'PyTorch', 'NLP', 'SQL', 'Data Science', 'Speech', 'Ner']</text:p>
          </table:table-cell>
          <table:table-cell office:value-type="string" calcext:value-type="string">
            <text:p>Контур</text:p>
          </table:table-cell>
          <table:table-cell office:value-type="string" calcext:value-type="string">
            <text:p>https://hh.ru/vacancy/54372019</text:p>
          </table:table-cell>
          <table:table-cell office:value-type="string" calcext:value-type="string">
            <text:p>300000.0</text:p>
          </table:table-cell>
          <table:table-cell office:value-type="string" calcext:value-type="string">
            <text:p>400000.0</text:p>
          </table:table-cell>
          <table:table-cell office:value-type="string" calcext:value-type="string">
            <text:p>RUR</text:p>
          </table:table-cell>
          <table:table-cell table:number-columns-repeated="1013"/>
        </table:table-row>
        <table:table-row table:style-name="ro27">
          <table:table-cell office:value-type="float" office:value="69941488" calcext:value-type="float">
            <text:p>69941488</text:p>
          </table:table-cell>
          <table:table-cell office:value-type="string" calcext:value-type="string">
            <text:p>Senior/Lead Python-разработчик</text:p>
          </table:table-cell>
          <table:table-cell office:value-type="string" calcext:value-type="string">
            <text:p>Кемерово</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Senior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41488</text:p>
          </table:table-cell>
          <table:table-cell table:number-columns-repeated="1016"/>
        </table:table-row>
        <table:table-row table:style-name="ro27">
          <table:table-cell office:value-type="float" office:value="69900127" calcext:value-type="float">
            <text:p>69900127</text:p>
          </table:table-cell>
          <table:table-cell office:value-type="string" calcext:value-type="string">
            <text:p>Senior/Lead Python-разработчик</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Контур – экосистема продуктов для бизнеса, которые помогают тратить меньше времени на рутину, делают общение с контрагентами и госорганами проще и прозрачнее. У нас продуктовая разработка: 121 команда развивает как уже прибыльные сервисы, так и стартапы. Раньше Контур был моностековой компанией: многие продукты написаны на C# под .NET. Сейчас мы делаем ставку и на Python-разработку и вкладываемся в развитие этого стека, чтобы создавать на нем новые сервисы. Для нас это возможность идти в сторону современных opensource-технологий. Мы ищем Python-разработчика от Middle и выше, желательно с опытом лид-позиций, развития новых продуктов. Технологии зависят от конкретной команды разработки. В основном мы используем: <text:s text:c="2"/>бэкенд: Python, Django, Aiohttp; <text:s text:c="2"/>хранилища: PostgreSQL, MongoDB, Redis; <text:s text:c="2"/>хостинг на Kubernetes. <text:s text:c="2"/>Python-разработчики в Контуре могут реализовать свой потенциал и вырасти до лидов внутри направления, определять вектор развития стека в крупной и стабильной компании. Со своей стороны обеспечим всевозможную поддержку. Мы поддерживаем культуру код-стайла, написания тестов, код- и дизайн-ревью. У нас выстроены процессы, но есть свобода в принятии решений. Можно выбирать по душе: быстро запускать новые проекты в специальном бюро разработки или заниматься выстраиванием процессов и архитектуры в конкретном сервисе. Более подробно о задачах расскажет HR-менеджер. Нам важны <text:s text:c="2"/>Опыт коммерческой разработки, работы с высоконагруженными системами. Круто, если вы умеете проектировать быстрые решения и запускать их в сжатые сроки. <text:s text:c="4"/>Высокая самоходность: вы сможете сами находить интересные для себя и полезные для команды задачи. <text:s text:c="2"/>Гибкость: продукты Контура постоянно адаптируются под рынок и пользователей, нужно уметь работать в меняющихся условиях. <text:s text:c="2"/>Мы предлагаем <text:s text:c="2"/>Задачи с высоким уровнем ответственности: предстоит проектировать архитектуру, реализовывать бизнес-логику, самостоятельно принимать решения, запускать сервисы с необходимым уровнем качества. <text:s text:c="2"/>Свободу в развитии: мы вкладываемся в сообщество и поддерживаем участие разработчиков в конференциях, митапах и обучающих проектах. Наши деврелы помогут написать статью на Хабр, снять видео или подготовиться к выступлению на PyCon. <text:s text:c="2"/>Работу в комфортном режиме: нам не принципиально, где вы находитесь и во сколько начинаете рабочий день, главное – выполненные задачи. <text:s/></text:p>
          </table:table-cell>
          <table:table-cell office:value-type="string" calcext:value-type="string">
            <text:p>['Разработка нового продукта', 'Python', 'Django Framework', 'Django']</text:p>
          </table:table-cell>
          <table:table-cell office:value-type="string" calcext:value-type="string">
            <text:p>Контур</text:p>
          </table:table-cell>
          <table:table-cell office:value-type="string" calcext:value-type="string">
            <text:p>https://hh.ru/vacancy/69900127</text:p>
          </table:table-cell>
          <table:table-cell table:number-columns-repeated="1016"/>
        </table:table-row>
        <table:table-row table:style-name="ro45">
          <table:table-cell office:value-type="float" office:value="70803033" calcext:value-type="float">
            <text:p>70803033</text:p>
          </table:table-cell>
          <table:table-cell office:value-type="string" calcext:value-type="string">
            <text:p>Python Backend Developer</text:p>
          </table:table-cell>
          <table:table-cell office:value-type="string" calcext:value-type="string">
            <text:p>Армения</text:p>
          </table:table-cell>
          <table:table-cell office:value-type="string" calcext:value-type="string">
            <text:p>От 1 года до 3 лет</text:p>
          </table:table-cell>
          <table:table-cell office:value-type="string" calcext:value-type="string">
            <text:p>Lightmap – студия разработки с 2022 года присоединившаяся к компании Nexters. Мы выросли из небольшого инди проекта в геймдев-студию, где работает более 100 специалистов. Наша команда является разработчиком популярного шутера Pixel Gun 3D, в который ежемесячно играет более 10 млн. пользователей по всему миру. В связи с расширением отдела ищем опытного backend разработчика, который будет активно заниматься разработкой и поддержанием работоспособности сервера нашей игры. Почему будет интересно? <text:s text:c="2"/>Ты примешь участие в разработке популярного проекта с настоящим highload. <text:s text:c="2"/>Присоединишься к команде разработки с уже налаженными процессами, сможешь обмениваться знаниями и ценным опытом с коллегами. <text:s text:c="2"/>У тебя будет возможность развивать свои компетенции, решать интересные и нестандартные задачи. <text:s text:c="2"/>Мы ценим открытое общение, у нас отсутствует бюрократия в рабочих процессах, а от команды всегда приходит быстрый фидбек. <text:s text:c="2"/>При желании переезда, готовы помочь с релокацией в Армению. <text:s text:c="2"/>Чем предстоит заниматься? <text:s text:c="3"/>Разработка backend’а высоконагруженных проектов (ccu до 80 тыс. в минуту). <text:s text:c="2"/>Работа с новыми игровыми фичами и игровыми механиками. <text:s text:c="2"/>Оптимизация и расширение функционала имеющегося кода. <text:s text:c="2"/>Сбор данных в БД по запросу от отдела аналитики, комьюнити или гейм-дизайна. <text:s text:c="2"/>От тебя мы ожидаем: <text:s text:c="3"/>Опыт работы в аналогичной должности от 2-х лет. <text:s text:c="2"/>Опыт работы над высоконагруженными проектами. <text:s text:c="2"/>Уверенные знания Python. <text:s text:c="2"/>Опыт работы с микрофреймворками (Falcon, Flask). <text:s text:c="2"/>Умение работать с базами данных как с помощью ORM, так и в чистом виде (PostrgeSQL), noSQL базами данных (redis, mongoDB). <text:s text:c="2"/>Опыт работы с Nginx, uWSGI. <text:s text:c="2"/>Опыт работы с Kafka/MQ. <text:s text:c="2"/>Будет плюсом: <text:s text:c="3"/>Знание Clickhouse. <text:s text:c="2"/>Знание PHP. <text:s text:c="2"/>Опыт в администрировании удаленных серверов баз данных. <text:s text:c="2"/>Что мы можем предложить: <text:s text:c="3"/>Работа над коммерчески успешным выпущенным проектом. <text:s text:c="2"/>Официальное оформление по трудовому кодексу Армении. <text:s text:c="2"/>Помощь с оформлением ВНЖ и соц. карты, в том числе и для членов семьи. <text:s text:c="2"/>Полностью белая зарплата, отпуск 28 календарных дней и доплата больничного до 100%. <text:s text:c="2"/>ДМС с первого рабочего дня. <text:s text:c="2"/>Удаленная работа или свободное посещение офиса в Армении. <text:s text:c="2"/>Поддержка профессионального развития (обучение, конференции). <text:s text:c="2"/>Возможность участвовать в воркшопах, мастер-классах и слушать лекции от сотрудников Nexters и приглашенных экспертов. <text:s text:c="2"/>Корпоративные онлайн и оффлайн мероприятия, приветственные подарки и презенты на различные праздники. <text:s/></text:p>
          </table:table-cell>
          <table:table-cell office:value-type="string" calcext:value-type="string">
            <text:p>['Python', 'Опыт работы над высоконагруженными системами']</text:p>
          </table:table-cell>
          <table:table-cell office:value-type="string" calcext:value-type="string">
            <text:p>ЛАЙТ МЭП</text:p>
          </table:table-cell>
          <table:table-cell office:value-type="string" calcext:value-type="string">
            <text:p>https://hh.ru/vacancy/70803033</text:p>
          </table:table-cell>
          <table:table-cell table:number-columns-repeated="1016"/>
        </table:table-row>
        <table:table-row table:style-name="ro58">
          <table:table-cell office:value-type="float" office:value="70767110" calcext:value-type="float">
            <text:p>70767110</text:p>
          </table:table-cell>
          <table:table-cell office:value-type="string" calcext:value-type="string">
            <text:p>Разработчик Python (middle/middl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Компания «Мобильное Электронное Образование» - разработчик цифровой образовательной среды, участник ИТ-кластера инновационного центра «Сколково», один из лидеров рынка EdDev России. Мы занимаемся разработкой различных цифровых продуктов, которые используются в школах, садах, колледжах России. Задачи: <text:s/>Проектирование компонентов систем; Написание программного кода; Проектирование и развитие архитектуры баз данных; Проведение коллективного код-ревью (аргументировать, анализировать, дискутировать с коллегами); Разработка новой функциональности и улучшение имеющейся; Связка backend и frontend - тесное взаимодействием с frontend-разработчиком (front – JavaScript). <text:s/>Требования: <text:s/>Уверенное знание Python 3 и опыт промышленной разработки на Python от 2-3 лет; Опыт многопоточного и асинхронного программирования; Опыт работы с фреймворками: FastApi, aiohttp, psycopg2; <text:s/>Опыт работы с <text:s/>реляционными СУБД (PostgreSQL); REST API; Git; Linux. <text:s text:c="2"/>Опыт построения распределённых высоконагруженных сервисов; Знание и применение паттернов проектирования. <text:s/>Будет плюсом: <text:s/>Знание и(или) опыт работы с Java – предыдущая в основном на Java, python новое; Навыки работы с docker (собрать имидж, запустить контейнер из имиджа). <text:s/>Условия работы: <text:s/>Возможность 100% удалённой работы; Оформление по ТК РФ, белая заработная плата; ДМС после испытательного срока; График работы с 9:00 до 18:00, возможны изменения по договорённости с начальством; Территориально м. Савёловская/ м. Марьина роща. </text:p>
          </table:table-cell>
          <table:table-cell office:value-type="string" calcext:value-type="string">
            <text:p>['PostgreSQL', 'Linux', 'Python', 'Git']</text:p>
          </table:table-cell>
          <table:table-cell office:value-type="string" calcext:value-type="string">
            <text:p>ЛАНИТ</text:p>
          </table:table-cell>
          <table:table-cell office:value-type="string" calcext:value-type="string">
            <text:p>https://hh.ru/vacancy/70767110</text:p>
          </table:table-cell>
          <table:table-cell table:number-columns-repeated="1016"/>
        </table:table-row>
        <table:table-row table:style-name="ro62">
          <table:table-cell office:value-type="float" office:value="69635514" calcext:value-type="float">
            <text:p>69635514</text:p>
          </table:table-cell>
          <table:table-cell office:value-type="string" calcext:value-type="string">
            <text:p>Разработчик Hadoop (BigData)</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роект по загрузке данных из источников в аналитическое хранилище Банка ТОП3. Твои задачи: <text:s/>Приведение существующих ETL-потоков к целевой архитектуре и актуальным стандартам разработки; Реализация двусторонних интеграций с новыми источниками по API и через КШД; Разработка новых ETL-потоков; Проработка архитектуры доработок совместно с архитектором; Проведение функционального тестирования совместно с аналитиком; Подготовка проектной документации (часть от разработчика). <text:s/>Что мы от тебя ждем: <text:s/>Отличное знание SQL и HQL (агрегирующие функции, оконные функции, оптимизация запросов); Понимание принципов работы реляционных СУБД и HDFS; Опыт работы с Hadoop и Hive от 1,5 лет; Знание архитектуры HDFS (партиционирование данных, форматы файлов, особенности хранение и т.д.); Знание Scala; Опыт работы с Apache Airflow; Умение работать с Git; Опыт работы с PostgreSQL или любой другой промышленной СУБД; Знание Python (на уровне написания сложных dag-ов в Apache Airflow); Опыт работы с детальными слоями хранилищ данных; Опыт внедрения промышленного функционала <text:s/>Плюсом будет: <text:s/>Опыт работы с Apache Kafka (Batch, Streaming). </text:p>
          </table:table-cell>
          <table:table-cell office:value-type="string" calcext:value-type="string">
            <text:p>['SQL', 'Git', 'Python', 'PostgreSQL', 'Hadoop', 'SCALA', 'Apache Airflow']</text:p>
          </table:table-cell>
          <table:table-cell office:value-type="string" calcext:value-type="string">
            <text:p>Лига Цифровой Экономики</text:p>
          </table:table-cell>
          <table:table-cell office:value-type="string" calcext:value-type="string">
            <text:p>https://hh.ru/vacancy/69635514</text:p>
          </table:table-cell>
          <table:table-cell table:number-columns-repeated="1016"/>
        </table:table-row>
        <table:table-row table:style-name="ro67">
          <table:table-cell office:value-type="float" office:value="70096933" calcext:value-type="float">
            <text:p>70096933</text:p>
          </table:table-cell>
          <table:table-cell office:value-type="string" calcext:value-type="string">
            <text:p>Data Engineer (middle)</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Крупный проект DWH, в одном из ТОП Банков России. <text:s/>Твои задачи: <text:s/>Заниматься проектированием и разработкой витрин данных для анализа и моделирования; Заниматься мониторингом и оптимизацией процессов сборки витрин; Заниматься загрузкой и обработкой данных из различных источников; Заниматься поддержкой и развитием базы знаний; Предоставлять экспертную поддержку внутренним потребителям(data analysts,data scientists). <text:s/>Что мы ждем от тебя: <text:s/>Знание SQL; Хорошее знание устройства Hadoop,Spark,Hive/Impala; Опыт разработки на Python/Scala/Java; Понимание основных концепций DWH; Понимание базовых команд Git и основных принципов работы; Будет плюсом: знание или опыт в Airflow. </text:p>
          </table:table-cell>
          <table:table-cell office:value-type="string" calcext:value-type="string">
            <text:p>['Hadoop', 'Spark', 'SCALA', 'SQL', 'Java', 'DWH', 'Python', 'ETL', 'Databases']</text:p>
          </table:table-cell>
          <table:table-cell office:value-type="string" calcext:value-type="string">
            <text:p>Лига Цифровой Экономики</text:p>
          </table:table-cell>
          <table:table-cell office:value-type="string" calcext:value-type="string">
            <text:p>https://hh.ru/vacancy/70096933</text:p>
          </table:table-cell>
          <table:table-cell table:number-columns-repeated="1016"/>
        </table:table-row>
        <table:table-row table:style-name="ro57">
          <table:table-cell office:value-type="float" office:value="70793278" calcext:value-type="float">
            <text:p>70793278</text:p>
          </table:table-cell>
          <table:table-cell office:value-type="string" calcext:value-type="string">
            <text:p>Devops инженер</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роект для крупного заказчика. В рамках проекта, создается информационно-аналитическая подсистема, консолидирующая актуальные данные компонентов микросервисной автоматизированной системы Твои задачи: <text:s/>Выстраивание CI/CD процессов на проекте/проектах; Внедрение практик Devops. Развертывание и поддержка инфраструктуры проектов; Взаимодействия с командами разработки/аналитики/тестирования для решения возникающих проблем для достижения общей цели (поставка качественного продукта заказчику в установленные сроки). <text:s/>Что мы ждем от тебя: <text:s/>Опыт работы в должности не менее года; Уверенный пользоваель/Администрато хостов под управлением ОС семейства Linux; Опыт развертывания и поддержки реляционных СУБД (Oracle/Postgres); Опыт развертывания и поддержки Postgres -cdc, Debezium приветствуется; Опыт использования систем управления конфигурацией (Ansible и т.д.); Уверенные знания и опыт работы с контейнеризацией (docker и т.д.); Уверенные знания и опыт работы с брокерами очередей (kafka и т.д.) приветствуется; Уверенные знания и опыт работы с инструментами ETL (nifi) приветствуется; Уверенные знания и опыт работы с системами оркестрации контейнеров (OpenShift/Kubernetes); Скриптинг (bash/python) уверенное использование; Знание и понимания методологии Devops (понятия ci/cd, сбор обратной связи и т.д.); Опыт использования инструментов CI/CD (Jenrins, Teamcity, Gitlab-CI и т.д.); Опыт выстраивания CI/CD на проектах (от первого коммита до развертывания на стендах); Уверенные знания и опыт развертывания/настройки/поддержки систем мониторинга (Zabbix/Prometheus и т.д) приветствуется; Уверенные знания и опыт развертывания/настройки/поддержки систем агрегации логов (ELK и т.д.) приветствуется. </text:p>
          </table:table-cell>
          <table:table-cell office:value-type="string" calcext:value-type="string">
            <text:p>['Python', 'Docker', 'Linux', 'Kubernetes', 'Bash']</text:p>
          </table:table-cell>
          <table:table-cell office:value-type="string" calcext:value-type="string">
            <text:p>Лига Цифровой Экономики</text:p>
          </table:table-cell>
          <table:table-cell office:value-type="string" calcext:value-type="string">
            <text:p>https://hh.ru/vacancy/70793278</text:p>
          </table:table-cell>
          <table:table-cell table:number-columns-repeated="1016"/>
        </table:table-row>
        <table:table-row table:style-name="ro31">
          <table:table-cell office:value-type="float" office:value="70857125" calcext:value-type="float">
            <text:p>70857125</text:p>
          </table:table-cell>
          <table:table-cell office:value-type="string" calcext:value-type="string">
            <text:p>Middle/Senior 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Middle/Senior Python Developer экстренно необходим молодой и горячей команде digital агентства. Коротко о нас: Называемся Lead Me, с 2016 года занимаемся интернет-маркетингом и сейчас активно развиваемся в рамках it стартпаров. Разрабатываем комплексные решения по привлечению клиентов из интернета с помощью различных digital инструментов (трафик системы, сайты, маркетинг киты, контекстная реклама, таргетинговая реклама...). Ищем мутанта, обладающего следующими навыками: <text:s/>способностью телепортации между Python Web фреймворками (Django/Flask), сверхчеловеческой ловкостью и гибкостью при интеграциях (REST API), повышенной скоростью и силой парсинга, ночным зрением для работы с Mongo DB, Postgre DB, с опытом от года минимум на больших проектах (ждем ссылку на СV). <text:s/>От нас: <text:s/>ЗП вилка 15-22 $ в час (в зависимости от скиллов), гибкий график работы, можно удаленно, если на частичную занятость, то от 20 часов в неделю, интересные проекты разных стран (Европа), менторство, алгоритмизация поведения (баны, фильтры, триггеры получения бонусов), асинхрон, интересные примеры полиморфизма, написание интернет-магазинов. </text:p>
          </table:table-cell>
          <table:table-cell office:value-type="string" calcext:value-type="string">
            <text:p>['Python', 'MongoDB', 'Django Framework', 'Flask', 'Парсинг', 'Удаленная работа']</text:p>
          </table:table-cell>
          <table:table-cell office:value-type="string" calcext:value-type="string">
            <text:p>Лидми сейлс девсолюшн</text:p>
          </table:table-cell>
          <table:table-cell office:value-type="string" calcext:value-type="string">
            <text:p>https://hh.ru/vacancy/70857125</text:p>
          </table:table-cell>
          <table:table-cell table:number-columns-repeated="1016"/>
        </table:table-row>
        <table:table-row table:style-name="ro40">
          <table:table-cell office:value-type="float" office:value="69054293" calcext:value-type="float">
            <text:p>69054293</text:p>
          </table:table-cell>
          <table:table-cell office:value-type="string" calcext:value-type="string">
            <text:p>Middle/Senior 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MVP.Group - Fintech компания, которая занимается привлечением клиентов для финансовой вертикали (банки, страховые компании), развитием собственной IT-платформы и решений для финансовой вертикали. Входим в топ-10 лидогенераторов в банковской сфере. Мы помогаем нашим клиентам находить выгодные предложения финансовых услуг по всему миру. Ежедневно больше 10 000 заявок отправляется через наши проекты на предоставление банковских услуг по всему миру. Мы работаем не только с СНГ направлением, но и с Латинской Америкой, Европой и Азией.Сейчас мы активно развиваемся и создаем Fintech платформу для глобального рынка. У нас ты сможешь поработать с профессионалами сферы маркетинга и разработки, а также круто провести время на наших регулярных ивентах. Сейчас мы активно развиваемся, поэтому находимся в поисках Python разработчика для реализации наших финансовых проектов. Основные преимущества работы с нами: <text:s/>Главный офис в центре Москвы Оформление по ТК РФ, ИП, самозанятость Полная или частичная оплата медицинских расходов Полная или частичная оплата обучения Сильное внутреннее менторство Интересные и сложные внутренние и внешние проекты компании <text:s/>Наш стэк: Python 3.х (PEP8) +Django, PostgreSQL, Docker, Redis, Gitlab CI, Git, Jira+Confluence, RabbitMQ. Требования: <text:s/>Опыт работы Python Dev от 3х лет Unix-пользователь Понимание паттернов проектирования Ответственность и самостоятельность </text:p>
          </table:table-cell>
          <table:table-cell office:value-type="string" calcext:value-type="string">
            <text:p>['Python', 'Git', 'Django Framework', 'PostgreSQL']</text:p>
          </table:table-cell>
          <table:table-cell office:value-type="string" calcext:value-type="string">
            <text:p>МВП</text:p>
          </table:table-cell>
          <table:table-cell office:value-type="string" calcext:value-type="string">
            <text:p>https://hh.ru/vacancy/69054293</text:p>
          </table:table-cell>
          <table:table-cell/>
          <table:table-cell office:value-type="string" calcext:value-type="string">
            <text:p>300000.0</text:p>
          </table:table-cell>
          <table:table-cell office:value-type="string" calcext:value-type="string">
            <text:p>RUR</text:p>
          </table:table-cell>
          <table:table-cell table:number-columns-repeated="1013"/>
        </table:table-row>
        <table:table-row table:style-name="ro59">
          <table:table-cell office:value-type="float" office:value="67475610" calcext:value-type="float">
            <text:p>67475610</text:p>
          </table:table-cell>
          <table:table-cell office:value-type="string" calcext:value-type="string">
            <text:p>Senior/Middle ML разработчик ASR (МТS AI)</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Наша команда в МТС ИИ занимается задачами распознавания речи.Разрабатываем платформу распознавания речи для виртуальных ассистентов, обработки голосовых сообщений, автоматизации работы колл-центра.Сейчас ищем Senior/Middle ML инженеров, которые будет заниматься продуктивизацией и оптимизацией моделей распознавания речи. <text:s text:c="2"/>Вам предстоит: <text:s text:c="2"/>Поддержка существующих и разработка новых модулей движка ASR на языке python; <text:s text:c="2"/>Внедрение разработанных модулей ASR в продукты компании; <text:s text:c="2"/>Эксперименты с различными подходами инференса ML-моделей и выбор наиболее оптимальных; <text:s text:c="2"/>Анализ и оптимизация алгоритмов пре- и постпроцессинга аудио; <text:s text:c="2"/>Разработка custom backend для Triton для препроцессинга ASR, реализация стримовой и файловой обработки аудио; <text:s text:c="2"/>Оптимизация модулей ASR, портирование самых критичных по производительности частей с python на С++; <text:s text:c="2"/>Эксперименты, доработка и внедрение сторонних С++ библиотек в пайплайн обработки речи; <text:s text:c="2"/>Оптимизация нейронных сетей под CPU при помощи openvino; <text:s text:c="2"/>Оптимизация нейронных сетей с помощью Tensorrt с последующим анализом различными профилировщиками. Нужно будет погружаться в архитектуры используемых нейронных сетей и искать возможности по улучшению производительности; <text:s text:c="2"/>Написание benchmark тестов для сравнения производительности различных типов инференса (pytorch, pytorch jit, onnx, tensorrt, openvino); <text:s text:c="2"/>Профилирование моделей различными инструментами Nvidia. <text:s text:c="2"/>Мы ждем от вас: <text:s text:c="2"/>хорошее знание современного аудио домена\желание хорошо в нем разобраться; <text:s text:c="2"/>знание современного ML/DL стека: python3, numpy, pytorch либо keras/tf (мы пишем на pytorch), librosa/torchaudio, pytest, google tests, pandas, git, unix; <text:s text:c="2"/>умение писать чистый, понятный, самодокументируемый код; <text:s text:c="2"/>умение работать с чужим и open source кодом; <text:s text:c="2"/>понимание принципов оптимизации алгоритмов; <text:s text:c="2"/>Хорошие знания С++11 (желательно 14/17); <text:s text:c="2"/>знания docker, CI/CD; <text:s text:c="2"/>знание алгоритмов и структур данных. <text:s text:c="2"/>Плюсом будет: <text:s text:c="2"/>знакомство с onnx runtime или openvino; <text:s text:c="2"/>опыт работы с инференс серверами (Tensorflow serving, NVIDIA Triton); <text:s text:c="2"/>опыт работы с TensorRT; <text:s text:c="2"/>умение работать с cython. <text:s text:c="2"/>Что мы предлагаем: <text:s/>5/2, "удаленка", гибкое начало дня; оклад + квартальные и годовые бонусы; комфортный офис в 10 минутах пешком от метро Курская; ДМС со стоматологией, страхование при поездках за рубеж, страхование жизни, скидки на автострахование; участие в конференциях и митапах, обучение за счет компании; бесплатная мобильная связь; специальные предложения от партнеров и друзей МТС. </text:p>
          </table:table-cell>
          <table:table-cell office:value-type="string" calcext:value-type="string">
            <text:p>['Python', 'C++']</text:p>
          </table:table-cell>
          <table:table-cell office:value-type="string" calcext:value-type="string">
            <text:p>МТС</text:p>
          </table:table-cell>
          <table:table-cell office:value-type="string" calcext:value-type="string">
            <text:p>https://hh.ru/vacancy/67475610</text:p>
          </table:table-cell>
          <table:table-cell table:number-columns-repeated="1016"/>
        </table:table-row>
        <table:table-row table:style-name="ro37">
          <table:table-cell office:value-type="float" office:value="70743616" calcext:value-type="float">
            <text:p>70743616</text:p>
          </table:table-cell>
          <table:table-cell office:value-type="string" calcext:value-type="string">
            <text:p>Data engineer на продукт tNPS - измерение клиентского опыта (Big Data)</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Big Data МТС – место, где телеком данные превращаются в реально работающие IT-продукты. Мы создали и протестировали несколько десятков сервисов. Самые успешные из них уже стали частью экосистемы МТС. Например, МТС Маркетолог, рекомендации в KION (МТС ТВ), услуга “Кто звонит?” или Спам blacklist. Кого мы ищем? Обязательно: <text:s text:c="2"/>Опыт со стеком технологий Hadoop/Spark/Airflow <text:s text:c="2"/>Опыт построения ETL процессов <text:s text:c="2"/>Опыт написания кода на Python <text:s text:c="2"/>Git (GitLab CI/CD) <text:s text:c="2"/>*nix <text:s text:c="2"/>Желательно: <text:s text:c="2"/>Опыт работы с clickhouse или greenplum <text:s text:c="2"/>Опыт построения пайплайнов с ML моделями <text:s text:c="2"/>Опыт разработки REST API <text:s text:c="2"/>Что предстоит делать? <text:s/>Интеграция источников данных в контур BigData (реляционки + API) Разработка и поддержка ETL-процессов (ежедневные батчи, pyspark/airflow) Контроль качества загружаемых данных (внутренний DQ инструментарий) Сбор витрин данных для ML, первичная предобработка данных Продуктивизация ML-пайплайнов <text:s/>Сейчас мы ищем Data engineer на продукт tNPS - измерение клиентского опыта Главная задача продукта - измерение клиентского опыта с помощью моделей данных Big Data МТС. Цели продукта: <text:s/>не проводя опрос пользователя предсказывать класс пользователя (критик или лояльный пользователь) после обращения в точку контакта (прогнозирование tNPS) не проводя опрос пользователя понимать был ли решен вопрос пользователя при обращении <text:s/>Что вы найдете в команде Big Data? Стек: SQL, Python, Spark, Hadoop, AirFlow, Confluence, MS Office, Git, Jira Команда: в команде Data engineer сейчас 30 человек (во всей Big Data МТС более 300 человек). Все Data инженеры разработчики поделены на группы со своими лидами. Каждую неделю мы обмениваемся опытом на совместных синках. Data инженеры работают в продуктах со своей автономной командой, в которой есть все роли: аналитики, DS, разработчики, девопсы, менеджеры продукта. Условия: каждый месяц - аванс и зарплата, дважды в год - премия. ДМС + стоматология, корпоративная связь, специальные предложения от партнеров и друзей МТС, отпуск 31 день в год. Выдаем 16” MacBook Pro или Dell на выбор. Есть ли обучение? <text:s/>Конференции, митапы Корпоративный университет МТС и масштабная виртуальная библиотека А ещё мы регулярно обмениваемся опытом на совместных синках с лидами экспертизы <text:s/>Какой график? Гибкое начало рабочего дня в промежутке с 8 до 11. Есть возможность работать несколько дней вне офиса по договоренности с командой Сколько этапов при отборе? Не более трех: <text:s/>HR + первое тех. интервью с лидом направления Тестовое задание/второе интервью - по необходимости Собеседование с PO и командой, выбор кандидатом проекта </text:p>
          </table:table-cell>
          <table:table-cell office:value-type="string" calcext:value-type="string">
            <text:p>['Spark', 'Python', 'Git', 'Big Data', 'Hadoop', 'Airflow', 'clickhouse', 'greenplum']</text:p>
          </table:table-cell>
          <table:table-cell office:value-type="string" calcext:value-type="string">
            <text:p>МТС</text:p>
          </table:table-cell>
          <table:table-cell office:value-type="string" calcext:value-type="string">
            <text:p>https://hh.ru/vacancy/70743616</text:p>
          </table:table-cell>
          <table:table-cell table:number-columns-repeated="1016"/>
        </table:table-row>
        <table:table-row table:style-name="ro53">
          <table:table-cell office:value-type="float" office:value="49254587" calcext:value-type="float">
            <text:p>49254587</text:p>
          </table:table-cell>
          <table:table-cell office:value-type="string" calcext:value-type="string">
            <text:p>Senior Backend Python Developer Audiogramm (MTS AI)</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MTS AI-это отдельная IT-компания внутри экосистемы МТС. У нас царит атмосфера стартапа, новые продукты, никакого легаси, небольшие команды, с дружественной атмосферой.Мы формируем AI-сообщество, сотрудничаем с ведущими технологическими компаниями и международными экспертами, проводим исследования, инвестируем в перспективные проекты и команды.Наш сайт: https://mts.ai/ Сейчас мы в поиcке Python Backend разработчикаПроект, над которым будете работать: Audiogramm – это платформа распознавания и синтеза речи на базе нейронных сетей и методов машинного обучения.Основа для создания голосовых роботов, речевой аналитики и голосовых ассистентов. Вам предстоит решать по настоящему интересные и сложные задачи Области применения: Голосовые помощники, голосовое управление, IVR, голосовая биометрия-обеспечивает аутентификацию пользователей и контроль прав доступа, транскрибация телефонных разговоров, спам-звонков, озвучивание книг Наша команда создает конечный продукт, платформу, интегрируя ключевые ML решения компании для распознавания речи и синтеза голоса Стек продукта: стэк: Python, C++, Go, gRPC, PostgreSQL, Redis, Apache Kafka, ClickHouse, ELK Stack, Prometheus, Grafana, Docker, Docker Compose, Kubernetes, GitLab CI/CD Что предстоит делать: <text:s/>Реализовывать высоконагруженный бэкенд системы распознавания и синтеза речи. Совместно с отделами DevOps и QA улучшать CI/CD процессы в команде для ускорения деплоя и масштабирования нового функционала. Взаимодействовать с ML-инженерами с целью оптимальной интеграции ML-сервисов в архитектуру продукта. (опыт в ML не обязателен) <text:s/>Мы ожидаем от вас: <text:s/>Интерес к новым проектам, которые меняют мир; Обязательно 3+ летний опыт Backend разработки на Python Опыт от года на С++ или Go Опыт тестирования (модульные тесты, тестирование производительности) <text:s/>Что мы предлагаем: <text:s text:c="2"/>Атмосфера IT-стартапа и участие в инновационных проектах в области AI <text:s text:c="2"/>Работу в кросс-функциональной команде, уровень разработчиков в компании — middle+/senior. <text:s text:c="2"/>Высокую культуру разработки и актуальный стек технологий. <text:s text:c="2"/>Действительно гибкий график, у нас нет обязательных дней в офисе, команда встречается в офисе по договоренности, так же возможен полностью удаленный формат; <text:s text:c="2"/>Оклад + хороший годовой бонус; <text:s text:c="2"/>Комфортный новый офис в 5 минутах пешком от метро Курская, если тебе все же нравится видеться иногда с коллегами; <text:s text:c="2"/>Программа ДМС с полным покрытием, включая стоматологию и услуги телемедицины, полис для выезжающих за рубеж, страхование жизни; <text:s text:c="2"/>Участие в конференциях и митапах, обучение за счет компании; <text:s text:c="2"/>Бесплатная мобильная связь по всей России; <text:s text:c="2"/>Частичная компенсация фитнес-абонемента через год работы; <text:s text:c="2"/>Ежегодный оплачиваемый отпуск - 31 день; <text:s text:c="2"/>Специальные предложения от партнеров и друзей МТС, включая автострахование, застройщиков, обучение, кафе и много много всего. <text:s/></text:p>
          </table:table-cell>
          <table:table-cell office:value-type="string" calcext:value-type="string">
            <text:p>['Python', 'Docker', 'C++', 'Go', 'PostgreSQL', 'gRPC', 'Docker-compose', 'Работа в команде']</text:p>
          </table:table-cell>
          <table:table-cell office:value-type="string" calcext:value-type="string">
            <text:p>МТС</text:p>
          </table:table-cell>
          <table:table-cell office:value-type="string" calcext:value-type="string">
            <text:p>https://hh.ru/vacancy/49254587</text:p>
          </table:table-cell>
          <table:table-cell office:value-type="string" calcext:value-type="string">
            <text:p>250000.0</text:p>
          </table:table-cell>
          <table:table-cell/>
          <table:table-cell office:value-type="string" calcext:value-type="string">
            <text:p>RUR</text:p>
          </table:table-cell>
          <table:table-cell table:number-columns-repeated="1013"/>
        </table:table-row>
        <table:table-row table:style-name="ro50">
          <table:table-cell office:value-type="float" office:value="70576738" calcext:value-type="float">
            <text:p>70576738</text:p>
          </table:table-cell>
          <table:table-cell office:value-type="string" calcext:value-type="string">
            <text:p>Data engineer на продукт Антиспам (Big Data)</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Big Data МТС – место, где телеком данные превращаются в реально работающие IT-продукты. Мы создали и протестировали несколько десятков сервисов. Самые успешные из них уже стали частью экосистемы МТС. Например, МТС Маркетолог, рекомендации в KION (МТС ТВ), услуга “Кто звонит?” или Спам blacklist. Кого мы ищем? Обязательно: <text:s/>Понимание моделей данных и принципов устройства хранилищ данных Хорошее знание SQL, работа с хранимыми процедурами Опыт работы хотя бы с одной промышленной БД Знание стека Hadoop/Hive/Spark и опыт работы с большими объемами данных Знание Python, написание API Знакомство с CI/CD и Docker Умение вести проекты в GIT <text:s/>Что предстоит делать? <text:s/>Разработка и поддержка пайплайнов обработки данных и машинного обучения на Python и Spark с использованием Airflow, MLflow, а также собственных разработок Организация потоков данных в рамках микросервисной архитектуры платформы, реализация обработки данных в хранимых процедурах БД Интеграция с внешними системами (FTP, API) Поддержка разработанных решений и обеспечение качества данных <text:s/>Сейчас мы ищем Data Engineer на продукт Антиспам <text:s/>Антиспам - это база пользователей услуг на основе данных, которая уже превысила 20 млн, блокируется более 120 млн вызовов в месяц. При входящем вызове номера проверяются по справочнику организаций и по спам-базе, которая обновляется в онлайн-режиме с помощью технологий Big Data. Если номер принадлежит спамеру, он не сможет до вас дозвониться В зависимости от услуги, высветится наименование организации, его категория (при наличии информации), а ненужный звонок блокируется либо направляется на голосового бота или голосовую почту. Абонент затем увидит, какая организация ему звонила, может прослушать оставленное сообщение или прочитать его расшифровку Цель: защитить абонентов от назойливых нецелевых звонков спамеров, предоставить информации о звонящем номере и цели звонка Что вы найдете в команде Big Data? Стек: <text:s/>Используем язык программирования Python Большие данные храним в Hadoop, обрабатываем на Spark (Pyspark, Scala) и SQL Также работаем с данными в PostgreSQL, Teradata, Greenplum Стек ML - Pandas, Scikit-learn, XGBoost, PyTorch, Transformers, BERT, MLflow Процессы автоматизируем в Airflow Контроль версии кода и доступность такового в Git Управляем задачами через Jira и Confluence Мониторинг: Grafana, Prometheus <text:s/>Команда: в команде Data engineer сейчас 30 человек (во всей Big Data МТС более 300 человек). Все Data инженеры разработчики поделены на группы со своими лидами. Каждую неделю мы обмениваемся опытом на совместных синках. Data инженеры работают в продуктах со своей автономной командой, в которой есть все роли: аналитики, DS, разработчики, девопсы, менеджеры продукта. Условия: каждый месяц - аванс и зарплата, дважды в год - премия. ДМС + стоматология, корпоративная связь, специальные предложения от партнеров и друзей МТС, отпуск 31 день в год. Выдаем 16” MacBook Pro или Dell на выбор. Есть ли обучение? <text:s/>Конференции, митапы Корпоративный университет МТС и масштабная виртуальная библиотека А ещё мы регулярно обмениваемся опытом на совместных синках с лидами экспертизы <text:s/>Какой график? Гибкое начало рабочего дня в промежутке с 8 до 11. Есть возможность работать несколько дней вне офиса по договоренности с командой Сколько этапов при отборе? Не более трех: <text:s/>HR + первое тех. интервью с лидом направления Тестовое задание/второе интервью - по необходимости Собеседование с PO и командой, выбор кандидатом проекта <text:s text:c="2"/></text:p>
          </table:table-cell>
          <table:table-cell office:value-type="string" calcext:value-type="string">
            <text:p>['Python', 'Git', 'Spark', 'PostgreSQL', 'Docker']</text:p>
          </table:table-cell>
          <table:table-cell office:value-type="string" calcext:value-type="string">
            <text:p>МТС</text:p>
          </table:table-cell>
          <table:table-cell office:value-type="string" calcext:value-type="string">
            <text:p>https://hh.ru/vacancy/70576738</text:p>
          </table:table-cell>
          <table:table-cell table:number-columns-repeated="1016"/>
        </table:table-row>
        <table:table-row table:style-name="ro63">
          <table:table-cell office:value-type="float" office:value="70027567" calcext:value-type="float">
            <text:p>70027567</text:p>
          </table:table-cell>
          <table:table-cell office:value-type="string" calcext:value-type="string">
            <text:p>Руководитель группы разработки, Tech Lead команды Audiogram (MTS AI)</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MTS AI это отдельная IT-компания внутри экосистемы МТС. У нас царит атмосфера стартапа, новые продукты, никакого легаси, небольшие распределенные команды, с дружественной атмосферой. Мы занимается разработкой уникальных продуктов в сфере искусственного интеллекта: NLP, CV, биометрия, чат-боты, hardware AI. Сейчас мы в поиске опытного техлида для продукnовой команды Audiogram Продукт: Платформа синтеза и распознавания речи на основе нейросетевых технологий Audiogram создан для разработчиков сервисов и услуг, а также для конечных клиентов, которым требуется распознавание больших объёмов аудиофайлов и генерация звукового контента: телеком-операторам, банкам, СМИ и другим компаниям.Audiogram позволяет в реальном времени и в офлайн-режиме автоматически преобразовывать речь в текст, и наоборот, озвучивать текст выбранным голосом, с определенной интонацией и ударениями.На базе платформы, разработанной MTS AI, можно создавать различные сервисы для работы с речью. В том числе: Audiogram может поставляться в качестве программного обеспечения или как облачный сервис. Платформа легко интегрируется с другими решениями MTS AI, в том числе с речевой аналитикой. распознавание речи и озвучивание голосовых помощников; создание аудиокниг; автоматическая генерация субтитров для видео; транскрибация аудио в текст; запись аудиосообщений синтезированным голосом.Подробнее о продукте: https://mts.ai/ru/product/audiogram/ Общий стек продукта: Python 3.9, C++, Swift, FastAPI, SQLAlchemy, AIOHTTP, JS/TS, React/Redux, микросервисы, kubernetes, tensorflow, pytorch, tensorrt, openvino. Задачи: <text:s text:c="2"/>Формирует backlog продукта, планирование и приоритеризацию задач; <text:s text:c="2"/>Выполняет итеративный дизайн архитектуры продукта и компонентов, определяя оптимальный технологический стек и системный дизайн. Идентифицирует технологические и технические риски, определяет способы минимизации и устранения; <text:s text:c="2"/>Декомпозиция и планирование трудоёмкости и сроков реализации задач разработки и компонентов, обеспечивая трансляцию функциональных и нефункциональных требований к продукту (продуктовой команд) в задачи разработки (Dev Engineers, DevOps Engineers, QA Engineers). <text:s text:c="2"/>Координирует и контролирует исполнение задач, управляет техническим долгом команды <text:s text:c="2"/>Проектировать, планировать и развертывать инфраструктуру продукта; <text:s text:c="2"/>Локализовывает проблемы, связанные с программным и аппаратным интерфейсом, а также супервайзит их решения; <text:s text:c="2"/>Определяет методологию разработки, убеждается в её актуальности и соблюдении командой разработки; <text:s text:c="2"/>Определяет частоту, сроки и стратегию выпуска релизов, обеспечивая необходимый баланс скорости доставки изменений (TTM) и качества; <text:s text:c="2"/>Мы ожидаем от вас: <text:s text:c="2"/>Опыт разработчиком ПО - не менее 6 лет; <text:s text:c="2"/>Хорошие практические знания технологий - python, linux, microservices, docker, kubernetes; <text:s text:c="2"/>Опыт руководства кросс-функцианальными продуктовыми командами разработки - не менее 3 лет; <text:s text:c="2"/>Опыт построения масштабируемых решений, оптимизации решений; <text:s text:c="2"/>Желателен опыт построения систем с ML составляющей; <text:s text:c="2"/>Что мы предлагаем: <text:s text:c="2"/>Атмосфера IT-стартапа и участие в инновационных проектах в области AI. Высокую культуру разработки и актуальный стек технологий; <text:s text:c="2"/>Действительно гибкий график, возможность удаленной работы; <text:s text:c="2"/>Оклад + хорошие квартальные и годовые премии; <text:s text:c="2"/>Хорошая программа ДМС с первого дня работы, включая стоматологию и услуги телемедицины, полис для выезжающих за рубеж, страхование жизни; <text:s text:c="2"/>Участие в конференциях и митапах, обучение за счет компании; <text:s text:c="2"/>Комфортный офис в 5 минутах пешком от м.Курская, если тебе все же нравится видеться иногда с коллегами; <text:s text:c="2"/>Бесплатная мобильная связь по всей России, доступы к онлайн-кинотеатру, библиотеке и музыке; <text:s text:c="2"/>Частичная компенсация фитнес-абонемента через год работы; <text:s text:c="2"/>Ежегодный оплачиваемый отпуск - 31 день; <text:s text:c="2"/>Специальные предложения от партнеров и друзей МТС, включая автострахование, застройщиков, обучение, кафе и много много всего. <text:s/></text:p>
          </table:table-cell>
          <table:table-cell office:value-type="string" calcext:value-type="string">
            <text:p>['Python', 'Разработка ПО', 'Управление командой', 'Microservices', 'Разработка продукта']</text:p>
          </table:table-cell>
          <table:table-cell office:value-type="string" calcext:value-type="string">
            <text:p>МТС</text:p>
          </table:table-cell>
          <table:table-cell office:value-type="string" calcext:value-type="string">
            <text:p>https://hh.ru/vacancy/70027567</text:p>
          </table:table-cell>
          <table:table-cell table:number-columns-repeated="1016"/>
        </table:table-row>
        <table:table-row table:style-name="ro59">
          <table:table-cell office:value-type="float" office:value="70049879" calcext:value-type="float">
            <text:p>70049879</text:p>
          </table:table-cell>
          <table:table-cell office:value-type="string" calcext:value-type="string">
            <text:p>Разработчик АБС ЦФТ-Банк (IBSO) Middle/Senior</text:p>
          </table:table-cell>
          <table:table-cell office:value-type="string" calcext:value-type="string">
            <text:p>Уфа</text:p>
          </table:table-cell>
          <table:table-cell office:value-type="string" calcext:value-type="string">
            <text:p>От 3 до 6 лет</text:p>
          </table:table-cell>
          <table:table-cell office:value-type="string" calcext:value-type="string">
            <text:p>Модульбанк работает для предпринимателей и небольших компаний. Мы создаем полезные продукты и сервис. Для этого нужны единомышленники — люди, которые хотят быть частью команды, ценят атмосферу взаимовыручки и результат. Мы поняли, что важно для нас — свобода, развитие, поддержка и позитив. Мы не ограничиваем свободу — говорим открыто, отстаиваем мнения, предлагаем смелые идеи. Поддерживаем развитие — даем возможность расти, делимся опытом, обучаем. Помогаем друг другу — в работе и личных проблемах. У нас нет бюрократии и высокая скорость принятия решений, поэтому все инициативы мы реализовываем действительно быстро. С нами будет много разнообразных и интересных задач, высокий темп работы и не мало ответственности. Мы инновационная компания с открытой демократичной корпоративной культурой, которая ежедневно меняет представление о банковских услугах и упрощает жизнь предпринимателям. Чем предстоит заниматься: <text:s/>Доработкой АБС ЦФТ-Банк как дистрибутивных продуктов, так и развитие собственных; Интеграцией АБС с внешними системами; Автоматизацией и оптимизацией процессов в АБС; Участвовать в разработке ТЗ на доработки в системе; Устранением неполадок и проблем с производительностью; Автоматизированным тестированием системы: регресс и нагрузочное; Развитием средств разработки АБС; Мониторингом, логированием и анализом работы АБС, предложения по развитию. <text:s/>Необходимый опыт: <text:s/>Разработка, поддержка и развитие ЦФТ-Банк; Oracle SQL, PL/SQL или PL+; Python, автоматизированное и BDD тестирование, стек ELK или желание изучить; Знание основных подсистем: РКО, Кредиты, Депозиты, РЦ, Интегратор, Пластиковые карты, Гарантии или ВХО; Опыт работы с МСФО и модулем Ценных бумаг. <text:s/>Условия: <text:s/>Трудоустройство по ТК РФ, полностью "белая" заработная плата; График 5/2, начало рабочего дня не фиксировано; Офис или удаленная работа, всю необходимую технику предоставляем; Города с наличием офиса: Москва, Кострома, Владимир, Уфа, Новосибирск и Барнаул; Отсутствие бюрократии. Быстрое согласование: коммуникация с коллегами в Telegram, звонки в Zoom, задачи в Jira, база знаний в Confluence; Сервис "Деньги вперед" - возможность досрочно получать зарплату в любой день; ДМС после прохождения испытательного срока, включая стоматологию; Спорт и крутые корпоративные мероприятия: Гонка героев, сплав в Уфе и Карелии, соревнования по футболу, настольному теннису, картингу, беговой клуб, киберспорт и другие. </text:p>
          </table:table-cell>
          <table:table-cell office:value-type="string" calcext:value-type="string">
            <text:p>['Разработка ПО', 'База данных: Oracle', 'Oracle Pl/SQL', 'ЦФТ', 'ЦФТ-Банк', 'АБС ЦФТ', 'Python', 'ORACLE']</text:p>
          </table:table-cell>
          <table:table-cell office:value-type="string" calcext:value-type="string">
            <text:p>Модульбанк</text:p>
          </table:table-cell>
          <table:table-cell office:value-type="string" calcext:value-type="string">
            <text:p>https://hh.ru/vacancy/70049879</text:p>
          </table:table-cell>
          <table:table-cell table:number-columns-repeated="1016"/>
        </table:table-row>
        <table:table-row table:style-name="ro35">
          <table:table-cell office:value-type="float" office:value="70532610" calcext:value-type="float">
            <text:p>70532610</text:p>
          </table:table-cell>
          <table:table-cell office:value-type="string" calcext:value-type="string">
            <text:p>DevOps Engineer</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Мы — IT-компания «NAUKA». Больше 30 лет мы создаем уникальные решения для крупных промышленных предприятий, а также создаем продукты для автоматизации бизнес-процессов. Мы ищем DevOps специалиста для усиления команды. Основной проект: технологическая платформа для управления крупным производственным предприятием, создание собственной эко-системы для разработки микросервисов. Что вам предстоит делать: <text:s/>совместная работа с нашими командами разработки; настройка и управления процессом развёртывания сервисов компании; осуществление мониторинга производительности сервисов. <text:s/>Чего мы ждем от вас: <text:s/>уверенное знание ОС Linux (CentOS, Ubuntu); владение скриптовым языком (bash/Python/другой); понимание принципов работы сети, маршрутизации; понимание жизненного цикла программного обеспечения и опыт построения CI/CD процессов; знание/понимание подхода IaC; навыки с Docker: образы, сборка и доставка контейнеров; опыт работы с системой мониторинга (например Zabbix). <text:s/>П.С. Если вы отлично знаете ОС Linux, умеете писать скрипты, но фактического опыта работы DevOps у вас мало - приходите, мы с радостью с вами пообщаемся :) П.П.С. Если у вас есть практика работы с 12 факторными и cloud native приложениями и Gitlab - это для нас просто отличные новости. Что мы предлагаем: <text:s/>работа в масштабных интересных проектах; возможности для профессионального развития; корпоративные обучающие программы, участие в профильных форумах, митапах и конференциях; отличная команда; стабильная заработная плата – условия обсуждаются исходя из ваших ожиданий и опыта; оформление в соответствии с ТК РФ; ДМС после испытательного срока; возможен полностью удаленный и гибридный график работы (в офисе и из дома); пн-пт с возможностью выбора начала рабочего дня; уютный офис в 7 минутах от м. Политехническая; в офисе есть coffee point с постоянно пополняемыми запасами свежих фруктов и печенья. <text:s text:c="2"/></text:p>
          </table:table-cell>
          <table:table-cell office:value-type="string" calcext:value-type="string">
            <text:p>['Linux', 'Zabbix', 'Bash', 'Ubuntu Server', 'Python', 'Scripting', 'CI/CD', 'Docker', 'CentOS', 'DevOps']</text:p>
          </table:table-cell>
          <table:table-cell office:value-type="string" calcext:value-type="string">
            <text:p>Наука</text:p>
          </table:table-cell>
          <table:table-cell office:value-type="string" calcext:value-type="string">
            <text:p>https://hh.ru/vacancy/70532610</text:p>
          </table:table-cell>
          <table:table-cell table:number-columns-repeated="1016"/>
        </table:table-row>
        <table:table-row table:style-name="ro68">
          <table:table-cell office:value-type="float" office:value="70366835" calcext:value-type="float">
            <text:p>70366835</text:p>
          </table:table-cell>
          <table:table-cell office:value-type="string" calcext:value-type="string">
            <text:p>Senior Python Developer</text:p>
          </table:table-cell>
          <table:table-cell office:value-type="string" calcext:value-type="string">
            <text:p>Алматы</text:p>
          </table:table-cell>
          <table:table-cell office:value-type="string" calcext:value-type="string">
            <text:p>От 1 года до 3 лет</text:p>
          </table:table-cell>
          <table:table-cell office:value-type="string" calcext:value-type="string">
            <text:p>We are international IT outsourcing company. We develop software for our clients - big european companies. We are open to hire developers from all over the world for full-time remote work. Right now we are looking for Python developer to join our team in any our office or full-time remote job in your time zone. Requirements: <text:s/>Great knowledge and skills of Python, Django or Flask framework development Production experience at least 1 year or more Good skills and experience of relational databases (PostgreSQL), RabbitMQ, Redis Experienced in microservices architecture Skills in DevOps would be a plus (Docker, AWS, ECS, CI/CD, Terraform, Ansible, Gitlab) Spoken English (Upper-Intermediate or more) <text:s/>We offer: <text:s/>High salary in euro Regular promotion based on the results of performance review Formal employment, paid vacation and sick leaves Flexible schedule, comfort workplace or fully remote job Work in high-skilled teams of professionals Code review in every project Internal learning, tech talks, meetups and level up of technical skills Corporate English and French courses in offices or remotely Relocation programs for employees willing to relocate </text:p>
          </table:table-cell>
          <table:table-cell office:value-type="string" calcext:value-type="string">
            <text:p>['Python', 'Django Framework', 'PostgreSQL', 'Flask', 'DRF', 'Django', 'SQL', 'Английский язык']</text:p>
          </table:table-cell>
          <table:table-cell office:value-type="string" calcext:value-type="string">
            <text:p>Новео</text:p>
          </table:table-cell>
          <table:table-cell office:value-type="string" calcext:value-type="string">
            <text:p>https://hh.ru/vacancy/70366835</text:p>
          </table:table-cell>
          <table:table-cell table:number-columns-repeated="1016"/>
        </table:table-row>
        <table:table-row table:style-name="ro69">
          <table:table-cell office:value-type="float" office:value="70566812" calcext:value-type="float">
            <text:p>70566812</text:p>
          </table:table-cell>
          <table:table-cell office:value-type="string" calcext:value-type="string">
            <text:p>Инженер-программист (проект "РЕД ОС")</text:p>
          </table:table-cell>
          <table:table-cell office:value-type="string" calcext:value-type="string">
            <text:p>Волгоград</text:p>
          </table:table-cell>
          <table:table-cell office:value-type="string" calcext:value-type="string">
            <text:p>От 1 года до 3 лет</text:p>
          </table:table-cell>
          <table:table-cell office:value-type="string" calcext:value-type="string">
            <text:p>Привет! Мы - компания «Открытые Бизнес Технологии» поставщик услуг в сфере управленческого и ИТ-консалтинга, разработки, внедрения программного обеспечения и интеграционных решений. Являемся аккредитованной организацией, осуществляющей деятельность в области информационных технологий. Мы работаем с 2008 года и в настоящее время сопровождаем более 2 000 клиентов. Наши клиенты - это органы исполнительной власти, государственные и муниципальные учреждения Волгоградской и Астраханской области, комитет финансов Волгоградской области, комитет информационных технологий Волгоградской области. Мы – это программисты-разработчики (Python, Java, JavaScript, C#, SQL), системные аналитики, аналитики по бухгалтерскому учету бюджетных учреждений, менеджеры по управлению проектами, системные администраторы и специалисты службы технической поддержки. Сейчас в компании работает более 60 сотрудников. Наша компания растёт быстрыми темпами, и у нас большие и амбициозные цели! Чтобы реализовать намеченный план мы открываем вакансию Инженер-программист на проект «РЕД ОС». Операционная система «РЕД ОС» - российская операционная система разрабатывается с 2014 года, компанией РЕДСОФТ (Москва). ОС представляет собой совокупность интегрированных программных продуктов, созданных на основе операционной системы Linux. Наша компания выступает в качестве партнера для поддержки пользователей ОС «РЕД ОС» Чем предстоит заниматься: <text:s/>Разработка пакетной базы ОС РЕД ОС Сборка rpm пакетов для РЕД ОС Отладка работы пакетов. Разработка и наложение патчей. Устранение уязвимостей. <text:s/>Ищем человека, который имеет: <text:s/>Высшее или неоконченное высшее, среднее техническое образование; Знание скриптового языка (Perl, Python); Знание ОС Linux; Знание пакетной базы rpm. Знание системы управления версиями. Технический английский. <text:s text:c="3"/>Почему у нас отлично работать: <text:s/>У нас профессиональный и дружный коллектив разработчиков Официальное оформление в соответствии с ТК РФ, оплата больничных, полноценный оплачиваемый отпуск Мы даем возможность удаленной работы, оплачиваем абонемент в зал, обучаем английскому... ну, стремимся не отставать от всех трендов IT отрасли. Напиши мне на почту, и мы договоримся о звонке. </text:p>
          </table:table-cell>
          <table:table-cell office:value-type="string" calcext:value-type="string">
            <text:p>['Linux', 'Python', 'Perl']</text:p>
          </table:table-cell>
          <table:table-cell office:value-type="string" calcext:value-type="string">
            <text:p>Открытые Бизнес Технологии</text:p>
          </table:table-cell>
          <table:table-cell office:value-type="string" calcext:value-type="string">
            <text:p>https://hh.ru/vacancy/70566812</text:p>
          </table:table-cell>
          <table:table-cell office:value-type="string" calcext:value-type="string">
            <text:p>80000.0</text:p>
          </table:table-cell>
          <table:table-cell/>
          <table:table-cell office:value-type="string" calcext:value-type="string">
            <text:p>RUR</text:p>
          </table:table-cell>
          <table:table-cell table:number-columns-repeated="1013"/>
        </table:table-row>
        <table:table-row table:style-name="ro70">
          <table:table-cell office:value-type="float" office:value="70287952" calcext:value-type="float">
            <text:p>70287952</text:p>
          </table:table-cell>
          <table:table-cell office:value-type="string" calcext:value-type="string">
            <text:p>Разработчик RPA в scrum-команду</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БИТ:ERP - инновационное подразделение внутри крупной международной IT компании (внесена в список аккредитованных IT-организаций Минцифры). Перешли на 100% дистанционную работу ещё до того, как это стало мейнстримом :) <text:s text:c="2"/>ТЕХНОЛОГИЧЕСКИЙ СТЕК: <text:s text:c="2"/>Платформа PIX RPA, 1С:Предприятие 8; <text:s text:c="2"/>Github (используем монорепозиторий для всех компонент продукта, придерживаемся Feature driven development - ветки создаются под фичи); <text:s text:c="2"/>E2E автотесты на Gherkin (Vanessa Automation); <text:s text:c="2"/>CI/CD (Jenkins, Github Actions, Ansible, Terraform и т.п.); <text:s text:c="2"/>Задачи (и scrum-доски) ведем в Yandex.Tracker, документацию - в Yandex.Wiki. Общение - в Slack и Zoom. Карты пользовательских историй - в FeatureMap; <text:s text:c="2"/>Контроль качества кода - SonarQube; <text:s text:c="2"/>Для интеграций используем RabbitMQ (в том числе AMQP(s), MQTT(s), Streams). <text:s text:c="4"/>ЗАДАЧИ <text:s text:c="2"/>Разработка и поддержка скриптов на платформе PIX RPA; <text:s text:c="2"/>Проведение демонстрации возможностей программного продукта (PIX RPA); <text:s text:c="2"/>Анализ бизнес-процессов клиента и составление карт пользовательских историй; <text:s text:c="2"/>Ответы на технические и коммерческие вопросы по линейке продуктов PIX RPA; <text:s text:c="2"/>Проведение обучающих семинаров по возможностям программного продукта для потенциальных клиентов – очных и в форме вебинаров; <text:s text:c="2"/>Подготовка технико-коммерческих предложений; <text:s text:c="2"/>Подготовка технико-экономических обоснований внедрения RPA и использования программных роботов. <text:s text:c="4"/>ТРЕБОВАНИЯ <text:s text:c="2"/>Высшее образование в области информационных технологий, математическое или экономическое; <text:s text:c="2"/>Опыт программирования на языках C# / VB.NET / VBA; <text:s text:c="2"/>Знание основ: JSON, XML, XSD, HTML, CSS, JavaScript, SQL; <text:s text:c="2"/>Базовые знания git, командной строки win/powershell или *nix; <text:s text:c="2"/>Понимание основных принципов работы бизнес приложений и баз данных; <text:s text:c="2"/>Хорошая грамотная устная и письменная речь. <text:s text:c="4"/>ДОПОЛНИТЕЛЬНЫМИ ПРЕИМУЩЕСТВАМИ БУДУТ <text:s text:c="2"/>Знание бизнес-процессов какой-либо отрасли или бэк-офиса; <text:s text:c="2"/>Наличие сертификата по любой RPA или BPM платформе; <text:s text:c="2"/>Знание Python, 1С; <text:s text:c="2"/>Опыт использования регулярных выражений; <text:s text:c="2"/>Опыт написания и использований автотестов; <text:s text:c="2"/>Опыт внедрения ERP-систем (SAP, OeBS, 1C, Axapta); <text:s text:c="2"/>Опыт работы с системами электронного документооборота, системами распознавания текста (OCR), BPM, CRM, BI системами; <text:s text:c="2"/>Уверенный навык подготовки презентаций в MS Power Point; <text:s text:c="2"/>Знание английского языка (Upper Intermediate и выше). <text:s text:c="4"/>МЫ ПРЕДЛАГАЕМ <text:s/>Возможность быть на острие прогресса, во всех смыслах: лучшие инструменты, методики, мировые практики не в теории, а в работе; Интересные и сложные задачи, компетентный руководитель и коллеги; 100% дистанционная работа (сотрудники подписывают официальные документы электронной подписью); работа в аккредитованной Министерством цифрового развития IT-организации, непосредственное участие в разработке и поддержке ИТ-решений; Оформление по ТК, стабильная белая зарплата (оклад). <text:s text:c="2"/></text:p>
          </table:table-cell>
          <table:table-cell office:value-type="string" calcext:value-type="string">
            <text:p>['SQL', 'Английский язык', 'Python', 'Git', 'C#', 'RPA']</text:p>
          </table:table-cell>
          <table:table-cell office:value-type="string" calcext:value-type="string">
            <text:p>Первый Бит</text:p>
          </table:table-cell>
          <table:table-cell office:value-type="string" calcext:value-type="string">
            <text:p>https://hh.ru/vacancy/70287952</text:p>
          </table:table-cell>
          <table:table-cell office:value-type="string" calcext:value-type="string">
            <text:p>100000.0</text:p>
          </table:table-cell>
          <table:table-cell office:value-type="string" calcext:value-type="string">
            <text:p>150000.0</text:p>
          </table:table-cell>
          <table:table-cell office:value-type="string" calcext:value-type="string">
            <text:p>RUR</text:p>
          </table:table-cell>
          <table:table-cell table:number-columns-repeated="1013"/>
        </table:table-row>
        <table:table-row table:style-name="ro56">
          <table:table-cell office:value-type="float" office:value="68610452" calcext:value-type="float">
            <text:p>68610452</text:p>
          </table:table-cell>
          <table:table-cell office:value-type="string" calcext:value-type="string">
            <text:p>Python back-end разработчик</text:p>
          </table:table-cell>
          <table:table-cell office:value-type="string" calcext:value-type="string">
            <text:p>Кострома</text:p>
          </table:table-cell>
          <table:table-cell office:value-type="string" calcext:value-type="string">
            <text:p>От 3 до 6 лет</text:p>
          </table:table-cell>
          <table:table-cell office:value-type="string" calcext:value-type="string">
            <text:p>Основная задача: создание сервисов для автоматизированного сбора данных и их структурирования. На основании представленной нами аналитики клиенты принимают ключевые решения в бизнесе: определяют ценовую стратегию и формулируют ассортиментную политику. Задачи: <text:s text:c="2"/>Разработка общих модулей и их внедрение в существующие парсеры <text:s text:c="2"/>Разработка парсеров сайтов и приложений <text:s text:c="2"/>Разработка API <text:s text:c="2"/>Участие в формировании архитектуры новых сервисов и проектов <text:s text:c="2"/>Документирование кода <text:s text:c="2"/>Рецензия кода <text:s text:c="2"/>Стек технологий: Python 3.6+, requests, bs4, selenium. Ожидания от кандидата: <text:s text:c="2"/>Опыт разработки на Python 3.6 или выше, написание кода, работающего на разных версиях Python и ОС; контроль и работа с сабмодулями. <text:s text:c="2"/>Понимание принципов SOLID, придерживаться ООП в разработке, избегать высокого уровня вложенности. <text:s text:c="2"/>Опыт работы с ОС Debian или его производными как Ubuntu, уверенный пользователь командной строки linux. <text:s text:c="2"/>Знание git не ниже среднего, понимание отличия fetch от pull. <text:s text:c="3"/>Способность к самостоятельной декомпозиции задач, проработке архитектуры, проектированию и разработке. <text:s text:c="2"/>Умение писать эффективный и понятный код, способность аргументировать свои решения и договариваться с коллегами. <text:s text:c="2"/>Опыт использования: postman, charles, fiddler <text:s text:c="2"/>Приветствуется опыт работы с: <text:s text:c="2"/>scrapy, asyncio, celery, redis, kafka, rabbitmq, elasticsearch, reindexer, pgsql, docker swarm, k9s <text:s text:c="2"/>Условия: <text:s text:c="2"/>Полная занятость; график работы 5/2 <text:s text:c="2"/>Мы обеспечим уютную рабочую атмосферу в офисе (г. Кострома) или предложим дистанционный формат работы (из дома) <text:s text:c="2"/>Зарплата от 100 000 руб. <text:s/></text:p>
          </table:table-cell>
          <table:table-cell office:value-type="string" calcext:value-type="string">
            <text:p>['Python', 'API', 'Git', 'bs4', 'Selenium', 'requests', 'ООП', 'SOLID']</text:p>
          </table:table-cell>
          <table:table-cell office:value-type="string" calcext:value-type="string">
            <text:p>ПромоДата</text:p>
          </table:table-cell>
          <table:table-cell office:value-type="string" calcext:value-type="string">
            <text:p>https://hh.ru/vacancy/68610452</text:p>
          </table:table-cell>
          <table:table-cell office:value-type="string" calcext:value-type="string">
            <text:p>100000.0</text:p>
          </table:table-cell>
          <table:table-cell/>
          <table:table-cell office:value-type="string" calcext:value-type="string">
            <text:p>RUR</text:p>
          </table:table-cell>
          <table:table-cell table:number-columns-repeated="1013"/>
        </table:table-row>
        <table:table-row table:style-name="ro55">
          <table:table-cell office:value-type="float" office:value="69714540" calcext:value-type="float">
            <text:p>69714540</text:p>
          </table:table-cell>
          <table:table-cell office:value-type="string" calcext:value-type="string">
            <text:p>Инженер-программист</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В связи со стартом новых проектов подразделению по разработке программного обеспечения срочно требуются разработчики! С чем предстоит работать: <text:s/>Backend разработка ведется на .Net 5+, все сервисы пишутся на ASP.NET; Frontend разработка ведётся с применением Angular, используются opensource наборы компонентов, с адаптацией под себя; Работая с инфраструктурой, вы коснетесь nginx, pgsql, стек ELK, MongoDB, Docker; Задачи и документация ведутся в GitLab, youtrack; Развёртывание выполняется с применением gitlab-ci и TeamCity. <text:s text:c="3"/>Что мы ждем от кандидата: <text:s/>Уверенные знания платформы .Net; Умения работать с реляционными базами данных (pgsql, ms sql, oracle); Знания в области frontend разработки (js, css, html; плюсом будет умение работать с angular и TS); Умение работать с системами контроля версий - Git. <text:s/>Навыки, которые могут стать вашим преимуществом: <text:s text:c="2"/>Опыт работы с MongoDB; Опыт работы с контейниризацией; Умение работать с оркестровщиками; Знание python; Умение работать с ORM (EF core); <text:s text:c="3"/>Мы предлагаем: <text:s text:c="2"/>Работу в стабильной компании совместно с дружной командой экспертов, интересные задачи, масштабные, сложные проекты, возможность внести свой весомый вклад в создание продуктов, которыми пользуются множество людей; <text:s text:c="2"/>Интересную и перспективную предметную область; <text:s text:c="2"/>Конкурентоспособную белую заработную плату; <text:s text:c="2"/>Официальное трудоустройство с первого дня; <text:s text:c="2"/>Рабочее место, а именно: высокопроизводительные ноутбуки, SSD, + монитор, (клавиатура и мышь по запросу); <text:s text:c="2"/>График 5/2, гибкое утро, удаленный формат работы; <text:s text:c="2"/>ДМС после испытательного срока, расширенный ДМС и компенсация спорта после 1 года работы, компенсация питания; <text:s text:c="2"/>Корпоративное обучение; <text:s text:c="2"/>Регулярные корпоративные мероприятия; <text:s text:c="2"/>Уровень заработной платы обсуждается с кандидатом по итогам собеседования. <text:s/></text:p>
          </table:table-cell>
          <table:table-cell office:value-type="string" calcext:value-type="string">
            <text:p>['Git', 'C#', 'MongoDB', '.NET Framework', 'HTML5', 'CSS3', 'AngularJS', 'SQL', 'JavaScript', 'PostgreSQL', '.NET Core']</text:p>
          </table:table-cell>
          <table:table-cell office:value-type="string" calcext:value-type="string">
            <text:p>РАМЭК - ВС</text:p>
          </table:table-cell>
          <table:table-cell office:value-type="string" calcext:value-type="string">
            <text:p>https://hh.ru/vacancy/69714540</text:p>
          </table:table-cell>
          <table:table-cell table:number-columns-repeated="1016"/>
        </table:table-row>
        <table:table-row table:style-name="ro44">
          <table:table-cell office:value-type="float" office:value="70012030" calcext:value-type="float">
            <text:p>70012030</text:p>
          </table:table-cell>
          <table:table-cell office:value-type="string" calcext:value-type="string">
            <text:p>Senior Data Scientist (оценка моделей)</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В команду валидации моделей и рейтинговых систем ищем Senior Data Scientist с сильной математической базой и отличным знанием статистики и методов Machine Learning. Для нас важно, чтобы наш будущий коллега умел сохранять спокойствие и объективно аргументировать свою точку зрения перед внешними и внутренними контрагентами. Про банк: Росбанк обслуживает более 4 млн клиентов в 70 регионах России, входит в ТОП-3 рейтинга самых надежных российских банков по версии журнала Forbes и включен Банком России в число 12 системно-значимых кредитных организаций России. Наш банк имеет наивысшие кредитные рейтинги российских и международных рейтинговых агентств. Про команду: Наша команда занимается анализом практически всех моделей банка для проверки их качества, поиска и выявлением областей риска этих моделей, информирует и консультирует по результатам владельцев моделей и CRO. У нас большое разнообразие моделей для анализа, возможности участия в крупном проекте по выстраиванию жизненного цикла моделей в банке. Сейчас в нашей команде 4 сотрудника – все занимаются валидацией моделей, ищем кандидата под расширение команды. Наша цель – улучшать качество моделей банка, автоматизировать рутинные задачи, уменьшать модельный риск. Что предстоит делать: <text:s/>Валидировать, оценивать качество ML-моделей (benchmark) моделей Банка; Оценивать их бизнес-применение; Оформлять результаты валидации в отчет и предоставлять их владельцам моделей. <text:s/>Стек: Основным языком алгоритмов моделей и тестов является Python. Что ждем от сотрудника: <text:s/>Знание статистики и методов Machine Learning; Работа с большими данными; Умение программировать на Python и разбираться в чужом коде; Опыт моделирования и проведения оценки качества моделей. <text:s/>Мы предлагаем: <text:s/>Стабильный и прозрачный доход: зарплата и премии по результатам работы; Уникальная возможность – полностью дистанционный формат работы; Личностное развитие и рост: корпоративная электронная библиотека Альпина, возможность прохождения бесплатного обучения и тренингов, участия в регулярных встречах корпоративных клубов и скидки на курсы онлайн школ; Программа корпоративных скидок и привилегий Primezone: развлечение, отдых, товары и услуги, обучение; Сообщества по интересам сотрудников; Скидки и привилегии по кредитам, ипотека на льготных условиях, льготные условия обслуживания и т.п.; Забота о здоровье сотрудников: программа ДМС, включая стоматологию и страхование при выезде за рубеж, корпоративные спортивные команды и скидки на абонементы в фитнес-клубы; Дополнительная оплата за больничный лист: доплата сверх пособия по болезни до оклада (до 5 рабочих дней в год); Программа волонтерства и благотворительности. </text:p>
          </table:table-cell>
          <table:table-cell office:value-type="string" calcext:value-type="string">
            <text:p>['Python', 'Machine Learning']</text:p>
          </table:table-cell>
          <table:table-cell office:value-type="string" calcext:value-type="string">
            <text:p>РОСБАНК</text:p>
          </table:table-cell>
          <table:table-cell office:value-type="string" calcext:value-type="string">
            <text:p>https://hh.ru/vacancy/70012030</text:p>
          </table:table-cell>
          <table:table-cell table:number-columns-repeated="1016"/>
        </table:table-row>
        <table:table-row table:style-name="ro27">
          <table:table-cell office:value-type="float" office:value="70763278" calcext:value-type="float">
            <text:p>70763278</text:p>
          </table:table-cell>
          <table:table-cell office:value-type="string" calcext:value-type="string">
            <text:p>DevOps Engineer (удаленная работа)</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риглашаем DEVOPS ENGINEER присоединиться к нашей команде. В Росбанке возможен полностью дистанционный формат работы: откуда работать - решать только тебе! Приходи к нам, чтобы работать над амбициозными и интересными проектами и наслаждаться балансом между работой и личной жизнью! Мы обслуживаем более 4 млн клиентов в 70 регионах России. Росбанк входит в ТОП-3 рейтинга самых надежных российских банков по версии журнала Forbes и включен Банком России в число 12 системно-значимых кредитных организаций России. Наш банк имеет наивысшие кредитные рейтинги российских и международных рейтинговых агентств. ОБЯЗАННОСТИ: <text:s/>Определение и внедрение методологии, стандартов и инженерных практик DevOps; Внедрение, развитие и сопровождение инструментов DevOps; Обучение инструментам и инженерным практикам DevOps; Адаптация инструментов и внедрение инженерных практик DevOps в командах (продуктовых, сервисных, платформенных и др.). <text:s/>ТРЕБОВАНИЯ: <text:s/>Опыт работы с инструментами автоматизации (Jenkins, GitLab, DevOps Azure, etc); Опыт работы с инструментами сбора логов (ELK Stack) Опыт работы с Nexus Repository/Artifactory; Знание SCM (Bitbucket, Git, GitLab); Опыт работы с системами управлением конфигурациями (Ansible); Знание SQL и/или одного из скриптовых языков разработки Bash, PowerShell, Python. <text:s/>УСЛОВИЯ: <text:s/>Уникальная возможность – полностью дистанционный формат работы. Откуда работать – решать только тебе! Стабильный и прозрачный доход: зарплата и премии по результатам работы; График 5/2; 31 календарный день оплачиваемого отпуска; Забота о здоровье сотрудников: программа ДМС, включая стоматологию и страхование при выезде за рубеж, корпоративные спортивные команды и скидки на абонементы в фитнес-клубы; Дополнительная оплата за больничный лист: доплата сверх пособия по болезни до оклада (до 5 рабочих дней в год); Личностное развитие и рост: корпоративная электронная библиотека Альпина, возможность прохождения бесплатного обучения и тренингов, участия в регулярных встречах корпоративных клубов и скидки на курсы он-лайн школ; Скидки и привилегии по кредитам, ипотека на льготных условиях, льготные условия обслуживания и т.п.; Программа корпоративных скидок и привилегий Primezone: развлечение, отдых, товары и услуги, обучение; Программа волонтерства и благотворительности; Сообщества по интересам сотрудников. </text:p>
          </table:table-cell>
          <table:table-cell office:value-type="string" calcext:value-type="string">
            <text:p>['Git', 'Python', 'Bash', 'ELK']</text:p>
          </table:table-cell>
          <table:table-cell office:value-type="string" calcext:value-type="string">
            <text:p>РОСБАНК</text:p>
          </table:table-cell>
          <table:table-cell office:value-type="string" calcext:value-type="string">
            <text:p>https://hh.ru/vacancy/70763278</text:p>
          </table:table-cell>
          <table:table-cell table:number-columns-repeated="1016"/>
        </table:table-row>
        <table:table-row table:style-name="ro71">
          <table:table-cell office:value-type="float" office:value="70902142" calcext:value-type="float">
            <text:p>70902142</text:p>
          </table:table-cell>
          <table:table-cell office:value-type="string" calcext:value-type="string">
            <text:p>SAS develop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Приглашаем SAS разработчика присоединиться к нашей команде.Наша команда занимается автоматизацией и развитием верификационной платформы Банка.Мы разрабатываем новое ПО, позволяющее максимально сократить время проверки клиента, при этом не потеряв в объеме и качестве поученной информации. Нашими клиентами являются сотрудники банка, отвечающие за развитие бизнеса. В Росбанке возможен полностью дистанционный формат работы: откуда работать - решать только тебе! Приходи к нам, чтобы работать над амбициозными и интересными проектами и наслаждаться балансом между работой и личной жизнью! Росбанк – универсальный банк. Мы обслуживаем более 4 млн клиентов в 70 регионах России. Росбанк входит в ТОП-3 рейтинга самых надежных российских банков по версии журнала Forbes и включен Банком России в число 13 системно-значимых кредитных организаций России. Наш банк имеет наивысшие кредитные рейтинги российских и международных рейтинговых агентств. Обязанности: Участие в проработке технических и интеграционных решений для систем сопровождения обеспечений, лимитов и рейтингов (SAS ELM, Rating Tool), системы жизненного цикла моделей (MRM), в том числе: <text:s/>Анализ и проработка требований от заказчика; Разработка часть приложения и БД; Тестирование поставок; Контроль качества документации (проверка маппингов и функциональных спецификаций); Анализ инцидентов. <text:s/>Требования: <text:s/>Знание SQL (написание продвинутых запросов к базам данных); Опыт работы с продуктами SAS; Опыт в написании аналитических документов, технической документации; Опыт разработки ТЗ на интеграцию со смежными системами; Знания банковских процессов кредитных рисков; Открытость к кроссфункциональности; Навыки работы в команде.Плюсом будет: Опыт работы с JIRA, Confluence; Опыт использования HTTP-запросов (POST/GET); Опыт интеграции на основе SOAP/REST API (знакомство с XML/JSON); Опыт разработки на Python, Java; Опыт работы и понимание принципов построения СУБД; Оптимизация сложных SQL-запросов. <text:s/>Условия: <text:s/>Уникальная возможность – полностью дистанционный формат работы. Откуда работать – решать только тебе! Стабильный и прозрачный доход: зарплата и премии по результатам работы; График 5/2; 31 календарный день оплачиваемого отпуска; Забота о здоровье сотрудников: программа ДМС, включая стоматологию и страхование при выезде за рубеж, корпоративные спортивные команды и скидки на абонементы в фитнес-клубы; Дополнительная оплата за больничный лист: доплата сверх пособия по болезни до оклада (до 5 рабочих дней в год); Личностное развитие и рост: корпоративная электронная библиотека Альпина, возможность прохождения бесплатного обучения и тренингов, участия в регулярных встречах корпоративных клубов и скидки на курсы он-лайн школ; Скидки и привилегии по кредитам, ипотека на льготных условиях, льготные условия обслуживания и т.п.; Программа корпоративных скидок и привилегий Primezone: развлечение, отдых, товары и услуги, обучение; Программа волонтерства и благотворительности; Сообщества по интересам сотрудников. </text:p>
          </table:table-cell>
          <table:table-cell office:value-type="string" calcext:value-type="string">
            <text:p>['SAS RTDM', 'SQL', 'Java', 'Python', 'Sas', 'JSON API', 'XML', 'SOAP']</text:p>
          </table:table-cell>
          <table:table-cell office:value-type="string" calcext:value-type="string">
            <text:p>РОСБАНК</text:p>
          </table:table-cell>
          <table:table-cell office:value-type="string" calcext:value-type="string">
            <text:p>https://hh.ru/vacancy/70902142</text:p>
          </table:table-cell>
          <table:table-cell table:number-columns-repeated="1016"/>
        </table:table-row>
        <table:table-row table:style-name="ro61">
          <table:table-cell office:value-type="float" office:value="70521795" calcext:value-type="float">
            <text:p>70521795</text:p>
          </table:table-cell>
          <table:table-cell office:value-type="string" calcext:value-type="string">
            <text:p>DevOps инженер</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В платформенную команду мы ищем DevOps инженера. Тебе предстоит работать с внешними командами разработки банка: проводить техническую оценку команды, выявлять слабые места и помогать внедрять DevOps практики в команду. Работа направления Consulting &amp; implementation не совсем похожа на традиционную работу DevOps инженера. У нас помимо серьезной инженерной работы, достаточно много аналитической работы и коммуникаций с людьми. Основная наша задача - внедрить DevOps культуру в командах разработки банка, временно участвовать в их работе для внедрения процессов и выйти. В Росбанке возможен полностью дистанционный формат работы: откуда работать - решать только тебе! Приходи к нам, чтобы работать над амбициозными и интересными проектами и наслаждаться балансом между работой и личной жизнью! Росбанк – универсальный банк в составе международной финансовой группы Societe Generale. Мы обслуживаем более 4 млн клиентов в 70 регионах России. Росбанк входит в ТОП-3 рейтинга самых надежных российских банков по версии журнала Forbes и включен Банком России в число 12 системно-значимых кредитных организаций России. Наш банк имеет наивысшие кредитные рейтинги российских и международных рейтинговых агентств. ЗАДАЧИ: <text:s/>Анализ уровня зрелости команд, подготовка рекомендаций по развитию DevOps практик и культуры в командах разработки банка; Формирование DevOps культуры в командах банка; Построение DevOps процессов в командах банка, посредством внедрения автоматизации сборки и деплоя, внедрение сервиса DevOps под ключ; Развитие инструментов DevOps платформы банка; Активное развитие культуры DevOps в банке: участие в развитии внутренней DevOps школы, участие во внутренних мероприятиях; Анализ текущего состояния развития DevOps в банке относительно российского рынка. <text:s text:c="3"/>ТРЕБОВАНИЯ: <text:s/>Высшее образование (информационные технологии); Опыт работы от 2 лет; Понимание DevOps культуры и основных DevOps практик; Понимание процессов цикла разработки ПО; Уверенная работа с Git, мы используем Bitbucket и Gitlab; Опыт работы с Jenkins; Администрирование и написание Jenkins Declarative Pipeline; Знание groovy DLC; Опыт работы с ELK; Опыт работы с Nexus или аналогичными системами; Уверенное владение Ansible, Docker; Опыт работы с k8s, Openshift, с системами мониторинга Zabbix, Prometheus; Опыт работы с Grafana. Создание дашбордов;2 Уверенное знание Linux (Мы используем CentOS и RHEL); Опыт работы с виртуализацией (опыт работы с облаками будет плюсом); Свободное применение основных операторов SQL; Знание языков программирования Python, Bash, Powershell; Будет плюсом опыт работы с Maven, Gradle. <text:s text:c="3"/>УСЛОВИЯ: <text:s/>Уникальная возможность – полностью дистанционный формат работы. Откуда работать – решать только тебе! Стабильный и прозрачный доход: зарплата и премии по результатам работы; График 5/2; 31 календарный день оплачиваемого отпуска; Забота о здоровье сотрудников: программа ДМС, включая стоматологию и страхование при выезде за рубеж, корпоративные спортивные команды и скидки на абонементы в фитнес-клубы; Дополнительная оплата за больничный лист: доплата сверх пособия по болезни до оклада (до 5 рабочих дней в год); Личностное развитие и рост: корпоративная электронная библиотека Альпина, возможность прохождения бесплатного обучения и тренингов, участия в регулярных встречах корпоративных клубов и скидки на курсы он-лайн школ; Скидки и привилегии по кредитам, ипотека на льготных условиях, льготные условия обслуживания и т.п.; Программа корпоративных скидок и привилегий Primezone: развлечение, отдых, товары и услуги, обучение; Программа волонтерства и благотворительности; Сообщества по интересам сотрудников. </text:p>
          </table:table-cell>
          <table:table-cell office:value-type="string" calcext:value-type="string">
            <text:p>['Python', 'Docker', 'Bash', 'Linux', 'Ansible', 'ELK', 'Jenkins', 'Gitlab']</text:p>
          </table:table-cell>
          <table:table-cell office:value-type="string" calcext:value-type="string">
            <text:p>РОСБАНК</text:p>
          </table:table-cell>
          <table:table-cell office:value-type="string" calcext:value-type="string">
            <text:p>https://hh.ru/vacancy/70521795</text:p>
          </table:table-cell>
          <table:table-cell table:number-columns-repeated="1016"/>
        </table:table-row>
        <table:table-row table:style-name="ro30">
          <table:table-cell office:value-type="float" office:value="70434198" calcext:value-type="float">
            <text:p>70434198</text:p>
          </table:table-cell>
          <table:table-cell office:value-type="string" calcext:value-type="string">
            <text:p>Data Engineer</text:p>
          </table:table-cell>
          <table:table-cell office:value-type="string" calcext:value-type="string">
            <text:p>Воронеж</text:p>
          </table:table-cell>
          <table:table-cell office:value-type="string" calcext:value-type="string">
            <text:p>От 3 до 6 лет</text:p>
          </table:table-cell>
          <table:table-cell office:value-type="string" calcext:value-type="string">
            <text:p>Наша команда объединяет более 1300 IT специалистов в 13 офисах по всей стране. Мы гордимся нашими проектами: <text:s/>Портал gosuslugi.ru, число пользователей которого достигает 130 млн Высоконагруженные системы электронного правительства Инновационная платформа биометрической идентификации Передовые отраслевые и бизнес-решения <text:s/>Мы ищем профессионалов, способных мыслить глобально и создавать тренды. Сейчас нам требуется Data Engineer, способный быстро погрузиться в новые задачи и усилить нашу команду. Что ты уже умеешь: <text:s/>Знание SQL и оптимизация запросов; Опыт разработки с использованием Python Опыт работы с реляционными СУБД (Oracle / PostgreSQL / MSSQL); Опыт разработки и внедрения алгоритмов работы с данными (матчинг данных и др.) Опыт визуализации данных (BI, Python: Pandas+matplotlib и т.д) СОВСЕМ КРУТО, ЕСЛИ: Знаком с экосистемой Hadoop (HDFS, Hive, Spark, HBase, etc.) Знаком с MPP системами (Greenplum, Teradata, Vertica и т.д.) <text:s/>Что ты будешь делать: <text:s text:c="2"/>Стек технологий: Python, Airflow, NiFi, Hadoop, Spark, Kafka, Greenplum <text:s text:c="2"/>Методология: Agile <text:s text:c="2"/>Участвовать в разработке Data Lake и хранилища данных в роли Data Engineer; <text:s text:c="2"/>Участие в разработке архитектуры ETL процессов и инструментов для работы с данными;Участие в тестировании; <text:s text:c="2"/>Обеспечение контроля качества данных, мониторинг, анализ и устранение проблем с качеством данных. <text:s text:c="2"/>Что мы предлагаем: <text:s/>Опыт работы над социально значимыми проектами; Официальное трудоустройство в соответствии с ТК РФ с первого рабочего дня; Возможность работать удаленно; Конкурентную заработную плату; Квартальные и годовые бонусы; Кафетерий льгот; ДМС + стоматология и международная страховка; Интересную программу внутреннего и внешнего обучения. </text:p>
          </table:table-cell>
          <table:table-cell office:value-type="string" calcext:value-type="string">
            <text:p>['Git', 'SQL', 'Apache Kafka', 'NoSQL', 'Kafka', 'Hadoop', 'Greenplum', 'Python']</text:p>
          </table:table-cell>
          <table:table-cell office:value-type="string" calcext:value-type="string">
            <text:p>РТ Лабс</text:p>
          </table:table-cell>
          <table:table-cell office:value-type="string" calcext:value-type="string">
            <text:p>https://hh.ru/vacancy/70434198</text:p>
          </table:table-cell>
          <table:table-cell table:number-columns-repeated="1016"/>
        </table:table-row>
        <table:table-row table:style-name="ro29">
          <table:table-cell office:value-type="float" office:value="69626610" calcext:value-type="float">
            <text:p>69626610</text:p>
          </table:table-cell>
          <table:table-cell office:value-type="string" calcext:value-type="string">
            <text:p>Senior Python разработчик (Госуслуги, цифровой ассистент)</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РТЛабс - дочерняя компания Ростелекома, 19 лет на рынке IT, наш флагманский проект это Госуслуги. Наши офисы расположены в 13 городах России. Формат работы: удаленно \ гибрид\ офис ЧТО ВЫ БУДЕТЕ ДЕЛАТЬ: • Активно взаимодействовать с Владельцем Продукта • Работать по agile-методологии • Читать user-story и составлять техническое решение с командой • Разрабатывать новый функционал по методологии TDD: создание unit-, функциональных, интеграционных и регрессионных тестов • Подвергаться и проводить перекрёстное код-ревью коллег, в том числе их других команд Робота Макса • Разрабатывать API, как внутренние (PEP 3107, PEP 484, PEP 526, mypy), так и внешние (OAS, AsyncAPI) • Совместно с QA и DevOps проводить анализ журналов, логов и отчётов мониторинга, локализовывать возможные ошибки • Вести документацию в пространстве проекта в Confluence • Работать в системе отслеживания задач JIRA • Активно взаимодействовать с другими командами ЧТО ВЫ УЖЕ УМЕЕТЕ: • Опыт работы на должности разработчика от 3 лет; • Технологический стэк: Python 3, asyncio, pydantic, REST, микро-сервисная архитектура <text:s/>• Опыт использования ORM (Django ORM, SQLAlchemy) • Опыт использования NoSQL (MongoDB, Elasticsearch) • Знание и понимание методологии разработки git-flow • Знание и понимание принципов SOLID, паттернов программирования • Знание и понимание принципов интеграции с поставляемыми API • Умение читать и разрабатывать спецификации OAS • Навыки чтения технической документации на английском языке • Знание и понимание agile-методологии управления проектами • Понимание методологии CI/CD • Безусловными плюсами будут знания и опыт в области DevOps (Linux, bash, docker, docker- compose) ЧТО МЫ ПРЕДЛАГАЕМ: <text:s/>Конкурентную заработную плату. Оформление согласно ТК РФ с первого рабочего дня. Квартальные и годовые премии. Возможность удаленного формата работы. ДМС + стоматология и международная страховка. Кафетерий льгот. Комплексную программу корпоративного обучения. <text:s/>Просьба в сопроводительном письме написать ваши финансовые ожидания</text:p>
          </table:table-cell>
          <table:table-cell office:value-type="string" calcext:value-type="string">
            <text:p>['Python', 'Django Framework', 'Atlassian Jira']</text:p>
          </table:table-cell>
          <table:table-cell office:value-type="string" calcext:value-type="string">
            <text:p>РТ Лабс</text:p>
          </table:table-cell>
          <table:table-cell office:value-type="string" calcext:value-type="string">
            <text:p>https://hh.ru/vacancy/69626610</text:p>
          </table:table-cell>
          <table:table-cell table:number-columns-repeated="1016"/>
        </table:table-row>
        <table:table-row table:style-name="ro32">
          <table:table-cell office:value-type="float" office:value="49245502" calcext:value-type="float">
            <text:p>49245502</text:p>
          </table:table-cell>
          <table:table-cell office:value-type="string" calcext:value-type="string">
            <text:p>Senior DevOps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Наша команда объединяет более 1300 IT специалистов в 13 офисах по всей стране. Мы гордимся нашими проектами: <text:s/>Портал gosuslugi.ru, число пользователей которого достигает 130 млн Высоконагруженные системы электронного правительства Инновационная платформа биометрической идентификации Передовые отраслевые и бизнес-решения <text:s/>Мы ищем профессионалов, способных мыслить глобально и создавать тренды. Сейчас нам требуется DevOps Engineer, способный быстро погрузиться в новые задачи и усилить нашу команду. Что ты будешь делать: <text:s/>Конфигурирование и оптимизация работы инфраструктуры Разработка, запуск и поддержка конвейера CI/CD Мониторинг работы инфраструктуры, анализ производительности, доступности и емкости Администрирование серверной Linux-инфраструктуры (CentOS) Администрирование ПО Kubernetes, Docker, Ansible/Puppet Администрирование СУБД и систем хранения данных PostgeSQL, ClickHouse, Tarantool и т.д. Участие в проектах и планирование развития инфраструктуры, исходя из задач бизнеса Своевременное внедрение практик автоматизации в процесс Участие в разработке релизных политик и стратегий развития процесса DevOps <text:s/>Что ты уже умеешь: <text:s/>Опыт администрирования Linux (желательно CentOS, RHEL, Debian) Опыт работы с системой управления конфигурациями Puppet/Ansible Опыт работы с инструментарием: Gitlab, Bitbucket Знание платформы Java и понимания как она работает Опыт проектирования и эксплуатации систем мониторинга Опыт работы с системой развертывания и управления Kubernetes/Docker <text:s/>Что мы предлагаем: <text:s/>Конкурентную заработную плату. Оформление согласно ТК РФ с первого рабочего дня. Квартальные и годовые премии. Возможность удаленного формата работы. ДМС + стоматология и международная страховка. Кафетерий льгот. Комплексную программу корпоративного обучения. Изучение английского языка. Профессиональный и карьерный рост. </text:p>
          </table:table-cell>
          <table:table-cell office:value-type="string" calcext:value-type="string">
            <text:p>['Python', 'Ansible', 'Bash', 'Nginx', 'Grafana', 'PostgreSQL', 'Zabbix', 'Kubernetes', 'MySQL', 'Linux', 'CentOS', 'Docker', 'Elasticsearch', 'Redis', 'Ubuntu Server', 'Debian']</text:p>
          </table:table-cell>
          <table:table-cell office:value-type="string" calcext:value-type="string">
            <text:p>РТ Лабс</text:p>
          </table:table-cell>
          <table:table-cell office:value-type="string" calcext:value-type="string">
            <text:p>https://hh.ru/vacancy/49245502</text:p>
          </table:table-cell>
          <table:table-cell table:number-columns-repeated="1016"/>
        </table:table-row>
        <table:table-row table:style-name="ro30">
          <table:table-cell office:value-type="float" office:value="70434197" calcext:value-type="float">
            <text:p>70434197</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Наша команда объединяет более 1300 IT специалистов в 13 офисах по всей стране. Мы гордимся нашими проектами: <text:s/>Портал gosuslugi.ru, число пользователей которого достигает 130 млн Высоконагруженные системы электронного правительства Инновационная платформа биометрической идентификации Передовые отраслевые и бизнес-решения <text:s/>Мы ищем профессионалов, способных мыслить глобально и создавать тренды. Сейчас нам требуется Data Engineer, способный быстро погрузиться в новые задачи и усилить нашу команду. Что ты уже умеешь: <text:s/>Знание SQL и оптимизация запросов; Опыт разработки с использованием Python Опыт работы с реляционными СУБД (Oracle / PostgreSQL / MSSQL); Опыт разработки и внедрения алгоритмов работы с данными (матчинг данных и др.) Опыт визуализации данных (BI, Python: Pandas+matplotlib и т.д) СОВСЕМ КРУТО, ЕСЛИ: Знаком с экосистемой Hadoop (HDFS, Hive, Spark, HBase, etc.) Знаком с MPP системами (Greenplum, Teradata, Vertica и т.д.) <text:s/>Что ты будешь делать: <text:s text:c="2"/>Стек технологий: Python, Airflow, NiFi, Hadoop, Spark, Kafka, Greenplum <text:s text:c="2"/>Методология: Agile <text:s text:c="2"/>Участвовать в разработке Data Lake и хранилища данных в роли Data Engineer; <text:s text:c="2"/>Участие в разработке архитектуры ETL процессов и инструментов для работы с данными;Участие в тестировании; <text:s text:c="2"/>Обеспечение контроля качества данных, мониторинг, анализ и устранение проблем с качеством данных. <text:s text:c="2"/>Что мы предлагаем: <text:s/>Опыт работы над социально значимыми проектами; Официальное трудоустройство в соответствии с ТК РФ с первого рабочего дня; Возможность работать удаленно; Конкурентную заработную плату; Квартальные и годовые бонусы; Кафетерий льгот; ДМС + стоматология и международная страховка; Интересную программу внутреннего и внешнего обучения. </text:p>
          </table:table-cell>
          <table:table-cell office:value-type="string" calcext:value-type="string">
            <text:p>['Git', 'SQL', 'Apache Kafka', 'NoSQL', 'Kafka', 'Hadoop', 'Greenplum', 'Python']</text:p>
          </table:table-cell>
          <table:table-cell office:value-type="string" calcext:value-type="string">
            <text:p>РТ Лабс</text:p>
          </table:table-cell>
          <table:table-cell office:value-type="string" calcext:value-type="string">
            <text:p>https://hh.ru/vacancy/70434197</text:p>
          </table:table-cell>
          <table:table-cell table:number-columns-repeated="1016"/>
        </table:table-row>
        <table:table-row table:style-name="ro72">
          <table:table-cell office:value-type="float" office:value="70775456" calcext:value-type="float">
            <text:p>70775456</text:p>
          </table:table-cell>
          <table:table-cell office:value-type="string" calcext:value-type="string">
            <text:p>Python Developer</text:p>
          </table:table-cell>
          <table:table-cell office:value-type="string" calcext:value-type="string">
            <text:p>Воронеж</text:p>
          </table:table-cell>
          <table:table-cell office:value-type="string" calcext:value-type="string">
            <text:p>От 1 года до 3 лет</text:p>
          </table:table-cell>
          <table:table-cell office:value-type="string" calcext:value-type="string">
            <text:p>Redsale — платформа по подбору специалистов, где заказчики находят подходящих специалистов. Важен опыт коммерческой разработки. <text:s text:c="2"/>Вы нам подходите, если у вас есть: <text:s/>опыт разработки на Python от 2 года; опыт работы с алгоритмом построения суффиксного дерева (Suffix tree); опыт работы с Pandas, NumPy, Selenium, REST API. <text:s text:c="3"/>Условия: <text:s/>гибкое начало рабочего дня; 100% удаленная работа; для мониторинга времени использование bitcop. <text:s/>Работа по договору с индивидуальным предпринимателем!</text:p>
          </table:table-cell>
          <table:table-cell office:value-type="string" calcext:value-type="string">
            <text:p>['Pandas', 'NumPy', 'Selenium', 'Suffix tree', 'TeamCity', 'Bitbucket', 'Docker', 'REST API']</text:p>
          </table:table-cell>
          <table:table-cell office:value-type="string" calcext:value-type="string">
            <text:p>РедСейл</text:p>
          </table:table-cell>
          <table:table-cell office:value-type="string" calcext:value-type="string">
            <text:p>https://hh.ru/vacancy/70775456</text:p>
          </table:table-cell>
          <table:table-cell table:number-columns-repeated="1016"/>
        </table:table-row>
        <table:table-row table:style-name="ro36">
          <table:table-cell office:value-type="float" office:value="66192135" calcext:value-type="float">
            <text:p>66192135</text:p>
          </table:table-cell>
          <table:table-cell office:value-type="string" calcext:value-type="string">
            <text:p>Программист Python / Senior / Lead</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Данная вакансия открыта у ЮЛ, входящего в группу компаний Риалвеб. Devision – это компания-разработчик бизнес-решений в сфере интернет-маркетинга. Наши инструменты и сервисы, созданные на базе собственной платформы, помогают автоматизировать работу рекламных агентств и специалистов, работать с аналитикой и проектировать уникальные решения. В линейку наших продуктовых решений входят: <text:s/>Garpun - система автоматизации интернет рекламы; Garpun Feeds - система сбора статистики и данных из различных систем; META - Технологическая платформа для построения корпоративных приложений нового уровня; META CRM - CRM для рекламных агентств, базируется на платформе Мета <text:s/>Люди – наша ценность. А это значит, что мы уделяем внимание профессиональному и карьерному развитию каждого сотрудника, предоставляем возможности для роста и реализации своего потенциала, ценим обратную связь и ориентируемся на командную работу и взаимную потребность. Сейчас мы ищем в свою дружную команду программиста Python / Senior / Lead <text:s/>Задачи, которые тебя ждут: <text:s/>Разработка приложений и сервисов на Python; Руководство группой разработки. <text:s/>Мы ожидаем от тебя: <text:s/>Опыт разработки ПО от 3 лет; Навыки работы с *nix-подобными системами; Хорошие знания реляционных баз знаний; Язык программирования: Python 3.9+. <text:s/>Приветствуются знания и опыт: <text:s/>PostgreSQL, Clickhouse, Google BigQuery; Kubernetes; Jira <text:s/>В свою очередь мы гарантируем: Защищенность – все гарантии ТК РФ, мы полностью «белая» компания: стабильные выплаты зарплаты, стандартный график работы, "плавающее" начало рабочего дня; Комфорт – возможность работать из дома или из офиса; библиотека, настольный теннис, внимание к профессионализму, здоровью, настроению, экологии; Развитие – возможность обучения и профессионального развития в рамках отдела и всей Компании, а также интересные задачи, крутые проекты; Команду – понятные и чёткие коммуникации, дружелюбные коллеги; Заботу – частичная оплата полиса ДМС после испытательного срока, занятия спортом (футбол/йога), насыщенная корпоративная жизнь, завтраки по утрам в офисе, вид на невероятные закаты. Добро пожаловать в Devision!</text:p>
          </table:table-cell>
          <table:table-cell office:value-type="string" calcext:value-type="string">
            <text:p>['Python', 'PostgreSQL', 'Google BigQuery', 'ClickHouse', 'Kubernetes', 'Atlassian Jira', 'Анализ данных', 'Разработка ПО']</text:p>
          </table:table-cell>
          <table:table-cell office:value-type="string" calcext:value-type="string">
            <text:p>Риалвеб, Интернет-агентство</text:p>
          </table:table-cell>
          <table:table-cell office:value-type="string" calcext:value-type="string">
            <text:p>https://hh.ru/vacancy/66192135</text:p>
          </table:table-cell>
          <table:table-cell table:number-columns-repeated="1016"/>
        </table:table-row>
        <table:table-row table:style-name="ro36">
          <table:table-cell office:value-type="float" office:value="70017282" calcext:value-type="float">
            <text:p>70017282</text:p>
          </table:table-cell>
          <table:table-cell office:value-type="string" calcext:value-type="string">
            <text:p>Программист Python / Senior / Lead</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Данная вакансия открыта у ЮЛ, входящего в группу компаний Риалвеб. Devision – это компания-разработчик бизнес-решений в сфере интернет-маркетинга. Наши инструменты и сервисы, созданные на базе собственной платформы, помогают автоматизировать работу рекламных агентств и специалистов, работать с аналитикой и проектировать уникальные решения. В линейку наших продуктовых решений входят: <text:s/>Garpun - система автоматизации интернет рекламы; Garpun Feeds - система сбора статистики и данных из различных систем; META - Технологическая платформа для построения корпоративных приложений нового уровня; META CRM - CRM для рекламных агентств, базируется на платформе Мета <text:s/>Люди – наша ценность. А это значит, что мы уделяем внимание профессиональному и карьерному развитию каждого сотрудника, предоставляем возможности для роста и реализации своего потенциала, ценим обратную связь и ориентируемся на командную работу и взаимную потребность. Сейчас мы ищем в свою дружную команду программиста Python / Senior / Lead <text:s/>Задачи, которые тебя ждут: <text:s/>Разработка приложений и сервисов на Python; Руководство группой разработки. <text:s/>Мы ожидаем от тебя: <text:s/>Опыт разработки ПО от 3 лет; Навыки работы с *nix-подобными системами; Хорошие знания реляционных баз знаний; Язык программирования: Python 3.9+. <text:s/>Приветствуются знания и опыт: <text:s/>PostgreSQL, Clickhouse, Google BigQuery; Kubernetes; Jira <text:s/>В свою очередь мы гарантируем: Защищенность – все гарантии ТК РФ, мы полностью «белая» компания: стабильные выплаты зарплаты, стандартный график работы, "плавающее" начало рабочего дня; Комфорт – возможность работать из дома или из офиса; библиотека, настольный теннис, внимание к профессионализму, здоровью, настроению, экологии; Развитие – возможность обучения и профессионального развития в рамках отдела и всей Компании, а также интересные задачи, крутые проекты; Команду – понятные и чёткие коммуникации, дружелюбные коллеги; Заботу – частичная оплата полиса ДМС после испытательного срока, занятия спортом (футбол/йога), насыщенная корпоративная жизнь, завтраки по утрам в офисе, вид на невероятные закаты. Добро пожаловать в Devision!</text:p>
          </table:table-cell>
          <table:table-cell office:value-type="string" calcext:value-type="string">
            <text:p>['Python', 'PostgreSQL', 'Google BigQuery', 'ClickHouse', 'Kubernetes', 'Atlassian Jira', 'Анализ данных', 'Разработка ПО']</text:p>
          </table:table-cell>
          <table:table-cell office:value-type="string" calcext:value-type="string">
            <text:p>Риалвеб, Интернет-агентство</text:p>
          </table:table-cell>
          <table:table-cell office:value-type="string" calcext:value-type="string">
            <text:p>https://hh.ru/vacancy/70017282</text:p>
          </table:table-cell>
          <table:table-cell table:number-columns-repeated="1016"/>
        </table:table-row>
        <table:table-row table:style-name="ro36">
          <table:table-cell office:value-type="float" office:value="66192135" calcext:value-type="float">
            <text:p>66192135</text:p>
          </table:table-cell>
          <table:table-cell office:value-type="string" calcext:value-type="string">
            <text:p>Программист Python / Senior / Lead</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Данная вакансия открыта у ЮЛ, входящего в группу компаний Риалвеб. Devision – это компания-разработчик бизнес-решений в сфере интернет-маркетинга. Наши инструменты и сервисы, созданные на базе собственной платформы, помогают автоматизировать работу рекламных агентств и специалистов, работать с аналитикой и проектировать уникальные решения. В линейку наших продуктовых решений входят: <text:s/>Garpun - система автоматизации интернет рекламы; Garpun Feeds - система сбора статистики и данных из различных систем; META - Технологическая платформа для построения корпоративных приложений нового уровня; META CRM - CRM для рекламных агентств, базируется на платформе Мета <text:s/>Люди – наша ценность. А это значит, что мы уделяем внимание профессиональному и карьерному развитию каждого сотрудника, предоставляем возможности для роста и реализации своего потенциала, ценим обратную связь и ориентируемся на командную работу и взаимную потребность. Сейчас мы ищем в свою дружную команду программиста Python / Senior / Lead <text:s/>Задачи, которые тебя ждут: <text:s/>Разработка приложений и сервисов на Python; Руководство группой разработки. <text:s/>Мы ожидаем от тебя: <text:s/>Опыт разработки ПО от 3 лет; Навыки работы с *nix-подобными системами; Хорошие знания реляционных баз знаний; Язык программирования: Python 3.9+. <text:s/>Приветствуются знания и опыт: <text:s/>PostgreSQL, Clickhouse, Google BigQuery; Kubernetes; Jira <text:s/>В свою очередь мы гарантируем: Защищенность – все гарантии ТК РФ, мы полностью «белая» компания: стабильные выплаты зарплаты, стандартный график работы, "плавающее" начало рабочего дня; Комфорт – возможность работать из дома или из офиса; библиотека, настольный теннис, внимание к профессионализму, здоровью, настроению, экологии; Развитие – возможность обучения и профессионального развития в рамках отдела и всей Компании, а также интересные задачи, крутые проекты; Команду – понятные и чёткие коммуникации, дружелюбные коллеги; Заботу – частичная оплата полиса ДМС после испытательного срока, занятия спортом (футбол/йога), насыщенная корпоративная жизнь, завтраки по утрам в офисе, вид на невероятные закаты. Добро пожаловать в Devision!</text:p>
          </table:table-cell>
          <table:table-cell office:value-type="string" calcext:value-type="string">
            <text:p>['Python', 'PostgreSQL', 'Google BigQuery', 'ClickHouse', 'Kubernetes', 'Atlassian Jira', 'Анализ данных', 'Разработка ПО']</text:p>
          </table:table-cell>
          <table:table-cell office:value-type="string" calcext:value-type="string">
            <text:p>Риалвеб, Интернет-агентство</text:p>
          </table:table-cell>
          <table:table-cell office:value-type="string" calcext:value-type="string">
            <text:p>https://hh.ru/vacancy/66192135</text:p>
          </table:table-cell>
          <table:table-cell table:number-columns-repeated="1016"/>
        </table:table-row>
        <table:table-row table:style-name="ro73">
          <table:table-cell office:value-type="float" office:value="70770344" calcext:value-type="float">
            <text:p>70770344</text:p>
          </table:table-cell>
          <table:table-cell office:value-type="string" calcext:value-type="string">
            <text:p>Разработчик RPA</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Задачи: <text:s/>Разработка и поддержка роботов на платформе роботизации Sherpa Документирование реализованных разработок Выполнение задач в Jira по ТЗ <text:s/>Требования: <text:s text:c="2"/>Высшее образование <text:s text:c="2"/>Знание платформы по роботизации бизнес-процессов <text:s text:c="2"/>Навыки программирования на любом из следующих языков: Visual Basic и производные, JavaScript, PHP, Python, C#, Java <text:s text:c="2"/>Знание БД - SQL <text:s text:c="2"/>Условия: <text:s/>Возможность удаленной работы из любого региона ДМС – после испытательного срока Гибкий подход к графику рабочего дня при выполнении задач Сильное обучение для джунов и мидлов Быстрая прокачка навыков из-за обилия разноплановых проектов Бесплатные обучающие программы в рамках корпоративного университета Программы, направленные на карьерное развитие (как вертикальное, так и горизонтальное) внутри компании для заинтересованных в росте сотрудников Корпоративные скидки от компаний-партнеров (фитнес-центры, кофейни, базы отдыха и тп). </text:p>
          </table:table-cell>
          <table:table-cell office:value-type="string" calcext:value-type="string">
            <text:p>['SQL', 'JavaScript', 'Java', 'Atlassian Jira', 'Python', 'C#']</text:p>
          </table:table-cell>
          <table:table-cell office:value-type="string" calcext:value-type="string">
            <text:p>Ростелеком</text:p>
          </table:table-cell>
          <table:table-cell office:value-type="string" calcext:value-type="string">
            <text:p>https://hh.ru/vacancy/70770344</text:p>
          </table:table-cell>
          <table:table-cell table:number-columns-repeated="1016"/>
        </table:table-row>
        <table:table-row table:style-name="ro73">
          <table:table-cell office:value-type="float" office:value="69759758" calcext:value-type="float">
            <text:p>69759758</text:p>
          </table:table-cell>
          <table:table-cell office:value-type="string" calcext:value-type="string">
            <text:p>Разработчик RPA</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Задачи: <text:s/>Разработка и поддержка роботов на платформе роботизации Sherpa Документирование реализованных разработок Выполнение задач в Jira по ТЗ <text:s/>Требования: <text:s text:c="2"/>Высшее образование <text:s text:c="2"/>Знание платформы по роботизации бизнес-процессов <text:s text:c="2"/>Навыки программирования на любом из следующих языков: Visual Basic и производные, JavaScript, PHP, Python, C#, Java <text:s text:c="2"/>Знание БД - SQL <text:s text:c="2"/>Условия: <text:s/>Возможность удаленной работы из любого региона ДМС – после испытательного срока Гибкий подход к графику рабочего дня при выполнении задач Сильное обучение для джунов и мидлов Быстрая прокачка навыков из-за обилия разноплановых проектов Бесплатные обучающие программы в рамках корпоративного университета Программы, направленные на карьерное развитие (как вертикальное, так и горизонтальное) внутри компании для заинтересованных в росте сотрудников Корпоративные скидки от компаний-партнеров (фитнес-центры, кофейни, базы отдыха и тп). </text:p>
          </table:table-cell>
          <table:table-cell office:value-type="string" calcext:value-type="string">
            <text:p>['SQL', 'JavaScript', 'Python', 'Atlassian Jira', 'Visual Basic', 'C#', 'PHP']</text:p>
          </table:table-cell>
          <table:table-cell office:value-type="string" calcext:value-type="string">
            <text:p>Ростелеком</text:p>
          </table:table-cell>
          <table:table-cell office:value-type="string" calcext:value-type="string">
            <text:p>https://hh.ru/vacancy/69759758</text:p>
          </table:table-cell>
          <table:table-cell table:number-columns-repeated="1016"/>
        </table:table-row>
        <table:table-row table:style-name="ro57">
          <table:table-cell office:value-type="float" office:value="69667749" calcext:value-type="float">
            <text:p>69667749</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DataOffice - это драйвер DataDriven культуры в Ростелекоме, один из лидеров отрасли управления данными в России. DataOffice объединяет 300 профессионалов в области ИТ-технологий. Мы ищем Data Engineer в команду DataOffice! Чем предстоит заниматься: <text:s text:c="2"/>Анализ процессов, информационных систем и существующей отчетности компании с цельюпостроения новых и поддержки текущих потоков данных. <text:s text:c="2"/>Написание пайплайнов и автоматизация ETL процессов. <text:s text:c="2"/>Технологии: <text:s/>Реляционные базы данных (GreenPlum, Oracle) Кластер Hadoop Python Airflow PySpark <text:s/>Требования: <text:s/>Продвинутый уровень SQL Хороший уровень Python Хороший уровень Spark (PySpark) Хороший уровень Airflow <text:s/>Желательно: <text:s/>Знание экосистемы Hadoop (Hive, Sqoop), Git, Docker Базовые знания bash, linux <text:s/>Бизнес задачи, которые решает наше подразделение: <text:s/>Разработка предиктивных моделей оттока и снижения лояльности клиентов. Разработка рекомендательных моделей по доп. продажам. Разработка поведенческой сегментации клиентов. Расчет эластичности оттока и дохода от клиента по характеристикам продукта и сервису. Интеллектуальная автоматизация процессов компании. Разработка цифровых двойников процессов компании и их интеллектуальная оптимизация. Разработка экспериментов для A/B-тестирования гипотез бизнеса. <text:s/>Что предлагаем: <text:s/>Для жителей Москвы - БЦ Академик, победивший в номинации лучший проект «Бизнес-центр класса А. Москва» Офисы во всех крупных городах Гибкий график Возможна полная или частичная удаленная работа Оформление по ТК Белая и конкурентоспособная зарплата ДМС, компенсация обучения и спорта Корпоративное обучение: внутренние митапы, участие в конференциях, доступ к корпоративным библиотекам технической и бизнес литературы </text:p>
          </table:table-cell>
          <table:table-cell office:value-type="string" calcext:value-type="string">
            <text:p>['Python', 'SQL', 'Hadoop', 'Linux', 'Hive']</text:p>
          </table:table-cell>
          <table:table-cell office:value-type="string" calcext:value-type="string">
            <text:p>Ростелеком</text:p>
          </table:table-cell>
          <table:table-cell office:value-type="string" calcext:value-type="string">
            <text:p>https://hh.ru/vacancy/69667749</text:p>
          </table:table-cell>
          <table:table-cell table:number-columns-repeated="1016"/>
        </table:table-row>
        <table:table-row table:style-name="ro56">
          <table:table-cell office:value-type="float" office:value="69543162" calcext:value-type="float">
            <text:p>69543162</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Чем предстоит заниматься: <text:s/>Проектированием и реализацией моделей данных, исходя из бизнес-требований; Выстраиванием интеграций с различными источниками и ETL процессов; Документировать и поддерживать разработанные процессы (мониторинг/оптимизация); Участвовать в развитии инфраструктурных решений команды. <text:s/>Пожелания к опыту: <text:s/>Сильные компетенции в области реляционных СУБД и хранилищ данных. Предпочтение Postgres; Уверенное знание SQL: сложные запросы, процедуры, функции, оптимизация производительности запросов; Опыт разработки ETL-процессов. Будет плюсом знание knime/talend/pentaho; Навыки использования оркестратора Dagster/Airflow; Уверенное владение Python в части обработки данных и ETL; Желание разбираться в бизнес-особенностях данных с которыми предстоит работать. <text:s/>Как преимущество: <text:s/>Опыт работы с NoSQL СУБД (Clickhouse,Redis,Elasticsearch); Навыки создания витрин данных с помощью dbt; Опыт разворачивания ETL инфраструктуры. <text:s/>Условия: <text:s/>Работу в лидирующей компании на рынке телекоммуникационных услуг (штат сотрудников более 100.000 человек); Официальное трудоустройство по ТК РФ; Полностью «белую» зарплату (фиксированный оклад + 15% квартальная и 14% годовая премии) – стабильные выплаты 2 раза в месяц; График работы: Удалённый формат 5/2, пн-чт с 09:00 до 18:00, пт с 09:00 до 16:45, суббота и воскресенье – выходные; Приобретение уникального профессионального опыта – обучение, опытный наставник и интереснее задачи; ДМС, корпоративные скидки от компаний-партнеров. </text:p>
          </table:table-cell>
          <table:table-cell office:value-type="string" calcext:value-type="string">
            <text:p>['Python', 'SQL', 'PostgreSQL', 'ETL', 'СУБД', 'Knime', 'Talend', 'Pentaho', 'Dagster', 'Airflow', 'NoSQL', 'Clickhouse', 'Redis', 'Elasticsearch']</text:p>
          </table:table-cell>
          <table:table-cell office:value-type="string" calcext:value-type="string">
            <text:p>Ростелеком</text:p>
          </table:table-cell>
          <table:table-cell office:value-type="string" calcext:value-type="string">
            <text:p>https://hh.ru/vacancy/69543162</text:p>
          </table:table-cell>
          <table:table-cell table:number-columns-repeated="1016"/>
        </table:table-row>
        <table:table-row table:style-name="ro56">
          <table:table-cell office:value-type="float" office:value="70894289" calcext:value-type="float">
            <text:p>70894289</text:p>
          </table:table-cell>
          <table:table-cell office:value-type="string" calcext:value-type="string">
            <text:p>Data Engineer (ETL)</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Чем предстоит заниматься: <text:s/>Разработка и администрирование баз данных; Контроль и улучшение качества данных; Разработка интеграционных решений и ETL-процессов; Поддержка разработанных решений и уровня сервиса. <text:s/>​Пожелания к опыту: <text:s text:c="2"/>Опыт работы на позиции инженера данных/разработчика БД/ETL от 1,5-2 лет; <text:s text:c="2"/>Знание теории реляционных баз данных; <text:s text:c="2"/>Знание архитектурных принципов построения корпоративных хранилищ данных; <text:s text:c="2"/>Уверенное владение SQL (запросы, процедуры, функции, представления, триггеры, блокировки и пр.); <text:s text:c="2"/>Навыки оптимизация запросов (планы, статистика, индексы и пр); <text:s text:c="2"/>Опыт работы с ETL-инструментами - Airflow/Dagster, либо альтернативными решениями, в т.ч. knime,talend,pentaho и др.; <text:s text:c="2"/>Хорошее знание одного из языков R/Python/Java в направлении обработки данных; <text:s text:c="2"/>Опыт работы с GIT; <text:s text:c="2"/>Опыт работы с linux. <text:s text:c="2"/>Как преимущество: <text:s/>Опыт администрирования БД; Опыт работы с очередями (Kafka/RabbitMQ). <text:s/>Мы предлагаем: <text:s/>Работу в лидирующей компании на рынке телекоммуникационных услуг (штат сотрудников более 100.000 человек); Официальное трудоустройство по ТК РФ; Полностью «белую» зарплату (фиксированный оклад + 20% квартальная и 15% годовая премии) – стабильные выплаты 2 раза в месяц; График работы: 5/2, пн-чт с 09:00 до 18:00, пт с 09:00 до 16:45, суббота и воскресенье – выходные; На период обучения работу в офисе, далее переход на гибридный/удаленный формат; Приобретение уникального профессионального опыта – обучение, опытный наставник и интереснее задачи; ДМС, корпоративные скидки от компаний-партнеров. </text:p>
          </table:table-cell>
          <table:table-cell office:value-type="string" calcext:value-type="string">
            <text:p>['SQL', 'Git', 'Python', 'Linux', 'Java', 'RabbitMQ', 'Kafka', 'Оптимизация запросов', 'Ответственность и исполнительность', 'PostgreSQL', 'ETL', 'Jira', 'Работа с базами данных', 'Airflow', 'Dagster']</text:p>
          </table:table-cell>
          <table:table-cell office:value-type="string" calcext:value-type="string">
            <text:p>Ростелеком</text:p>
          </table:table-cell>
          <table:table-cell office:value-type="string" calcext:value-type="string">
            <text:p>https://hh.ru/vacancy/70894289</text:p>
          </table:table-cell>
          <table:table-cell table:number-columns-repeated="1016"/>
        </table:table-row>
        <table:table-row table:style-name="ro74">
          <table:table-cell office:value-type="float" office:value="70450101" calcext:value-type="float">
            <text:p>70450101</text:p>
          </table:table-cell>
          <table:table-cell office:value-type="string" calcext:value-type="string">
            <text:p>Программист Python</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В онлайн-гипермаркет требуется Python-разработчик на удаленную работу с интересными задачами.Требования:- опыт программирования на Python от 2000 часов ( - 1 год)- умение работать с xml, api, pandas (всему можно научиться)- знание SQL и умение работать с базами данных- отличная самоорганизация- приветствуется опыт Flask, DjangoУсловия:- удаленная работа с гибким графиком, полный день- почасовая оплата по трекеру, выплаты 2 раза в месяц на ИП или самозанятого (налоги берем на себя)- квартальные бонусы по итогам выполнения проектов- большое количество интеллектуальных задач, периодически возникают задачи с применением машинного обучения.- оперативный контакт с руководителями- размер оплаты зависит от скорости и опыта</text:p>
          </table:table-cell>
          <table:table-cell office:value-type="string" calcext:value-type="string">
            <text:p>['Python', 'SQL', 'XML', 'Базы данных', 'Pandas']</text:p>
          </table:table-cell>
          <table:table-cell office:value-type="string" calcext:value-type="string">
            <text:p>РусЭкспресс</text:p>
          </table:table-cell>
          <table:table-cell office:value-type="string" calcext:value-type="string">
            <text:p>https://hh.ru/vacancy/70450101</text:p>
          </table:table-cell>
          <table:table-cell office:value-type="string" calcext:value-type="string">
            <text:p>80000.0</text:p>
          </table:table-cell>
          <table:table-cell office:value-type="string" calcext:value-type="string">
            <text:p>90000.0</text:p>
          </table:table-cell>
          <table:table-cell office:value-type="string" calcext:value-type="string">
            <text:p>RUR</text:p>
          </table:table-cell>
          <table:table-cell table:number-columns-repeated="1013"/>
        </table:table-row>
        <table:table-row table:style-name="ro75">
          <table:table-cell office:value-type="float" office:value="68503641" calcext:value-type="float">
            <text:p>68503641</text:p>
          </table:table-cell>
          <table:table-cell office:value-type="string" calcext:value-type="string">
            <text:p>Системный архитектор (IoT)</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Описание проекта: <text:s/>"Умный город" https://rosatom.city/ — это интеграционная платформа, включающая широкий набор решений от уровня от уровня телеметрии и SCADA-систем до мобильных и вэб-приложений. Включает в себя системы управления территориями, зданиями, транспортом, туризмом, безопасностью, ЖКХ и целый ряд других. Успешно внедрена и функционирует в 54 городах России, имеет 3,5 млн пользователей. Мы работаем над продуктами на базе IoT, в вебе и мобильных приложениях, создавая элементы единой информационной инфраструктуры городов и регионов чтобы сделать жизнь населения комфортнее и выйти на новый уровень коммуникации между гражданами, бизнесом, органами власти. <text:s/>Примеры проектов: Умный бережливый регион, Интеллектуальные транспортные системы, Туристические информационные сервисы, Отраслевая промышленная IoT платформа, Навигатор образовательных возможностей региона и т.д. <text:s/>Задачи в рамках проектов для Умных городов: <text:s/>Анализ пре-сейловых задач от Руководителя Проекта совместно с бизнес-аналитикой (технический пре-сейл); Разработка и защита HLD и архитектурных решений, включая решения по интеграции; Оценка ресурсов на создание решений, включая расчёт сайзинга; Подготовка ТКП совместно с Руководителем Проекта; Подготовка ТЗ совместно с бизнес-аналитикой; Анализ требований и формирование постановок задач в рамках проектной деятельности совместно с бизнес-аналитикой; Архитектурный надзор за выполнением решений; Формирование целевого архитектурного облика IoT-продуктов; Участие в разработке нефункциональных требований и технических политик; Взаимодействие с Заказчиком, собственной командой разработки, сторонними (аутсорсинг) командами разработки, командами внедрения; Участие в приёмке разработанного функционала; Подготовка и защита архитектурных решений для IoT-направления на архитектурных и продуктовых советах. <text:s/>Какие знания необходимы: Обязательно: <text:s/>Знание принципов работы ПО управления устройствами (первые четыре уровня управления объектами производства); Знание принципов работы основных промышленных протоколов и протоколов полевого уровня: семейства OPC, Modbus, Profibus, S7, BACnet, KNX и других; Знание принципов работы основных сетевых протоколов для работы с IoT-устройствами: семейства 802.x, семейства 3GPP, семейства LPWAN; Понимание процессов разработки ПО waterfall, agile; Знание и использование в работе нормативной документации по информационным технологиям, серии ГОСТ: 2, 19, 34; Навыки работы с open source – решениями, особенно с Apache License. <text:s/>Преимуществом будет: <text:s/>Знание языков программирования (описание технологического стека — ниже), владение инструментами высокоуровневой разработки (типа Swagger); Знание предметной области BIM / CIM (управление зданиями); Знание методик и стандартов в области умного города (ISO 37120 – 37122, материалы ТК 194), ГОСТ, ISO, МЭК, ПНСТ в области интернета вещей (29161-2019, ITU-T, IEEE-SAP2413, ISO/IEC30141, ISO/IEC30145, классификация по AIOT I); Понимание принципов Lean Smart; Знание принципов работы отечественных сетевых протоколов и алгоритмов шифрования; Знание нормативной документации в области КИИ (ФЗ 187, ПП 127, ПП 239, приказ ФСТЭК 31). <text:s/>Какие навыки необходимы: Обязательно: <text:s/>Подтверждённый опыт работы в сфере АСУ ТП, IoT, инфраструктурных решений умного города — от 3 лет; Опыт работы архитектором — от 2 лет; Опыт работы с архитектурными нотациями, например, Archimate; Практические навыки разработки высокодоступных и распределённых систем управления. <text:s/>Преимуществом будет: <text:s/>Опыт работы с IoT-платформами ThingsBoard, PTC ThingWorx, Tibbo AggreGate и другими (в первую очередь, отечественными); Опыт работы с BPMS, опыт работы с lowcode-инструментами типа Node-RED; Опыт работы в B2G; Опыт построения безопасных продуктов и решений в сфере умного города, IoT; Опыт работы с отечественными программными и аппаратными компонентами (импортозамещение). <text:s/>Текущий технологический стек IoT-продуктов: <text:s/>Backend: Java, Python; Frontend: Angular; СУБД PostgreSQL, интеграция на Apache NiFi, сообщения на Apache Pulsar и Kafka; Стек в части CI / CD: Docker, Ansible, Terraform. <text:s/>Что мы предлагаем: <text:s/>Работа в глобальной инженерной компании; Актуальный стек технологий и сложные задачи; Архитектурный комитет; Сложные и многофункциональные продукты; Продукты, имеющие высокую социальную значимость; Команда высококлассных специалистов; Развитый институт наставничества: можно получать и передавать новые знания; Возможность профессионального и карьерного роста в крупной, растущей, стабильной компании; Обучение в Корпоративной Академии Росатома: сотни различных программ; Удаленная работа. Оформление по ТК; ЗП: оклад + годовая премия; ДМС. </text:p>
          </table:table-cell>
          <table:table-cell office:value-type="string" calcext:value-type="string">
            <text:p>['Системная интеграция', 'Бизнес-анализ', 'Archimate', 'Управление проектами', 'Разработка технических заданий', 'IoT', 'ThingsBoard', 'АСУ ТП', 'Swagger', 'Agile Project Management', 'Modbus', 'Lean Smart', 'OPC', 'Profibus', 'BACnet', 'KNX', '3GPP', 'LPWAN', 'Системная архитектура']</text:p>
          </table:table-cell>
          <table:table-cell office:value-type="string" calcext:value-type="string">
            <text:p>Русатом Инфраструктурные Решения</text:p>
          </table:table-cell>
          <table:table-cell office:value-type="string" calcext:value-type="string">
            <text:p>https://hh.ru/vacancy/68503641</text:p>
          </table:table-cell>
          <table:table-cell table:number-columns-repeated="1016"/>
        </table:table-row>
        <table:table-row table:style-name="ro28">
          <table:table-cell office:value-type="float" office:value="69770782" calcext:value-type="float">
            <text:p>69770782</text:p>
          </table:table-cell>
          <table:table-cell office:value-type="string" calcext:value-type="string">
            <text:p>Middle Django Developer</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Обязанности: <text:s/>Разработка backend для веб-сайтов и мобильных приложений на Django Проектирование серверной архитектуры веб-приложений Реализация REST API <text:s/>Требования: <text:s/>Знание Django REST Framework Опыт работы с Amazon Web Services Опыт работы с видеопотоком (WebRTC) Будет плюсом: опыт работы с FastAPI <text:s/>Условия: <text:s/>Гибкий график (согласовывается индивидуально) Решение интересных задач Работа в молодой команде Развитие профессиональных навыков в интересующем Вас направлении Рост заработной платы по мере повышения квалификации </text:p>
          </table:table-cell>
          <table:table-cell office:value-type="string" calcext:value-type="string">
            <text:p>['Django', 'Python', 'WebRTC', 'PostgreSQL']</text:p>
          </table:table-cell>
          <table:table-cell office:value-type="string" calcext:value-type="string">
            <text:p>СИКСХЭНДС</text:p>
          </table:table-cell>
          <table:table-cell office:value-type="string" calcext:value-type="string">
            <text:p>https://hh.ru/vacancy/69770782</text:p>
          </table:table-cell>
          <table:table-cell office:value-type="string" calcext:value-type="string">
            <text:p>120000.0</text:p>
          </table:table-cell>
          <table:table-cell office:value-type="string" calcext:value-type="string">
            <text:p>220000.0</text:p>
          </table:table-cell>
          <table:table-cell office:value-type="string" calcext:value-type="string">
            <text:p>RUR</text:p>
          </table:table-cell>
          <table:table-cell table:number-columns-repeated="1013"/>
        </table:table-row>
        <table:table-row table:style-name="ro37">
          <table:table-cell office:value-type="float" office:value="54246808" calcext:value-type="float">
            <text:p>54246808</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СберЗдоровье - аккредитованная IT-компания, крупнейшая в России Digital Health платформа, объединяющая различные сервисы цифровой медицины. Сервис начал свою работу в 2012 году под брендом DocDoc. Мы помогли миллионам людей получить помощь и продолжаем повышать качество медицинских услуг. Об IT в цифрах: 3 бизнес-направления; 15+ команд (каждая наша команда кросс-функциональная, 7-12 человек, включает в себя QA, DevOps, аналитиков, архитекторов, Web/Mobile разработчиков и конечно же своего PM); 200+ IT специалистов (devops, manual/auto QA, web/mobile devs, backend devs, аналитики и архитекторы) из 40+ городов; x2 рост ИТ по людям за 2021 год. Чтобы эти цифры стали выше, а наши пользователи — счастливей, мы ищем в команду DevOps. Почему у нас интересно? Потому, что у нас современный и востребованный продукт. <text:s/>В рамках продуктовой команды вы будете заниматься: <text:s text:c="2"/>администрированием инфраструктуры; масштабированием проекта; резервным копированием; CI\CD; мониторингом и логированием платформы; взаимодействием с внешними и внутренними разработчиками. <text:s/>Что важно уметь? <text:s/>Администрировать системы на Linux; Владеть скриптовым языком (Bash, Python, etc); Знать SQL; Владеть контейнерными технологиями (Docker); Работать с системами развертывания Ansible; Владение Kubernetes; Работать с GIT; Работать с базами данных – SQL, NoSQL; Иметь опыт настройки и поддержании систем мониторинга, логирования и визуализации; Владеть инструментами резервного копирования; Знать сетевые технологии. <text:s/>Будет плюсом: <text:s/>Опыт работы с высоконагруженными платформами; Опыт работа с сетевыми хранилищами (CEPH); Кластеризация БД (cassandra, postgresql); Владение Apache Kafka. <text:s/>Что тебе может дать СберЗдоровье: <text:s text:c="2"/>Работу над крутыми и интересными проектами, которыми ты точно сможешь гордиться. <text:s text:c="2"/>Сильную команду. <text:s text:c="2"/>Заработную плату, которая соответствует твоему профессиональному уровню. <text:s text:c="2"/>Уверенность в завтрашнем дне. <text:s text:c="2"/>Официальное оформление, стабильные выплаты, оплату больничного и отпуска. <text:s text:c="2"/>Возможность работать в режиме хоум-офис, мы же digital-компания. <text:s text:c="2"/>Бесплатный доступ к сервису телемедицины после испытательного срока. <text:s text:c="2"/>Корпоративное изучение английского языка в группах или скидка на индивидуальное обучение в SkyEng. <text:s text:c="2"/>Частичная компенсация спорта. <text:s text:c="2"/>Корпоративные условия ипотечного кредитования. <text:s text:c="2"/>Приятное дополнение: <text:s text:c="2"/>Всегда поддержим, если ты захочешь посетить профильные конференции, и, тем более, выступить на них. <text:s text:c="2"/>Мы общаемся на “ты”, не любим бюрократию и всегда помогаем друг другу. <text:s text:c="2"/>​</text:p>
          </table:table-cell>
          <table:table-cell office:value-type="string" calcext:value-type="string">
            <text:p>['Linux', 'Git', 'DevOps', 'Docker', 'Python', 'Bash', 'Kubernetes', 'CI/CD', 'SQL', 'Ansible']</text:p>
          </table:table-cell>
          <table:table-cell office:value-type="string" calcext:value-type="string">
            <text:p>СберЗдоровье</text:p>
          </table:table-cell>
          <table:table-cell office:value-type="string" calcext:value-type="string">
            <text:p>https://hh.ru/vacancy/54246808</text:p>
          </table:table-cell>
          <table:table-cell table:number-columns-repeated="1016"/>
        </table:table-row>
        <table:table-row table:style-name="ro53">
          <table:table-cell office:value-type="float" office:value="70856894" calcext:value-type="float">
            <text:p>70856894</text:p>
          </table:table-cell>
          <table:table-cell office:value-type="string" calcext:value-type="string">
            <text:p>Machine learning engineer Middle+</text:p>
          </table:table-cell>
          <table:table-cell office:value-type="string" calcext:value-type="string">
            <text:p>Екатеринбург</text:p>
          </table:table-cell>
          <table:table-cell office:value-type="string" calcext:value-type="string">
            <text:p>От 1 года до 3 лет</text:p>
          </table:table-cell>
          <table:table-cell office:value-type="string" calcext:value-type="string">
            <text:p>ООО «Северный Центр Позитроники» приглашает в небольшую команду специалиста по нейронным сетям - Machine learning engineer Middle+ с опытом реализации алгоритмов машинного обучения с нуля (в приоритете генеративно-состязательные сети). Ищем специалиста, способного самостоятельно принимать решения, выбирать методы\путь, обучать нейросети, проводить исследования, работать с командой и без. Наш Проект: виртуальная примерочная try-on, встроенная в наше мобильное приложение и плагин для интернет-магазинов наших партнеров. Как работает плагин: покупатель на сайте онлайн магазина в разделе «Примерочная» загружает свою фотографию и примеряет одежду из этого магазина на себя. Концепция мобильного приложения: единое пространство для хранения своего личного гардероба в оцифрованном виде, создания образов и получения рекомендаций, покупок в онлайн-магазинах, примерки одежды на свою фотографию или готовую модель, общения в соцсети и обмена идеями в ленте по типу инстаграмма. На данный момент реализовано мобильное приложение с основными функциями (для продолжения разработки моб приложение дожидается нейросети для виртуальной примерочной). Пополняется и оптимизируется датасет для обучения нейросетей. Проведена существенная исследовательская работа в области обучения GAN-сетей. Оптимизирована и первично обучена GAN-сеть, показав хорошие результаты, продолжаем обучение. Обязанности: <text:s/>дизайн, разработка дискриминативных и генеративных нейронных сетей серверное обучение нейронных сетей оптимизация нейронных сетей работа с данными развертывание нейронных сетей в продакшн анализ научных публикаций, проверка теорий и гипотез; документирование проделанной работы. <text:s/>Требования: <text:s/>2+ лет опыта разработки в компьютерном зрении 0,5-1+ лет опыта с генеративными сетями (GAN, Variational Autoencoders, NaiveBayes) Опыт работы с DL фреймворками предпочтительно PyTorch, Caffee2, Tensorflow Опыт работы c сегментациями, оценками поз, детекцией, классификацией Опыт с оптимизацией ML моделей (pruning, quantization), tflite, torchMobile, coreML Опыт работы c image processing Опыт работы с Linux (Ubuntu) и солидное знание bash комманд. Знание линейной алгебры, теории вероятностей, мат. анализа и статистики. Написание ML pipeline-ов на основе статьи <text:s/>Будет плюсом: <text:s/>Опыт с развертыванием нейронных сетей в продакшн Опыт в С++, мобильное разворачивание под платформы IOS, Android Знание облачных решений, предпочтительно (Yandex Cloud, SberCloud, ImmersCloud, AWS, Azure Cloud). Знание 3D реконструкции изображений Опыт в сфере рекомендательных систем или NLP <text:s/>Условия: <text:s/>Белая зарплата (оклад + премия) по итогам собеседования; возможно ГПХ и ИП. Отпуск, больничные согласно ТК РФ ( в случае трудового договора). Удаленная работа. График работы с 9.00 (10.00) до 18.00 (19.00). </text:p>
          </table:table-cell>
          <table:table-cell office:value-type="string" calcext:value-type="string">
            <text:p>['PyTorch', 'Python', 'Computer Vision', 'GAN', 'Pipeline']</text:p>
          </table:table-cell>
          <table:table-cell office:value-type="string" calcext:value-type="string">
            <text:p>Северный Центр Позитроники</text:p>
          </table:table-cell>
          <table:table-cell office:value-type="string" calcext:value-type="string">
            <text:p>https://hh.ru/vacancy/70856894</text:p>
          </table:table-cell>
          <table:table-cell table:number-columns-repeated="1016"/>
        </table:table-row>
        <table:table-row table:style-name="ro74">
          <table:table-cell office:value-type="float" office:value="49299311" calcext:value-type="float">
            <text:p>49299311</text:p>
          </table:table-cell>
          <table:table-cell office:value-type="string" calcext:value-type="string">
            <text:p>Python-разработчик в R&amp;D отдел</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Обязанности: <text:s/>Написание чистого, понятного кода Реализация сетевых клиентов и протоколов по документации Взаимодействие с исследователями Покрытие тестами Написание документации Ведение репозитория (версионирование, релизы, поддержка) <text:s text:c="3"/>Требования: <text:s/>Уверенное знание Python3 Умение использовать ООП Знание сетевых протоколов разного уровня (TCP, UDP, HTTP, WebSocket, etc) и способов сериализации (struct, protobuf, json, etc) Опыт многопоточной и асинхронной разработки (threading, asyncio), знание примитивов синхронизации Умение покрывать свой код автотестами (pytest, tox, mock) и пользоваться линтерами (flake8, pylint, mypy) Умение работать с системами контроля версий (Git) <text:s text:c="3"/>Как преимущество: <text:s/>Опыт реверс-инжиниринга и анализа трафика Понимание основ криптографии </text:p>
          </table:table-cell>
          <table:table-cell office:value-type="string" calcext:value-type="string">
            <text:p>['ООП', 'HTTP', 'Python', 'Git']</text:p>
          </table:table-cell>
          <table:table-cell office:value-type="string" calcext:value-type="string">
            <text:p>Селфсек</text:p>
          </table:table-cell>
          <table:table-cell office:value-type="string" calcext:value-type="string">
            <text:p>https://hh.ru/vacancy/49299311</text:p>
          </table:table-cell>
          <table:table-cell office:value-type="string" calcext:value-type="string">
            <text:p>100000.0</text:p>
          </table:table-cell>
          <table:table-cell office:value-type="string" calcext:value-type="string">
            <text:p>150000.0</text:p>
          </table:table-cell>
          <table:table-cell office:value-type="string" calcext:value-type="string">
            <text:p>RUR</text:p>
          </table:table-cell>
          <table:table-cell table:number-columns-repeated="1013"/>
        </table:table-row>
        <table:table-row table:style-name="ro76">
          <table:table-cell office:value-type="float" office:value="49299293" calcext:value-type="float">
            <text:p>49299293</text:p>
          </table:table-cell>
          <table:table-cell office:value-type="string" calcext:value-type="string">
            <text:p>Python-разработчик систем сбора</text:p>
          </table:table-cell>
          <table:table-cell office:value-type="string" calcext:value-type="string">
            <text:p>Санкт-Петербург</text:p>
          </table:table-cell>
          <table:table-cell office:value-type="string" calcext:value-type="string">
            <text:p>От 1 года до 3 лет</text:p>
          </table:table-cell>
          <table:table-cell office:value-type="string" calcext:value-type="string">
            <text:p>Обязанности: <text:s/>Написание чистого, понятного кода Реализация систем сбора Анализ и исправление ошибок Сопровождение запуска и эксплуатации сборщиков в продакшене <text:s text:c="3"/>Требования: <text:s/>Уверенное знание Python3 Опыт разработки систем сбора Опыт многопоточной и асинхронной разработки (threading, asyncio), знание примитивов синхронизации, умение масштабировать код Опыт обхода ограничений (баны, лимиты, каптча) Знание систем обмена сообщениями (kafka, rabbitmq) Опыт работы с сериализаторами (marshmallow, pydantic или аналогичные) Опыт работы с ОС семейства Linux, контейнерами, умение запустить свой код Умение работать с системами контроля версий (Git) <text:s text:c="3"/>Как преимущество: <text:s/>Опыт работы с scrapy Опыт работы с распределенными системами координации (etcd, zookeeper) Опыт работы с системами управления конфигурацией (ansible, chef, puppet или аналогичные) Умение покрывать свой код автотестами (pytest, tox, mock) и пользоваться линтерами (flake8, pylint, mypy) Умение использовать ООП <text:s text:c="2"/></text:p>
          </table:table-cell>
          <table:table-cell office:value-type="string" calcext:value-type="string">
            <text:p>['Git', 'Linux', 'ООП', 'Python']</text:p>
          </table:table-cell>
          <table:table-cell office:value-type="string" calcext:value-type="string">
            <text:p>Селфсек</text:p>
          </table:table-cell>
          <table:table-cell office:value-type="string" calcext:value-type="string">
            <text:p>https://hh.ru/vacancy/49299293</text:p>
          </table:table-cell>
          <table:table-cell office:value-type="string" calcext:value-type="string">
            <text:p>100000.0</text:p>
          </table:table-cell>
          <table:table-cell office:value-type="string" calcext:value-type="string">
            <text:p>150000.0</text:p>
          </table:table-cell>
          <table:table-cell office:value-type="string" calcext:value-type="string">
            <text:p>RUR</text:p>
          </table:table-cell>
          <table:table-cell table:number-columns-repeated="1013"/>
        </table:table-row>
        <table:table-row table:style-name="ro51">
          <table:table-cell office:value-type="float" office:value="69720784" calcext:value-type="float">
            <text:p>69720784</text:p>
          </table:table-cell>
          <table:table-cell office:value-type="string" calcext:value-type="string">
            <text:p>SRE (развитие дистрибутива OpenStack)</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Основные направления, по которым предстоит работать : <text:s text:c="2"/>Принимать участие в создании стендов тестирования <text:s text:c="2"/>Автоматизировать установку стендов тестирования <text:s text:c="2"/>Исследовать/тестировать возможность использования технологий/решений/оборудования в существующей и разрабатываемой инфраструктуре OpenStack <text:s text:c="2"/>Помогать в поиске причин некорректного функционирования OpenStack и путей их устранения <text:s text:c="2"/>Работать с дефектами/системой багтерекинга, взаимодействовать с разработчиками <text:s text:c="2"/>Участвовать в третьей линии поддержки пользователей (IT специалисты) OpenStack <text:s text:c="2"/>Задачи, с которыми придется столкнуться: <text:s text:c="2"/>Участие в проектировании/улучшении процесса сборки дистрибутива и его деплоя <text:s text:c="2"/>Написание новых ролей/плейбуков Ansible, скриптов BASH и их интеграция в существующие процессы <text:s text:c="2"/>Работа над проектами с открытым исходным кодом (kolla, kolla-ansible,...), апстрим <text:s text:c="2"/>Сборка контейнеров для Docker <text:s text:c="2"/>Интеграция с gitlab для автоматизации процесса установки/сборки/тестирования дистрибутива <text:s text:c="2"/>Что для этого потребуется: <text:s text:c="2"/>Опыт планирования, развёртывания и эксплуатации OpenStack, знание его архитектуры и компонентов <text:s text:c="2"/>Опыт написания ролей Ansible и их интеграции в общий процесс деплоя/настройки <text:s text:c="2"/>Понимание принципов IaC и CI/CD <text:s text:c="2"/>Опыт командного использования git, более сложные сценарии (отмена коммитов,бранчи,мёрджи...) <text:s text:c="2"/>Опыт работы с Docker <text:s text:c="2"/>Знание Linux на уровне администратора <text:s text:c="2"/>Уверенное чтение кода на Python <text:s text:c="2"/>Опыт работы с системами виртуализации и контейнеризации (KVM, Docker, VMWare и др.) <text:s text:c="2"/>Знание сетевых технологий и протоколов <text:s text:c="2"/>Предлагаем Вам: <text:s/>Работа над крупным проектом с открытым исходным кодом Конкурентную и полностью официальную заработную плату. Комфортный, современный офис. Пакет льгот для сотрудников от наших партнеров: ДМС + стоматология + программа для родственников, льготное кредитование и страхование, партнерские скидки. Для комфортной работы предоставляем оборудование и компенсируем расходы на мобильную связь. <text:s/>Будем рады знакомству!</text:p>
          </table:table-cell>
          <table:table-cell office:value-type="string" calcext:value-type="string">
            <text:p>['Python', 'Linux', 'OpenStack', 'Bash', 'Ansible']</text:p>
          </table:table-cell>
          <table:table-cell office:value-type="string" calcext:value-type="string">
            <text:p>Сервионика</text:p>
          </table:table-cell>
          <table:table-cell office:value-type="string" calcext:value-type="string">
            <text:p>https://hh.ru/vacancy/69720784</text:p>
          </table:table-cell>
          <table:table-cell table:number-columns-repeated="1016"/>
        </table:table-row>
        <table:table-row table:style-name="ro77">
          <table:table-cell office:value-type="float" office:value="66835779" calcext:value-type="float">
            <text:p>66835779</text:p>
          </table:table-cell>
          <table:table-cell office:value-type="string" calcext:value-type="string">
            <text:p>Архитектор программного обеспечения</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Компания Cinimex – разработчик ПО и системный интегратор. Мы работаем с российскими банками ТОП-20, ритейлерами, производственными и добывающими компаниями. К своему 25-летию компания имеет уникальный опыт разработки программных решений и продолжает развивать свою экспертизу: разработка на микросервисной архитектуре, машинное обучение и искусственный интеллект, IoT, продуктовое направление и автоматизация предприятий. Мы активно растем (х2 за 2021 год) и приглашаем в команду как разработчиков, которым интересно развиваться в роли Архитектора ПО, так и системных архитекторов. Чем предстоит заниматься: <text:s text:c="2"/>Подготовкой архитектурных решений уровней от интеграционного сервиса до платформы. Результатом, как правило, является согласованный с Заказчиком архитектурный документ с описанием атрибутов качества, стратегий решения, тех. стека, компонентной модели и схемы развертывания; <text:s text:c="2"/>Подготовкой proof-of-concept решений, участием в пресейлах в качестве тех. эксперта. У нас есть хорошая практика сначала выполнять оценку стоимости реализации проекта. В этом процессе участвуют и технические специалисты. Поэтому есть также задачи по декомпозиции и оценке работ; <text:s text:c="2"/>Проведением RnD (Research and Development): исследование новых технологий, подходов, фреймворков с проведением докладов и презентаций; <text:s text:c="2"/>Также у нас на проектах архитектор может выполнять роли: <text:s text:c="2"/>тимлида: организовать производственный процесс, декомпозитовать и приоритизировать задачи, выбрать инструмент управления задачами, определить способ поставки кода в продуктивную среду; <text:s text:c="2"/>техлида: выполнять ревью и арх.надзор, помогать разработке или инженерам с выбором фреймворка или способом реализации задачи; <text:s text:c="2"/>аналитика, в части сбора и согласования требований, постановке задач разработке; помощи в работе и ревью аналитиков. <text:s text:c="4"/>Какой опыт и знания ожидаем: <text:s/>Знание одного или нескольких backend-языков программирования и готовность работать с Java; Опыт решения задач интеграции. Понимание принципов интеграции: виды sync/async, протоколы (SOAP, REST, GRPC…), вариантов сериализации; Навыки и знания инженерных практик: понимание принципов непрерывной доставки и интеграции, знание основ построения сетей (классы, порты, протоколы). Плюсом будет знание ОС Linux; Знание принципов разработки ПО. Опыт построения решений в одном из подходов: SOA, MSA, EDA; Опыт реализации решений с использование реляционных хранилищ данных либо других типов. Понимание основных принципов работы СУБД; Опыт работы в IT не менее 5 лет. <text:s/>Дополнительным плюсом будет знание стека, который мы используем в проектах: <text:s/>Языков Golang, Python; Продуктов/платформ: Kubernetes/Openshift, PostgreSQL &amp; Patroni, Apache Kafka, Vault и Consul от Hashicorp, Tyk, Minio; Коммерческих решений (мы партнеры IBM): IBM MQ, IIB, APIC; Методологий разработки: agile (scram, kanban), waterfall. <text:s/>Мы предлагаем: <text:s/>Гибкое начало рабочего дня: с 08:00 до 11:00; Возможность работать удалённо или в одном из комфортных офисов Cinimex; Возможность взять больничный без больничного: 7 дней в году; ДМС, включая стоматологию и горячую линию психологической поддержки; Внешнее обучение: посещение IT-конференций, сертификация, тренинги и курсы за счет компании; Английский язык: оплачиваемое обучение в школе Cinimex и скидки на Skyeng; Внутренний сервис бенефитов: скидки в кафе, рестораны, загородные клубы и SPA; на электронные библиотеки, бытовую технику и др.; Корпоративные цены на фитнес в X-fit для сотрудников и их родственников. </text:p>
          </table:table-cell>
          <table:table-cell office:value-type="string" calcext:value-type="string">
            <text:p>['Python', 'PostgreSQL', 'Golang', 'Java EE', 'SOA', 'Linux', 'Java', 'REST', 'OpenShift', 'Kafka', 'SOAP', 'gRPC']</text:p>
          </table:table-cell>
          <table:table-cell office:value-type="string" calcext:value-type="string">
            <text:p>Синимекс</text:p>
          </table:table-cell>
          <table:table-cell office:value-type="string" calcext:value-type="string">
            <text:p>https://hh.ru/vacancy/66835779</text:p>
          </table:table-cell>
          <table:table-cell table:number-columns-repeated="1016"/>
        </table:table-row>
        <table:table-row table:style-name="ro29">
          <table:table-cell office:value-type="float" office:value="70871208" calcext:value-type="float">
            <text:p>70871208</text:p>
          </table:table-cell>
          <table:table-cell office:value-type="string" calcext:value-type="string">
            <text:p>Разработчик (Backend developer / Python)</text:p>
          </table:table-cell>
          <table:table-cell office:value-type="string" calcext:value-type="string">
            <text:p>Тюмень</text:p>
          </table:table-cell>
          <table:table-cell office:value-type="string" calcext:value-type="string">
            <text:p>От 1 года до 3 лет</text:p>
          </table:table-cell>
          <table:table-cell office:value-type="string" calcext:value-type="string">
            <text:p>Мы являемся амбициозной и стабильно развивающейся IT-компанией, работающей на базе крупной мостостроительной компании России АО «Мостострой-11» Мы разрабатываем платформу цифрового строительства MStroy (mstroy.tech) для повышения эффективности строительной деятельности за счет возможности принятия оперативных решений на основе актуальной аналитики в режиме он-лайн (по срокам, кадрам, поставкам, финансам). Аккредитованы Минцифрой РФ. Обладаем Грантом СКОЛКОВО (возможна отсрочка при частичной мобилизации). Для развития платформы MStroy мы ищем сотрудника, влюблённого в свое дело! Будем рады видеть Вас в своей команде! МЫ ГОТОВЫ ОБУЧАТЬ И РАЗВИВАТЬ СОТРУДНИКОВ! <text:s text:c="2"/>НАШ СТЕК: <text:s/>Python на бэкенде, взаимодействие через GraphQL и REST API; SPA на Vue.js + Typescript на фронте и Quasar как библиотека компонентов; Данные храним в PostgreSQL, MongoDB и Redis. <text:s text:c="3"/>МЫ ПРЕДЛАГАЕМ: <text:s/>Высокий уровень заработной платы в зависимости от результатов Вашей работы; Работа в стабильной компании и полное соблюдение ТК РФ (оформление, оплата больничных, отпусков и пр.); Карьерный и профессиональный рост; Внутреннее и внешнее обучение; Молодой и дружный коллектив; Возможность совмещения работы с учебой. <text:s/>ПОЖЕЛАНИЯ К КАНДИДАТУ: <text:s/>Высшее техническое образование (желательно); Опыт работы от 1,5 лет и знание: PostgreSQL, MongoDB, REST API, GraphQL, Git; Знание языка Python (3.9, Flask, SQLAlchemy); Умение работать с базами данных и веб-хранилищами. <text:s/>Общие требования: <text:s/>Обязательность, ответственность и добросовестность; Умение систематизировать и обрабатывать большой объем информации; Умение самостоятельно разбираться в новом материале, документации; Умения работать в команде, проявлять инициативу; Аналитический склад ума, усидчивость и концентрация; Применение гибкого, вариативного и системного подхода к постановке и решению задач; Развитые коммуникативные навыки, умение презентовать и защищать разработанные решения; Оперативность при выполнении задач, поставленных руководителем. </text:p>
          </table:table-cell>
          <table:table-cell office:value-type="string" calcext:value-type="string">
            <text:p>['Базы данных', 'Python', 'MongoDB', 'Работа в команде', 'Ориентация на результат']</text:p>
          </table:table-cell>
          <table:table-cell office:value-type="string" calcext:value-type="string">
            <text:p>Статус</text:p>
          </table:table-cell>
          <table:table-cell office:value-type="string" calcext:value-type="string">
            <text:p>https://hh.ru/vacancy/70871208</text:p>
          </table:table-cell>
          <table:table-cell office:value-type="string" calcext:value-type="string">
            <text:p>100000.0</text:p>
          </table:table-cell>
          <table:table-cell office:value-type="string" calcext:value-type="string">
            <text:p>150000.0</text:p>
          </table:table-cell>
          <table:table-cell office:value-type="string" calcext:value-type="string">
            <text:p>RUR</text:p>
          </table:table-cell>
          <table:table-cell table:number-columns-repeated="1013"/>
        </table:table-row>
        <table:table-row table:style-name="ro29">
          <table:table-cell office:value-type="float" office:value="70345051" calcext:value-type="float">
            <text:p>70345051</text:p>
          </table:table-cell>
          <table:table-cell office:value-type="string" calcext:value-type="string">
            <text:p>DevOps Engineer (Middle/Senio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Вы - наш человек, если у вас есть: <text:s/>способность и желание непрерывно учиться знание английского языка на уровне, достаточном для чтения и понимания технической документации без словаря опыт администрирования Linux-серверов (Debian/Ubuntu, CentOS) понимание парадигмы IaC и навыки её применения, включая такие инструменты, как: Terraform, Docker, Bash для реализации сценариев управления облаком GCP/AWS навыки настройки и использования систем мониторинга/алертинга с помощью Prometheus/AlertManager навыки настройки и использования систем централизованного сбора логов на базе стеков ELK/Graylog2 общее понимание принципов работы, а также навыки администрирования различных СУБД SQL/NoSQL <text:s/>Значительным преимуществом будет: <text:s/>опыт работы в геймедеве английский, достаточный для прослушивания технических докладов с субтитрами, а также для общения с разработчиками в баг-трекерах/хелп-десках понимание парадигм IaC и GitOps, а также опыт их имплементации, включая такие инструменты, как: Terragrunt, Ansible/аналогичные системы, Kubernetes и Helm, Python для реализации сценариев управления облаком GCP навыки построения пайплайнов на Jenkins/Gitlab CI опыт применения практик/стратегий деплоя распределенных систем blue-green deployment, canary deployment опыт разворачивания реальных проектов в Google Cloud (GCP) или AWS/Azure большой игровой опыт и интерес к гейм-индустрии <text:s/>Задачи, которые ждут вас: <text:s/>автоматизация сборок/деплоя автоматизация развертывания и обновления серверной инфраструктуры мониторинг и поддержка серверной инфраструктуры тесное сотрудничество с командами разработки и тестирования <text:s/>Помимо работы: <text:s text:c="2"/>живые лекции от топовых спикеров нашего профиля <text:s text:c="2"/>воркшопы с лучшими специалистами индустрии <text:s text:c="2"/>поездки на IT-конференции мирового уровня <text:s text:c="2"/>крутые внутренние ивенты <text:s text:c="2"/>среда - день, посвящённый играм и саморазвитию <text:s text:c="2"/>геймифицированная бонусная система <text:s text:c="2"/>собственная медицинская диагностическая клиника <text:s text:c="2"/>Само собой: <text:s text:c="2"/>курсы английского <text:s text:c="2"/>мощное железо <text:s text:c="2"/>персональное меню питания <text:s text:c="2"/>удаленное сотрудничество <text:s text:c="2"/>оформление по ТК РФ <text:s text:c="3"/></text:p>
          </table:table-cell>
          <table:table-cell office:value-type="string" calcext:value-type="string">
            <text:p>['Python', 'Администрирование серверов Linux', 'Linux', 'Bash', 'SQL']</text:p>
          </table:table-cell>
          <table:table-cell office:value-type="string" calcext:value-type="string">
            <text:p>Студия Кефир</text:p>
          </table:table-cell>
          <table:table-cell office:value-type="string" calcext:value-type="string">
            <text:p>https://hh.ru/vacancy/70345051</text:p>
          </table:table-cell>
          <table:table-cell table:number-columns-repeated="1016"/>
        </table:table-row>
        <table:table-row table:style-name="ro37">
          <table:table-cell office:value-type="float" office:value="70695079" calcext:value-type="float">
            <text:p>70695079</text:p>
          </table:table-cell>
          <table:table-cell office:value-type="string" calcext:value-type="string">
            <text:p>Data инженер</text:p>
          </table:table-cell>
          <table:table-cell office:value-type="string" calcext:value-type="string">
            <text:p>Иркутск</text:p>
          </table:table-cell>
          <table:table-cell office:value-type="string" calcext:value-type="string">
            <text:p>От 1 года до 3 лет</text:p>
          </table:table-cell>
          <table:table-cell office:value-type="string" calcext:value-type="string">
            <text:p>Мир уже не может без работы с данными: интернет вещей, работа серверов, покупки/продажи, социальные взаимодействия - все это потоки данных, обработку которых необходимо автоматизировать, создавая продукты нового поколения. Мы ищем в команду инженера данных или разработчика, который хочет стать data инженером. Вас ждут интересные проекты и новейший стек технологий. Вы будете заниматься созданием прототипов и разработкой существующих инфраструктур транспортировки, обработки и хранения данных. Если вы любите работать с данными, знаете что такое BigData, ETL, DWH, DataLake или хотите узнать - вы по адресу! Кто мы? ITSumma — это профессиональная команда, которая специализируется на создании и поддержке информационных систем любой сложности. В отделе, куда требуется data инженер, мы создаем с «нуля», сопровождаем и оптимизируем платформы по обработке данных. Мы работаем над проектами внешних заказчиков (например, data.mos), разрабатываем Open Source решения, а также создали собственную Big Data платформу и развиваем свой продукт. Чем нужно будет заниматься? <text:s/>Создавать приложения для обработки данных на базе готовых систем (например, airflow, spark, flink или других подобных им систем из Apache Software Foundation). Проектировать и проводить тесты для разработанных приложений. Реализовывать дополнительные фичи в уже существующих приложениях. Интегрировать разработанные приложения с системами машинного обучения, визуализации и аналитики. <text:s/>Что нам важно в кандидате: <text:s/>Уверенное владение Python и/или Java (опыт коммерческой разработки от 1 года). Знание SQL, опыт работы с PostgreSQL. Опыт работы с очередями / брокерами сообщений (Kafka / RabbitMQ / ActiveMQ). Опыт работы с JVM Английский язык на уровне чтения технической документации. <text:s/>Что будет плюсом: <text:s/>Знание Scala. Опыт работы с Docker, Kubernetes, Greenplum, Spark. Опыт работы с системами сборки: maven, gradle. Работа с окружением: git, *nix-совместимые операционные системы (bash, ssh, crontab, права доступа, конфигурационные файлы). <text:s/>Условия: <text:s/>Работа удаленная. График работы: понедельник-пятница, 5/2, 8 часов (включая обед), точное время будет зависеть от вашего часового пояса. Оформление по ТК — белая зарплата и полный соцпакет. Выплачиваем 100% ежемесячный оклад, даже если вы были в отпуске или на больничном. Пересмотр уровня заработной платы раз в полгода или по достижению персональных целей. Частичная компенсация стоимости занятий английским языком. Профессиональный, личный и карьерный рост в команде. Оплачиваем профильные курсы и сертификации. </text:p>
          </table:table-cell>
          <table:table-cell office:value-type="string" calcext:value-type="string">
            <text:p>['SQL', 'Python', 'Java', 'PostgreSQL', 'Kafka', 'RabbitMQ', 'Big Data', 'Spark']</text:p>
          </table:table-cell>
          <table:table-cell office:value-type="string" calcext:value-type="string">
            <text:p>Сумма АйТи</text:p>
          </table:table-cell>
          <table:table-cell office:value-type="string" calcext:value-type="string">
            <text:p>https://hh.ru/vacancy/70695079</text:p>
          </table:table-cell>
          <table:table-cell table:number-columns-repeated="1016"/>
        </table:table-row>
        <table:table-row table:style-name="ro55">
          <table:table-cell office:value-type="float" office:value="69976451" calcext:value-type="float">
            <text:p>69976451</text:p>
          </table:table-cell>
          <table:table-cell office:value-type="string" calcext:value-type="string">
            <text:p>Ведущий разработчик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Аккредитованная IT-Компания АО СФЕРА занимает лидирующие позиции в создании систем общественной безопасности в регионах России. Нам есть чем гордиться - созданные нами Системы-112 и системы общественной безопасности используются для сохранения жизни и здоровья во многих регионах России. Наши продукты позволяют существенно сократить время реагирования на происшествия, при этом повысив качество реагирования.В нашу дружную команду на большой проект требуется программист-разработчик Python уровня Middle+ / SeniorЧто предстоит делать: <text:s/>Участвовать в проектировании архитектур; Разрабатывать функциональные сервисы (GraphQL, REST); Писать юнит-тесты. <text:s/>Ты — тот, кто нам нужен, если: <text:s/>Отлично знаешь Python3 (опыт разработки не менее 3-х лет); Знаешь SQL и работал с реляционными СУБД (мы используем PostgreSQL); Работал с очередями сообщений (например, RabbitMQ); Писал асинхронный код (например, asyncio или aiohttp) ; Умеешь профилировать и оптимизировать свой код, опыт создания unit-тестов. <text:s/>Будет плюсом, если ты: <text:s/>имеешь опыт работы с ClickHouse, Django, GraphQL, Docker, k8s; работал с MongoDB; работал с очередями распределенных задач (например, Celery); применял numpy, pandas, skikit-learn и т. п.; участвовал в проектах построения high-load и fault-tolerant сервисов; <text:s/>Мы предлагаем: <text:s/>Полностью удалённый формат работы; Свободный доступ в коворкинг для работы в нашем офисе; Белую заработную плату с официальным трудоустройством в штат; ДМС; Обучение за счёт компании несколько раз в год; Частичную компенсацию занятий спортом. <text:s/>Работая у нас будет возможность решать разнообразные и не скучные задачи, попробовать на практике новые технологии. <text:s/>Если заинтересовала вакансия, то при отклике просим прикреплять ссылки на публичные проекты, примеры кода или ссылки на github.</text:p>
          </table:table-cell>
          <table:table-cell office:value-type="string" calcext:value-type="string">
            <text:p>['Python', 'PostgreSQL', 'Django Framework', 'RabbitMQ', 'asyncio', 'Unit Testing', 'MongoDB', 'REST', 'GraphQL', 'aiohttp', 'SQL']</text:p>
          </table:table-cell>
          <table:table-cell office:value-type="string" calcext:value-type="string">
            <text:p>Сфера</text:p>
          </table:table-cell>
          <table:table-cell office:value-type="string" calcext:value-type="string">
            <text:p>https://hh.ru/vacancy/69976451</text:p>
          </table:table-cell>
          <table:table-cell office:value-type="string" calcext:value-type="string">
            <text:p>240000.0</text:p>
          </table:table-cell>
          <table:table-cell/>
          <table:table-cell office:value-type="string" calcext:value-type="string">
            <text:p>RUR</text:p>
          </table:table-cell>
          <table:table-cell table:number-columns-repeated="1013"/>
        </table:table-row>
        <table:table-row table:style-name="ro67">
          <table:table-cell office:value-type="float" office:value="69369308" calcext:value-type="float">
            <text:p>69369308</text:p>
          </table:table-cell>
          <table:table-cell office:value-type="string" calcext:value-type="string">
            <text:p>Python Разработчик / Fastapi (удаленно)</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в поиске двух талантливых разработчиков на языке Python (FastApi) для нового проекта по созданию сервиса "База данных конфигурации инфраструктуры" (CMDB).CMDB - это инвентаризационная база (хранилище), обладающая связями между каждым объектом инфраструктуры. Это справочник по которому можно узнать всю информацию об объекте: связи, зависимости, параметры, атрибуты, владельца. Обязанности: <text:s/>Проектирование сервисов со сложной бизнес логикой Разработка сервисов хранения, обработки данных различной сложности Разработка сервисов сбора данных с различных источников. <text:s/>Требования: <text:s text:c="2"/>Опыт в Python от 5 лет <text:s text:c="2"/>Fastapi. <text:s text:c="2"/>Будет плюсом: <text:s text:c="2"/>Опыт разработки баз данных конфигураций (CMDB). <text:s text:c="2"/></text:p>
          </table:table-cell>
          <table:table-cell office:value-type="string" calcext:value-type="string">
            <text:p>['python, aiohttp, fastapi, trending, linux']</text:p>
          </table:table-cell>
          <table:table-cell office:value-type="string" calcext:value-type="string">
            <text:p>Т1 Интеграция</text:p>
          </table:table-cell>
          <table:table-cell office:value-type="string" calcext:value-type="string">
            <text:p>https://hh.ru/vacancy/69369308</text:p>
          </table:table-cell>
          <table:table-cell table:number-columns-repeated="1016"/>
        </table:table-row>
        <table:table-row table:style-name="ro41">
          <table:table-cell office:value-type="float" office:value="69705612" calcext:value-type="float">
            <text:p>69705612</text:p>
          </table:table-cell>
          <table:table-cell office:value-type="string" calcext:value-type="string">
            <text:p>Python Team Lead</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в поиске талантливого разработчика ( Team Lead) на языке Python (FastApi) для нового проекта по созданию сервиса "База данных конфигурации инфраструктуры" (CMDB).CMDB - это инвентаризационная база (хранилище), обладающая связями между каждым объектом инфраструктуры. Это справочник по которому можно узнать всю информацию об объекте: связи, зависимости, параметры, атрибуты, владельца. Обязанности: <text:s/>Управление командой разработчиков; Проектирование сервисов со сложной бизнес логикой; Разработка сервисов хранения, обработки данных различной сложности; Разработка сервисов сбора данных с различных источников. <text:s/>Требования: <text:s/>Опыт в программирование на языке Python от 5 лет; Опыт с асинхронным кодом (желательно FastAPI); Опыт в построении архитектуры приложения. <text:s/>Будет плюсом: <text:s text:c="2"/>Опыт в управление командой от 3 человек; Опыт построения и понимание процессов команды разработки; Опыт работы с другими фреймворками Python; Опыт работы с фреймворками FrontEnd (ReactJS); Опыт работы c OS Linux на уровне продвинутого пользователя; Опыт работы с ПО: Docker, Ansible, OpenShift, Kafka\RabbitMQ, PostgreSQL, ClickHouse Опыт программирования на языке Golang; Опыт разработки баз данных конфигураций (CMDB). <text:s text:c="2"/></text:p>
          </table:table-cell>
          <table:table-cell office:value-type="string" calcext:value-type="string">
            <text:p>['Python', 'FastAPI', 'Linux']</text:p>
          </table:table-cell>
          <table:table-cell office:value-type="string" calcext:value-type="string">
            <text:p>Т1 Интеграция</text:p>
          </table:table-cell>
          <table:table-cell office:value-type="string" calcext:value-type="string">
            <text:p>https://hh.ru/vacancy/69705612</text:p>
          </table:table-cell>
          <table:table-cell table:number-columns-repeated="1016"/>
        </table:table-row>
        <table:table-row table:style-name="ro69">
          <table:table-cell office:value-type="float" office:value="70736363" calcext:value-type="float">
            <text:p>70736363</text:p>
          </table:table-cell>
          <table:table-cell office:value-type="string" calcext:value-type="string">
            <text:p>Senior Python-разработчик</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Т1 Консалтинг – российская ИТ-компания, которая специализируется на управленческом консалтинге и внедрении бизнес-приложений. Среди наших заказчиков – крупнейшие компании ключевых отраслей экономики: банки и финансовые организации, топливно-энергетические и торговые предприятия. Сейчас мы ищем Senior Python-разработчика. Проект: платформа для импортозамещения Задачи: <text:s/>Разрабатывать высоконагруженные системы и сервисы со сложной бизнес-логикой; Участвовать в проработке технических решений, разрабатывать и согласовывать технические спецификации; Продумывать и реализовывать бизнес-логику приложения; Проводить рефакторинг, работать с техническим долгом; Анализировать требования к разрабатываемому ПО и оценивать трудозатраты; Разрабатывать архитектурные решения; Проводить Code review. <text:s/>Нам важно: <text:s/>Знание и опыт разработки на современных платформах с использованием последних технологий Python 3.6 - 3.8+ ; Опыт проектирования SQL/noSQL баз данных (PostgreSQL, Vertica, ClickHouse); Знакомы с микросервисной архитектурой и умеете проектировать новые сервисы с нуля; Пишете много unit тестов(мы используем pytest); Работали с брокерами сообщений типа RabbitMQ или Apache Kafka; Опыт работы с in-memory базами данных (Redis); Опыт работы с менеджерами очередей (Celery, Kafka, RabbitMQ и другие); Опыт работы с микро-сервисами и платформами контейнеризации (Docker, Openshift); Опыт работы с Elasticsearch, nginx, wsgi/asgi, rest api/json-rpc; Практические навыки работы GitHub (Bitbucket). <text:s/>Будет плюсом: <text:s/>Хорошо, если имеете представление, как работает JS (React/Angular); Хорошо, если имеете опыт настройки деплоя на базе Kubernetes. <text:s/>Мы предлагаем: <text:s/>Оформление по ТК и белую заработную плату, соответствующую квалификации; Современные технологии, интересные проекты; Программа добровольного медицинского страхования на условиях, принятых в компании, после завершения испытательного срока; Корпоративные скидки на занятия спортом в сети фитнес клубов премиум класса World Class, а также в другие фитнес клубы; Корпоративные скидки в школу английского языка Skyeng; Корпоративные скидки на online-обучение от Skillbox; Возможность вступить в собственную баскетбольную и волейбольную команду; Возможность работать в офисе или удаленно. </text:p>
          </table:table-cell>
          <table:table-cell office:value-type="string" calcext:value-type="string">
            <text:p>['Python', 'Git', 'PostgreSQL', 'SQL']</text:p>
          </table:table-cell>
          <table:table-cell office:value-type="string" calcext:value-type="string">
            <text:p>Т1 Консалтинг</text:p>
          </table:table-cell>
          <table:table-cell office:value-type="string" calcext:value-type="string">
            <text:p>https://hh.ru/vacancy/70736363</text:p>
          </table:table-cell>
          <table:table-cell table:number-columns-repeated="1016"/>
        </table:table-row>
        <table:table-row table:style-name="ro54">
          <table:table-cell office:value-type="float" office:value="69851999" calcext:value-type="float">
            <text:p>69851999</text:p>
          </table:table-cell>
          <table:table-cell office:value-type="string" calcext:value-type="string">
            <text:p>Ведущий разработчик ITSM</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Т1 Консалтинг – российская ИТ-компания, специализируется на управленческом консалтинге и внедрении бизнес-приложений, охватывающих все уровни функционирования и управления современным предприятием, предлагает полный комплекс услуг для реализации цифровой стратегии и повышения операционной эффективности предприятия. Приглашаем на наш проект в инвестиционной компании: Роль: Ведущий разработчик Локация: удаленно <text:s/>Проект: Внедрение ITSM (Naumen) Требования к квалификации: <text:s/>Опыт проектирования, разработки и внедрения ITSM решений; Опыт работы на должности ведущего разработчика, не менее трех лет; Опыт разработки на объектно-ориентированном языке (Java, Groovy, Kotlin, C#, C++, Python или др.); Знание основ разработки на Groovy; Углубленное знание SQL и опыт работы с СУБД (PostgreSQL / MS SQL / Oracle); Знание и опыт работы с протоколами REST, SOAP; Глубокие знания и опыт применения основных парадигм и шаблонов интеграции приложений и систем; Навыки и опыт управления командами разработчиков; Навыки и опыт наставничества;  Глубокие знания программной инженерии, жизненный цикл программного обеспечения, управления требованиями; Большой опыт внедрения и контроля практик разработки (FT, UT, CodeReview), желательно TDD; Опыт работы в команде по гибким методологиям (Scrum, XP); Опыт работы в области внедрения и сопровождения систем ITSM; Опыт работы в качестве ведущего инженера с продуктами ITSM; Знание и понимание принципов методологий и стандартов ITSM (ITIL); Основы тестирования ПО, виды тестирования; Навыки детального документирования существующих и новых информационных систем, ИТ-сервисов. <text:s/>Мы предлагаем: <text:s/>Оформление в штат по ТК РФ с первого дня; Стабильную заработную плату с выплатой день-в-день; Мы заботимся о здоровье – ДМС после испытательного срока; Гибкое начало рабочего дня; Мы обучаем своих сотрудников - оплачиваем внешнее обучение и сертификацию; Корпоративные скидки на занятия спортом в сеть фитнес клубов премиум класса World Class и на фитнес-абонементы Fitmost; Корпоративные скидки в школу английского языка Skyeng; Корпоративные скидки на online-обучение от Skillbox; Возможность вступить в собственную баскетбольную и волейбольную команду. Возможен удаленный, комбинированный или офисный вариант работы. </text:p>
          </table:table-cell>
          <table:table-cell office:value-type="string" calcext:value-type="string">
            <text:p>['Java', 'Groovy', 'ITSM', 'Kotlin', 'C/C++', 'C++', 'REST', 'SOAP', 'SQL', 'PostgreSQL', 'Scrum', 'XP', 'TDD', 'ITIL', 'Python']</text:p>
          </table:table-cell>
          <table:table-cell office:value-type="string" calcext:value-type="string">
            <text:p>Т1 Консалтинг</text:p>
          </table:table-cell>
          <table:table-cell office:value-type="string" calcext:value-type="string">
            <text:p>https://hh.ru/vacancy/69851999</text:p>
          </table:table-cell>
          <table:table-cell table:number-columns-repeated="1016"/>
        </table:table-row>
        <table:table-row table:style-name="ro77">
          <table:table-cell office:value-type="float" office:value="68921602" calcext:value-type="float">
            <text:p>68921602</text:p>
          </table:table-cell>
          <table:table-cell office:value-type="string" calcext:value-type="string">
            <text:p>DevOps specialist</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Т1 Консалтинг – российская ИТ-компания, разработчик и интегратор бизнес-приложений. Входит в Группу Т1.Профессиональная экспертиза Т1 Консалтинг представлена центрами компетенций CRM, ERP, 1С, Цифровые решения, Собственные продукты, Цифровой консалтинг, Центр расширенной поддержки. <text:s/>Среди заказчиков Т1 Консалтинг — государственные структуры и крупнейшие компании ключевых отраслей экономики: финансовые организации, промышленные и топливно-энергетические предприятия, ритейлеры, телеком-операторы и транспортные компании. <text:s/>Собственные разработки в продуктовом портфеле компании – core-система для управления взаимоотношениями с клиентами Т1 CRM; система оперативного мониторинга бизнес-приложений и процессов T1 Watchman; HR-сервис потокового найма Т1 TalentForce и решение для налогового мониторинга T1 EasyTax, платформа производства ПО «Сфера». ИТ-продукты Т1 Консалтинг включены в реестр отечественного ПО и удостоены высокой оценки со стороны отраслевого сообщества. <text:s/>Сейчас мы ищем Devops на один из наших ключевых проектов. О проекте " Лотереи": Создаем нового цифрового оператора лотереи. Совершенно новый проект, полностью с нуля на современном стеке, гибкость в процессах разработки. Чем предстоит заниматься: <text:s/>Работа в командах разработки Хорошее понимание специфики разработки WEB-проектов Построения CI/CD пайплайнов Работа с Docker и Kubernetes Написание Bash-скриптов Системное администрирование linux Эксплуатация СУБД (postgresql) <text:s/>Что мы ожидаем увидеть от кандидата: <text:s/>Опыт работы с Кubernetes от 2-х лет, включая опыт установки и администрирование кластеров (опыт работы с rancher, rke будет большим плюсом) Опыт внедрения и поддержки Infrastructure as Code (у нас используется Terraform и Ansible, опыт в альтернативных системах Puppet/Chief/и т.п. так же подойдёт), от 1 года Опыт администрирования Linux серверов от 2-х лет, большая часть нашей инфраструктуры - на базе RHEL8-like дистрибутивов Хорошее понимание работы с сетью, умение спроектировать и внедрить фаервольные политики, понимание базовой маршрутизации, NAT, плюсом будет опыт работы с pfSense/opnSense Опыт эксплуатации СУБД postgresql, плюсом будет понимание patroni, pgBackRest Опыт проектирования и внедрения CI/CD пайплайнов для деплоя в kubernetes, желательно на базе helm-чартов, будет плюсом знание gitlab-ci, ArgoCD Опыт работы в командах разработки и понимание специфики работы Agile команд <text:s/>Большой плюс: <text:s/>Умение писать на чём-то, кроме bash, желательно на python Опыт работы с keycloak или подобными OIDC/SAML провайдерами Опыт работы с PKI, понимание основных концепций Опыт работы с vCloud Director Опыт работы с java-стеком (maven, экосистема spring boot) <text:s/>Чем мы интересны: <text:s/>Мы крупная, стабильная IT компания, у нас интересные проекты, все с нуля никакого Legacy. У нас белая заработная плата + премии по итогам работы. Оформляем в штат по ТК РФ с первого дня. Мы заботимся о здоровье – ДМС после испытательного срока. У нас удобный график работы, гибкое начало рабочего дня. Мы обучаем своих сотрудников - оплачиваем внешнее обучение и сертификацию. Корпоративные скидки на занятия спортом в сеть фитнес клубов премиум класса World Class и на фитнес-абонементы Fitmost. Корпоративные скидки в школу английского языка Skyeng. Корпоративные скидки на online-обучение от Skillbox. Возможность вступить в собственную баскетбольную и волейбольную команду. Возможен удаленный, комбинированный или офисный формат работы. Мы находимся в двух шагах от м. Автозаводская. </text:p>
          </table:table-cell>
          <table:table-cell office:value-type="string" calcext:value-type="string">
            <text:p>['Linux', 'Docker', 'Bash', 'Terraform', 'Ansible', 'Python', 'Java', 'CI/CD', 'Kubernetes', 'PostgreSQL']</text:p>
          </table:table-cell>
          <table:table-cell office:value-type="string" calcext:value-type="string">
            <text:p>Т1 Консалтинг</text:p>
          </table:table-cell>
          <table:table-cell office:value-type="string" calcext:value-type="string">
            <text:p>https://hh.ru/vacancy/68921602</text:p>
          </table:table-cell>
          <table:table-cell/>
          <table:table-cell office:value-type="string" calcext:value-type="string">
            <text:p>400000.0</text:p>
          </table:table-cell>
          <table:table-cell office:value-type="string" calcext:value-type="string">
            <text:p>RUR</text:p>
          </table:table-cell>
          <table:table-cell table:number-columns-repeated="1013"/>
        </table:table-row>
        <table:table-row table:style-name="ro58">
          <table:table-cell office:value-type="float" office:value="70515552" calcext:value-type="float">
            <text:p>70515552</text:p>
          </table:table-cell>
          <table:table-cell office:value-type="string" calcext:value-type="string">
            <text:p>Разработчик Python</text:p>
          </table:table-cell>
          <table:table-cell office:value-type="string" calcext:value-type="string">
            <text:p>Алматы</text:p>
          </table:table-cell>
          <table:table-cell office:value-type="string" calcext:value-type="string">
            <text:p>От 3 до 6 лет</text:p>
          </table:table-cell>
          <table:table-cell office:value-type="string" calcext:value-type="string">
            <text:p><text:s text:c="2"/>В Тинькофф Python является одним из самых распространенных языков разработки. На нем мы пишем многие сложные и нагруженные проекты. Поэтому ищем опытных разработчиков Python, которые смогут привнести экспертизу и вывести наши продукты на новый уровень Нам всегда есть, что предложить начиная с внутренних проектов, заканчивая широко востребованными клиентскими продуктами <text:s text:c="2"/>Задачи: <text:s/>Проектирование компонентов систем Организация процесса разработки Написание и ревью кода Наставление менее опытных коллег <text:s text:c="3"/>Требования: <text:s/>Отличное знание Python 3 и опыт промышленной разработки на Python от трех лет Опыт многопоточного и асинхронного программирования Опыт работы с фреймворками: FastApi, Flask, Tornado Опыт работы с реляционными СУБД (PostgreSQL, Mysql) Опыт построения распределённых высоконагруженных сервисов Знание и применение паттернов проектирования <text:s text:c="3"/>Мы предлагаем: <text:s/>Работу в современном офисе в бизнес-центре "TURAR". График работы — гибридный Компенсацию обедов 3 дополнительных дня отпуска в году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и предложим льготное страхование вашим близким Компенсацию затрат на спорт по окончании испытательного срока Ежегодный пересмотр заработной платы Достойную зарплату — обсудим ее на собеседовании </text:p>
          </table:table-cell>
          <table:table-cell office:value-type="string" calcext:value-type="string">
            <text:p>['Python', 'Flask', 'FastApi', 'PostgreSQL', 'Tornado']</text:p>
          </table:table-cell>
          <table:table-cell office:value-type="string" calcext:value-type="string">
            <text:p>Тинькофф</text:p>
          </table:table-cell>
          <table:table-cell office:value-type="string" calcext:value-type="string">
            <text:p>https://hh.ru/vacancy/70515552</text:p>
          </table:table-cell>
          <table:table-cell table:number-columns-repeated="1016"/>
        </table:table-row>
        <table:table-row table:style-name="ro30">
          <table:table-cell office:value-type="float" office:value="69221088" calcext:value-type="float">
            <text:p>69221088</text:p>
          </table:table-cell>
          <table:table-cell office:value-type="string" calcext:value-type="string">
            <text:p>Разработчик ETL</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Чем предстоит заниматься <text:s/>Проектировать и разрабатывать процессы преобразования данных (ETL) для хранилища данных Писать скрипты на SQL, Python Проектировать потоки данных Работать с различными базами и платформами данных: Greenplum, Oracle, SAS, Hadoop <text:s/>Что вам необходимо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SQL', 'Python', 'ETL', 'Hadoop', 'ClickHouse', 'DWH', 'Databases', 'Базы данных']</text:p>
          </table:table-cell>
          <table:table-cell office:value-type="string" calcext:value-type="string">
            <text:p>Тинькофф</text:p>
          </table:table-cell>
          <table:table-cell office:value-type="string" calcext:value-type="string">
            <text:p>https://hh.ru/vacancy/69221088</text:p>
          </table:table-cell>
          <table:table-cell table:number-columns-repeated="1016"/>
        </table:table-row>
        <table:table-row table:style-name="ro58">
          <table:table-cell office:value-type="float" office:value="70515347" calcext:value-type="float">
            <text:p>70515347</text:p>
          </table:table-cell>
          <table:table-cell office:value-type="string" calcext:value-type="string">
            <text:p>Разработчик Python</text:p>
          </table:table-cell>
          <table:table-cell office:value-type="string" calcext:value-type="string">
            <text:p>Саратов</text:p>
          </table:table-cell>
          <table:table-cell office:value-type="string" calcext:value-type="string">
            <text:p>От 3 до 6 лет</text:p>
          </table:table-cell>
          <table:table-cell office:value-type="string" calcext:value-type="string">
            <text:p>В Тинькофф Python является одним из самых распространенных языков разработки. На нем мы пишем многие сложные и нагруженные проекты. Поэтому ищем опытных разработчиков Python, которые смогут привнести экспертизу и вывести наши продукты на новый уровень Нам всегда есть, что предложить начиная с внутренних проектов, заканчивая широко востребованными клиентскими продуктами <text:s text:c="2"/>Задачи: <text:s/>Проектирование компонентов систем Организация процесса разработки Написание и ревью кода Наставление менее опытных коллег <text:s text:c="3"/>Требования: <text:s/>Отличное знание Python 3 и опыт промышленной разработки на Python от трех лет Опыт многопоточного и асинхронного программирования Опыт работы с фреймворками: FastApi, Flask, Tornado Опыт работы с реляционными СУБД (PostgreSQL, Mysql) Опыт построения распределённых высоконагруженных сервисов Знание и применение паттернов проектирования <text:s text:c="3"/>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ивные занятия от стоимости абонемента <text:s/>3 дополнительных дня отпуска в году Ежегодный пересмотр заработной платы Достойную зарплату — обсудим ее на собеседовании </text:p>
          </table:table-cell>
          <table:table-cell office:value-type="string" calcext:value-type="string">
            <text:p>['Python', 'Flask', 'FastApi', 'PostgreSQL', 'Tornado']</text:p>
          </table:table-cell>
          <table:table-cell office:value-type="string" calcext:value-type="string">
            <text:p>Тинькофф</text:p>
          </table:table-cell>
          <table:table-cell office:value-type="string" calcext:value-type="string">
            <text:p>https://hh.ru/vacancy/70515347</text:p>
          </table:table-cell>
          <table:table-cell table:number-columns-repeated="1016"/>
        </table:table-row>
        <table:table-row table:style-name="ro58">
          <table:table-cell office:value-type="float" office:value="70515076" calcext:value-type="float">
            <text:p>70515076</text:p>
          </table:table-cell>
          <table:table-cell office:value-type="string" calcext:value-type="string">
            <text:p>Разработчик Python</text:p>
          </table:table-cell>
          <table:table-cell office:value-type="string" calcext:value-type="string">
            <text:p>Чебоксары</text:p>
          </table:table-cell>
          <table:table-cell office:value-type="string" calcext:value-type="string">
            <text:p>От 3 до 6 лет</text:p>
          </table:table-cell>
          <table:table-cell office:value-type="string" calcext:value-type="string">
            <text:p>Мы открываем офис в Чебоксарах! В Тинькофф Python является одним из самых распространенных языков разработки. На нем мы пишем многие сложные и нагруженные проекты. Поэтому ищем опытных разработчиков Python, которые смогут привнести экспертизу и вывести наши продукты на новый уровень Нам всегда есть, что предложить начиная с внутренних проектов, заканчивая широко востребованными клиентскими продуктами <text:s text:c="2"/>Задачи: <text:s/>Проектирование компонентов систем Организация процесса разработки Написание и ревью кода Наставление менее опытных коллег <text:s text:c="3"/>Требования: <text:s/>Отличное знание Python 3 и опыт промышленной разработки на Python от трех лет Опыт многопоточного и асинхронного программирования Опыт работы с фреймворками: FastApi, Flask, Tornado Опыт работы с реляционными СУБД (PostgreSQL, Mysql) Опыт построения распределённых высоконагруженных сервисов Знание и применение паттернов проектирования <text:s text:c="3"/>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ивные занятия от стоимости абонемента <text:s/>3 дополнительных дня отпуска в году Ежегодный пересмотр заработной платы Достойную зарплату — обсудим ее на собеседовании </text:p>
          </table:table-cell>
          <table:table-cell office:value-type="string" calcext:value-type="string">
            <text:p>['Python', 'Flask', 'FastApi', 'PostgreSQL', 'Tornado']</text:p>
          </table:table-cell>
          <table:table-cell office:value-type="string" calcext:value-type="string">
            <text:p>Тинькофф</text:p>
          </table:table-cell>
          <table:table-cell office:value-type="string" calcext:value-type="string">
            <text:p>https://hh.ru/vacancy/70515076</text:p>
          </table:table-cell>
          <table:table-cell table:number-columns-repeated="1016"/>
        </table:table-row>
        <table:table-row table:style-name="ro57">
          <table:table-cell office:value-type="float" office:value="69471604" calcext:value-type="float">
            <text:p>69471604</text:p>
          </table:table-cell>
          <table:table-cell office:value-type="string" calcext:value-type="string">
            <text:p>Data-инженер</text:p>
          </table:table-cell>
          <table:table-cell office:value-type="string" calcext:value-type="string">
            <text:p>Саратов</text:p>
          </table:table-cell>
          <table:table-cell office:value-type="string" calcext:value-type="string">
            <text:p>От 3 до 6 лет</text:p>
          </table:table-cell>
          <table:table-cell office:value-type="string" calcext:value-type="string">
            <text:p>Описание: 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строить важные отчеты, графики, проводить анализ. Часть из этих инструментов мы разрабатываем с нуля, другую часть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Обязанности: <text:s/>Участие в разработке ядра продуктов Data Platform Разработка и оптимизация процессов выгрузки данных <text:s/>Требования: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Python', 'Java', 'SQL', 'NoSQL', 'Pandas', 'Numpy', 'Groovy']</text:p>
          </table:table-cell>
          <table:table-cell office:value-type="string" calcext:value-type="string">
            <text:p>Тинькофф</text:p>
          </table:table-cell>
          <table:table-cell office:value-type="string" calcext:value-type="string">
            <text:p>https://hh.ru/vacancy/69471604</text:p>
          </table:table-cell>
          <table:table-cell table:number-columns-repeated="1016"/>
        </table:table-row>
        <table:table-row table:style-name="ro38">
          <table:table-cell office:value-type="float" office:value="70359319" calcext:value-type="float">
            <text:p>70359319</text:p>
          </table:table-cell>
          <table:table-cell office:value-type="string" calcext:value-type="string">
            <text:p>QA инженер (backend)</text:p>
          </table:table-cell>
          <table:table-cell office:value-type="string" calcext:value-type="string">
            <text:p>Омск</text:p>
          </table:table-cell>
          <table:table-cell office:value-type="string" calcext:value-type="string">
            <text:p>От 1 года до 3 лет</text:p>
          </table:table-cell>
          <table:table-cell office:value-type="string" calcext:value-type="string">
            <text:p>Обязанности: <text:s/>Самостоятельное проведение функционального и автоматизированного видов тестирования (в том числе анализ и тестирование требований) Работа в продуктовой команде в рамках Agile процессов (в том числе работа с ошибками) Разработка тестовой документации, нужной на проекте (в том числе разработка приемочных критериев), подготовка тестовых данных Сопровождение релизов Поддержка работоспособности существующих процессов <text:s/>Требования: <text:s/>Опыт тестирования backend (API (SOAP/REST), базы данных) от 1 года Знание одного или нескольких языков программирования (Java, Kotlin, Python, C#, C++, Scala, Go) Знание техник тест-дизайна, опыт разработки тестовой документации, анализ спецификаций Понимание основ процесса автоматизации, подходов к автоматизации (BDD, TDD, и т.д.) Знания языка SQL (знание типов данных и их преобразование; умение составлять запросы с вложенными запросами, использование JOIN; умение работать (читать, запускать) хранимые процедуры) Опыт работы с системами логирования, чтение логов (отчеты, алерты, дашборды); работа с файловой системой и папками с помощью консольных команд <text:s/>Условия: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SQL', 'Python', 'Java', 'Git', 'BDD']</text:p>
          </table:table-cell>
          <table:table-cell office:value-type="string" calcext:value-type="string">
            <text:p>Тинькофф</text:p>
          </table:table-cell>
          <table:table-cell office:value-type="string" calcext:value-type="string">
            <text:p>https://hh.ru/vacancy/70359319</text:p>
          </table:table-cell>
          <table:table-cell table:number-columns-repeated="1016"/>
        </table:table-row>
        <table:table-row table:style-name="ro38">
          <table:table-cell office:value-type="float" office:value="70519504" calcext:value-type="float">
            <text:p>70519504</text:p>
          </table:table-cell>
          <table:table-cell office:value-type="string" calcext:value-type="string">
            <text:p>Data-инженер</text:p>
          </table:table-cell>
          <table:table-cell office:value-type="string" calcext:value-type="string">
            <text:p>Ульяновск</text:p>
          </table:table-cell>
          <table:table-cell office:value-type="string" calcext:value-type="string">
            <text:p>От 3 до 6 лет</text:p>
          </table:table-cell>
          <table:table-cell office:value-type="string" calcext:value-type="string">
            <text:p>Описание: 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строить важные отчеты, графики, проводить анализ. Часть из этих инструментов мы разрабатываем с нуля, другую часть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Обязанности: <text:s/>Участие в разработке ядра продуктов Data Platform Разработка и оптимизация процессов выгрузки данных <text:s/>Требования: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удаленно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ивные занятия от стоимости абонемента <text:s/>Достойную зарплату — обсудим ее на собеседовании </text:p>
          </table:table-cell>
          <table:table-cell office:value-type="string" calcext:value-type="string">
            <text:p>['Python', 'Java', 'SQL', 'NoSQL', 'Pandas', 'Numpy', 'Groovy']</text:p>
          </table:table-cell>
          <table:table-cell office:value-type="string" calcext:value-type="string">
            <text:p>Тинькофф</text:p>
          </table:table-cell>
          <table:table-cell office:value-type="string" calcext:value-type="string">
            <text:p>https://hh.ru/vacancy/70519504</text:p>
          </table:table-cell>
          <table:table-cell table:number-columns-repeated="1016"/>
        </table:table-row>
        <table:table-row table:style-name="ro58">
          <table:table-cell office:value-type="float" office:value="70359237" calcext:value-type="float">
            <text:p>70359237</text:p>
          </table:table-cell>
          <table:table-cell office:value-type="string" calcext:value-type="string">
            <text:p>QA инженер (backend)</text:p>
          </table:table-cell>
          <table:table-cell office:value-type="string" calcext:value-type="string">
            <text:p>Уфа</text:p>
          </table:table-cell>
          <table:table-cell office:value-type="string" calcext:value-type="string">
            <text:p>От 1 года до 3 лет</text:p>
          </table:table-cell>
          <table:table-cell office:value-type="string" calcext:value-type="string">
            <text:p>Обязанности: <text:s/>Самостоятельное проведение функционального и автоматизированного видов тестирования (в том числе анализ и тестирование требований) Работа в продуктовой команде в рамках Agile процессов (в том числе работа с ошибками) Разработка тестовой документации, нужной на проекте (в том числе разработка приемочных критериев), подготовка тестовых данных Сопровождение релизов Поддержка работоспособности существующих процессов <text:s/>Требования: <text:s/>Опыт тестирования backend (API (SOAP/REST), базы данных) от 1 года Знание одного или нескольких языков программирования (Java, Kotlin, Python, C#, C++, Scala, Go) Знание техник тест-дизайна, опыт разработки тестовой документации, анализ спецификаций Понимание основ процесса автоматизации, подходов к автоматизации (BDD, TDD, и т.д.) Знания языка SQL (знание типов данных и их преобразование; умение составлять запросы с вложенными запросами, использование JOIN; умение работать (читать, запускать) хранимые процедуры) Опыт работы с системами логирования, чтение логов (отчеты, алерты, дашборды); работа с файловой системой и папками с помощью консольных команд <text:s/>Условия: <text:s/>Гибкий рабочий график: начинать работу можно с 11:00 Профессиональное развитие. Вы получите доступ к библиотеке с технической литературой, тренингам и мастер-классам для сотрудников Забота о здоровье. Оформим полис ДМС со стоматологией и страховку от несчастных случаев. Предложим льготное страхование вашим близким Компенсация затрат на спорт: возвращаем 50% от стоимости абонемента </text:p>
          </table:table-cell>
          <table:table-cell office:value-type="string" calcext:value-type="string">
            <text:p>['SQL', 'Python', 'Java', 'Git', 'BDD', 'QA']</text:p>
          </table:table-cell>
          <table:table-cell office:value-type="string" calcext:value-type="string">
            <text:p>Тинькофф</text:p>
          </table:table-cell>
          <table:table-cell office:value-type="string" calcext:value-type="string">
            <text:p>https://hh.ru/vacancy/70359237</text:p>
          </table:table-cell>
          <table:table-cell table:number-columns-repeated="1016"/>
        </table:table-row>
        <table:table-row table:style-name="ro30">
          <table:table-cell office:value-type="float" office:value="69253080" calcext:value-type="float">
            <text:p>69253080</text:p>
          </table:table-cell>
          <table:table-cell office:value-type="string" calcext:value-type="string">
            <text:p>Разработчик ETL</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Чем предстоит заниматься <text:s/>Проектировать и разрабатывать процессы преобразования данных (ETL) для хранилища данных Писать скрипты на SQL, Python Проектировать потоки данных Работать с различными базами и платформами данных: Greenplum, Oracle, SAS, Hadoop <text:s/>Что вам необходимо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SQL', 'Базы данных', 'СУБД', 'Работа с базами данных', 'ETL', 'DWH', 'Greenplum']</text:p>
          </table:table-cell>
          <table:table-cell office:value-type="string" calcext:value-type="string">
            <text:p>Тинькофф</text:p>
          </table:table-cell>
          <table:table-cell office:value-type="string" calcext:value-type="string">
            <text:p>https://hh.ru/vacancy/69253080</text:p>
          </table:table-cell>
          <table:table-cell table:number-columns-repeated="1016"/>
        </table:table-row>
        <table:table-row table:style-name="ro57">
          <table:table-cell office:value-type="float" office:value="67854802" calcext:value-type="float">
            <text:p>67854802</text:p>
          </table:table-cell>
          <table:table-cell office:value-type="string" calcext:value-type="string">
            <text:p>Data Engineer</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тебе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Git', 'SQL', 'Java', 'ООП', 'Hadoop', 'ClickHouse', 'Apache Kafka', 'СУБД', 'Databases', 'ETL', 'DWH']</text:p>
          </table:table-cell>
          <table:table-cell office:value-type="string" calcext:value-type="string">
            <text:p>Тинькофф</text:p>
          </table:table-cell>
          <table:table-cell office:value-type="string" calcext:value-type="string">
            <text:p>https://hh.ru/vacancy/67854802</text:p>
          </table:table-cell>
          <table:table-cell table:number-columns-repeated="1016"/>
        </table:table-row>
        <table:table-row table:style-name="ro57">
          <table:table-cell office:value-type="float" office:value="67854807" calcext:value-type="float">
            <text:p>67854807</text:p>
          </table:table-cell>
          <table:table-cell office:value-type="string" calcext:value-type="string">
            <text:p>Data Engineer</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вам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Python', 'Git', 'SQL', 'Java', 'ООП', 'ClickHouse', 'Kafka', 'Hadoop', 'Базы данных', 'Databases', 'DWH']</text:p>
          </table:table-cell>
          <table:table-cell office:value-type="string" calcext:value-type="string">
            <text:p>Тинькофф</text:p>
          </table:table-cell>
          <table:table-cell office:value-type="string" calcext:value-type="string">
            <text:p>https://hh.ru/vacancy/67854807</text:p>
          </table:table-cell>
          <table:table-cell table:number-columns-repeated="1016"/>
        </table:table-row>
        <table:table-row table:style-name="ro57">
          <table:table-cell office:value-type="float" office:value="67854831" calcext:value-type="float">
            <text:p>67854831</text:p>
          </table:table-cell>
          <table:table-cell office:value-type="string" calcext:value-type="string">
            <text:p>Data Engineer</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вам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Java', 'Python', 'SQL', 'Git', 'Java EE', 'Базы данных', 'ETL', 'Greenplum', 'СУБД', 'DWH']</text:p>
          </table:table-cell>
          <table:table-cell office:value-type="string" calcext:value-type="string">
            <text:p>Тинькофф</text:p>
          </table:table-cell>
          <table:table-cell office:value-type="string" calcext:value-type="string">
            <text:p>https://hh.ru/vacancy/67854831</text:p>
          </table:table-cell>
          <table:table-cell table:number-columns-repeated="1016"/>
        </table:table-row>
        <table:table-row table:style-name="ro55">
          <table:table-cell office:value-type="float" office:value="69471555" calcext:value-type="float">
            <text:p>69471555</text:p>
          </table:table-cell>
          <table:table-cell office:value-type="string" calcext:value-type="string">
            <text:p>Data Engineer</text:p>
          </table:table-cell>
          <table:table-cell office:value-type="string" calcext:value-type="string">
            <text:p>Краснодар</text:p>
          </table:table-cell>
          <table:table-cell office:value-type="string" calcext:value-type="string">
            <text:p>От 3 до 6 лет</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вам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Java', 'Python', 'SQL', 'Git', 'ООП', 'ETL', 'Apache NiFi', 'Greenplum', 'СУБД', 'DWH']</text:p>
          </table:table-cell>
          <table:table-cell office:value-type="string" calcext:value-type="string">
            <text:p>Тинькофф</text:p>
          </table:table-cell>
          <table:table-cell office:value-type="string" calcext:value-type="string">
            <text:p>https://hh.ru/vacancy/69471555</text:p>
          </table:table-cell>
          <table:table-cell table:number-columns-repeated="1016"/>
        </table:table-row>
        <table:table-row table:style-name="ro30">
          <table:table-cell office:value-type="float" office:value="69473755" calcext:value-type="float">
            <text:p>69473755</text:p>
          </table:table-cell>
          <table:table-cell office:value-type="string" calcext:value-type="string">
            <text:p>Разработчик ETL</text:p>
          </table:table-cell>
          <table:table-cell office:value-type="string" calcext:value-type="string">
            <text:p>Ульяновск</text:p>
          </table:table-cell>
          <table:table-cell office:value-type="string" calcext:value-type="string">
            <text:p>От 3 до 6 лет</text:p>
          </table:table-cell>
          <table:table-cell office:value-type="string" calcext:value-type="string">
            <text:p>Описание: 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 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Обязанности: <text:s/>Проектирование и разработка процессов преобразования данных (ETL) для хранилища данных Написание скриптов на SQL, Python Проектирование потоков данных Работа с различными базами и платформами данных: Greenplum, Oracle, SAS, Hadoop <text:s/>Требования: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удаленно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ивные занятия от стоимости абонемента Достойную зарплату — обсудим ее на собеседовании </text:p>
          </table:table-cell>
          <table:table-cell office:value-type="string" calcext:value-type="string">
            <text:p>['ETL', 'SQL', 'Python', 'Greenplum', 'Hadoop', 'ClickHouse', 'Базы данных']</text:p>
          </table:table-cell>
          <table:table-cell office:value-type="string" calcext:value-type="string">
            <text:p>Тинькофф</text:p>
          </table:table-cell>
          <table:table-cell office:value-type="string" calcext:value-type="string">
            <text:p>https://hh.ru/vacancy/69473755</text:p>
          </table:table-cell>
          <table:table-cell table:number-columns-repeated="1016"/>
        </table:table-row>
        <table:table-row table:style-name="ro30">
          <table:table-cell office:value-type="float" office:value="69252901" calcext:value-type="float">
            <text:p>69252901</text:p>
          </table:table-cell>
          <table:table-cell office:value-type="string" calcext:value-type="string">
            <text:p>Разработчик ETL</text:p>
          </table:table-cell>
          <table:table-cell office:value-type="string" calcext:value-type="string">
            <text:p>Нижний Новгород</text:p>
          </table:table-cell>
          <table:table-cell office:value-type="string" calcext:value-type="string">
            <text:p>От 3 до 6 лет</text:p>
          </table:table-cell>
          <table:table-cell office:value-type="string" calcext:value-type="string">
            <text:p>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Чем предстоит заниматься <text:s/>Проектировать и разрабатывать процессы преобразования данных (ETL) для хранилища данных Писать скрипты на SQL, Python Проектировать потоки данных Работать с различными базами и платформами данных: Greenplum, Oracle, SAS, Hadoop <text:s/>Что вам необходимо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График работы — гибридный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SQL', 'Python', 'ETL', 'Hadoop', 'ClickHouse', 'DWH', 'СУБД', 'Databases', 'ORACLE']</text:p>
          </table:table-cell>
          <table:table-cell office:value-type="string" calcext:value-type="string">
            <text:p>Тинькофф</text:p>
          </table:table-cell>
          <table:table-cell office:value-type="string" calcext:value-type="string">
            <text:p>https://hh.ru/vacancy/69252901</text:p>
          </table:table-cell>
          <table:table-cell table:number-columns-repeated="1016"/>
        </table:table-row>
        <table:table-row table:style-name="ro38">
          <table:table-cell office:value-type="float" office:value="69471392" calcext:value-type="float">
            <text:p>69471392</text:p>
          </table:table-cell>
          <table:table-cell office:value-type="string" calcext:value-type="string">
            <text:p>Разработчик ETL</text:p>
          </table:table-cell>
          <table:table-cell office:value-type="string" calcext:value-type="string">
            <text:p>Владивосток</text:p>
          </table:table-cell>
          <table:table-cell office:value-type="string" calcext:value-type="string">
            <text:p>От 3 до 6 лет</text:p>
          </table:table-cell>
          <table:table-cell office:value-type="string" calcext:value-type="string">
            <text:p>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Чем предстоит заниматься <text:s/>Проектировать и разрабатывать процессы преобразования данных (ETL) для хранилища данных Писать скрипты на SQL, Python Проектировать потоки данных Работать с различными базами и платформами данных: Greenplum, Oracle, SAS, Hadoop <text:s/>Что вам необходимо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или гибридный график Профессиональное развитие. Вы получите доступ к библиотеке с технической литературой, тренингами и мастер-классами для сотрудников Заботу о здоровье. Оформим полис ДМС со стоматологией и страховку от несчастных случаев. Предложим льготное страхование вашим близким Компенсацию 50% затрат на спорт от стоимости абонемента Компенсацию обедов Достойную зарплату — обсудим ее на собеседовании </text:p>
          </table:table-cell>
          <table:table-cell office:value-type="string" calcext:value-type="string">
            <text:p>['SQL', 'Python', 'ETL', 'Hadoop', 'ClickHouse', 'DWH', 'Базы данных', 'Databases', 'Airflow']</text:p>
          </table:table-cell>
          <table:table-cell office:value-type="string" calcext:value-type="string">
            <text:p>Тинькофф</text:p>
          </table:table-cell>
          <table:table-cell office:value-type="string" calcext:value-type="string">
            <text:p>https://hh.ru/vacancy/69471392</text:p>
          </table:table-cell>
          <table:table-cell table:number-columns-repeated="1016"/>
        </table:table-row>
        <table:table-row table:style-name="ro57">
          <table:table-cell office:value-type="float" office:value="70578017" calcext:value-type="float">
            <text:p>70578017</text:p>
          </table:table-cell>
          <table:table-cell office:value-type="string" calcext:value-type="string">
            <text:p>Разработчик ETL</text:p>
          </table:table-cell>
          <table:table-cell office:value-type="string" calcext:value-type="string">
            <text:p>Саратов</text:p>
          </table:table-cell>
          <table:table-cell office:value-type="string" calcext:value-type="string">
            <text:p>От 3 до 6 лет</text:p>
          </table:table-cell>
          <table:table-cell office:value-type="string" calcext:value-type="string">
            <text:p>Описание: Мы ищем разработчика для создания ETL-процессов, поставляющих данные в единое аналитическое хранилище данных (DWH). Мы работаем с разнообразными источниками данных для хранилища: реляционными и нереляционными СУБД, различными файлами, веб-сервисами, брокерами сообщений. Наша инфраструктура <text:s/>Greenplum / Hadoop / Clickhouse в качестве ядра обработки данных SAS DIS / Apache NiFi / собственные решения на базе Apache Airflow и Apache Flink в качестве инструментов трансформации данных <text:s/>Наш технологический стек постоянно растет и развивается. Мы ни дня не обходимся без SQL, а знания Python будут дополнительным плюсом и тоже найдут применение в разработке наших процессов. Обязанности: <text:s/>Проектирование и разработка процессов преобразования данных (ETL) для хранилища данных Написание скриптов на SQL, Python Проектирование потоков данных Работа с различными базами и платформами данных: Greenplum, Oracle, SAS, Hadoop <text:s/>Требования: <text:s/>Высшее техническое образование Опыт работы с базами данных в качестве разработчика от 1 года Свободное владение SQL Понимание теории СУБД и ETL-процессов Знакомство с ETL-инструментами будет плюсом <text:s/>Мы предлагаем <text:s/>Работу в офисе.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Компенсацию такси и 50% затрат на спорт от стоимости абонемента Компенсацию обедов.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ETL', 'SQL', 'Python', 'Greenplum', 'ORACLE', 'Hadoop', 'Sas']</text:p>
          </table:table-cell>
          <table:table-cell office:value-type="string" calcext:value-type="string">
            <text:p>Тинькофф</text:p>
          </table:table-cell>
          <table:table-cell office:value-type="string" calcext:value-type="string">
            <text:p>https://hh.ru/vacancy/70578017</text:p>
          </table:table-cell>
          <table:table-cell table:number-columns-repeated="1016"/>
        </table:table-row>
        <table:table-row table:style-name="ro35">
          <table:table-cell office:value-type="float" office:value="55212183" calcext:value-type="float">
            <text:p>55212183</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Мы создаем собственную платформу данных, которая включает в себя инструменты по получению, обработке, загрузке и визуализации данных. С помощью этих инструментов мы каждый день загружаем терабайты информации в единое хранилище данных (DWH), приводим ее к удобному виду, предоставляем нашим пользователям и даем возможность на основании их строить важные отчеты, графики, проводить анализ. Часть из этих инструментов мы разрабатываем с нуля, часть - разрабатываем на основе opensource решений, таких как Apache Airflow, NiFi, Zepellin, Flink и других. В нашу команду нужны талантливые дата-инженеры, которые будут развивать продукты Data Platform. Чем предстоит заниматься <text:s/>Участие в разработке ядра продуктов Data Platform Разработка и оптимизация процессов выгрузки данных <text:s/>Что Вам необходимо <text:s/>Знание одного из языков программирования: Python, Java, Go Знание основ ООП, теории алгоритмов, структур данных Знание SQL Опыт написания процессов загрузки данных (ETL) Будет плюсом знакомство с современными системами хранения данных: MPP, NoSQL Будет плюсом знакомство с: Pandas, Numpy, Groovy Исследовательский склад ума, любознательность, широкий кругозор, желание изучать новые технологии <text:s/>Мы предлагаем <text:s/>Работу в офисе у метро «Водный стадион». График работы — гибридный <text:s/>Платформу обучения и развития Тинькофф Апгрейд. Курсы, тренинги, вебинары и базы знаний. Поддержка менторов и наставников, помощь в поиске точек роста и карьерном развитии <text:s text:c="2"/>Заботу о здоровье. Оформим полис ДМС со стоматологией и страховку от несчастных случаев. Предложим льготное страхование вашим близким <text:s/>Бесплатный фитнес-зал Tinkoff Sport. Тренируйтесь, посещайте групповые программы, грейтесь в сауне и участвуйте в спортивных турнирах <text:s/>Бесплатные обеды в Tinkoff Cafe. А если захотите перекусить, на каждом этаже есть кухня с чаем, кофе и фруктами Достойную зарплату — обсудим ее на собеседовании </text:p>
          </table:table-cell>
          <table:table-cell office:value-type="string" calcext:value-type="string">
            <text:p>['Python', 'SQL', 'Java', 'ООП', 'Pandas', 'DWH', 'Базы данных', 'ETL']</text:p>
          </table:table-cell>
          <table:table-cell office:value-type="string" calcext:value-type="string">
            <text:p>Тинькофф</text:p>
          </table:table-cell>
          <table:table-cell office:value-type="string" calcext:value-type="string">
            <text:p>https://hh.ru/vacancy/55212183</text:p>
          </table:table-cell>
          <table:table-cell table:number-columns-repeated="1016"/>
        </table:table-row>
        <table:table-row table:style-name="ro31">
          <table:table-cell office:value-type="float" office:value="70705466" calcext:value-type="float">
            <text:p>70705466</text:p>
          </table:table-cell>
          <table:table-cell office:value-type="string" calcext:value-type="string">
            <text:p>Python-разработчик (Django, DRF)</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Привет! Мы, студия fabrique, ищем классного junior или middle backend-разработчика на python (работа в офисе в Москве или удаленный фулл-тайм). Мы автоматизируем бизнес-процессы крупных заказчиков, создавая удобные и выверенные сервисы. В работе множество сложных, в том числе высоконагруженных, проектов, широкий спектр интересных задач. Основные технологии проекта: Django 2.2, DRF, PostgreSQL. Требования: <text:s/>Опыт веб-разработки от одного года, программирования не менее трёх лет. Умение разбираться в чужом коде. Опыт разработки сложных проектов. Обязателен опыт работы с django 2.*, python 3.7, djangorestframework Знание SQL (в частности, PostgreSQL) и умение оптимизировать запросы. Умение составлять сложные SQL-запросы Знание регулярных выражений. Знание HTML/CSS/JS на базовом уровне. Английский язык на техническом уровне. <text:s/>Внимание: с командами не работаем, только с индивидуальными исполнителями. Бонусы: <text:s/>Удалённая работа в комфортное время Профессиональный рост и участие в построении архитектур сложных систем <text:s/>В комментарии к отклику, пожалуйста, оставляйте свой ник в телеграме.</text:p>
          </table:table-cell>
          <table:table-cell office:value-type="string" calcext:value-type="string">
            <text:p>['Python', 'Django Framework', 'PostgreSQL', 'SQL', 'CSS', 'Git', 'RabbitMQ']</text:p>
          </table:table-cell>
          <table:table-cell office:value-type="string" calcext:value-type="string">
            <text:p>Фабрика Решений</text:p>
          </table:table-cell>
          <table:table-cell office:value-type="string" calcext:value-type="string">
            <text:p>https://hh.ru/vacancy/70705466</text:p>
          </table:table-cell>
          <table:table-cell office:value-type="string" calcext:value-type="string">
            <text:p>60000.0</text:p>
          </table:table-cell>
          <table:table-cell office:value-type="string" calcext:value-type="string">
            <text:p>220000.0</text:p>
          </table:table-cell>
          <table:table-cell office:value-type="string" calcext:value-type="string">
            <text:p>RUR</text:p>
          </table:table-cell>
          <table:table-cell table:number-columns-repeated="1013"/>
        </table:table-row>
        <table:table-row table:style-name="ro33">
          <table:table-cell office:value-type="float" office:value="70797726" calcext:value-type="float">
            <text:p>70797726</text:p>
          </table:table-cell>
          <table:table-cell office:value-type="string" calcext:value-type="string">
            <text:p>Разработчик (Deckhouse)</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Флант предоставляет своим клиентам высококачественные услуги в сфере DevOps, а также разрабатывает крутые Open Source-инструменты для сообщества, например, у нашей CI/CD-утилиты werf более трех тысяч звёзд на GitHub, а плагин grafana-statusmap скачали более 20 миллионов раз! Мы давно и плотно работаем с Kubernetes, знаем его и любим, а также знакомим русскоязычное сообщество с лучшими практиками работы с ним. Возможно, вы смотрели наши выступления на различных отраслевых конференциях, или читаете наш блог на Хабре. Наша команда разрабатывает Deckhouse – автоматизированную платформу на базе Kubernetes для развертывания кластеров в облачных инфраструктурах и на bare metal, их автоматического обслуживания, масштабирования и наполнения полезными add-on’ами (service mesh, monitoring, authentication). С июля 2021 года мы делаем это публично: открыли исходники, рабочую доску с задачами, активно общаемся с сообществом в телеграме. Сейчас в нашей команде 14 инженеров, и мы ищем единомышленников и коллег! <text:s/>Чем предстоит заниматься: <text:s text:c="2"/>участвовать в разработке продукта: добавлять новые возможности и исправлять баги; <text:s text:c="2"/>работать над обеспечением отказоустойчивой работы платформы в инфраструктурах клиентов; <text:s text:c="2"/>взаимодействовать с внутренними пользователями (другими командами Flant) и внешними пользователями по решению вопросов работы платформы; <text:s text:c="2"/>Улучшать CI/CD, релизный процесс, мониторинг. <text:s text:c="2"/>Требования: <text:s text:c="2"/>опыт разработки под Linux или Unix больше двух лет; <text:s text:c="2"/>опыт разработки под Kubernetes; <text:s text:c="2"/>знание классических алгоритмов и структур данных; <text:s text:c="2"/>знание одного или нескольких языков программирования; <text:s text:c="2"/>хорошие коммуникативные навыки. <text:s text:c="2"/>Будет плюсом: <text:s text:c="2"/>знание языка программирования Go; <text:s text:c="2"/>опыт работы с облачными технологиями (AWS, GCP, Yandex и пр.); <text:s text:c="2"/>опыт администрирования Kubernetes; <text:s text:c="2"/>опыт работы с сетевым стеком Linux; <text:s text:c="2"/>опыт работы с технологиями контейнеризации в Linux (Docker, Containerd, Rocket, LXC и пр.); <text:s text:c="2"/>знание одного или нескольких интерпретируемых языков программирования (Python, JavaScript и др.); <text:s text:c="2"/>опыт работы с PromQL; <text:s text:c="2"/>опыт обслуживания больших сервисов. <text:s text:c="2"/>Условия: <text:s text:c="2"/>работа в ИТ-компании, аккредитованной Минцифры; <text:s text:c="2"/>полностью «белая» ЗП и её регулярная индексация по итогам квартальных performance reviews; <text:s text:c="2"/>командные бонусы; <text:s text:c="2"/>ДМС (со стоматологией и телемедициной) в вашем городе; <text:s text:c="2"/>английский с корпоративным преподавателем в рабочее время; <text:s text:c="2"/>скидка 50% на сервис онлайн психотерапии "Ясно"; <text:s text:c="2"/>рабочее место там, где вам удобно и есть интернет; <text:s text:c="2"/>современное «железо» от компании; <text:s text:c="2"/>профессиональное обучение, наставничество и внутренние конференции; <text:s text:c="2"/>органическое неприятие бюрократии, симуляции полезности работы, поверхностности на уровне культуры компании; <text:s text:c="2"/>внятное понимание, зачем вы работаете и какую пользу приносите. <text:s/></text:p>
          </table:table-cell>
          <table:table-cell office:value-type="string" calcext:value-type="string">
            <text:p>['Docker', 'Linux', 'Git', 'Kubernetes', 'Java', 'Python', 'Development', 'Ориентация на результат']</text:p>
          </table:table-cell>
          <table:table-cell office:value-type="string" calcext:value-type="string">
            <text:p>Флант</text:p>
          </table:table-cell>
          <table:table-cell office:value-type="string" calcext:value-type="string">
            <text:p>https://hh.ru/vacancy/70797726</text:p>
          </table:table-cell>
          <table:table-cell office:value-type="string" calcext:value-type="string">
            <text:p>250000.0</text:p>
          </table:table-cell>
          <table:table-cell office:value-type="string" calcext:value-type="string">
            <text:p>350000.0</text:p>
          </table:table-cell>
          <table:table-cell office:value-type="string" calcext:value-type="string">
            <text:p>RUR</text:p>
          </table:table-cell>
          <table:table-cell table:number-columns-repeated="1013"/>
        </table:table-row>
        <table:table-row table:style-name="ro34">
          <table:table-cell office:value-type="float" office:value="69791866" calcext:value-type="float">
            <text:p>69791866</text:p>
          </table:table-cell>
          <table:table-cell office:value-type="string" calcext:value-type="string">
            <text:p>Data engineer (Python Hadoop Spark)</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X5 Group - лидер офлайн- и онлайн-рынка продуктов питания. Мы управляем портфелем брендов сетевых магазинов «Пятёрочка», «Перекрёсток», «Карусель», «Чижик», цифровыми бизнесами «Перекрёсток Впрок», «Около», 5Post, а также собственными службами логистики, прямого импорта и рядом цифровых сервисов для партнёров. Х5 Технологии — это отдельная бизнес-единица Х5 Group, которая отвечает за создание комплексных цифровых решений для бизнес-единиц Х5. Наша команда — это 3000+ специалистов по информационным технологиям и большим данным. Мы разрабатываем решения, которые помогают десяткам миллионов людей. «Прогнозирование спроса»: модели машинного обучения и алгоритмы, на основе данных по чекам и остаткам предупреждают сотрудников магазинов о том, что надо проверить/положить товар на полки. Продукт прошел стадию пилот (600 магазинов) и теперь дорабатывается и масштабируется на 15+ тыс. магазинов. Команда: ≈10 человек Стек: Python 3.5-3.8., Fastapi, Hadoop, PySpark + Airflow. PostgreSQL, Kafka, Kibana, ElasticSearch. Docker, K8s, GitLab. Основные задачи (детальнее расскажем на собеседовании): <text:s/>Написание пайплайнов по работе с данными с использованием Airflow, Spark (пример: регулярный расчет фичей для модели, построение витрин с данными. их обновление, расчет метрик качества данных для мониторинга) Оптимизация расчета фичей для модели для выдерживания SLA при масштабировании продукта под большее количество магазинов Настройка мониторинга и алертинга качества данных и фичей с использованием Zabbix, Grafana Написание unit тестов (pytest), тестов для различных участков ML пайплайна, участие в код ревью Не обязательно, но будет большим плюсом: опыт работы с ML, выведения ML моделей в продакшн <text:s/>Мы сможем рассмотреть на вакансию кандидатов, у которых есть: <text:s/>Опыт работы с Python от 2 лет Опыт с Hadoop, Hive, Spark Знание SQL (чтобы писать и оптимизировать запросы) <text:s text:c="2"/>Знание классических алгоритмов и структур данных Опыт работы с docker (kubernetes, pyspark, airflow и ds фреймворков python– не обязательно, но будет плюсом) Умение пользоваться git'ом и работать в команде <text:s/>Мы предлагаем: <text:s/>Схему мотивации: Fix + годовой бонус (20% годового оклада) Удобный офис у м. Парк Культуры или удаленную работу Гибкий график работы (с 8/9/10 утра) Обратная связь, возможность профессионального и карьерного роста (2 раза в год оценка персонала) Возможность обучаться и сертифицироваться за счёт компании: внешние тренинги и семинары по профессиональным тематикам, отраслевые конференции, программа развития управленческих навыков, очные мастер-классы, платформы онлайн-образования и многое другое Яркую корпоративную жизнь с большим количеством мероприятий, конкурсов и возможностей для творческой реализации Широкий пакет ДМС (включая выезд за рубеж и стоматологию), страхование жизни и здоровья Скидки в магазинах сети Х5 («Пятёрочка», «Перекрёсток», «Карусель») Программу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Присоединяйся к одной из самых быстрорастущих цифровых команд России! X5 Retail Group. Создавай новый ритейл</text:p>
          </table:table-cell>
          <table:table-cell office:value-type="string" calcext:value-type="string">
            <text:p>['Python', 'Spark', 'Hadoop']</text:p>
          </table:table-cell>
          <table:table-cell office:value-type="string" calcext:value-type="string">
            <text:p>Х5 Group</text:p>
          </table:table-cell>
          <table:table-cell office:value-type="string" calcext:value-type="string">
            <text:p>https://hh.ru/vacancy/69791866</text:p>
          </table:table-cell>
          <table:table-cell table:number-columns-repeated="1016"/>
        </table:table-row>
        <table:table-row table:style-name="ro53">
          <table:table-cell office:value-type="float" office:value="69628087" calcext:value-type="float">
            <text:p>69628087</text:p>
          </table:table-cell>
          <table:table-cell office:value-type="string" calcext:value-type="string">
            <text:p>Data engineer (интеграция с источниками)</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В команде ETL X5 Технологии, в связи расширением и появлением новых задач по загрузке новых данных, открыта позиция Data engineer (интеграция с источниками)На данный момент, у нас построен кластер Hadoop общей емкостью 1 петабайт. Команда ETL отвечает за интеграцию кластера с источниками данных.Мы загружаем данные из различных источников данных (как внутри компании, так и извне) в кластер Hadoop.Результат работы разработанных нашей командой механизмов - стабильно обновляемые базы данных в Hive. На основе этих баз данных ДБД разрабатывает различные продукты для широкого круга заказчиков внутри X5 Group и снаружи. Наш стек: Apache Nifi, Kafka, Hadoop, Hive, Sqoop, Postgres, Java Чем предстоит заниматься: <text:s/>Разработка приложений загрузки данных; Валидация данных; Отладка потоков данных; Исправление ошибок загрузки данных. <text:s/>Наш кандидат: <text:s/>Знание SQL (индексы, функции, умение читать планы запросов). Опыт работы с любой реляционной БД (Oracle, Postgres, MySQL, MsSQL, DB2 и т.п.). Умение писать на любом языке (Python, Groovy, Java и т.п.). Умение работать с Git в консоли. Опыт работы с любым графическим ETL инструментом (Apache Nifi, Airflow, Talend, Informatica, SAS и т.п.). Опыт работы с Apache Kafka и системами хранения и визуализации логов (примеры - EFK, Graylog). Опыт работы с Grafana. Опыт работы с Hadoop. Понимание устройства HDFS, форматов данных. Опыт работы с Hive или любым другим хранилищем на основе Hadoop. Желание самостоятельного усовершенствования своих навыков и повышения квалификации. <text:s/>Будет плюсом <text:s/>Опыт работы с NoSQL (Mongo, Redis, Kassandra, Clickhouse и т.п.) Опыт работы в смежных областях (Саппорт, системный анализ и т.п.) Опыт работы в больших компаниях <text:s/>Мы предлагаем: <text:s/>возможность работать удалённо или ездить в офис на м. Волгоградский проспект / м. Добрынинская/ м. Парк Культуры возможность роста: план развития, регулярная обратная связь, 2 раза в год оценка персонала яркую корпоративную жизнь с большим количеством мероприятий, конкурсов и возможностей для творческой реализации: X5 Tech Bar, регулярные внутренние митапы, демо-дни, открытые микрофоны, обмен опытом через внутренние комьюнити, день IT-специалиста, программы корпоративного волонтерства, корпоративное предпринимательство X5 Idea Challenge широкий пакет ДМС (включая выезд за рубеж и стоматологию), страхование жизни и здоровья; забота о благополучии сотрудников: регулярная онлайн-йога, ежедневные онлайн-зарядки по утрам, ЗОЖ-марафоны. скидки в экосистеме бизнесов Х5 («Пятёрочка», «Перекрёсток», «Карусель», «ОКОЛО», «Много лосося», «5post», «Перекресток Впрок») программа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 text:c="3"/>Узнать о нас больше вы можете в соц.сетях #X5TECH <text:s/></text:p>
          </table:table-cell>
          <table:table-cell office:value-type="string" calcext:value-type="string">
            <text:p>['Hadoop', 'Hive', 'ETL', 'SQL', 'MySQL', 'ORACLE', 'MS SQL', 'Postgres', 'Python', 'Groovy', 'Nifi', 'Airflow', 'Informatica', 'Kafka']</text:p>
          </table:table-cell>
          <table:table-cell office:value-type="string" calcext:value-type="string">
            <text:p>Х5 Group</text:p>
          </table:table-cell>
          <table:table-cell office:value-type="string" calcext:value-type="string">
            <text:p>https://hh.ru/vacancy/69628087</text:p>
          </table:table-cell>
          <table:table-cell table:number-columns-repeated="1016"/>
        </table:table-row>
        <table:table-row table:style-name="ro78">
          <table:table-cell office:value-type="float" office:value="70506680" calcext:value-type="float">
            <text:p>70506680</text:p>
          </table:table-cell>
          <table:table-cell office:value-type="string" calcext:value-type="string">
            <text:p>Python разработчик (Middle / Senio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X5 Group - лидер офлайн- и онлайн-рынка продуктов питания. Мы управляем портфелем брендов сетевых магазинов «Пятёрочка», «Перекрёсток», «Карусель», «Чижик», цифровыми бизнесами «Перекрёсток Впрок», «Около», 5Post, а также собственными службами логистики, прямого импорта и рядом цифровых сервисов для партнёров. Х5 Технологии — это отдельная бизнес-единица Х5 Group, которая отвечает за создание комплексных цифровых решений для бизнес-единиц Х5. Наша команда — это 3000+ специалистов по информационным технологиям и большим данным. Мы разрабатываем решения, которые помогают десяткам миллионов людей. Тебя ждут: <text:s text:c="2"/>Технологии: Python 3.6 - 3.9, синхронные Django / Flask, асинхронные - Aiohttp / FastAPI, PostgreSQL, SQLAlchemy, брокеры очередей (Kafka / RabbitMQ и др), автоматизация CI CD (Openshift / k8s) Проекты: продуктовая разработка с нуля. 5 новых продуктов для автоматизации ключевых бизнес-процессов компании (сложная бизнес-логика, масштабные системы, есть совсем highload) Команда и процессы: численность команд на продукте (7-45 человек, разделенных по направлениям). Гибкие методологии (Scrum или Kanban). CI CD автоматизированы. Совместная работа с беклогом, Unit tests, code review и тд. <text:s/>И главное — возможность внести свой вклад в развитие индустрии ритейла в России! Чтобы попасть на проект нужны: <text:s text:c="2"/>Опыт создания приложений и разработки API на Python, используя веб-фреймворки и библиотеки (Django / Flask или Asyncio / Aiohttp / FastAPI и др.) Опыт работы с СУБД хотя бы через ORM или SQLAlchemy (уверенное владение SQL, оптимизации запросов, основы BI – для старших позиций) Желание работать в команде, участвовать в проектировании архитектуры, выдвигать предложения по улучшению решений и процессов <text:s/>В ответ мы предлагаем: <text:s/>гибкий график работы (на 5-6 часов совпадать с командой) возможность работать удалённо или ездить в офис на м. Волгоградский проспект или м. Добрынинская возможность роста: план развития, регулярная обратная связь, 2 раза в год оценка персонала яркую корпоративную жизнь с большим количеством мероприятий, конкурсов и возможностей для творческой реализации: X5 Tech Bar, регулярные внутренние митапы, демо-дни, открытые микрофоны, обмен опытом через внутренние комьюнити, день IT-специалиста, программы корпоративного волонтерства, корпоративное предпринимательство X5 Idea Challenge широкий пакет ДМС (включая выезд за рубеж и стоматологию), страхование жизни и здоровья; забота о благополучии сотрудников: регулярная онлайн-йога, ежедневные онлайн-зарядки по утрам, ЗОЖ-марафоны. скидки в экосистеме бизнесов Х5 («Пятёрочка», «Перекрёсток», «Карусель», «ОКОЛО», «Много лосося», «5post», «Перекресток Впрок») программа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Присоединяйся к одной из самых быстрорастущих цифровых команд России! X5 Retail Group. Создавай новый ритейл Узнай о нас больше в соц. сетях #X5TECH</text:p>
          </table:table-cell>
          <table:table-cell office:value-type="string" calcext:value-type="string">
            <text:p>['Python', 'Django Framework', 'Asyncio', 'iohttp', 'RabbitMQ', 'PostgreSQL', 'FastAPI', 'SQLAlchemy']</text:p>
          </table:table-cell>
          <table:table-cell office:value-type="string" calcext:value-type="string">
            <text:p>Х5 Group</text:p>
          </table:table-cell>
          <table:table-cell office:value-type="string" calcext:value-type="string">
            <text:p>https://hh.ru/vacancy/70506680</text:p>
          </table:table-cell>
          <table:table-cell table:number-columns-repeated="1016"/>
        </table:table-row>
        <table:table-row table:style-name="ro45">
          <table:table-cell office:value-type="float" office:value="68790645" calcext:value-type="float">
            <text:p>68790645</text:p>
          </table:table-cell>
          <table:table-cell office:value-type="string" calcext:value-type="string">
            <text:p>Senior Data Scientist</text:p>
          </table:table-cell>
          <table:table-cell office:value-type="string" calcext:value-type="string">
            <text:p>Москва</text:p>
          </table:table-cell>
          <table:table-cell office:value-type="string" calcext:value-type="string">
            <text:p>Более 6 лет</text:p>
          </table:table-cell>
          <table:table-cell office:value-type="string" calcext:value-type="string">
            <text:p>В Дирекции по разработке X5 Технологии открыта позиция Senior Data Scientist на проект CVM (Customer Value Management).Продукт развивается уже более 1,5 лет. Его миссией является - выстраивание клиентоцентричной модели персонального промо.С самого старта продукта - мы занимаемся разработкой модельного аппарата на основе ML- моделей. В продукте уже реализован комплекс моделей, которые помогают не только подбирать лучшие предложения для каждого клиента, но и учитывают индивидуальные предпочтения. Для эффективного развития продукта нам необходимо A/B тестирование, чтобы понимать как эффективнее развивать коммуникации с гостями. Основные задачи: <text:s/>Развивать инструменты для проведения A/B тестов (писать код, проводить code-review, читать и реализовывать статьи по тематике, предлагать способы оптимизации и совершенствования существующих инструментов); Реализовывать модели для подбора персональных предложений (Uplift, Выбор канала, Рекомендательные системы); Реализовывать модели для подбора гостей под кампании поставщиков (Uplift, LaL) <text:s/>Пожелания по опыту: <text:s/>Релевантный коммерческий опыт работы от 3х лет; Знание теоретических и практических продвинутых методов машинного обучения, разработки программного обеспечения, распределенных систем обработки и хранения реляционных и нереляционных данных, систем контроля версий кода, данных, моделей и экспериментов; Навыки программирования на языке Python; Знание SQL; Знание математической статистики и A/B тестирования; Spark (желательно) <text:s/>Мы предлагаем: <text:s/>Возможность работать удаленно; Гибкий график работы (с 8/9/10/11 утра); Возможность обучаться и сертифицироваться за счёт компании: внешние тренинги и семинары по профессиональным тематикам, отраслевые конференции, программа развития управленческих навыков, очные мастер-классы, платформы онлайн-образования и многое другое; Яркую корпоративную жизнь с большим количеством мероприятий, конкурсов и возможностей для творческой реализации; Развитую систему компенсаций и льгот; Широкий пакет ДМС (включая выезд за рубеж и стоматологию), страхование жизни и здоровья; Скидки в магазинах сети Х5 («Пятёрочка», «Перекрёсток», «Карусель»); Программу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Присоединяйся к одной из самых быстрорастущих цифровых команд России!</text:p>
          </table:table-cell>
          <table:table-cell office:value-type="string" calcext:value-type="string">
            <text:p>['Python', 'SQL', 'Spark', 'A/B тесты', 'Big Data', 'Machine Learning', 'Data Science', 'Базы данных', 'Математическая статистика', 'Математический анализ', 'Машинное обучение', 'Математическое программирование', 'Mathematical Statistics', 'ML', 'Numpy', 'Keras', 'Tensorflow', 'sklearn', 'SciPy']</text:p>
          </table:table-cell>
          <table:table-cell office:value-type="string" calcext:value-type="string">
            <text:p>Х5 Group</text:p>
          </table:table-cell>
          <table:table-cell office:value-type="string" calcext:value-type="string">
            <text:p>https://hh.ru/vacancy/68790645</text:p>
          </table:table-cell>
          <table:table-cell table:number-columns-repeated="1016"/>
        </table:table-row>
        <table:table-row table:style-name="ro37">
          <table:table-cell office:value-type="float" office:value="69894410" calcext:value-type="float">
            <text:p>69894410</text:p>
          </table:table-cell>
          <table:table-cell office:value-type="string" calcext:value-type="string">
            <text:p>TeamLead / руководитель команды разработки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X5 Group — ведущая розничная компания России, мы управляем торговыми сетями «Пятёрочка», «Перекрёсток», «Карусель» и «Чижик» а также цифровыми бизнесами Vprok.ru, Доставка Пятерочки, 5Post и Food.ru. Х5 Технологии — это отдельная бизнес-единица Х5 Group, которая отвечает за создание цифровых решений для Х5. Наша команда — это 3500+ специалистов по информационным технологиям и большим данным. Мы разрабатываем решения, которые помогают десяткам миллионов людей покупать любимые продукты свежими и по лучшей цене каждый день. В наши agile-команды мы ищем ТИМЛИДА PYTHON РАЗРАБОТКИ <text:s/>Команда ждет тимлида back end. Стек: Python 3.7 - 3.9 (FastAPI django), PostgreSQL, RabbitMQ, Redis, Celery, Docker, GitLab CI, k8s. Основные пожелания по опыту: <text:s/>Опыт управления командой Хорошие знания Python (3.Х) Знания веб-фреймворков – синхронные и асинхронные (aiohttp или fastapi) Опыт работы с СУБД (PostgreSQL / MySQL) Kafka или RabbitMQ, либо другие брокеры очередей Понимание процессов CI/CD, опыт с Docker, приветствуется опыт с GitLab CI <text:s/>Задачи: В зависимости от опыта и пожеланий кандидата соотношение управленческих и технических задач может составлять от 50:50 до 90:10 <text:s/>Управление командой 5+ человек разработчиков различного уровня. Ресурсный менеджмент (найм, адаптация, развитие разработчиков) Постановка и декомпозиция задач, контроль результатов Коммуникация с архитектором, аналитиками, участие в проектировании системы Роль эксперта для своей команды Разработка высоконагруженных сервисов с использованием микросервисной архитектуры. <text:s/>Мы предлагаем: <text:s/>масштабные продукты, современный стек технологий возможность работать удалённо (X5 Home Office) /или в гибридном формате официальное оформление, схема мотивации: Fix + годовой бонус (20% годового оклада) обратная связь, возможность профессионального и карьерного роста гибкий график работы (на выбор с 8/9/10 утра) возможность обучаться и сертифицироваться за счёт компании: внешние тренинги и семинары по профессиональным тематикам, отраслевые конференции, программа развития управленческих навыков, очные мастер-классы, платформы онлайн-образования и многое другое; яркую корпоративную жизнь с большим количеством мероприятий, конкурсов и возможностей для творческой реализации широкий пакет ДМС (включая выезд за рубеж и стоматологию); страхование жизни и здоровья скидки в магазинах сети Х5 («Пятёрочка», «Перекрёсток», «Карусель») программу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p>
          </table:table-cell>
          <table:table-cell office:value-type="string" calcext:value-type="string">
            <text:p>['Python', 'Teamleading', 'Retail']</text:p>
          </table:table-cell>
          <table:table-cell office:value-type="string" calcext:value-type="string">
            <text:p>Х5 Group</text:p>
          </table:table-cell>
          <table:table-cell office:value-type="string" calcext:value-type="string">
            <text:p>https://hh.ru/vacancy/69894410</text:p>
          </table:table-cell>
          <table:table-cell table:number-columns-repeated="1016"/>
        </table:table-row>
        <table:table-row table:style-name="ro79">
          <table:table-cell office:value-type="float" office:value="69716246" calcext:value-type="float">
            <text:p>69716246</text:p>
          </table:table-cell>
          <table:table-cell office:value-type="string" calcext:value-type="string">
            <text:p>DevOps middle / senio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X5 Group - лидер офлайн- и онлайн-рынка продуктов питания. Мы управляем портфелем брендов сетевых магазинов «Пятёрочка», «Перекрёсток», «Карусель», «Чижик», цифровыми бизнесами «Перекрёсток Впрок», «Около», 5Post, а также собственными службами логистики, прямого импорта и рядом цифровых сервисов для партнёров. Х5 Технологии — это отдельная бизнес-единица Х5 Group, которая отвечает за создание комплексных цифровых решений для бизнес-единиц Х5. Наша команда — это 3000+ специалистов по информационным технологиям и большим данным. Мы разрабатываем решения, которые помогают десяткам миллионов людей. Мы ищем специалиста, который вольется в одну из продуктовых команд и будет заниматься построением CI/CD, подготовкой, выводом продукта в эксплуатацию и внедрением DevOps-практик в команде. Технологии/инструменты: Docker, Openshift/ K8s, Gitlab и Gitlab CI. Ansible и Terraform. ELK, VictoriaMetrics, Logstash. Prometheus, Grafana, Nginx, Kafka, RabbitMQ, Gravitee, SonarQube, Vault, Sentry, Matomo, Keycloak и многое другое. Стек разработки в Х5: Java/ Python/ NodeJS/ Go/ Kotlin. PostgreSQL, Oracle DB, MongoDB. Что нужно делать: <text:s/>Создавать CI/CD пайплайны и подготавливать инфраструктуру для работы команды Подготавливать продукт к успешной эксплуатации: настройка мониторинга, сбора логов и ошибок, бэкапов, разработка стратегии восстановления после сбоев Прорабатывать SLO для продукта и стратегии соблюдения SLO Выводить продукт в "бой" и участвовать в разборе инцидентов с прода Внедрять DevOps-практики в работу команды, оптимизировать Value Stream Map для продукта совместно с командой <text:s/>Пожелания по опыту: <text:s/>Вы имеете опыт построения CI/CD пайплайнов: Jenkins / Gitlab CI и др. Вы понимаете принципы построения отказоустойчивых систем Вы имеете опыт работы с контейнерами (Docker) / платформой оркестрации Kubernetes / OpenShift Вы умеете находить общий язык как с разработчиками, так и с командой operations <text:s/>В ответ мы предлагаем: <text:s/>гибкий график работы (на 5-6 часов совпадать с командой) возможность работать удалённо или ездить в офис на м. Волгоградский проспект или м. Добрынинская возможность роста: план развития, регулярная обратная связь, 2 раза в год оценка персонала яркую корпоративную жизнь с большим количеством мероприятий, конкурсов и возможностей для творческой реализации: X5 Tech Bar, регулярные внутренние митапы, демо-дни, открытые микрофоны, обмен опытом через внутренние комьюнити, день IT-специалиста, программы корпоративного волонтерства, корпоративное предпринимательство X5 Idea Challenge широкий пакет ДМС (включая выезд за рубеж и стоматологию), страхование жизни и здоровья; забота о благополучии сотрудников: регулярная онлайн-йога, ежедневные онлайн-зарядки по утрам, ЗОЖ-марафоны. скидки в экосистеме бизнесов Х5 («Пятёрочка», «Перекрёсток», «Карусель», «ОКОЛО», «Много лосося», «5post», «Перекресток Впрок») программа привилегий Prime-zone (скидки на товары и услуги и специальные предложения от компаний-партнёров); материальную помощь сотрудникам, попавшим в сложную жизненную ситуацию <text:s/>Присоединяйся к одной из самых быстрорастущих цифровых команд России! Узнай о нас больше в соц. сетях #X5TECH</text:p>
          </table:table-cell>
          <table:table-cell office:value-type="string" calcext:value-type="string">
            <text:p>['Docker', 'Ansible', 'Kubernetes', 'OpenShift', 'Linux', 'Jenkins', 'Gitlab CI']</text:p>
          </table:table-cell>
          <table:table-cell office:value-type="string" calcext:value-type="string">
            <text:p>Х5 Group</text:p>
          </table:table-cell>
          <table:table-cell office:value-type="string" calcext:value-type="string">
            <text:p>https://hh.ru/vacancy/69716246</text:p>
          </table:table-cell>
          <table:table-cell table:number-columns-repeated="1016"/>
        </table:table-row>
        <table:table-row table:style-name="ro31">
          <table:table-cell office:value-type="float" office:value="69354887" calcext:value-type="float">
            <text:p>69354887</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Обязанности: <text:s/>Проектирование и разработка BI и визуализации данных. Всесторонняя поддержка бизнеса со стороны данных. Ведение ETL процессов в средних и верхних слоях данных. Построение роадмапа и непосредственное участие в процессе по обмену данными. Фронтенд разработка в BI инструментарии Visiology, Polymatica и HTML5/JS. <text:s/>Требования: <text:s/>Опыт проектной деятельности по Agile (SCRUM, Kanban). Стек технологий: JS, SQL, Python, nosql, Postgre, приветствуется знание оркестровки ETL Airflow/NiFi, Data Analysis, Data Mining, Dashboards, Java платформы, микросервисная архитектура, REST и SOAP, BPMN, UML, иные нотации и инструментальное ПО описания процессов, моделей и потоков данных Data Governance и Data Lineage, BI и OLAP инструментарий. Приветствуется опыт BigData и AI. Приветствуется опыт в информационной безопасности (ФСТЭК, ФСБ). Приветствуется опыт межведомственного и межсистемного взаимодействия (СМЭВ, ПГУ, Электронное правительство). <text:s/>Условия: <text:s/>Официальное трудоустройство в соответствии с ТК РФ. Конкурентная заработная плата и ежегодные бонусы. ДМС + стоматология. Гибкое начало рабочего дня и удаленный формат работы. </text:p>
          </table:table-cell>
          <table:table-cell office:value-type="string" calcext:value-type="string">
            <text:p>['SQL', 'BPMN', 'Python', 'UML', 'PostgreSQL', 'Visiology', 'Polymatica', 'HTML5', 'JavaScript', 'ETL', 'NiFi', 'Data Analysis', 'Data Mining', 'Dashboards', 'BI', 'BigData', 'AI']</text:p>
          </table:table-cell>
          <table:table-cell office:value-type="string" calcext:value-type="string">
            <text:p>Цифромед</text:p>
          </table:table-cell>
          <table:table-cell office:value-type="string" calcext:value-type="string">
            <text:p>https://hh.ru/vacancy/69354887</text:p>
          </table:table-cell>
          <table:table-cell table:number-columns-repeated="1016"/>
        </table:table-row>
        <table:table-row table:style-name="ro70">
          <table:table-cell office:value-type="float" office:value="70140842" calcext:value-type="float">
            <text:p>70140842</text:p>
          </table:table-cell>
          <table:table-cell office:value-type="string" calcext:value-type="string">
            <text:p>DevOps Engine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About us: SHARP DEVELOPERS - custom mobile/web software developer in the US and Europe. Our team is international (Germany, Kazakhstan, Armenia, Georgia, Uzbekistan, Greece, UK, Russia). We hire all over the world, and we provide a relocation package for those moving to another country. Our clients are product development companies in various fields: fintech, travel, sports, medicine, entertainment, media, industrial. We work on more than 30 projects - pick an interesting one for you! Our development stack - ​​React Native, Flutter, React, Angular, Node js, .Net Core, .NET Server Side, Razor, Python, AWS, Azure. And we continue extending that list. <text:s text:c="2"/>We are looking for a DevOps Engineer to work on our projects. You will work in an international team, so English level B2 or above is necessary. If you are considering a relocation - we will offer you a relocation package. If you want to work from Russia on foreign projects - we will provide you with this opportunity. DevOps responsibilities: <text:s text:c="2"/>automation of assembly processes, testing and implementation of new versions of programs <text:s text:c="4"/>preparing and automating load testing, writing reports and identifying metrics <text:s text:c="2"/>configuration, design, integration of collecting systems for logs, metrics and monitoring <text:s text:c="2"/>optimisation of infrastructure costs <text:s text:c="2"/>description of the existing infrastructure in the form code (IaC) <text:s text:c="2"/>documentation and introduction of best practices in the team <text:s text:c="2"/>preparation and containerisation of applications <text:s text:c="2"/>preparation of an incident response plan <text:s text:c="2"/>participation in projects security improvement at the level of infrastructure and processes <text:s text:c="2"/>Requirements: Excellent knowledge and two or more years of experience in: <text:s text:c="2"/>Cloud Services <text:s text:c="2"/>CI/CD <text:s text:c="2"/>Container <text:s text:c="2"/>Orchestration/Balancing <text:s text:c="2"/>Scripting/Services <text:s text:c="2"/>Queue/Caches/Servers <text:s text:c="2"/>Monitoring <text:s text:c="4"/>English B2+ <text:s text:c="2"/>What we offer: Relocation package <text:s text:c="2"/>English courses, language practice in the Russian-American team <text:s text:c="2"/>VHI for you and your family <text:s text:c="2"/>Professional education during paid working hours <text:s text:c="2"/>Flexible working hours <text:s text:c="2"/>Project examples: 1 Platform for investments and achievement of financial goals. Change of strategy, adjustment or suspension of the savings rate, access to stored assets possible at any time, with no minimum term and hidden costs for clients worldwide. International team, part of the team is in Europe. Technology stack: Angular, Node.js, Frameworks: Express js, Auth: Passport js, DB: MongoDB, Postgres, SQLite, Cassandra, Tests: Mocha, Messaging: Redis, RabbitMQ, SQS, Typescript, Microservices 2. American startup. Money loans between close people in the USA. International team. Technology stack: Typescript, React/React-Native, Redux (redux-toolkit), Expo (bare workflow), (OTA included), React-native-elements, Firebase (deeplinks, analytics), Formik/yup, Unleash, jest/detox, Sentry We hire for long-term projects, with the subsequent extension of work in the existing team or transfer to another project within our company. During the transfer from one project to another, you undergo internal professional training, this time is paid 100% as working hours. With us you can learn new technologies and use the knowledge right away in work projects. Reach out and we`ll tell you more! <text:s text:c="5"/></text:p>
          </table:table-cell>
          <table:table-cell office:value-type="string" calcext:value-type="string">
            <text:p>['AWS', 'Azure', 'CI/CD', 'Docker', 'Kubernetes', 'PowerShell', 'Bash', 'Английский язык']</text:p>
          </table:table-cell>
          <table:table-cell office:value-type="string" calcext:value-type="string">
            <text:p>Шарп Девелоперс</text:p>
          </table:table-cell>
          <table:table-cell office:value-type="string" calcext:value-type="string">
            <text:p>https://hh.ru/vacancy/70140842</text:p>
          </table:table-cell>
          <table:table-cell/>
          <table:table-cell office:value-type="string" calcext:value-type="string">
            <text:p>4000.0</text:p>
          </table:table-cell>
          <table:table-cell office:value-type="string" calcext:value-type="string">
            <text:p>USD</text:p>
          </table:table-cell>
          <table:table-cell table:number-columns-repeated="1013"/>
        </table:table-row>
        <table:table-row table:style-name="ro33">
          <table:table-cell office:value-type="float" office:value="70139834" calcext:value-type="float">
            <text:p>70139834</text:p>
          </table:table-cell>
          <table:table-cell office:value-type="string" calcext:value-type="string">
            <text:p>BI Developer (Middle)</text:p>
          </table:table-cell>
          <table:table-cell office:value-type="string" calcext:value-type="string">
            <text:p>Пермь</text:p>
          </table:table-cell>
          <table:table-cell office:value-type="string" calcext:value-type="string">
            <text:p>От 1 года до 3 лет</text:p>
          </table:table-cell>
          <table:table-cell office:value-type="string" calcext:value-type="string">
            <text:p>Мы стартовали в Перми 21 год назад, а сегодня мы - федеральный холдинг. Мы смелые - бросили вызов конкурентам, заняли лидирующие место на рынке телекома и ворвались в мир IT. Мы чувствуем наших клиентов - понимаем какой сервис им нужен сейчас и какие решения будут востребованы уже завтра. Нас знают под продуктовыми брендами Дом.ru, Дом.ru Бизнес и другими. Мы проводники доступа в Интернет и к новым технологиям для 13 миллионов квартир и 300 тысяч предприятий по всей стране. Наши решения везде - на социально-значимых объектах, в сельском хозяйстве, в энергетике, на транспорте и в управлении умными городами будущего. Мы привели интернет в самые отдаленные уголки страны. Мы молодые, смелые и амбициозные - мы сохранили дух стартапа, даже когда нас стало 15 тысяч. В нашей команде каждый имеет значение и мы ждем тебя! Чем тебе предстоит заниматься: <text:s/>Проектирование и разработка логической и физической модели данных; Разработка ETL-процессов сбора данных и/или SQL-процедур, разработка проверок качества данных; Оптимизация и проведение рефакторинга разработанного программного кода; Участие в создании отчетов и дашбордов для различных направлений бизнеса совместно с аналитиком; Участие в тестирование разработанного функционала; Оформление необходимой технической документации; Участие в подготовке планов группы, в т.ч. квартальных планов и графиков работы, оценка трудоёмкости выполнения задач; Взаимодействие с подразделениями компании (службы ИТ, бизнес-аналитики) как с конечными пользователями BI-системы. <text:s/>Мы готовы предложить: <text:s/>Конкурентный уровень дохода - белую зарплату со своевременными выплатами 2 раза в месяц; Официальное трудоустройство, оплачиваемые отпуск и командировки, больничные; Необходимые инструменты из любой точки мира в формате "Виртуальный офис" Широкие карьерные перспективы и получение опыта работы в успешной команде; Комфортные условия для работы из офиса филиала в городе нашего присутствия; Яркую корпоративная жизнь, спортивные и кибертурниры; Корпоративные программы от наших партнеров (Samsung, Skyeng, МИФ, S7, X-Fit...); Бонусное подключение к телеком-услугам Дом.ru по тарифу «Сотрудник». <text:s/>Мы ждём от тебя: <text:s/>Умение проектировать базы данных; Знание OLAP технологий; Уверенные знания sql (pl/sql); Опыт анализа и оптимизации sql-запросов; Разработка витрины данных на основе биллинговых или любых других ИС; Опыт успешной реализации проектов; Умение структурировать и систематизировать информацию, а также самостоятельность и активную жизненная позиция. <text:s/>Будет плюсом: <text:s/>Знание принципов OLAP-кубов; Знание Python, Bash, опыт разработки микросервисов; Опыт разработки ETL процессов загрузки данных с использованием любого промышленного инструмента. </text:p>
          </table:table-cell>
          <table:table-cell office:value-type="string" calcext:value-type="string">
            <text:p>['SQL', 'Business Intelligence Systems', 'BI', 'ETL', 'Oracle Pl/SQL', 'Базы данных', 'OLAP']</text:p>
          </table:table-cell>
          <table:table-cell office:value-type="string" calcext:value-type="string">
            <text:p>ЭР-Телеком</text:p>
          </table:table-cell>
          <table:table-cell office:value-type="string" calcext:value-type="string">
            <text:p>https://hh.ru/vacancy/70139834</text:p>
          </table:table-cell>
          <table:table-cell table:number-columns-repeated="1016"/>
        </table:table-row>
        <table:table-row table:style-name="ro51">
          <table:table-cell office:value-type="float" office:value="70584838" calcext:value-type="float">
            <text:p>70584838</text:p>
          </table:table-cell>
          <table:table-cell office:value-type="string" calcext:value-type="string">
            <text:p>Разработчик (SQL+Python)</text:p>
          </table:table-cell>
          <table:table-cell office:value-type="string" calcext:value-type="string">
            <text:p>Пермь</text:p>
          </table:table-cell>
          <table:table-cell office:value-type="string" calcext:value-type="string">
            <text:p>От 1 года до 3 лет</text:p>
          </table:table-cell>
          <table:table-cell office:value-type="string" calcext:value-type="string">
            <text:p>Мы стартовали в Перми 21 год назад, а сегодня мы - федеральный холдинг. Мы смелые - бросили вызов конкурентам, заняли лидирующие место на рынке телекома и ворвались в мир IT. Мы чувствуем наших клиентов - понимаем какой сервис им нужен сейчас и какие решения будут востребованы уже завтра. Нас знают под продуктовыми брендами Дом.ru, Дом.ru Бизнес и другими. Мы проводники доступа в Интернет и к новым технологиям для 13 миллионов квартир и 300 тысяч предприятий по всей стране. Наши решения везде - на социально-значимых объектах, в сельском хозяйстве, в энергетике, на транспорте и в управлении умными городами будущего. Мы привели интернет в самые отдаленные уголки страны. Мы молодые, смелые и амбициозные - мы сохранили дух стартапа, даже когда нас стало 15 тысяч. В нашей команде каждый имеет значение и мы ждем тебя! Чем предстоит заниматься: <text:s/>Реализация атрибутной модели в системе мониторинга; Создание механизмов интеграции с текущими ИС; Реализация опросов оборудования и герерации аварий. <text:s/>Мы готовы предложить тебе: <text:s/>Необходимые инструменты для удалённой работы из любой точки в формате "Виртуальный офис"; Возможность комбинированного режима в филиале города нашего присутствия; Официальное трудоустройство, оплачиваемые отпуск и командировки, больничные; Конкурентный уровень дохода - белую зарплату со своевременными выплатами 2 раза в месяц; Яркую корпоративная жизнь, спортивные и кибертурниры; Широкие карьерные перспективы и получение опыта работы в успешной команде; Бонусное подключение к телеком-услугам Дом.ru по тарифу «Сотрудник». <text:s/>Нам необходимы: <text:s/>Техническое образование; Знание Linux; Знание PostgreSQL на продвинутом уровне; Знание Python на уровне Junior+/Middle; Умение работать с GIT/SVN; Опыт разработки в высоконагруженных системах; Опыт разработки синхронизации данных между информационными системами. <text:s/>Будет плюсом: <text:s/>Опыт работы с Apache Cassandra, Oracle, Ansible; Опыт работы с системами мониторинга. </text:p>
          </table:table-cell>
          <table:table-cell office:value-type="string" calcext:value-type="string">
            <text:p>['SQL', 'PostgreSQL', 'Python', 'Linux', 'Git', 'ORACLE', 'Atlassian Confluence', 'Atlassian Jira', 'Kafka']</text:p>
          </table:table-cell>
          <table:table-cell office:value-type="string" calcext:value-type="string">
            <text:p>ЭР-Телеком</text:p>
          </table:table-cell>
          <table:table-cell office:value-type="string" calcext:value-type="string">
            <text:p>https://hh.ru/vacancy/70584838</text:p>
          </table:table-cell>
          <table:table-cell table:number-columns-repeated="1016"/>
        </table:table-row>
        <table:table-row table:style-name="ro30">
          <table:table-cell office:value-type="float" office:value="70481225" calcext:value-type="float">
            <text:p>70481225</text:p>
          </table:table-cell>
          <table:table-cell office:value-type="string" calcext:value-type="string">
            <text:p>Middle python develope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В продуктовую команду приглашаем опытного python разработчика. Задачи: <text:s/>Написание кода. Рефакторинг, работа с техническим долгом. Тестирование кода, написание тестов. Разработка архитектуры приложения. Разработка архитектуры базы данных. Обеспечение выполнения сервисами SLA . Проведение код-ревью <text:s/>Мы ожидаем: <text:s/>Опыт коммерческой разработки в команде от 3х лет. <text:s/>python от 3.7 до 3.10БД: Postgres, MongoDb, InfluxDbочереди: Celery через (RabbitMQ, Redis)фреймворки: fastApi, flask, djangoтесты: pytest, unitestмониторинг: Grafana + InfluxDblinux на уровне продвинутого пользователя <text:s/>Умение разбираться в чужом коде. Умение обоснованно выбрать БД для конкретной задачи. Понимание современных технологий, умение обоснованно выбрать библиотеку(фреймворк) для задачи. Умение вести диалог с бизнесом, в том числе уметь давать отпор, если стало понятно, что решение откровенно плохое. Общее понимание структуры работы сетей и администрирования linux. <text:s/>От нас: <text:s/>Официальное оформление с первого дня работы (оплата больничного, ежегодный оплачиваемый отпуск, белая заработная плата и тп). Мы оплачиваем обучение для профессионального роста сотрудников. Материальная помощь в трудных жизненных ситуациях. Компенсация расходов мобильной связи. У нас много корпоративных спортивных программ. Организуем интересные корпоративные мероприятия. Корпоративная скидка на изучение английского языка в Skyeng. Возможность выбора ДМС или компенсацию расходов на фитнес. Наш полис ДМС составлен с учетом предпочтений сотрудников по клиникам, включает стоматологию, страховку для выезжающих за границу (ВЗР), комплексную медицинскую помощь при укусе клеща, прикрепление родственников к корпоративной программе. </text:p>
          </table:table-cell>
          <table:table-cell office:value-type="string" calcext:value-type="string">
            <text:p>['Python', 'Linux', 'PostgreSQL']</text:p>
          </table:table-cell>
          <table:table-cell office:value-type="string" calcext:value-type="string">
            <text:p>Экспобанк</text:p>
          </table:table-cell>
          <table:table-cell office:value-type="string" calcext:value-type="string">
            <text:p>https://hh.ru/vacancy/70481225</text:p>
          </table:table-cell>
          <table:table-cell table:number-columns-repeated="1016"/>
        </table:table-row>
        <table:table-row table:style-name="ro38">
          <table:table-cell office:value-type="float" office:value="68599942" calcext:value-type="float">
            <text:p>68599942</text:p>
          </table:table-cell>
          <table:table-cell office:value-type="string" calcext:value-type="string">
            <text:p>Back-end разработчик (Python)</text:p>
          </table:table-cell>
          <table:table-cell office:value-type="string" calcext:value-type="string">
            <text:p>Пермь</text:p>
          </table:table-cell>
          <table:table-cell office:value-type="string" calcext:value-type="string">
            <text:p>От 1 года до 3 лет</text:p>
          </table:table-cell>
          <table:table-cell office:value-type="string" calcext:value-type="string">
            <text:p>Мы - российская продуктовая ИТ компания. Являемся резидентами “Сколково” и имеем подразделения в Перми и Москве. Делаем облачную платформу для умных домов и зданий, разрабатываем IoT-устройства для умного дома. Мы - технологический лидер сегмента «Умные ЖК», разработчики концепции и стандарта интеллектуального офисного здания Icity (Москва-Сити, ввод в 2023), умного квартала в Новой Москве (ввод 2021/2022). На рынке мы представлены торговой маркой UJIN, которая объединяет в себе платформу для создания умных домов и зданий с линейкой аппаратных решений UJIN. У нас есть государственная аккредитация организации, осуществляющей деятельность в области информационных технологий. Что нужно делать: – Разрабатывать и поддерживать работоспособность модулей интеграции как с конечным оборудованием (работа с сокетами, протоколами обмена), так и со внешними API;– Разрабатывать собственные REST API;– Возможны задачи по написанию и поддержке телеграм ботов, навыков для яндекс станции и подобных. Наш стек: python, asyncio, rabbitmq, postgresql, mongodb, docker, git Наши ожидания: – Опыт коммерческой разработки на python от 2х лет;– Понимание принципов ООП, асинхронного программирования;– Опыт работы с REST API;– Умение разбираться в чужом коде;– Умение писать sql запросы;– Опыт работы с Docker и Git;– Ответственность и коммуникабельность. Что можно получить от нас: – Возможность внести свой вклад в крутой технологичный продукт;– Возможность прокачать свой скилл и быстро вырасти в хорошей команде;– Конкурентную оплату труда (по результатам собеседования);– Гибкий график, 100% удаленку;– Оформление по ТК РФ, белую зарплату.</text:p>
          </table:table-cell>
          <table:table-cell office:value-type="string" calcext:value-type="string">
            <text:p>['Python', 'ООП', 'SQL', 'REST', 'Git']</text:p>
          </table:table-cell>
          <table:table-cell office:value-type="string" calcext:value-type="string">
            <text:p>Юникорн</text:p>
          </table:table-cell>
          <table:table-cell office:value-type="string" calcext:value-type="string">
            <text:p>https://hh.ru/vacancy/68599942</text:p>
          </table:table-cell>
          <table:table-cell table:number-columns-repeated="1016"/>
        </table:table-row>
        <table:table-row table:style-name="ro31">
          <table:table-cell office:value-type="float" office:value="68251390" calcext:value-type="float">
            <text:p>68251390</text:p>
          </table:table-cell>
          <table:table-cell office:value-type="string" calcext:value-type="string">
            <text:p>Data Engineer в Финтех</text:p>
          </table:table-cell>
          <table:table-cell office:value-type="string" calcext:value-type="string">
            <text:p>Санкт-Петербург</text:p>
          </table:table-cell>
          <table:table-cell office:value-type="string" calcext:value-type="string">
            <text:p>От 3 до 6 лет</text:p>
          </table:table-cell>
          <table:table-cell office:value-type="string" calcext:value-type="string">
            <text:p>Финтех-сервисы — самое молодое и смелое направление Яндекса. Мы создаём удобные платёжные сервисы и инструменты для управления личными финансами многомиллионной аудитории Яндекса. Придерживаемся data-driven-подхода.Мы работаем с большими объёмами данных, и делать это надо быстро и правильно. Для этого нам нужно создать большую, безопасную и удобную аналитическую платформу. Мы ищем дата-инженеров для разработки DWH. Что нужно делать: <text:s/>работать с базами данных SQL и NoSQL, масштабировать и шардировать их; обрабатывать массивы данных с учётом eventual consistency и других аспектов ACID; проектировать модели данных; продумывать отказоустойчивость системы: хранилище должно пережить всё, включая падение дата-центра и вторжение инопланетян; вместе с лидом команды проектировать архитектуру хранилища. <text:s/>Мы ждем, что вы: <text:s/>пишете код на Python; работали с базами данных SQL и NoSQL; знакомы с брокерами сообщений (Kafka, RabbitMQ или что-то подобное); работали с инструментами Hadoop. <text:s/>Будет плюсом, если вы: <text:s/>работали со Spark или Spark SQL; работали с Greenplum; умеете разрабатывать DAG для Airflow. </text:p>
          </table:table-cell>
          <table:table-cell office:value-type="string" calcext:value-type="string">
            <text:p>['Python', 'SQL', 'Hadoop', 'Spark', 'Базы данных']</text:p>
          </table:table-cell>
          <table:table-cell office:value-type="string" calcext:value-type="string">
            <text:p>Яндекс</text:p>
          </table:table-cell>
          <table:table-cell office:value-type="string" calcext:value-type="string">
            <text:p>https://hh.ru/vacancy/68251390</text:p>
          </table:table-cell>
          <table:table-cell table:number-columns-repeated="1016"/>
        </table:table-row>
        <table:table-row table:style-name="ro43">
          <table:table-cell office:value-type="float" office:value="70522585" calcext:value-type="float">
            <text:p>70522585</text:p>
          </table:table-cell>
          <table:table-cell office:value-type="string" calcext:value-type="string">
            <text:p>Аналитик-разработчик</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Яндекс Маркет — один из крупнейших мультикатегорийных маркетплейсов российской электронной коммерции. Наша команда делает алгоритм, который обрабатывает четверть миллиона товаров каждый день и лежит в основе пополнения всех складов Маркета. Мы решаем, как лучше хранить товары: стоит ли закупать их на наши склады или доставлять прямо от поставщика. Маркет открыл много региональных складов, и все они пополняются с использованием наших алгоритмов: мы помогаем выбирать ассортимент с учётом региональной специфики. Ещё у нас очень быстрый путь до продакшена (порой в пару часов) и непосредственное влияние на бизнес. Что нужно делать: <text:s/>разрабатывать автоматизированный алгоритм пополнения складов; формировать пайплайн обработки данных; исследовать влияние разработки на бизнес; взаимодействовать с заказчиками, показывать им результаты. <text:s/>Мы ждем, что вы: <text:s/>владеете Python и SQL; не боитесь работать с большими массивами данных; умеете видеть за числами физический смысл и находить причины явлений; хорошо знаете математику и владеете основами статистики; умеете аргументированно отстаивать собственную точку зрения и слышать чужие. <text:s/>Будет плюсом, если вы: <text:s/>знаете С++. <text:s/>Условия: <text:s/>современный офис с парковкой и всем необходимым для комфортной работы и отдыха; официальное трудоустройство; компенсация оплаты питания на территории кампуса и в его окрестностях; гибкий график: мы не контролируем ваше время, главное — выполнять задачи; расширенная программа ДМС: стоматология, обследования, вызов врача на дом, оплата 80% стоимости ДМС для супругов и детей; достойный совокупный доход, премии каждые полгода для всех, кто работает эффективно; возможность участвовать в мероприятиях Яндекса: образовательных программах, лекциях, митапах; экспертная и талантливая команда, у которой можно многому научиться и перенять полезный опыт; культура открытости и взаимопомощи: у нас работают увлечённые люди, которые любят своё дело и всегда готовы вам помочь; высокая скорость работы и возможность быстро увидеть свой вклад и результаты; работа в технологической компании с возможностью создавать сервисы, полезные миллионам людей. </text:p>
          </table:table-cell>
          <table:table-cell office:value-type="string" calcext:value-type="string">
            <text:p>['Python', 'SQL', 'Базы данных', 'Математическая статистика', 'Алгоритмы и структуры данных', 'Теория вероятностей', 'Математика', 'Алгоритмы']</text:p>
          </table:table-cell>
          <table:table-cell office:value-type="string" calcext:value-type="string">
            <text:p>Яндекс</text:p>
          </table:table-cell>
          <table:table-cell office:value-type="string" calcext:value-type="string">
            <text:p>https://hh.ru/vacancy/70522585</text:p>
          </table:table-cell>
          <table:table-cell table:number-columns-repeated="1016"/>
        </table:table-row>
        <table:table-row table:style-name="ro62">
          <table:table-cell office:value-type="float" office:value="69775842" calcext:value-type="float">
            <text:p>69775842</text:p>
          </table:table-cell>
          <table:table-cell office:value-type="string" calcext:value-type="string">
            <text:p>Аналитик-разработчик в «Безопасный интернет»</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Наша команда находит самые опасные сайты, которые пытаются заразить компьютеры вирусом или украсть данные с банковских карт. Мы не отображаем такие сайты в результатах поиска и в рекламе, предупреждаем пользователя об опасности в браузере. Таких сайтов очень мало, найти их непросто. Приходите, чтобы помочь нам с решением этой сложной задачи. Что нужно делать: <text:s/>работать с большими данными с помощью MapReduce; формализовать проблемы в виде офлайн- и онлайн-метрик; создавать и валидировать инструкции для краудсорсинга; внедрять модели в поисковый рантайм; проводить A/B-эксперименты. <text:s/>Мы ждем, что вы: <text:s/>занимались анализом данных; разрабатывали на Python или C++; нацелены на решение конкретной задачи, а не на абстрактные исследования. <text:s/>Условия: <text:s text:c="2"/>сильная команда, с которой можно расти; сложные задачи для сервисов с миллионами пользователей; зарплата на уровне рынка и выше; премии каждые полгода для всех, кто успешно прошёл ревью; ипотечные программы; компенсация оплаты питания; расширенная программа ДМС: оплата 80% стоимости ДМС для супругов и детей; спортзал, тренажёрный зал, йога в офисе; гибкий график работы; парковка. </text:p>
          </table:table-cell>
          <table:table-cell office:value-type="string" calcext:value-type="string">
            <text:p>['Python', 'Поисковые системы', 'Аналитика данных', 'Анализ данных']</text:p>
          </table:table-cell>
          <table:table-cell office:value-type="string" calcext:value-type="string">
            <text:p>Яндекс</text:p>
          </table:table-cell>
          <table:table-cell office:value-type="string" calcext:value-type="string">
            <text:p>https://hh.ru/vacancy/69775842</text:p>
          </table:table-cell>
          <table:table-cell table:number-columns-repeated="1016"/>
        </table:table-row>
        <table:table-row table:style-name="ro34">
          <table:table-cell office:value-type="float" office:value="70337844" calcext:value-type="float">
            <text:p>70337844</text:p>
          </table:table-cell>
          <table:table-cell office:value-type="string" calcext:value-type="string">
            <text:p>Наставник на курс “Асинхронное программирование на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Яндекс Практикум — сервис онлайн-образования, где каждая и каждый найдёт в себе силы изменить свою профессиональную жизнь. Студенты могут освоить новую специальность, заговорить на иностранном языке и получать удовольствие от того, чем занимаются — каждый день. Мы верим, что освоить новый навык можно только с помощью регулярных усилий и полного погружения в практику. В процессе обучения студенты сталкиваются со сложностями: не получается, непонятно, нет свободного времени, лень — всё как в жизни. Наша миссия — помочь каждому преодолеть трудности и получить востребованные навыки. Во всём мире. Курс «Асинхронное программирование на Python» ищет ревьюеров, наши студенты — python-разработчики уровня джуниор/джуниор+, а также специалисты других смежных профессий со знанием Python, которые замотивированы углубить свои знания в асинхронном программировании.Наша цель — научить студентов не просто кодингу, а дать им мышление инженера, который отлично разбирается в применяемых технологиях и может самостоятельно решать сложные задачи. В курсе предусмотрено выполнение студентами самостоятельных проектов, которые проверяет, оценивает и комментирует команда код-ревьюеров. Их комментарии — один из важных инструментов обучения. Вам предстоит: Наставник помогает студентам учиться: <text:s/>отвечает на вопросы; помогает с трудностями и вдохновляет своим примером; каждый наставник курирует группу студентов: общается с ними в Slack, проводит вебинары раз в 2 недели и постоянно улучшает образовательный опыт. <text:s/>Вы нам подходите, если: <text:s/>разработчик middle+ уровня и имеете опыт работы от трёх лет; умеете доступно и последовательно объяснять сложные темы и задачи в программировании, подкрепляя теорию примерами из своего практического опыта; понимаете разницу между параллельным и асинхронным программированием; сможете объяснить, чем процесс отличается от потока и зачем нужные корутины; не боитесь слова GIL и знаете о его плюса/минусах, альтернативах использования; работали с асинхронными фреймворками. Наш стек: asyncio, aiohttp, FastAPI, но если вы знаете и использовали Starlette, Sanic, Tornado - это будет плюсом; имеете опыт работы с реляционными БД (Postgresql) и знаете, как работать с асинхронными ORM — asynpg, Tortoise; немного разбираетесь в девопс: настройка ngnix, базовые навыки работы с docker и docker-compose, будет плюсом, если сможете рассказать, чем docker отличается от классической виртуализации.Если ваши технические навыки соответствуют списку выше на 50-70%, мы с нетерпением ждём отклика. <text:s/>Что мы предлагаем: <text:s/>Удаленная работа, частичная занятость; Бесплатное обучение в школе наставничества Яндекс.Практикума; Возможность быть для начинающих разработчиков проводником в обучении и в мире профессии; Удобный цифровой офис. Мы используем современные инструменты — Slack, Miro, Notion, Zoom — которые позволяют классно организовать совместную работу; Осязаемые результаты работы. Главная метрика, по которой мы судим сами себя — это процент студентов, которые находят работу после окончания курса (сейчас — 78%); Работа над международным продуктом. Помимо России, Практикум уже работает в США, Израиле и Германии (и не собирается останавливаться). </text:p>
          </table:table-cell>
          <table:table-cell office:value-type="string" calcext:value-type="string">
            <text:p>['Python', 'asyncio', 'Грамотная речь', 'aiohttp', 'GIL', 'FastAPI', 'PostgreSQL', 'ngnix']</text:p>
          </table:table-cell>
          <table:table-cell office:value-type="string" calcext:value-type="string">
            <text:p>Яндекс Практикум</text:p>
          </table:table-cell>
          <table:table-cell office:value-type="string" calcext:value-type="string">
            <text:p>https://hh.ru/vacancy/70337844</text:p>
          </table:table-cell>
          <table:table-cell table:number-columns-repeated="1016"/>
        </table:table-row>
        <table:table-row table:style-name="ro79">
          <table:table-cell office:value-type="float" office:value="70337221" calcext:value-type="float">
            <text:p>70337221</text:p>
          </table:table-cell>
          <table:table-cell office:value-type="string" calcext:value-type="string">
            <text:p>Код-ревьюер на курс “Асинхронное программирование на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Яндекс Практикум — сервис онлайн-образования, где каждая и каждый найдёт в себе силы изменить свою профессиональную жизнь. Студенты могут освоить новую специальность, заговорить на иностранном языке и получать удовольствие от того, чем занимаются — каждый день. Мы верим, что освоить новый навык можно только с помощью регулярных усилий и полного погружения в практику. В процессе обучения студенты сталкиваются со сложностями: не получается, непонятно, нет свободного времени, лень — всё как в жизни. Наша миссия — помочь каждому преодолеть трудности и получить востребованные навыки. Во всём мире. Курс «Асинхронное программирование на Python» ищет ревьюеров, наши студенты — python-разработчики уровня джуниор/джуниор+, а также специалисты других смежных профессий со знанием Python, которые замотивированы углубить свои знания в асинхронном программировании.Наша цель — научить студентов не просто кодингу, а дать им мышление инженера, который отлично разбирается в применяемых технологиях и может самостоятельно решать сложные задачи. В курсе предусмотрено выполнение студентами самостоятельных проектов, которые проверяет, оценивает и комментирует команда код-ревьюеров. Их комментарии — один из важных инструментов обучения. Вам предстоит: <text:s/>Проверять написанный студентом код и давать обратную связь.Именно код-ревьюер решает: зачесть задание или нет. А ещё он даёт советы по улучшению кода, отмечает неточности, указывает на ошибки. <text:s/>Вы нам подходите, если: <text:s/>разработчик middle+ уровня и имеете опыт работы от трёх лет; умеете доступно и последовательно объяснять сложные темы и задачи в программировании, подкрепляя теорию примерами из своего практического опыта; понимаете разницу между параллельным и асинхронным программированием; сможете объяснить, чем процесс отличается от потока и зачем нужные корутины; не боитесь слова GIL и знаете о его плюса/минусах, альтернативах использования; работали с асинхронными фреймворками. Наш стек: asyncio, aiohttp, FastAPI, но если вы знаете и использовали Starlette, Sanic, Tornado - это будет плюсом; имеете опыт работы с реляционными БД (Postgresql) и знаете, как работать с асинхронными ORM — asynpg, Tortoise; немного разбираетесь в девопс: настройка ngnix, базовые навыки работы с docker и docker-compose, будет плюсом, если сможете рассказать, чем docker отличается от классической виртуализации.Если ваши технические навыки соответствуют списку выше на 50-70%, мы с нетерпением ждём отклика. <text:s/>Что мы предлагаем: <text:s/>Удаленная работа, частичная занятость; Бесплатное обучение в школе наставничества Яндекс.Практикума; Возможность быть для начинающих разработчиков проводником в обучении и в мире профессии; Удобный цифровой офис. Мы используем современные инструменты — Slack, Miro, Notion, Zoom — которые позволяют классно организовать совместную работу; Осязаемые результаты работы. Главная метрика, по которой мы судим сами себя — это процент студентов, которые находят работу после окончания курса (сейчас — 78%); Работа над международным продуктом. Помимо России, Практикум уже работает в США, Израиле и Германии (и не собирается останавливаться). </text:p>
          </table:table-cell>
          <table:table-cell office:value-type="string" calcext:value-type="string">
            <text:p>['Python', 'asyncio', 'aiohttp', 'Linux', 'GIL', 'FastAPI', 'PostgreSQL', 'ngnix']</text:p>
          </table:table-cell>
          <table:table-cell office:value-type="string" calcext:value-type="string">
            <text:p>Яндекс Практикум</text:p>
          </table:table-cell>
          <table:table-cell office:value-type="string" calcext:value-type="string">
            <text:p>https://hh.ru/vacancy/70337221</text:p>
          </table:table-cell>
          <table:table-cell table:number-columns-repeated="1016"/>
        </table:table-row>
        <table:table-row table:style-name="ro31">
          <table:table-cell office:value-type="float" office:value="70036428" calcext:value-type="float">
            <text:p>70036428</text:p>
          </table:table-cell>
          <table:table-cell office:value-type="string" calcext:value-type="string">
            <text:p>Ведущий разработчик Python</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Наша команда каждый день работает над повышением качества связи, обеспечивая бесперебойность сервиса для клиента. Мы – это уверенность, надежность, профессионализм и внимание к деталям.Если ты готов решать сложные и масштабные задачи в команде экспертов – мы ждем твое резюме! Наш проект: Личный кабинет владельца продукта создан для внутренних сотрудников управленческого состава, помогает более эффективно управлять внедрением продуктов и методологией разработки. В нашей команде: 2 frontend разработчика, 2 Бэк-энд разработчика, аналитик, бизнес аналитик, архитектор и дизайнер. <text:s text:c="2"/>Задачи: <text:s/>проектирование системы личного кабинета и непосредственное участие в разработке; сопровождение существующих систем на языке Python; работа в команде и взаимодействие с другими проектами. <text:s text:c="3"/>Требования: <text:s/>Опыт работы разработчиком от 3-х лет, опыт в роли ведущего разработчика; Python (в т.ч. знания ООП, декораторов, перегрузки операторов и прочих основных особенностей языка); Postgresql или другая СУБД Понимание принципов CI/CD <text:s/>Будет плюсом: <text:s/>Опыт работы тим лида - от 3-х лет; Опыт работы и навыки DevOps </text:p>
          </table:table-cell>
          <table:table-cell office:value-type="string" calcext:value-type="string">
            <text:p>['Python', 'Django Framework', 'Git', 'Linux', 'Flask', 'SQL', 'CI/CD', 'СУБД', 'RabbitMQ', 'Docker', 'PostgreSQL']</text:p>
          </table:table-cell>
          <table:table-cell office:value-type="string" calcext:value-type="string">
            <text:p>билайн</text:p>
          </table:table-cell>
          <table:table-cell office:value-type="string" calcext:value-type="string">
            <text:p>https://hh.ru/vacancy/70036428</text:p>
          </table:table-cell>
          <table:table-cell table:number-columns-repeated="1016"/>
        </table:table-row>
        <table:table-row table:style-name="ro65">
          <table:table-cell office:value-type="float" office:value="70145451" calcext:value-type="float">
            <text:p>70145451</text:p>
          </table:table-cell>
          <table:table-cell office:value-type="string" calcext:value-type="string">
            <text:p>Data Engineer</text:p>
          </table:table-cell>
          <table:table-cell office:value-type="string" calcext:value-type="string">
            <text:p>Москва</text:p>
          </table:table-cell>
          <table:table-cell office:value-type="string" calcext:value-type="string">
            <text:p>От 1 года до 3 лет</text:p>
          </table:table-cell>
          <table:table-cell office:value-type="string" calcext:value-type="string">
            <text:p>Наша команда каждый день работает над повышением качества связи и отвечает за стабильный сервис для тебя. Профессионалы билайн уверенно создают надежную связь по всей территории нашей страны: в небольших поселках и крупных городах, на вершинах гор и под землей.Если ты готовы решать сложные и масштабные задачи в команде экспертов — мы ждем твое резюме!Обязанности: <text:s text:c="2"/>Анализ и разработка ETL-процедур в контуре систем по управлению данными <text:s/>Управление качеством реализации ETL-процедур Автоматизация скриптов дата-аналитиков и обработка сырых данных на PostgreSQL <text:s/>Требования: <text:s/>Опыт разработки на PostgreSQL+оптимизация запросов и Python, Aiflow, Git Опыт разработки ETL-процессов Опыт работы с Hadoop (Spark, Hive) Опыт проведения бизнес/системного анализа <text:s/>Будет плюсом: <text:s/>Понимание командной строки unix ​​​​​​​Основы администрирования Postgres <text:s/>​​​​​</text:p>
          </table:table-cell>
          <table:table-cell office:value-type="string" calcext:value-type="string">
            <text:p>['PostgreSQL', 'Python', 'SQL']</text:p>
          </table:table-cell>
          <table:table-cell office:value-type="string" calcext:value-type="string">
            <text:p>билайн</text:p>
          </table:table-cell>
          <table:table-cell office:value-type="string" calcext:value-type="string">
            <text:p>https://hh.ru/vacancy/70145451</text:p>
          </table:table-cell>
          <table:table-cell table:number-columns-repeated="1016"/>
        </table:table-row>
        <table:table-row table:style-name="ro31">
          <table:table-cell office:value-type="float" office:value="68502671" calcext:value-type="float">
            <text:p>68502671</text:p>
          </table:table-cell>
          <table:table-cell office:value-type="string" calcext:value-type="string">
            <text:p>Разработчик базы данных</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Наша команда каждый день работает над повышением качества связи и отвечает за стабильный сервис для тебя. Профессионалы билайн уверенно создают надежную связь по всей территории нашей страны: в небольших поселках и крупных городах, на вершинах гор и под землей.Если ты готов решать сложные и масштабные задачи в команде экспертов — мы ждем твое резюме!Обязанности: <text:s/>Проектирование и разработка хранилища метрик в БД аналитической системы, Postgres/GreenPlum/Hadoop; Разработка ETL-потоков, Airflow, Python. Разработка алгоритмов расчёта метрик; Разработка архитектуры системы. Требования: <text:s/>Опыт работы в аналогичном направлении от 3-х лет; Знание инструментов аналитики и автоматизации – отличное знание SQL, Excel; Опыт автоматизации и оптимизации запросов; Опыт работы в системном анализе; Проактивность, нацеленность на результат, обучаемость, системное мышление, стремление к развитию; Хорошие коммуникативные и презентационные навыки; Высшее математическое / техническое образование. <text:s text:c="3"/>Будет плюсом: <text:s text:c="2"/>Понимание командной строки unix, Основы администрирования Postgres Spark </text:p>
          </table:table-cell>
          <table:table-cell office:value-type="string" calcext:value-type="string">
            <text:p>['Python', 'PostgreSQL', 'аналитика']</text:p>
          </table:table-cell>
          <table:table-cell office:value-type="string" calcext:value-type="string">
            <text:p>билайн</text:p>
          </table:table-cell>
          <table:table-cell office:value-type="string" calcext:value-type="string">
            <text:p>https://hh.ru/vacancy/68502671</text:p>
          </table:table-cell>
          <table:table-cell table:number-columns-repeated="1016"/>
        </table:table-row>
        <table:table-row table:style-name="ro76">
          <table:table-cell office:value-type="float" office:value="69888562" calcext:value-type="float">
            <text:p>69888562</text:p>
          </table:table-cell>
          <table:table-cell office:value-type="string" calcext:value-type="string">
            <text:p>Разработчик Python (senior)</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Наша команда каждый день работает над повышением качества связи, обеспечивая бесперебойность сервиса для клиента. Мы – это уверенность, надежность, профессионализм и внимание к деталям.Если ты готов решать сложные и масштабные задачи в команде экспертов – мы ждем твое резюме! Наш проект: Beeline Partner. Система, которая автоматизирует и ускоряет деятельность наших внутренних сотрудников. Структура создана для потребности бизнес задач, которые являются транзакционными. В нашей команде: 3 мобильных разработчика, 2 Бэк-энд разработчика, пара аналитиков и три qa engineera. Задачи: <text:s/>разработка новых продуктов на языке Python; сопровождение существующих систем на языке Python; работа в команде и взаимодействие с другими проектами. <text:s text:c="3"/>Требования: <text:s/>опыт работы Python разработчиком от 4-х лет; опыт работы со следующим стеком: django+drf, flaskemcached/redis, mysql, linux crontab, rest api,soap, git, sentry, elk/efk; опыт с docker, celery, rabbitmq, asyncio (желательно). </text:p>
          </table:table-cell>
          <table:table-cell office:value-type="string" calcext:value-type="string">
            <text:p>['Python', 'Django Framework', 'Git', 'Linux', 'Flask', 'asyncio', 'SQL']</text:p>
          </table:table-cell>
          <table:table-cell office:value-type="string" calcext:value-type="string">
            <text:p>билайн</text:p>
          </table:table-cell>
          <table:table-cell office:value-type="string" calcext:value-type="string">
            <text:p>https://hh.ru/vacancy/69888562</text:p>
          </table:table-cell>
          <table:table-cell table:number-columns-repeated="1016"/>
        </table:table-row>
        <table:table-row table:style-name="ro73">
          <table:table-cell office:value-type="float" office:value="70811041" calcext:value-type="float">
            <text:p>70811041</text:p>
          </table:table-cell>
          <table:table-cell office:value-type="string" calcext:value-type="string">
            <text:p>Дата инженер</text:p>
          </table:table-cell>
          <table:table-cell office:value-type="string" calcext:value-type="string">
            <text:p>Москва</text:p>
          </table:table-cell>
          <table:table-cell office:value-type="string" calcext:value-type="string">
            <text:p>От 3 до 6 лет</text:p>
          </table:table-cell>
          <table:table-cell office:value-type="string" calcext:value-type="string">
            <text:p>В команду проекта «ERP Data flow» нужен Дата инженер.ERP Data flow- сервис для автоматизации транзакционных операций в ERP (от консультаций внешних команд до внедрения).Мы автоматизируем транзакционную работу в ОЦОЭффективно используем данные – определяем недостающие и применяем новые данныеСоздаем инструменты для автоматизации, которые потом может использовать бизнес. <text:s text:c="2"/>Обязанности: <text:s/>Реализовать части ETL-процедур в контуре систем по управлению данными компании. Анализировать ETL-решения в рамках взаимодействия с внутренними заказчиками. Управлять качеством реализации ETL-процедур. Реализовать обработку данных на PostgreSQL Делать обработку данных на одном из языков Java / Scala или Python. Учувствует в разработке продуктов. <text:s/>Требования: <text:s/>Опыт разработки на PostgreSQL Опыт разработки ETL процессов Опыт работы с Hadoop (HDFS, YARN, Spark, Hive) Знания Java / Scala или Python </text:p>
          </table:table-cell>
          <table:table-cell office:value-type="string" calcext:value-type="string">
            <text:p>['Python', 'Hadoop', 'PostgreSQL', 'Linux', 'ETL']</text:p>
          </table:table-cell>
          <table:table-cell office:value-type="string" calcext:value-type="string">
            <text:p>билайн</text:p>
          </table:table-cell>
          <table:table-cell office:value-type="string" calcext:value-type="string">
            <text:p>https://hh.ru/vacancy/70811041</text:p>
          </table:table-cell>
          <table:table-cell table:number-columns-repeated="1016"/>
        </table:table-row>
        <table:table-row table:style-name="ro62">
          <table:table-cell office:value-type="float" office:value="70588588" calcext:value-type="float">
            <text:p>70588588</text:p>
          </table:table-cell>
          <table:table-cell office:value-type="string" calcext:value-type="string">
            <text:p>Python Django разработчик, удаленно</text:p>
          </table:table-cell>
          <table:table-cell office:value-type="string" calcext:value-type="string">
            <text:p>Самара</text:p>
          </table:table-cell>
          <table:table-cell office:value-type="string" calcext:value-type="string">
            <text:p>От 3 до 6 лет</text:p>
          </table:table-cell>
          <table:table-cell office:value-type="string" calcext:value-type="string">
            <text:p>Мы ищем опытного Python/django fullstack разработчика в нашу дружную команду, распределенную по всей стране PricePlan - компания, разработчик ПО в сфере "финтех". У нас вы сможете напрямую влиять на развитие нашего продукта и видеть результаты своей работы. Вы можете находиться где угодно, главное условие — способность к продуктивной самостоятельной работе. Общение в команде по mattermost/tg/youtrack/gitlab Требования: <text:s text:c="2"/>3+ лет Python/Django на бэкенде с подтвержденным "боевым" опытом Желательно опыт frontend: React Опыт управления командой будет большим плюсом Опыт devops будет большим плюсом <text:s/>О проекте: <text:s/>Успешный кандидат будет участвовать в команде разработки нового функционала и проектах кастомизации функционала для клиентов. Полная занятость, полный день. Премии по результатам выполнения задач. <text:s/>Полностью гибкий график: мы обычно договариваемся о нагрузке (количестве часов в неделю). Нам всё равно когда эти часы будут отработаны. Работайте в удобном для вас режиме. Важно: предложения "по совмещению" не рассматриваются. Совмещать эту работу с другими проектами или фрилансом не получится. премии по результатам выполнения KPI </text:p>
          </table:table-cell>
          <table:table-cell office:value-type="string" calcext:value-type="string">
            <text:p>['Python', 'Django Framework', 'React']</text:p>
          </table:table-cell>
          <table:table-cell office:value-type="string" calcext:value-type="string">
            <text:p>эдмин</text:p>
          </table:table-cell>
          <table:table-cell office:value-type="string" calcext:value-type="string">
            <text:p>https://hh.ru/vacancy/70588588</text:p>
          </table:table-cell>
          <table:table-cell office:value-type="string" calcext:value-type="string">
            <text:p>150000.0</text:p>
          </table:table-cell>
          <table:table-cell office:value-type="string" calcext:value-type="string">
            <text:p>200000.0</text:p>
          </table:table-cell>
          <table:table-cell office:value-type="string" calcext:value-type="string">
            <text:p>RUR</text:p>
          </table:table-cell>
          <table:table-cell table:number-columns-repeated="1013"/>
        </table:table-row>
        <table:table-row table:style-name="ro62">
          <table:table-cell office:value-type="float" office:value="70588587" calcext:value-type="float">
            <text:p>70588587</text:p>
          </table:table-cell>
          <table:table-cell office:value-type="string" calcext:value-type="string">
            <text:p>Python Django разработчик, удаленно</text:p>
          </table:table-cell>
          <table:table-cell office:value-type="string" calcext:value-type="string">
            <text:p>Екатеринбург</text:p>
          </table:table-cell>
          <table:table-cell office:value-type="string" calcext:value-type="string">
            <text:p>От 3 до 6 лет</text:p>
          </table:table-cell>
          <table:table-cell office:value-type="string" calcext:value-type="string">
            <text:p>Мы ищем опытного Python/django fullstack разработчика в нашу дружную команду, распределенную по всей стране PricePlan - компания, разработчик ПО в сфере "финтех". У нас вы сможете напрямую влиять на развитие нашего продукта и видеть результаты своей работы. Вы можете находиться где угодно, главное условие — способность к продуктивной самостоятельной работе. Общение в команде по mattermost/tg/youtrack/gitlab Требования: <text:s text:c="2"/>3+ лет Python/Django на бэкенде с подтвержденным "боевым" опытом Желательно опыт frontend: React Опыт управления командой будет большим плюсом Опыт devops будет большим плюсом <text:s/>О проекте: <text:s/>Успешный кандидат будет участвовать в команде разработки нового функционала и проектах кастомизации функционала для клиентов. Полная занятость, полный день. Премии по результатам выполнения задач. <text:s/>Полностью гибкий график: мы обычно договариваемся о нагрузке (количестве часов в неделю). Нам всё равно когда эти часы будут отработаны. Работайте в удобном для вас режиме. Важно: предложения "по совмещению" не рассматриваются. Совмещать эту работу с другими проектами или фрилансом не получится. премии по результатам выполнения KPI </text:p>
          </table:table-cell>
          <table:table-cell office:value-type="string" calcext:value-type="string">
            <text:p>['Python', 'Django Framework', 'React']</text:p>
          </table:table-cell>
          <table:table-cell office:value-type="string" calcext:value-type="string">
            <text:p>эдмин</text:p>
          </table:table-cell>
          <table:table-cell office:value-type="string" calcext:value-type="string">
            <text:p>https://hh.ru/vacancy/70588587</text:p>
          </table:table-cell>
          <table:table-cell office:value-type="string" calcext:value-type="string">
            <text:p>150000.0</text:p>
          </table:table-cell>
          <table:table-cell office:value-type="string" calcext:value-type="string">
            <text:p>200000.0</text:p>
          </table:table-cell>
          <table:table-cell office:value-type="string" calcext:value-type="string">
            <text:p>RUR</text:p>
          </table:table-cell>
          <table:table-cell table:number-columns-repeated="1013"/>
        </table:table-row>
        <table:table-row table:style-name="ro62">
          <table:table-cell office:value-type="float" office:value="70588586" calcext:value-type="float">
            <text:p>70588586</text:p>
          </table:table-cell>
          <table:table-cell office:value-type="string" calcext:value-type="string">
            <text:p>Python Django разработчик, удаленно</text:p>
          </table:table-cell>
          <table:table-cell office:value-type="string" calcext:value-type="string">
            <text:p>Новосибирск</text:p>
          </table:table-cell>
          <table:table-cell office:value-type="string" calcext:value-type="string">
            <text:p>От 3 до 6 лет</text:p>
          </table:table-cell>
          <table:table-cell office:value-type="string" calcext:value-type="string">
            <text:p>Мы ищем опытного Python/django fullstack разработчика в нашу дружную команду, распределенную по всей стране PricePlan - компания, разработчик ПО в сфере "финтех". У нас вы сможете напрямую влиять на развитие нашего продукта и видеть результаты своей работы. Вы можете находиться где угодно, главное условие — способность к продуктивной самостоятельной работе. Общение в команде по mattermost/tg/youtrack/gitlab Требования: <text:s text:c="2"/>3+ лет Python/Django на бэкенде с подтвержденным "боевым" опытом Желательно опыт frontend: React Опыт управления командой будет большим плюсом Опыт devops будет большим плюсом <text:s/>О проекте: <text:s/>Успешный кандидат будет участвовать в команде разработки нового функционала и проектах кастомизации функционала для клиентов. Полная занятость, полный день. Премии по результатам выполнения задач. <text:s/>Полностью гибкий график: мы обычно договариваемся о нагрузке (количестве часов в неделю). Нам всё равно когда эти часы будут отработаны. Работайте в удобном для вас режиме. Важно: предложения "по совмещению" не рассматриваются. Совмещать эту работу с другими проектами или фрилансом не получится. премии по результатам выполнения KPI </text:p>
          </table:table-cell>
          <table:table-cell office:value-type="string" calcext:value-type="string">
            <text:p>['Python', 'Django Framework', 'React']</text:p>
          </table:table-cell>
          <table:table-cell office:value-type="string" calcext:value-type="string">
            <text:p>эдмин</text:p>
          </table:table-cell>
          <table:table-cell office:value-type="string" calcext:value-type="string">
            <text:p>https://hh.ru/vacancy/70588586</text:p>
          </table:table-cell>
          <table:table-cell office:value-type="string" calcext:value-type="string">
            <text:p>150000.0</text:p>
          </table:table-cell>
          <table:table-cell office:value-type="string" calcext:value-type="string">
            <text:p>200000.0</text:p>
          </table:table-cell>
          <table:table-cell office:value-type="string" calcext:value-type="string">
            <text:p>RUR</text:p>
          </table:table-cell>
          <table:table-cell table:number-columns-repeated="1013"/>
        </table:table-row>
        <table:table-row table:style-name="ro1" table:number-rows-repeated="104830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13T02:21:13.182947956</dc:date>
    <meta:editing-duration>PT11M26S</meta:editing-duration>
    <meta:editing-cycles>3</meta:editing-cycles>
    <meta:generator>LibreOffice/7.0.6.2$Linux_X86_64 LibreOffice_project/00$Build-2</meta:generator>
    <meta:document-statistic meta:table-count="1" meta:cell-count="2353" meta:object-count="0"/>
  </office:meta>
</office:document-meta>
</file>